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able-cell-properties style:vertical-align="automatic"/>
    </style:style>
    <style:style style:name="ce4" style:family="table-cell" style:parent-style-name="Default" style:data-style-name="N0">
      <style:table-cell-properties fo:border="thin solid #999999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6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7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9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999999"/>
    </style:style>
    <style:style style:name="ce11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13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.353cm"/>
    </style:style>
    <style:style style:name="ce14" style:family="table-cell" style:parent-style-name="Default" style:data-style-name="N0">
      <style:table-cell-properties fo:border="thin solid #999999"/>
    </style:style>
    <style:style style:name="ce15" style:family="table-cell" style:parent-style-name="Default" style:data-style-name="N1"/>
    <style:style style:name="co1" style:family="table-column">
      <style:table-column-properties fo:break-before="auto" style:column-width="3.94229166666667cm" style:use-optimal-column-width="true"/>
    </style:style>
    <style:style style:name="co2" style:family="table-column">
      <style:table-column-properties fo:break-before="auto" style:column-width="3.095625cm" style:use-optimal-column-width="true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1.190625cm"/>
    </style:style>
    <style:style style:name="co7" style:family="table-column">
      <style:table-column-properties fo:break-before="auto" style:column-width="1.508125cm"/>
    </style:style>
    <style:style style:name="co8" style:family="table-column">
      <style:table-column-properties fo:break-before="auto" style:column-width="1.42875cm"/>
    </style:style>
    <style:style style:name="co9" style:family="table-column">
      <style:table-column-properties fo:break-before="auto" style:column-width="1.87854166666667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1.48166666666667cm"/>
    </style:style>
    <style:style style:name="co12" style:family="table-column">
      <style:table-column-properties fo:break-before="auto" style:column-width="1.77270833333333cm"/>
    </style:style>
    <style:style style:name="co13" style:family="table-column">
      <style:table-column-properties fo:break-before="auto" style:column-width="4.25979166666667cm"/>
    </style:style>
    <style:style style:name="co14" style:family="table-column">
      <style:table-column-properties fo:break-before="auto" style:column-width="3.65125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80458333333333cm"/>
    </style:style>
    <style:style style:name="co17" style:family="table-column">
      <style:table-column-properties fo:break-before="auto" style:column-width="2.40770833333333cm"/>
    </style:style>
    <style:style style:name="co18" style:family="table-column">
      <style:table-column-properties fo:break-before="auto" style:column-width="3.28083333333333cm"/>
    </style:style>
    <style:style style:name="co19" style:family="table-column">
      <style:table-column-properties fo:break-before="auto" style:column-width="30.3741666666667cm"/>
    </style:style>
    <style:style style:name="co20" style:family="table-column">
      <style:table-column-properties fo:break-before="auto" style:column-width="2.24895833333333cm"/>
    </style:style>
    <style:style style:name="co21" style:family="table-column">
      <style:table-column-properties fo:break-before="auto" style:column-width="2.778125cm"/>
    </style:style>
    <style:style style:name="co2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4">
            <text:p>Robots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Row Labels</text:p>
          </table:table-cell>
          <table:table-cell office:value-type="string" table:style-name="ce6">
            <text:p>Count of Aborted</text:p>
          </table:table-cell>
          <table:table-cell table:number-columns-repeated="16382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98" table:style-name="ce8">
            <text:p>98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<text:s/>True <text:s/>True <text:s/>True</text:p>
          </table:table-cell>
          <table:table-cell office:value-type="float" office:value="98" table:style-name="ce12">
            <text:p>98</text:p>
          </table:table-cell>
          <table:table-cell table:number-columns-repeated="16382"/>
        </table:table-row>
        <table:table-row table:style-name="ro1"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<text:s/>True <text:s/>True <text:s/>True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1"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<text:s/>True <text:s/>True <text:s/>True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1">
          <table:table-cell office:value-type="float" office:value="38" table:style-name="ce11">
            <text:p>38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<text:s/>True <text:s/>True <text:s/>True</text:p>
          </table:table-cell>
          <table:table-cell office:value-type="float" office:value="1" table:style-name="ce12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rand Total</text:p>
          </table:table-cell>
          <table:table-cell office:value-type="float" office:value="101" table:style-name="ce10">
            <text:p>101</text:p>
          </table:table-cell>
          <table:table-cell table:number-columns-repeated="16382"/>
        </table:table-row>
        <table:table-row table:style-name="ro1">
          <table:table-cell table:number-columns-repeated="9"/>
          <table:table-cell table:style-name="ce1">
            <draw:frame draw:z-index="1" draw:id="id0" draw:style-name="a0" draw:name="Chart 1" svg:x="0.48437in" svg:y="0.1041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1048563" table:style-name="ro1">
          <table:table-cell table:number-columns-repeated="16384"/>
        </table:table-row>
      </table:table>
      <table:table table:name="Logging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4" table:number-columns-repeated="16368" table:default-cell-style-name="ce1"/>
        <table:table-row table:style-name="ro1">
          <table:table-cell office:value-type="string" table:style-name="ce2">
            <text:p>Aborted</text:p>
          </table:table-cell>
          <table:table-cell office:value-type="string" table:style-name="ce1">
            <text:p>dcells</text:p>
          </table:table-cell>
          <table:table-cell office:value-type="string" table:style-name="ce1">
            <text:p>Imp</text:p>
          </table:table-cell>
          <table:table-cell office:value-type="string" table:style-name="ce1">
            <text:p>Rows</text:p>
          </table:table-cell>
          <table:table-cell office:value-type="string" table:style-name="ce1">
            <text:p>Cols</text:p>
          </table:table-cell>
          <table:table-cell office:value-type="string" table:style-name="ce1">
            <text:p>Robots</text:p>
          </table:table-cell>
          <table:table-cell office:value-type="string" table:style-name="ce3">
            <text:p>Enclosed</text:p>
            <text:p>Space</text:p>
            <text:p>Removal</text:p>
            <text:p>Flag</text:p>
          </table:table-cell>
          <table:table-cell office:value-type="string" table:style-name="ce1">
            <text:p>Connectivity</text:p>
            <text:p>Constant</text:p>
          </table:table-cell>
          <table:table-cell office:value-type="string" table:style-name="ce1">
            <text:p>Random</text:p>
            <text:p>Level</text:p>
          </table:table-cell>
          <table:table-cell office:value-type="string" table:style-name="ce1">
            <text:p>Max</text:p>
            <text:p>Iterations</text:p>
          </table:table-cell>
          <table:table-cell office:value-type="string" table:style-name="ce1">
            <text:p>Number</text:p>
            <text:p>of</text:p>
            <text:p>Obstacles</text:p>
          </table:table-cell>
          <table:table-cell office:value-type="string" table:style-name="ce1">
            <text:p>Discrepancy</text:p>
            <text:p>Achieved</text:p>
          </table:table-cell>
          <table:table-cell office:value-type="string" table:style-name="ce1">
            <text:p>Iterations</text:p>
            <text:p>Achieved</text:p>
          </table:table-cell>
          <table:table-cell office:value-type="string" table:style-name="ce1">
            <text:p>Time</text:p>
            <text:p>Elapsed</text:p>
          </table:table-cell>
          <table:table-cell office:value-type="string" table:style-name="ce1">
            <text:p>Connected Bool</text:p>
          </table:table-cell>
          <table:table-cell office:value-type="string" table:style-name="ce1">
            <text:p>Ilabel</text:p>
          </table:table-cell>
          <table:table-cell office:value-type="string" table:style-name="ce1">
            <text:p>Environment Grid</text:p>
          </table:table-cell>
          <table:table-cell office:value-type="string" table:style-name="ce1">
            <text:p>Assignment Grid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74244993" table:style-name="ce1">
            <text:p>1274244993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1 1 1 1 1 1 1 1 1 1 <text:s/>0 0 0 0 0 0 0 0 0 0 <text:s/>0 0 0 0 0 0 0 0 0 0 <text:s/>0 0 0 0 0 0 0 0 0 0 <text:s/>0 0 0 0 0 0 0 0 0 0 <text:s/>0 0 0 0 0 0 0 0 0 0 0 0 0 0 0 0 0 0 0 0 <text:s/>0 0 0 0 0 0 0 0 0 0 <text:s/>0 0 0 0 0 0 0 0 0 0 <text:s/>0 0 0 0 0 0 0 0 0 0 <text:s/>0 0 0 0 0 0 0 0 0 0 <text:s/>1 1 1 1 1 1 1 1 1 1 <text:s/>1 1 1 1 1 1 1 1 1 1 <text:s/>1 1 1 1 1 1 1 1 1 1 <text:s/>1 1 1 1 1 1 1 1 1 1 <text:s/>1 1 1 1 1 1 1 1 1 1</text:p>
          </table:table-cell>
          <table:table-cell office:value-type="string" table:style-name="ce1">
            <text:p>0 0 0 0 0 0 0 0 0 2 0 0 0 0 0 0 0 0 0 0 0 0 0 0 0 0 0 0 0 0 0 0 0 0 0 0 <text:s/>0 0 0 0 0 0 0 0 0 0 0 0 0 0 0 0 0 0 0 0 0 0 0 0 0 0 0 0 0 0 0 0 0 0 0 0 <text:s/>0 0 0 0 0 0 0 0 0 0 0 0 0 0 0 0 0 0 0 0 0 0 0 0 0 0 2 0</text:p>
          </table:table-cell>
          <table:table-cell office:value-type="string" table:style-name="ce1">
            <text:p>0 0 0 0 0 0 0 0 0 0 0 0 0 0 0 0 0 0 0 0 0 0 0 0 0 0 0 0 0 0 0 0 0 0 0 0 <text:s/>0 0 0 0 0 0 0 0 0 0 0 0 0 0 1 1 1 1 1 1 1 1 1 1 1 1 1 1 1 1 1 1 1 1 1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85797349" table:style-name="ce1">
            <text:p>1185797349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0 0 0 0 1 1 1 1 1 <text:s/>0 0 0 0 0 1 1 1 1 1 <text:s/>0 0 0 0 0 1 1 1 1 1 <text:s/>0 0 0 0 0 1 1 1 1 1 <text:s/>0 0 0 0 0 1 1 1 1 1 <text:s/>0 0 0 0 0 1 1 1 1 1 <text:s/>0 0 0 0 0 1 1 1 1 1 <text:s/>0 0 0 0 0 1 1 1 1 1 <text:s/>0 0 0 0 0 1 1 1 1 1 <text:s/>0 0 0 0 0 1 1 1 1 1 1 1 1 1 1 0 0 0 0 0 <text:s/>1 1 1 1 1 0 0 0 0 0 <text:s/>1 1 1 1 1 0 0 0 0 0 <text:s/>1 1 1 1 1 0 0 0 0 0 <text:s/>1 1 1 1 1 0 0 0 0 0 <text:s/>1 1 1 1 1 0 0 0 0 0 <text:s/>1 1 1 1 1 0 0 0 0 0 <text:s/>1 1 1 1 1 0 0 0 0 0 <text:s/>1 1 1 1 1 0 0 0 0 0 <text:s/>1 1 1 1 1 0 0 0 0 0</text:p>
          </table:table-cell>
          <table:table-cell office:value-type="string" table:style-name="ce1">
            <text:p>0 0 0 0 0 0 0 0 0 2 0 2 0 0 0 0 0 0 0 0 0 0 0 0 0 0 0 0 0 0 0 0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1 1 1 1 1 0 0 0 0 0 1 1 1 1 1 0 0 0 0 0 1 1 1 1 1 0 0 0 0 0 1 1 1 1 1 0 <text:s/>0 0 0 0 1 1 1 1 1 0 0 0 0 0 1 1 1 1 1 0 0 0 0 0 1 1 1 1 1 0 0 0 0 0 1 1 <text:s/>1 1 1 0 0 0 0 0 1 1 1 1 1 0 0 0 0 0 1 1 1 1 1 0 0 0 0 0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154310691" table:style-name="ce1">
            <text:p>1154310691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0 1 1 1 1 1 1 1 1 0 <text:s/>0 1 1 1 1 1 1 1 1 0 <text:s/>0 0 0 1 1 1 1 0 0 0 <text:s/>0 0 0 0 0 0 0 0 0 0 <text:s/>0 0 0 0 0 0 0 0 0 0 <text:s/>0 0 0 0 0 0 0 0 0 0 <text:s/>0 0 0 0 0 0 0 0 0 0 0 0 0 0 0 0 0 0 0 0 <text:s/>0 0 0 0 0 0 0 0 0 0 <text:s/>0 0 0 0 0 0 0 0 0 0 <text:s/>1 0 0 0 0 0 0 0 0 1 <text:s/>1 0 0 0 0 0 0 0 0 1 <text:s/>1 1 1 0 0 0 0 1 1 1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0 0 0 0 0 0 0 0 0 0 0 0 0 0 0 0 0 0 0 0 2 0 0 <text:s/>0 0 0 0 0 0 0 0 0 0 0 0 0 0 0 0 0 0 0 0 0 0 0 0 0 0 0 0 0 0 0 0 0 0 0 0 <text:s/>0 0 0 0 0 0 0 0 2 0 0 0 0 0 0 0 0 0 0 0 0 0 0 0 0 0 0 0</text:p>
          </table:table-cell>
          <table:table-cell office:value-type="string" table:style-name="ce1">
            <text:p>0 0 0 0 0 0 0 0 0 0 0 0 0 0 0 0 0 0 0 0 0 0 0 0 0 0 0 0 0 0 1 0 0 0 0 0 <text:s/>0 0 0 1 1 0 0 0 0 0 0 0 0 1 1 1 1 0 0 0 0 1 1 1 1 1 1 1 1 1 1 1 1 1 1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249098618" table:style-name="ce1">
            <text:p>1249098618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0 0 <text:s/>1 1 1 1 1 1 0 0 0 0 <text:s/>1 1 1 1 1 0 0 0 0 0 <text:s/>1 1 1 1 1 0 0 0 0 0 <text:s/>1 1 1 1 0 0 0 0 0 0 <text:s/>1 1 1 0 0 0 0 0 0 0 <text:s/>1 1 1 0 0 0 0 0 0 0 <text:s/>1 1 1 0 0 0 0 0 0 0 <text:s/>1 1 1 0 0 0 0 0 0 0 0 0 0 0 0 0 0 0 0 0 <text:s/>0 0 0 0 0 0 0 0 1 1 <text:s/>0 0 0 0 0 0 1 1 1 1 <text:s/>0 0 0 0 0 1 1 1 1 1 <text:s/>0 0 0 0 0 1 1 1 1 1 <text:s/>0 0 0 0 1 1 1 1 1 1 <text:s/>0 0 0 1 1 1 1 1 1 1 <text:s/>0 0 0 1 1 1 1 1 1 1 <text:s/>0 0 0 1 1 1 1 1 1 1 <text:s/>0 0 0 1 1 1 1 1 1 1</text:p>
          </table:table-cell>
          <table:table-cell office:value-type="string" table:style-name="ce1">
            <text:p>0 0 0 0 0 0 0 0 0 0 0 0 0 0 0 0 0 0 0 0 0 0 0 0 0 0 0 0 0 0 0 0 0 0 0 0 <text:s/>0 0 0 0 0 0 0 0 0 0 0 0 0 0 2 0 0 0 0 0 0 0 0 0 0 0 0 0 0 0 0 0 0 0 0 0 <text:s/>0 0 0 2 0 0 0 0 0 0 0 0 0 0 0 0 0 0 0 0 0 0 0 0 0 0 0 0</text:p>
          </table:table-cell>
          <table:table-cell office:value-type="string" table:style-name="ce1">
            <text:p>0 0 0 0 0 0 0 0 0 0 0 0 0 0 0 0 0 0 1 1 0 0 0 0 0 0 1 1 1 1 0 0 0 0 0 1 <text:s/>1 1 1 1 0 0 0 0 0 1 1 1 1 1 0 0 0 0 1 1 1 1 1 1 0 0 0 1 1 1 1 1 1 1 0 0 <text:s/>0 1 1 1 1 1 1 1 0 0 0 1 1 1 1 1 1 1 0 0 0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62902991" table:style-name="ce1">
            <text:p>1362902991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1 1 1 1 1 1 1 1 1 1 <text:s/>0 0 0 0 0 0 0 0 0 0 <text:s/>0 0 0 0 0 0 0 0 0 0 <text:s/>0 0 0 0 0 0 0 0 0 0 <text:s/>0 0 0 0 0 0 0 0 0 0 <text:s/>0 0 0 0 0 0 0 0 0 0 0 0 0 0 0 0 0 0 0 0 <text:s/>0 0 0 0 0 0 0 0 0 0 <text:s/>0 0 0 0 0 0 0 0 0 0 <text:s/>0 0 0 0 0 0 0 0 0 0 <text:s/>0 0 0 0 0 0 0 0 0 0 <text:s/>1 1 1 1 1 1 1 1 1 1 <text:s/>1 1 1 1 1 1 1 1 1 1 <text:s/>1 1 1 1 1 1 1 1 1 1 <text:s/>1 1 1 1 1 1 1 1 1 1 <text:s/>1 1 1 1 1 1 1 1 1 1</text:p>
          </table:table-cell>
          <table:table-cell office:value-type="string" table:style-name="ce1">
            <text:p>0 2 0 0 0 0 0 0 0 0 0 0 0 0 0 0 0 0 0 0 0 0 0 0 0 0 0 0 0 0 0 0 0 0 0 0 <text:s/>0 0 0 0 0 0 0 0 0 0 0 0 0 0 0 0 0 0 0 0 0 0 0 0 0 0 0 0 0 0 0 0 0 0 0 0 <text:s/>0 0 0 0 0 0 0 0 0 2 0 0 0 0 0 0 0 0 0 0 0 0 0 0 0 0 0 0</text:p>
          </table:table-cell>
          <table:table-cell office:value-type="string" table:style-name="ce1">
            <text:p>0 0 0 0 0 0 0 0 0 0 0 0 0 0 0 0 0 0 0 0 0 0 0 0 0 0 0 0 0 0 0 0 0 0 0 0 <text:s/>0 0 0 0 0 0 0 0 0 0 0 0 0 0 1 1 1 1 1 1 1 1 1 1 1 1 1 1 1 1 1 1 1 1 1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59374797" table:style-name="ce1">
            <text:p>1359374797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0 <text:s/>1 1 1 1 1 1 1 1 1 0 <text:s/>1 1 1 1 1 1 1 1 0 0 <text:s/>1 1 1 1 1 1 1 0 0 0 <text:s/>1 1 1 1 1 1 0 0 0 0 <text:s/>0 0 0 0 0 0 0 0 0 0 <text:s/>0 0 0 0 0 0 0 0 0 0 <text:s/>0 0 0 0 0 0 0 0 0 0 <text:s/>0 0 0 0 0 0 0 0 0 0 0 0 0 0 0 0 0 0 0 0 <text:s/>0 0 0 0 0 0 0 0 0 1 <text:s/>0 0 0 0 0 0 0 0 0 1 <text:s/>0 0 0 0 0 0 0 0 1 1 <text:s/>0 0 0 0 0 0 0 1 1 1 <text:s/>0 0 0 0 0 0 1 1 1 1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0 0 0 0 0 0 0 0 0 0 0 0 0 0 0 0 0 0 0 0 0 0 0 <text:s/>0 0 0 0 0 2 0 0 0 0 0 0 0 0 0 0 0 0 0 0 0 0 0 0 0 0 0 0 0 0 0 0 0 0 0 0 <text:s/>0 0 0 0 0 0 0 0 2 0 0 0 0 0 0 0 0 0 0 0 0 0 0 0 0 0 0 0</text:p>
          </table:table-cell>
          <table:table-cell office:value-type="string" table:style-name="ce1">
            <text:p>0 0 0 0 0 0 0 0 0 0 0 0 0 0 0 0 0 0 0 1 0 0 0 0 0 0 0 0 0 1 0 0 0 0 0 0 <text:s/>0 0 1 1 0 0 0 0 0 0 0 1 1 1 0 0 0 0 0 0 1 1 1 1 1 1 1 1 1 1 1 1 1 1 1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199967894" table:style-name="ce1">
            <text:p>1199967894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0 0 0 0 0 0 0 <text:s/>1 1 1 1 0 0 0 0 0 0 <text:s/>1 1 1 1 1 0 0 0 0 0 <text:s/>1 1 1 1 1 0 0 0 0 0 <text:s/>1 1 1 1 1 0 0 0 0 0 <text:s/>1 1 1 1 1 0 0 0 0 0 <text:s/>1 1 1 1 1 1 0 0 0 0 <text:s/>1 1 1 1 1 1 0 0 0 0 <text:s/>1 1 1 1 1 1 0 0 0 0 <text:s/>1 1 1 1 1 0 0 0 0 0 0 0 0 1 1 1 1 1 1 1 <text:s/>0 0 0 0 1 1 1 1 1 1 <text:s/>0 0 0 0 0 1 1 1 1 1 <text:s/>0 0 0 0 0 1 1 1 1 1 <text:s/>0 0 0 0 0 1 1 1 1 1 <text:s/>0 0 0 0 0 1 1 1 1 1 <text:s/>0 0 0 0 0 0 1 1 1 1 <text:s/>0 0 0 0 0 0 1 1 1 1 <text:s/>0 0 0 0 0 0 1 1 1 1 <text:s/>0 0 0 0 0 1 1 1 1 1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0 <text:s/>0 0 0 0 0 0 0 0 0 0 2 0 0 0 0 0 0 0 0 0 0 0 0 0 0 0 0 2</text:p>
          </table:table-cell>
          <table:table-cell office:value-type="string" table:style-name="ce1">
            <text:p>0 0 0 1 1 1 1 1 1 1 0 0 0 0 1 1 1 1 1 1 0 0 0 0 0 1 1 1 1 1 0 0 0 0 0 1 <text:s/>1 1 1 1 0 0 0 0 0 1 1 1 1 1 0 0 0 0 0 1 1 1 1 1 0 0 0 0 0 0 1 1 1 1 0 0 <text:s/>0 0 0 0 1 1 1 1 0 0 0 0 0 0 1 1 1 1 0 0 0 0 0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185949976" table:style-name="ce1">
            <text:p>1185949976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0 0 0 0 <text:s/>1 1 1 1 0 0 0 0 0 0 <text:s/>1 1 1 1 0 0 0 0 0 0 <text:s/>1 1 1 0 0 0 0 0 0 0 <text:s/>1 1 1 0 0 0 0 0 0 0 <text:s/>1 1 1 0 0 0 0 0 0 0 <text:s/>1 1 1 1 0 0 0 0 0 0 <text:s/>1 1 1 1 0 0 0 0 0 0 <text:s/>1 1 1 1 1 1 1 0 1 1 <text:s/>1 1 1 1 1 1 1 1 1 1 0 0 0 0 0 0 1 1 1 1 <text:s/>0 0 0 0 1 1 1 1 1 1 <text:s/>0 0 0 0 1 1 1 1 1 1 <text:s/>0 0 0 1 1 1 1 1 1 1 <text:s/>0 0 0 1 1 1 1 1 1 1 <text:s/>0 0 0 1 1 1 1 1 1 1 <text:s/>0 0 0 0 1 1 1 1 1 1 <text:s/>0 0 0 0 1 1 1 1 1 1 <text:s/>0 0 0 0 0 0 0 1 0 0 <text:s/>0 0 0 0 0 0 0 0 0 0</text:p>
          </table:table-cell>
          <table:table-cell office:value-type="string" table:style-name="ce1">
            <text:p>0 0 0 0 0 0 0 0 0 0 0 0 0 0 0 0 0 0 0 0 0 2 0 0 0 0 0 0 0 0 0 0 0 0 2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0 0 0 0 1 1 1 1 0 0 0 0 1 1 1 1 1 1 0 0 0 0 1 1 1 1 1 1 0 0 0 1 1 1 <text:s/>1 1 1 1 0 0 0 1 1 1 1 1 1 1 0 0 0 1 1 1 1 1 1 1 0 0 0 0 1 1 1 1 1 1 0 0 <text:s/>0 0 1 1 1 1 1 1 0 0 0 0 0 0 0 1 0 0 0 0 0 0 0 0 0 0 0 0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208654509" table:style-name="ce1">
            <text:p>1208654509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0 0 0 0 0 0 0 0 0 <text:s/>0 0 0 0 0 0 0 0 0 0 <text:s/>0 1 1 1 1 0 0 0 0 0 <text:s/>1 1 1 1 1 1 0 0 0 0 <text:s/>1 1 1 1 1 1 1 0 0 0 <text:s/>1 1 1 1 1 1 1 0 0 0 <text:s/>1 1 1 1 1 1 1 0 0 0 <text:s/>1 1 1 1 1 1 1 0 0 0 <text:s/>1 1 1 1 1 1 1 0 0 0 <text:s/>1 1 1 1 1 0 0 0 0 0 1 1 1 1 1 1 1 1 1 1 <text:s/>1 1 1 1 1 1 1 1 1 1 <text:s/>1 0 0 0 0 1 1 1 1 1 <text:s/>0 0 0 0 0 0 1 1 1 1 <text:s/>0 0 0 0 0 0 0 1 1 1 <text:s/>0 0 0 0 0 0 0 1 1 1 <text:s/>0 0 0 0 0 0 0 1 1 1 <text:s/>0 0 0 0 0 0 0 1 1 1 <text:s/>0 0 0 0 0 0 0 1 1 1 <text:s/>0 0 0 0 0 1 1 1 1 1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0 <text:s/>0 0 0 2 0 0 0 0 0 0 0 0 0 0 0 0 0 0 0 0 0 0 0 0 0 0 2 0</text:p>
          </table:table-cell>
          <table:table-cell office:value-type="string" table:style-name="ce1">
            <text:p>1 1 1 1 1 1 1 1 1 1 1 1 1 1 1 1 1 1 1 1 1 0 0 0 0 1 1 1 1 1 0 0 0 0 0 0 <text:s/>1 1 1 1 0 0 0 0 0 0 0 1 1 1 0 0 0 0 0 0 0 1 1 1 0 0 0 0 0 0 0 1 1 1 0 0 <text:s/>0 0 0 0 0 1 1 1 0 0 0 0 0 0 0 1 1 1 0 0 0 0 0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32957550" table:style-name="ce1">
            <text:p>1332957550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0 0 0 0 0 <text:s/>1 1 1 1 1 0 0 0 0 0 <text:s/>1 1 1 1 1 0 0 0 0 0 <text:s/>1 1 1 1 1 0 0 0 0 0 <text:s/>1 1 1 1 1 0 0 0 0 0 <text:s/>1 1 1 1 1 0 0 0 0 0 <text:s/>1 1 1 1 1 0 0 0 0 0 <text:s/>1 1 1 1 1 0 0 0 0 0 <text:s/>1 1 1 1 1 0 0 0 0 0 <text:s/>1 1 1 1 1 0 0 0 0 0 0 0 0 0 0 1 1 1 1 1 <text:s/>0 0 0 0 0 1 1 1 1 1 <text:s/>0 0 0 0 0 1 1 1 1 1 <text:s/>0 0 0 0 0 1 1 1 1 1 <text:s/>0 0 0 0 0 1 1 1 1 1 <text:s/>0 0 0 0 0 1 1 1 1 1 <text:s/>0 0 0 0 0 1 1 1 1 1 <text:s/>0 0 0 0 0 1 1 1 1 1 <text:s/>0 0 0 0 0 1 1 1 1 1 <text:s/>0 0 0 0 0 1 1 1 1 1</text:p>
          </table:table-cell>
          <table:table-cell office:value-type="string" table:style-name="ce1">
            <text:p>0 0 0 0 0 0 0 0 0 0 0 0 0 0 0 0 0 0 0 0 0 0 2 0 0 0 0 0 2 0 0 0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0 0 0 1 1 1 1 1 0 0 0 0 0 1 1 1 1 1 0 0 0 0 0 1 1 1 1 1 0 0 0 0 0 1 <text:s/>1 1 1 1 0 0 0 0 0 1 1 1 1 1 0 0 0 0 0 1 1 1 1 1 0 0 0 0 0 1 1 1 1 1 0 0 <text:s/>0 0 0 1 1 1 1 1 0 0 0 0 0 1 1 1 1 1 0 0 0 0 0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17524733" table:style-name="ce1">
            <text:p>1217524733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0 0 0 <text:s/>1 1 1 1 1 1 1 0 0 0 <text:s/>1 1 1 1 1 1 0 0 0 0 <text:s/>1 1 1 1 1 1 0 0 0 0 <text:s/>1 1 1 1 1 0 0 0 0 0 <text:s/>1 1 1 1 1 0 0 0 0 0 <text:s/>1 1 1 1 0 0 0 0 0 0 <text:s/>1 1 1 1 0 0 0 0 0 0 <text:s/>1 1 1 0 0 0 0 0 0 0 <text:s/>1 1 1 0 0 0 0 0 0 0 0 0 0 0 0 0 0 1 1 1 <text:s/>0 0 0 0 0 0 0 1 1 1 <text:s/>0 0 0 0 0 0 1 1 1 1 <text:s/>0 0 0 0 0 0 1 1 1 1 <text:s/>0 0 0 0 0 1 1 1 1 1 <text:s/>0 0 0 0 0 1 1 1 1 1 <text:s/>0 0 0 0 1 1 1 1 1 1 <text:s/>0 0 0 0 1 1 1 1 1 1 <text:s/>0 0 0 1 1 1 1 1 1 1 <text:s/>0 0 0 1 1 1 1 1 1 1</text:p>
          </table:table-cell>
          <table:table-cell office:value-type="string" table:style-name="ce1">
            <text:p>0 0 2 0 0 0 0 0 0 0 0 0 0 0 0 0 0 0 0 0 0 0 0 0 0 0 0 0 0 0 0 0 0 0 0 0 <text:s/>0 0 0 0 0 0 0 0 0 0 0 0 0 2 0 0 0 0 0 0 0 0 0 0 0 0 0 0 0 0 0 0 0 0 0 0 <text:s/>0 0 0 0 0 0 0 0 0 0 0 0 0 0 0 0 0 0 0 0 0 0 0 0 0 0 0 0</text:p>
          </table:table-cell>
          <table:table-cell office:value-type="string" table:style-name="ce1">
            <text:p>0 0 0 0 0 0 0 1 1 1 0 0 0 0 0 0 0 1 1 1 0 0 0 0 0 0 1 1 1 1 0 0 0 0 0 0 <text:s/>1 1 1 1 0 0 0 0 0 1 1 1 1 1 0 0 0 0 0 1 1 1 1 1 0 0 0 0 1 1 1 1 1 1 0 0 <text:s/>0 0 1 1 1 1 1 1 0 0 0 1 1 1 1 1 1 1 0 0 0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21000322" table:style-name="ce1">
            <text:p>1221000322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0 <text:s/>1 1 1 1 1 1 0 0 0 0 <text:s/>1 1 1 1 0 0 0 0 0 0 <text:s/>1 0 0 0 0 0 0 0 0 0 <text:s/>0 0 0 0 0 0 0 0 0 0 <text:s/>0 0 0 0 0 0 0 0 0 0 <text:s/>0 0 0 0 0 0 0 0 0 0 0 0 0 0 0 0 0 0 0 0 <text:s/>0 0 0 0 0 0 0 0 0 0 <text:s/>0 0 0 0 0 0 0 0 0 0 <text:s/>0 0 0 0 0 0 0 0 0 1 <text:s/>0 0 0 0 0 0 1 1 1 1 <text:s/>0 0 0 0 1 1 1 1 1 1 <text:s/>0 1 1 1 1 1 1 1 1 1 <text:s/>1 1 1 1 1 1 1 1 1 1 <text:s/>1 1 1 1 1 1 1 1 1 1 <text:s/>1 1 1 1 1 1 1 1 1 1</text:p>
          </table:table-cell>
          <table:table-cell office:value-type="string" table:style-name="ce1">
            <text:p>0 0 0 0 0 0 0 0 0 0 0 0 0 0 0 2 0 0 0 0 0 0 0 0 0 0 0 0 0 0 0 0 0 0 0 0 <text:s/>0 0 0 0 0 0 0 0 0 0 0 0 0 0 0 0 0 0 0 0 0 0 0 0 0 0 0 0 0 0 0 0 0 0 0 0 <text:s/>0 0 0 0 0 2 0 0 0 0 0 0 0 0 0 0 0 0 0 0 0 0 0 0 0 0 0 0</text:p>
          </table:table-cell>
          <table:table-cell office:value-type="string" table:style-name="ce1">
            <text:p>0 0 0 0 0 0 0 0 0 0 0 0 0 0 0 0 0 0 0 0 0 0 0 0 0 0 0 0 0 0 0 0 0 0 0 0 <text:s/>0 0 0 1 0 0 0 0 0 0 1 1 1 1 0 0 0 0 1 1 1 1 1 1 0 1 1 1 1 1 1 1 1 1 1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64143183" table:style-name="ce1">
            <text:p>1264143183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0 0 1 1 1 1 1 1 1 <text:s/>0 0 0 1 1 1 1 1 1 1 <text:s/>0 0 0 1 1 1 1 1 1 1 <text:s/>0 0 0 1 1 1 1 1 1 1 <text:s/>0 0 0 1 1 1 1 1 1 1 <text:s/>0 0 0 0 1 1 1 1 1 1 <text:s/>0 0 0 0 0 1 1 1 1 1 <text:s/>0 0 0 0 0 0 1 1 1 1 <text:s/>0 0 0 0 0 0 0 0 0 0 <text:s/>0 0 0 0 0 0 0 0 0 0 1 1 1 0 0 0 0 0 0 0 <text:s/>1 1 1 0 0 0 0 0 0 0 <text:s/>1 1 1 0 0 0 0 0 0 0 <text:s/>1 1 1 0 0 0 0 0 0 0 <text:s/>1 1 1 0 0 0 0 0 0 0 <text:s/>1 1 1 1 0 0 0 0 0 0 <text:s/>1 1 1 1 1 0 0 0 0 0 <text:s/>1 1 1 1 1 1 0 0 0 0 <text:s/>1 1 1 1 1 1 1 1 1 1 <text:s/>1 1 1 1 1 1 1 1 1 1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2 0 0 0 0 <text:s/>0 0 0 0 0 0 0 0 0 0 0 0 0 0 0 0 0 0 0 0 0 0 0 0 2 0 0 0</text:p>
          </table:table-cell>
          <table:table-cell office:value-type="string" table:style-name="ce1">
            <text:p>1 1 1 0 0 0 0 0 0 0 1 1 1 0 0 0 0 0 0 0 1 1 1 0 0 0 0 0 0 0 1 1 1 0 0 0 <text:s/>0 0 0 0 1 1 1 0 0 0 0 0 0 0 1 1 1 1 0 0 0 0 0 0 1 1 1 1 1 0 0 0 0 0 1 1 <text:s/>1 1 1 1 0 0 0 0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242334446" table:style-name="ce1">
            <text:p>1242334446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0 0 0 0 0 <text:s/>1 1 1 1 1 1 0 0 0 0 <text:s/>1 1 1 1 1 0 0 0 0 0 <text:s/>1 1 1 1 1 0 0 0 0 0 <text:s/>1 1 1 1 1 0 0 0 0 0 <text:s/>1 1 1 1 1 0 0 0 0 0 <text:s/>1 1 1 1 1 0 0 0 0 0 <text:s/>1 1 1 1 1 0 0 0 0 0 <text:s/>1 1 1 1 1 0 0 0 0 0 <text:s/>1 1 1 1 0 0 0 0 0 0 0 0 0 0 0 1 1 1 1 1 <text:s/>0 0 0 0 0 0 1 1 1 1 <text:s/>0 0 0 0 0 1 1 1 1 1 <text:s/>0 0 0 0 0 1 1 1 1 1 <text:s/>0 0 0 0 0 1 1 1 1 1 <text:s/>0 0 0 0 0 1 1 1 1 1 <text:s/>0 0 0 0 0 1 1 1 1 1 <text:s/>0 0 0 0 0 1 1 1 1 1 <text:s/>0 0 0 0 0 1 1 1 1 1 <text:s/>0 0 0 0 1 1 1 1 1 1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2 0 <text:s/>0 0 0 0 0 0 0 0 0 0 0 0 0 0 0 0 0 0 0 0 0 0 0 0 0 0 0 2</text:p>
          </table:table-cell>
          <table:table-cell office:value-type="string" table:style-name="ce1">
            <text:p>0 0 0 0 0 1 1 1 1 1 0 0 0 0 0 0 1 1 1 1 0 0 0 0 0 1 1 1 1 1 0 0 0 0 0 1 <text:s/>1 1 1 1 0 0 0 0 0 1 1 1 1 1 0 0 0 0 0 1 1 1 1 1 0 0 0 0 0 1 1 1 1 1 0 0 <text:s/>0 0 0 1 1 1 1 1 0 0 0 0 0 1 1 1 1 1 0 0 0 0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00973824" table:style-name="ce1">
            <text:p>1200973824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0 0 <text:s/>1 1 1 1 1 1 1 1 0 0 <text:s/>1 1 1 1 1 1 1 0 0 0 <text:s/>1 1 1 1 1 1 1 0 0 0 <text:s/>1 1 1 1 1 1 0 0 0 0 <text:s/>1 1 1 1 1 0 0 0 0 0 <text:s/>1 1 1 1 0 0 0 0 0 0 <text:s/>1 1 1 0 0 0 0 0 0 0 <text:s/>1 1 0 0 0 0 0 0 0 0 <text:s/>0 0 0 0 0 0 0 0 0 0 0 0 0 0 0 0 0 0 1 1 <text:s/>0 0 0 0 0 0 0 0 1 1 <text:s/>0 0 0 0 0 0 0 1 1 1 <text:s/>0 0 0 0 0 0 0 1 1 1 <text:s/>0 0 0 0 0 0 1 1 1 1 <text:s/>0 0 0 0 0 1 1 1 1 1 <text:s/>0 0 0 0 1 1 1 1 1 1 <text:s/>0 0 0 1 1 1 1 1 1 1 <text:s/>0 0 1 1 1 1 1 1 1 1 <text:s/>1 1 1 1 1 1 1 1 1 1</text:p>
          </table:table-cell>
          <table:table-cell office:value-type="string" table:style-name="ce1">
            <text:p>0 0 0 0 0 0 0 0 0 0 0 0 0 0 0 2 0 0 0 0 0 0 0 0 0 0 0 0 0 0 0 0 0 0 0 0 <text:s/>0 0 0 2 0 0 0 0 0 0 0 0 0 0 0 0 0 0 0 0 0 0 0 0 0 0 0 0 0 0 0 0 0 0 0 0 <text:s/>0 0 0 0 0 0 0 0 0 0 0 0 0 0 0 0 0 0 0 0 0 0 0 0 0 0 0 0</text:p>
          </table:table-cell>
          <table:table-cell office:value-type="string" table:style-name="ce1">
            <text:p>0 0 0 0 0 0 0 0 1 1 0 0 0 0 0 0 0 0 1 1 0 0 0 0 0 0 0 1 1 1 0 0 0 0 0 0 <text:s/>0 1 1 1 0 0 0 0 0 0 1 1 1 1 0 0 0 0 0 1 1 1 1 1 0 0 0 0 1 1 1 1 1 1 0 0 <text:s/>0 1 1 1 1 1 1 1 0 0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226037953" table:style-name="ce1">
            <text:p>1226037953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0 0 0 0 <text:s/>1 1 1 1 1 1 0 0 0 0 <text:s/>1 1 1 1 1 1 0 0 0 0 <text:s/>1 1 1 1 1 1 0 0 0 0 <text:s/>1 1 1 1 1 0 0 0 0 0 <text:s/>1 1 1 1 1 0 0 0 0 0 <text:s/>1 1 1 1 1 0 0 0 0 0 <text:s/>1 1 1 1 0 0 0 0 0 0 <text:s/>1 1 1 1 0 0 0 0 0 0 <text:s/>1 1 1 0 0 0 0 0 0 0 0 0 0 0 0 0 1 1 1 1 <text:s/>0 0 0 0 0 0 1 1 1 1 <text:s/>0 0 0 0 0 0 1 1 1 1 <text:s/>0 0 0 0 0 0 1 1 1 1 <text:s/>0 0 0 0 0 1 1 1 1 1 <text:s/>0 0 0 0 0 1 1 1 1 1 <text:s/>0 0 0 0 0 1 1 1 1 1 <text:s/>0 0 0 0 1 1 1 1 1 1 <text:s/>0 0 0 0 1 1 1 1 1 1 <text:s/>0 0 0 1 1 1 1 1 1 1</text:p>
          </table:table-cell>
          <table:table-cell office:value-type="string" table:style-name="ce1">
            <text:p>0 0 0 0 0 0 0 0 0 0 0 0 0 0 0 0 0 0 0 0 0 0 0 0 0 0 0 0 0 0 0 0 0 0 0 0 <text:s/>0 0 0 0 0 0 0 0 0 0 0 0 0 0 0 0 0 0 0 0 0 0 0 0 0 0 2 0 0 0 0 0 0 0 0 0 <text:s/>0 0 0 0 0 0 0 0 0 0 0 0 0 0 2 0 0 0 0 0 0 0 0 0 0 0 0 0</text:p>
          </table:table-cell>
          <table:table-cell office:value-type="string" table:style-name="ce1">
            <text:p>0 0 0 0 0 0 1 1 1 1 0 0 0 0 0 0 1 1 1 1 0 0 0 0 0 0 1 1 1 1 0 0 0 0 0 0 <text:s/>1 1 1 1 0 0 0 0 0 1 1 1 1 1 0 0 0 0 0 1 1 1 1 1 0 0 0 0 0 1 1 1 1 1 0 0 <text:s/>0 0 1 1 1 1 1 1 0 0 0 0 1 1 1 1 1 1 0 0 0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248952748" table:style-name="ce1">
            <text:p>1248952748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0 1 1 1 1 1 1 1 1 <text:s/>0 0 1 1 1 1 1 1 1 1 <text:s/>0 0 1 1 1 1 1 1 1 1 <text:s/>0 0 0 1 1 1 1 1 1 1 <text:s/>0 0 0 1 1 1 1 1 1 1 <text:s/>0 0 0 0 1 1 1 1 1 1 <text:s/>0 0 0 0 0 0 1 1 1 1 <text:s/>0 0 0 0 0 0 0 0 1 1 <text:s/>0 0 0 0 0 0 0 0 0 0 <text:s/>0 0 0 0 0 0 0 0 0 0 1 1 0 0 0 0 0 0 0 0 <text:s/>1 1 0 0 0 0 0 0 0 0 <text:s/>1 1 0 0 0 0 0 0 0 0 <text:s/>1 1 1 0 0 0 0 0 0 0 <text:s/>1 1 1 0 0 0 0 0 0 0 <text:s/>1 1 1 1 0 0 0 0 0 0 <text:s/>1 1 1 1 1 1 0 0 0 0 <text:s/>1 1 1 1 1 1 1 1 0 0 <text:s/>1 1 1 1 1 1 1 1 1 1 <text:s/>1 1 1 1 1 1 1 1 1 1</text:p>
          </table:table-cell>
          <table:table-cell office:value-type="string" table:style-name="ce1">
            <text:p>0 0 0 0 0 0 0 0 0 0 0 0 0 0 0 0 0 0 0 0 0 0 0 0 2 0 0 0 0 0 0 0 0 0 0 0 <text:s/>0 0 0 0 2 0 0 0 0 0 0 0 0 0 0 0 0 0 0 0 0 0 0 0 0 0 0 0 0 0 0 0 0 0 0 0 <text:s/>0 0 0 0 0 0 0 0 0 0 0 0 0 0 0 0 0 0 0 0 0 0 0 0 0 0 0 0</text:p>
          </table:table-cell>
          <table:table-cell office:value-type="string" table:style-name="ce1">
            <text:p>1 1 0 0 0 0 0 0 0 0 1 1 0 0 0 0 0 0 0 0 1 1 0 0 0 0 0 0 0 0 1 1 1 0 0 0 <text:s/>0 0 0 0 1 1 1 0 0 0 0 0 0 0 1 1 1 1 0 0 0 0 0 0 1 1 1 1 1 1 0 0 0 0 1 1 <text:s/>1 1 1 1 1 1 0 0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155885436" table:style-name="ce1">
            <text:p>1155885436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0 0 0 0 <text:s/>1 1 1 1 1 1 0 0 0 0 <text:s/>1 1 1 1 1 1 0 0 0 0 <text:s/>1 1 1 1 1 1 0 0 0 0 <text:s/>1 1 1 1 1 1 0 0 0 0 <text:s/>1 1 1 1 1 0 0 0 0 0 <text:s/>1 1 1 1 1 0 0 0 0 0 <text:s/>1 1 1 1 0 0 0 0 0 0 <text:s/>1 1 1 0 0 0 0 0 0 0 <text:s/>1 1 1 0 0 0 0 0 0 0 0 0 0 0 0 0 1 1 1 1 <text:s/>0 0 0 0 0 0 1 1 1 1 <text:s/>0 0 0 0 0 0 1 1 1 1 <text:s/>0 0 0 0 0 0 1 1 1 1 <text:s/>0 0 0 0 0 0 1 1 1 1 <text:s/>0 0 0 0 0 1 1 1 1 1 <text:s/>0 0 0 0 0 1 1 1 1 1 <text:s/>0 0 0 0 1 1 1 1 1 1 <text:s/>0 0 0 1 1 1 1 1 1 1 <text:s/>0 0 0 1 1 1 1 1 1 1</text:p>
          </table:table-cell>
          <table:table-cell office:value-type="string" table:style-name="ce1">
            <text:p>0 0 0 0 0 0 0 0 0 0 0 0 0 0 0 0 0 0 0 0 0 0 0 0 0 0 0 0 0 0 0 0 0 0 0 0 <text:s/>0 0 0 0 0 2 0 0 0 0 0 0 0 0 0 0 0 0 0 0 0 0 0 0 0 0 0 0 0 0 0 0 0 0 0 0 <text:s/>0 0 0 0 0 0 0 0 0 0 0 0 0 0 0 0 0 2 0 0 0 0 0 0 0 0 0 0</text:p>
          </table:table-cell>
          <table:table-cell office:value-type="string" table:style-name="ce1">
            <text:p>0 0 0 0 0 0 1 1 1 1 0 0 0 0 0 0 1 1 1 1 0 0 0 0 0 0 1 1 1 1 0 0 0 0 0 0 <text:s/>1 1 1 1 0 0 0 0 0 0 1 1 1 1 0 0 0 0 0 1 1 1 1 1 0 0 0 0 0 1 1 1 1 1 0 0 <text:s/>0 0 1 1 1 1 1 1 0 0 0 1 1 1 1 1 1 1 0 0 0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396635843" table:style-name="ce1">
            <text:p>1396635843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0 0 <text:s/>1 1 1 1 1 0 0 0 0 0 <text:s/>1 1 1 1 0 0 0 0 0 0 <text:s/>1 1 0 0 0 0 0 0 0 0 <text:s/>1 0 0 0 0 0 0 0 0 0 <text:s/>0 0 0 0 0 0 0 0 0 0 <text:s/>0 0 0 0 0 0 0 0 0 0 0 0 0 0 0 0 0 0 0 0 <text:s/>0 0 0 0 0 0 0 0 0 0 <text:s/>0 0 0 0 0 0 0 0 0 0 <text:s/>0 0 0 0 0 0 0 0 1 1 <text:s/>0 0 0 0 0 1 1 1 1 1 <text:s/>0 0 0 0 1 1 1 1 1 1 <text:s/>0 0 1 1 1 1 1 1 1 1 <text:s/>0 1 1 1 1 1 1 1 1 1 <text:s/>1 1 1 1 1 1 1 1 1 1 <text:s/>1 1 1 1 1 1 1 1 1 1</text:p>
          </table:table-cell>
          <table:table-cell office:value-type="string" table:style-name="ce1">
            <text:p>0 0 0 0 0 0 0 0 0 0 2 0 0 0 0 0 0 0 0 0 0 0 0 0 0 0 0 0 0 0 0 0 0 0 0 0 <text:s/>0 0 0 0 0 0 0 0 0 0 0 0 0 0 0 0 0 0 0 0 0 0 0 0 0 0 0 0 0 0 0 0 0 0 0 0 <text:s/>0 0 0 0 0 0 0 0 0 0 0 0 0 2 0 0 0 0 0 0 0 0 0 0 0 0 0 0</text:p>
          </table:table-cell>
          <table:table-cell office:value-type="string" table:style-name="ce1">
            <text:p>0 0 0 0 0 0 0 0 0 0 0 0 0 0 0 0 0 0 0 0 0 0 0 0 0 0 0 0 0 0 0 0 0 0 0 0 <text:s/>0 0 1 1 0 0 0 0 0 1 1 1 1 1 0 0 0 0 1 1 1 1 1 1 0 0 1 1 1 1 1 1 1 1 0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398813051" table:style-name="ce1">
            <text:p>1398813051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0 0 <text:s/>1 1 1 1 1 1 1 1 0 0 <text:s/>1 1 1 1 1 1 1 0 0 0 <text:s/>1 1 1 1 1 1 1 0 0 0 <text:s/>1 1 1 1 1 1 0 0 0 0 <text:s/>1 1 1 1 1 0 0 0 0 0 <text:s/>1 1 1 1 0 0 0 0 0 0 <text:s/>1 1 1 0 0 0 0 0 0 0 <text:s/>1 1 0 0 0 0 0 0 0 0 <text:s/>1 0 0 0 0 0 0 0 0 0 0 0 0 0 0 0 0 0 1 1 <text:s/>0 0 0 0 0 0 0 0 1 1 <text:s/>0 0 0 0 0 0 0 1 1 1 <text:s/>0 0 0 0 0 0 0 1 1 1 <text:s/>0 0 0 0 0 0 1 1 1 1 <text:s/>0 0 0 0 0 1 1 1 1 1 <text:s/>0 0 0 0 1 1 1 1 1 1 <text:s/>0 0 0 1 1 1 1 1 1 1 <text:s/>0 0 1 1 1 1 1 1 1 1 <text:s/>0 1 1 1 1 1 1 1 1 1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0 <text:s/>0 0 0 0 0 0 0 0 0 2 0 0 0 0 0 0 0 0 0 0 2 0 0 0 0 0 0 0</text:p>
          </table:table-cell>
          <table:table-cell office:value-type="string" table:style-name="ce1">
            <text:p>0 0 0 0 0 0 0 0 1 1 0 0 0 0 0 0 0 0 1 1 0 0 0 0 0 0 0 1 1 1 0 0 0 0 0 0 <text:s/>0 1 1 1 0 0 0 0 0 0 1 1 1 1 0 0 0 0 0 1 1 1 1 1 0 0 0 0 1 1 1 1 1 1 0 0 <text:s/>0 1 1 1 1 1 1 1 0 0 1 1 1 1 1 1 1 1 0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7" table:style-name="ce1">
            <text:p>317</text:p>
          </table:table-cell>
          <table:table-cell office:value-type="float" office:value="1333340828" table:style-name="ce1">
            <text:p>1333340828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0 0 <text:s/>1 1 1 1 1 1 1 0 0 0 <text:s/>1 1 1 1 1 0 0 0 0 0 <text:s/>0 0 0 0 0 0 0 0 0 0 <text:s/>0 0 0 0 0 0 0 0 0 0 <text:s/>0 0 0 0 0 0 0 0 0 0 <text:s/>0 0 0 0 0 0 0 0 0 0 0 0 0 0 0 0 0 0 0 0 <text:s/>0 0 0 0 0 0 0 0 0 0 <text:s/>0 0 0 0 0 0 0 0 0 0 <text:s/>0 0 0 0 0 0 0 0 1 1 <text:s/>0 0 0 0 0 0 0 1 1 1 <text:s/>0 0 0 0 0 1 1 1 1 1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0 0 0 0 0 0 0 0 0 0 0 0 0 0 0 0 0 0 2 0 0 0 0 <text:s/>0 0 0 0 0 0 0 0 0 0 0 0 0 0 0 0 0 0 0 0 0 0 0 0 0 0 0 0 0 0 0 0 0 0 0 0 <text:s/>0 0 0 0 0 0 0 0 0 0 0 0 0 0 0 0 0 0 0 2 0 0 0 0 0 0 0 0</text:p>
          </table:table-cell>
          <table:table-cell office:value-type="string" table:style-name="ce1">
            <text:p>0 0 0 0 0 0 0 0 0 0 0 0 0 0 0 0 0 0 0 0 0 0 0 0 0 0 0 0 0 0 0 0 0 0 0 0 <text:s/>0 0 1 1 0 0 0 0 0 0 0 1 1 1 0 0 0 0 0 1 1 1 1 1 1 1 1 1 1 1 1 1 1 1 1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float" office:value="1252838253" table:style-name="ce1">
            <text:p>1252838253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0 1 1 1 1 1 1 1 1 <text:s/>0 0 1 1 1 1 1 1 1 1 <text:s/>0 0 1 1 1 1 1 1 1 1 <text:s/>0 0 0 1 1 1 1 1 1 1 <text:s/>0 0 0 1 1 1 1 1 1 1 <text:s/>0 0 0 0 1 1 1 1 1 1 <text:s/>0 0 0 0 0 1 1 1 1 1 <text:s/>0 0 0 0 0 0 0 0 1 0 <text:s/>0 0 0 0 0 0 0 0 0 0 <text:s/>0 0 0 0 0 0 0 0 0 0 1 1 0 0 0 0 0 0 0 0 <text:s/>1 1 0 0 0 0 0 0 0 0 <text:s/>1 1 0 0 0 0 0 0 0 0 <text:s/>1 1 1 0 0 0 0 0 0 0 <text:s/>1 1 1 0 0 0 0 0 0 0 <text:s/>1 1 1 1 0 0 0 0 0 0 <text:s/>1 1 1 1 1 0 0 0 0 0 <text:s/>1 1 1 1 1 1 1 1 0 1 <text:s/>1 1 1 1 1 1 1 1 1 1 <text:s/>1 1 1 1 1 1 1 1 1 1</text:p>
          </table:table-cell>
          <table:table-cell office:value-type="string" table:style-name="ce1">
            <text:p>0 0 0 0 0 0 0 0 0 0 0 0 0 0 0 0 0 0 0 0 0 0 0 0 0 0 0 0 0 0 0 0 0 0 2 0 <text:s/>0 0 0 0 0 0 0 0 0 0 0 0 0 0 2 0 0 0 0 0 0 0 0 0 0 0 0 0 0 0 0 0 0 0 0 0 <text:s/>0 0 0 0 0 0 0 0 0 0 0 0 0 0 0 0 0 0 0 0 0 0 0 0 0 0 0 0</text:p>
          </table:table-cell>
          <table:table-cell office:value-type="string" table:style-name="ce1">
            <text:p>1 1 0 0 0 0 0 0 0 0 1 1 0 0 0 0 0 0 0 0 1 1 0 0 0 0 0 0 0 0 1 1 1 0 0 0 <text:s/>0 0 0 0 1 1 1 0 0 0 0 0 0 0 1 1 1 1 0 0 0 0 0 0 1 1 1 1 1 0 0 0 0 0 1 1 <text:s/>1 1 1 1 1 1 0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249167450" table:style-name="ce1">
            <text:p>1249167450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1 1 1 1 1 1 1 0 0 0 <text:s/>1 1 1 0 0 0 0 0 0 0 <text:s/>0 0 0 0 0 0 0 0 0 0 <text:s/>0 0 0 0 0 0 0 0 0 0 <text:s/>0 0 0 0 0 0 0 0 0 0 <text:s/>0 0 0 0 0 0 0 0 0 0 0 0 0 0 0 0 0 0 0 0 <text:s/>0 0 0 0 0 0 0 0 0 0 <text:s/>0 0 0 0 0 0 0 0 0 0 <text:s/>0 0 0 0 0 0 0 0 0 0 <text:s/>0 0 0 0 0 0 0 1 1 1 <text:s/>0 0 0 1 1 1 1 1 1 1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0 2 0 0 0 0 0 0 0 0 0 0 0 0 0 0 0 0 0 0 0 0 0 <text:s/>0 0 0 0 0 0 0 0 0 0 0 0 0 0 0 0 0 0 0 0 0 0 0 0 0 0 0 0 0 0 0 0 0 0 0 0 <text:s/>0 0 0 0 0 0 0 0 0 0 0 0 0 0 2 0 0 0 0 0 0 0 0 0 0 0 0 0</text:p>
          </table:table-cell>
          <table:table-cell office:value-type="string" table:style-name="ce1">
            <text:p>0 0 0 0 0 0 0 0 0 0 0 0 0 0 0 0 0 0 0 0 0 0 0 0 0 0 0 0 0 0 0 0 0 0 0 0 <text:s/>0 0 0 0 0 0 0 0 0 0 0 1 1 1 0 0 0 1 1 1 1 1 1 1 1 1 1 1 1 1 1 1 1 1 1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6" table:style-name="ce1">
            <text:p>426</text:p>
          </table:table-cell>
          <table:table-cell office:value-type="float" office:value="1362877434" table:style-name="ce1">
            <text:p>1362877434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0 0 0 0 0 0 0 <text:s/>1 1 1 0 0 0 0 0 0 0 <text:s/>1 1 1 0 0 0 0 0 0 0 <text:s/>1 1 1 1 0 0 0 0 0 0 <text:s/>1 1 1 1 0 0 0 0 0 0 <text:s/>1 1 1 1 1 0 0 0 0 0 <text:s/>1 1 1 1 1 0 0 0 0 0 <text:s/>1 1 1 1 1 1 0 0 0 0 <text:s/>1 1 1 1 1 1 1 1 0 0 <text:s/>1 1 1 1 1 1 1 1 1 0 0 0 0 1 1 1 1 1 1 1 <text:s/>0 0 0 1 1 1 1 1 1 1 <text:s/>0 0 0 1 1 1 1 1 1 1 <text:s/>0 0 0 0 1 1 1 1 1 1 <text:s/>0 0 0 0 1 1 1 1 1 1 <text:s/>0 0 0 0 0 1 1 1 1 1 <text:s/>0 0 0 0 0 1 1 1 1 1 <text:s/>0 0 0 0 0 0 1 1 1 1 <text:s/>0 0 0 0 0 0 0 0 1 1 <text:s/>0 0 0 0 0 0 0 0 0 1</text:p>
          </table:table-cell>
          <table:table-cell office:value-type="string" table:style-name="ce1">
            <text:p>0 2 0 0 2 0 0 0 0 0 0 0 0 0 0 0 0 0 0 0 0 0 0 0 0 0 0 0 0 0 0 0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0 1 1 1 1 1 1 1 0 0 0 1 1 1 1 1 1 1 0 0 0 1 1 1 1 1 1 1 0 0 0 0 1 1 <text:s/>1 1 1 1 0 0 0 0 1 1 1 1 1 1 0 0 0 0 0 1 1 1 1 1 0 0 0 0 0 1 1 1 1 1 0 0 <text:s/>0 0 0 0 1 1 1 1 0 0 0 0 0 0 0 0 1 1 0 0 0 0 0 0 0 0 0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261440705" table:style-name="ce1">
            <text:p>1261440705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0 0 0 0 <text:s/>1 1 1 1 1 1 0 0 0 0 <text:s/>1 1 1 1 1 1 0 0 0 0 <text:s/>1 1 1 1 1 1 0 0 0 0 <text:s/>1 1 1 1 1 1 0 0 0 0 <text:s/>1 1 1 1 1 1 0 0 0 0 <text:s/>1 1 1 1 1 0 0 0 0 0 <text:s/>1 1 1 1 0 0 0 0 0 0 <text:s/>1 1 1 0 0 0 0 0 0 0 <text:s/>1 1 0 0 0 0 0 0 0 0 0 0 0 0 0 0 1 1 1 1 <text:s/>0 0 0 0 0 0 1 1 1 1 <text:s/>0 0 0 0 0 0 1 1 1 1 <text:s/>0 0 0 0 0 0 1 1 1 1 <text:s/>0 0 0 0 0 0 1 1 1 1 <text:s/>0 0 0 0 0 0 1 1 1 1 <text:s/>0 0 0 0 0 1 1 1 1 1 <text:s/>0 0 0 0 1 1 1 1 1 1 <text:s/>0 0 0 1 1 1 1 1 1 1 <text:s/>0 0 1 1 1 1 1 1 1 1</text:p>
          </table:table-cell>
          <table:table-cell office:value-type="string" table:style-name="ce1">
            <text:p>0 0 0 0 0 0 0 0 0 0 0 0 0 0 0 0 0 0 0 0 0 0 0 0 0 0 0 0 0 0 0 0 0 0 0 0 <text:s/>0 0 0 0 0 0 0 0 0 0 0 0 0 0 0 0 2 0 0 0 0 0 0 0 0 0 0 0 0 0 0 0 0 0 0 0 <text:s/>0 0 0 0 0 0 0 0 0 0 0 0 0 0 0 0 0 0 0 0 0 0 0 0 0 2 0 0</text:p>
          </table:table-cell>
          <table:table-cell office:value-type="string" table:style-name="ce1">
            <text:p>0 0 0 0 0 0 1 1 1 1 0 0 0 0 0 0 1 1 1 1 0 0 0 0 0 0 1 1 1 1 0 0 0 0 0 0 <text:s/>1 1 1 1 0 0 0 0 0 0 1 1 1 1 0 0 0 0 0 0 1 1 1 1 0 0 0 0 0 1 1 1 1 1 0 0 <text:s/>0 0 1 1 1 1 1 1 0 0 0 1 1 1 1 1 1 1 0 0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259287069" table:style-name="ce1">
            <text:p>1259287069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1 1 1 1 1 1 1 0 0 1 <text:s/>1 1 0 0 0 0 0 0 0 0 <text:s/>0 0 0 0 0 0 0 0 0 0 <text:s/>0 0 0 0 0 0 0 0 0 0 <text:s/>0 0 0 0 0 0 0 0 0 0 <text:s/>0 0 0 0 0 0 0 0 0 0 0 0 0 0 0 0 0 0 0 0 <text:s/>0 0 0 0 0 0 0 0 0 0 <text:s/>0 0 0 0 0 0 0 0 0 0 <text:s/>0 0 0 0 0 0 0 0 0 0 <text:s/>0 0 0 0 0 0 0 1 1 0 <text:s/>0 0 1 1 1 1 1 1 1 1 <text:s/>1 1 1 1 1 1 1 1 1 1 <text:s/>1 1 1 1 1 1 1 1 1 1 <text:s/>1 1 1 1 1 1 1 1 1 1 <text:s/>1 1 1 1 1 1 1 1 1 1</text:p>
          </table:table-cell>
          <table:table-cell office:value-type="string" table:style-name="ce1">
            <text:p>0 0 0 0 0 0 0 0 0 0 0 2 0 0 0 0 0 0 0 0 0 0 0 0 0 0 0 0 0 0 0 0 0 0 0 0 <text:s/>0 0 0 0 0 0 0 0 0 0 0 0 0 0 0 0 0 0 0 0 0 0 0 0 0 0 0 0 0 0 0 0 0 0 0 0 <text:s/>0 0 0 0 0 0 0 0 0 0 0 2 0 0 0 0 0 0 0 0 0 0 0 0 0 0 0 0</text:p>
          </table:table-cell>
          <table:table-cell office:value-type="string" table:style-name="ce1">
            <text:p>0 0 0 0 0 0 0 0 0 0 0 0 0 0 0 0 0 0 0 0 0 0 0 0 0 0 0 0 0 0 0 0 0 0 0 0 <text:s/>0 0 0 0 0 0 0 0 0 0 0 1 1 0 0 0 1 1 1 1 1 1 1 1 1 1 1 1 1 1 1 1 1 1 1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348247494" table:style-name="ce1">
            <text:p>1348247494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1 1 0 0 0 0 0 0 1 1 <text:s/>1 0 0 0 0 0 0 0 0 1 <text:s/>1 0 0 0 0 0 0 0 0 0 <text:s/>1 0 0 0 0 0 0 0 0 0 <text:s/>1 0 0 0 0 0 0 0 0 0 <text:s/>1 0 0 0 0 0 0 0 0 0 0 0 0 0 0 0 0 0 0 0 <text:s/>0 0 0 0 0 0 0 0 0 0 <text:s/>0 0 0 0 0 0 0 0 0 0 <text:s/>0 0 0 0 0 0 0 0 0 0 <text:s/>0 0 1 1 1 1 1 1 0 0 <text:s/>0 1 1 1 1 1 1 1 1 0 <text:s/>0 1 1 1 1 1 1 1 1 1 <text:s/>0 1 1 1 1 1 1 1 1 1 <text:s/>0 1 1 1 1 1 1 1 1 1 <text:s/>0 1 1 1 1 1 1 1 1 1</text:p>
          </table:table-cell>
          <table:table-cell office:value-type="string" table:style-name="ce1">
            <text:p>0 0 0 0 0 0 0 0 0 0 0 0 0 0 0 0 0 0 2 0 0 0 0 0 0 0 0 0 0 0 0 0 0 0 0 0 <text:s/>0 0 0 0 0 0 0 0 0 0 0 0 0 0 0 0 0 0 0 0 2 0 0 0 0 0 0 0 0 0 0 0 0 0 0 0 <text:s/>0 0 0 0 0 0 0 0 0 0 0 0 0 0 0 0 0 0 0 0 0 0 0 0 0 0 0 0</text:p>
          </table:table-cell>
          <table:table-cell office:value-type="string" table:style-name="ce1">
            <text:p>0 0 0 0 0 0 0 0 0 0 0 0 0 0 0 0 0 0 0 0 0 0 0 0 0 0 0 0 0 0 0 0 0 0 0 0 <text:s/>0 0 0 0 0 0 1 1 1 1 1 1 0 0 0 1 1 1 1 1 1 1 1 0 0 1 1 1 1 1 1 1 1 1 0 1 <text:s/>1 1 1 1 1 1 1 1 0 1 1 1 1 1 1 1 1 1 0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1231816272" table:style-name="ce1">
            <text:p>1231816272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0 0 <text:s/>1 1 1 1 1 1 0 0 0 0 <text:s/>1 1 1 1 1 0 0 0 0 0 <text:s/>1 1 1 0 0 0 0 0 0 0 <text:s/>1 1 1 0 0 0 0 0 0 0 <text:s/>1 1 0 0 0 0 0 0 0 0 <text:s/>1 1 0 0 0 0 0 0 0 0 <text:s/>1 0 0 0 0 0 0 0 0 0 0 0 0 0 0 0 0 0 0 0 <text:s/>0 0 0 0 0 0 0 0 0 0 <text:s/>0 0 0 0 0 0 0 0 1 1 <text:s/>0 0 0 0 0 0 1 1 1 1 <text:s/>0 0 0 0 0 1 1 1 1 1 <text:s/>0 0 0 1 1 1 1 1 1 1 <text:s/>0 0 0 1 1 1 1 1 1 1 <text:s/>0 0 1 1 1 1 1 1 1 1 <text:s/>0 0 1 1 1 1 1 1 1 1 <text:s/>0 1 1 1 1 1 1 1 1 1</text:p>
          </table:table-cell>
          <table:table-cell office:value-type="string" table:style-name="ce1">
            <text:p>0 0 0 0 2 0 0 0 0 0 0 0 0 0 0 0 0 0 0 0 0 0 0 0 0 0 0 0 0 0 0 0 0 0 0 0 <text:s/>0 0 0 0 0 0 0 0 0 0 0 0 0 0 0 0 0 0 0 0 0 2 0 0 0 0 0 0 0 0 0 0 0 0 0 0 <text:s/>0 0 0 0 0 0 0 0 0 0 0 0 0 0 0 0 0 0 0 0 0 0 0 0 0 0 0 0</text:p>
          </table:table-cell>
          <table:table-cell office:value-type="string" table:style-name="ce1">
            <text:p>0 0 0 0 0 0 0 0 0 0 0 0 0 0 0 0 0 0 0 0 0 0 0 0 0 0 0 0 1 1 0 0 0 0 0 0 <text:s/>1 1 1 1 0 0 0 0 0 1 1 1 1 1 0 0 0 1 1 1 1 1 1 1 0 0 0 1 1 1 1 1 1 1 0 0 <text:s/>1 1 1 1 1 1 1 1 0 0 1 1 1 1 1 1 1 1 0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349865332" table:style-name="ce1">
            <text:p>1349865332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0 0 <text:s/>1 1 1 1 1 1 0 0 0 0 <text:s/>1 1 1 1 0 0 0 0 0 0 <text:s/>1 1 1 0 0 0 0 0 0 0 <text:s/>1 1 1 0 0 0 0 0 0 0 <text:s/>1 1 0 0 0 0 0 0 0 0 <text:s/>1 1 0 0 0 0 0 0 0 0 <text:s/>1 1 0 0 0 0 0 0 0 0 0 0 0 0 0 0 0 0 0 0 <text:s/>0 0 0 0 0 0 0 0 0 0 <text:s/>0 0 0 0 0 0 0 0 1 1 <text:s/>0 0 0 0 0 0 1 1 1 1 <text:s/>0 0 0 0 1 1 1 1 1 1 <text:s/>0 0 0 1 1 1 1 1 1 1 <text:s/>0 0 0 1 1 1 1 1 1 1 <text:s/>0 0 1 1 1 1 1 1 1 1 <text:s/>0 0 1 1 1 1 1 1 1 1 <text:s/>0 0 1 1 1 1 1 1 1 1</text:p>
          </table:table-cell>
          <table:table-cell office:value-type="string" table:style-name="ce1">
            <text:p>0 0 0 0 0 0 0 0 0 0 0 0 0 2 0 0 0 0 0 0 0 0 0 0 0 0 0 0 0 0 0 0 0 0 0 0 <text:s/>0 0 0 0 0 0 0 0 0 0 0 0 0 0 0 0 0 0 0 0 2 0 0 0 0 0 0 0 0 0 0 0 0 0 0 0 <text:s/>0 0 0 0 0 0 0 0 0 0 0 0 0 0 0 0 0 0 0 0 0 0 0 0 0 0 0 0</text:p>
          </table:table-cell>
          <table:table-cell office:value-type="string" table:style-name="ce1">
            <text:p>0 0 0 0 0 0 0 0 0 0 0 0 0 0 0 0 0 0 0 0 0 0 0 0 0 0 0 0 1 1 0 0 0 0 0 0 <text:s/>1 1 1 1 0 0 0 0 1 1 1 1 1 1 0 0 0 1 1 1 1 1 1 1 0 0 0 1 1 1 1 1 1 1 0 0 <text:s/>1 1 1 1 1 1 1 1 0 0 1 1 1 1 1 1 1 1 0 0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416402956" table:style-name="ce1">
            <text:p>1416402956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0 1 1 1 1 1 1 1 1 1 <text:s/>0 0 0 1 1 1 1 1 1 1 <text:s/>0 0 0 0 0 1 1 1 1 1 <text:s/>0 0 0 0 0 0 1 1 1 1 <text:s/>0 0 0 0 0 0 1 1 1 1 <text:s/>0 0 0 0 0 0 0 1 1 1 <text:s/>0 0 0 0 0 0 0 1 1 1 <text:s/>0 0 0 0 0 0 0 1 1 1 <text:s/>0 0 0 0 0 0 0 0 1 1 0 0 0 0 0 0 0 0 0 0 <text:s/>1 0 0 0 0 0 0 0 0 0 <text:s/>1 1 1 0 0 0 0 0 0 0 <text:s/>1 1 1 1 1 0 0 0 0 0 <text:s/>1 1 1 1 1 1 0 0 0 0 <text:s/>1 1 1 1 1 1 0 0 0 0 <text:s/>1 1 1 1 1 1 1 0 0 0 <text:s/>1 1 1 1 1 1 1 0 0 0 <text:s/>1 1 1 1 1 1 1 0 0 0 <text:s/>1 1 1 1 1 1 1 1 0 0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0 <text:s/>0 0 0 0 0 0 0 2 0 0 0 0 0 2 0 0 0 0 0 0 0 0 0 0 0 0 0 0</text:p>
          </table:table-cell>
          <table:table-cell office:value-type="string" table:style-name="ce1">
            <text:p>0 0 0 0 0 0 0 0 0 0 1 0 0 0 0 0 0 0 0 0 1 1 1 0 0 0 0 0 0 0 1 1 1 1 1 0 <text:s/>0 0 0 0 1 1 1 1 1 1 0 0 0 0 1 1 1 1 1 1 0 0 0 0 1 1 1 1 1 1 1 0 0 0 1 1 <text:s/>1 1 1 1 1 0 0 0 1 1 1 1 1 1 1 0 0 0 1 1 1 1 1 1 1 1 0 0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224564530" table:style-name="ce1">
            <text:p>1224564530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0 <text:s/>1 1 1 1 1 1 1 1 0 0 <text:s/>1 1 1 1 1 1 1 1 0 0 <text:s/>1 1 1 1 1 1 1 0 0 0 <text:s/>1 1 1 1 1 0 0 0 0 0 <text:s/>1 1 1 0 0 0 0 0 0 0 <text:s/>0 0 0 0 0 0 0 0 0 0 <text:s/>0 0 0 0 0 0 0 0 0 0 <text:s/>0 0 0 0 0 0 0 0 0 0 0 0 0 0 0 0 0 0 0 0 <text:s/>0 0 0 0 0 0 0 0 0 1 <text:s/>0 0 0 0 0 0 0 0 1 1 <text:s/>0 0 0 0 0 0 0 0 1 1 <text:s/>0 0 0 0 0 0 0 1 1 1 <text:s/>0 0 0 0 0 1 1 1 1 1 <text:s/>0 0 0 1 1 1 1 1 1 1 <text:s/>1 1 1 1 1 1 1 1 1 1 <text:s/>1 1 1 1 1 1 1 1 1 1 <text:s/>1 1 1 1 1 1 1 1 1 1</text:p>
          </table:table-cell>
          <table:table-cell office:value-type="string" table:style-name="ce1">
            <text:p>0 0 0 0 0 0 0 0 0 0 0 0 0 0 0 0 0 0 0 0 0 0 0 0 0 0 0 0 0 0 0 0 0 2 0 0 <text:s/>0 0 0 0 0 0 0 0 0 0 0 0 0 0 0 0 0 0 0 0 0 0 0 0 0 0 0 0 0 0 0 0 0 0 0 0 <text:s/>0 0 0 0 0 0 0 0 0 0 0 0 0 0 2 0 0 0 0 0 0 0 0 0 0 0 0 0</text:p>
          </table:table-cell>
          <table:table-cell office:value-type="string" table:style-name="ce1">
            <text:p>0 0 0 0 0 0 0 0 0 0 0 0 0 0 0 0 0 0 0 1 0 0 0 0 0 0 0 0 1 1 0 0 0 0 0 0 <text:s/>0 0 1 1 0 0 0 0 0 0 0 1 1 1 0 0 0 0 0 1 1 1 1 1 0 0 0 1 1 1 1 1 1 1 1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35711843" table:style-name="ce1">
            <text:p>1235711843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1 1 1 1 1 1 1 1 1 1 <text:s/>0 0 0 0 0 0 0 0 0 0 <text:s/>0 0 0 0 0 0 0 0 0 0 <text:s/>0 0 0 0 0 0 0 0 0 0 <text:s/>0 0 0 0 0 0 0 0 0 0 <text:s/>0 0 0 0 0 0 0 0 0 0 0 0 0 0 0 0 0 0 0 0 <text:s/>0 0 0 0 0 0 0 0 0 0 <text:s/>0 0 0 0 0 0 0 0 0 0 <text:s/>0 0 0 0 0 0 0 0 0 0 <text:s/>0 0 0 0 0 0 0 0 0 0 <text:s/>1 1 1 1 1 1 1 1 1 1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0 0 0 0 0 0 2 0 0 0 0 0 0 0 0 0 0 0 0 0 0 0 0 <text:s/>0 0 0 0 0 0 0 0 0 0 0 0 0 0 0 0 0 0 0 0 0 0 0 0 0 0 0 0 0 0 0 0 0 0 0 0 <text:s/>0 0 0 0 0 0 0 0 0 0 0 0 0 0 0 0 2 0 0 0 0 0 0 0 0 0 0 0</text:p>
          </table:table-cell>
          <table:table-cell office:value-type="string" table:style-name="ce1">
            <text:p>0 0 0 0 0 0 0 0 0 0 0 0 0 0 0 0 0 0 0 0 0 0 0 0 0 0 0 0 0 0 0 0 0 0 0 0 <text:s/>0 0 0 0 0 0 0 0 0 0 0 0 0 0 1 1 1 1 1 1 1 1 1 1 1 1 1 1 1 1 1 1 1 1 1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350683670" table:style-name="ce1">
            <text:p>1350683670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1 1 1 1 1 0 0 0 0 1 <text:s/>1 1 1 0 0 0 0 0 0 0 <text:s/>1 0 0 0 0 0 0 0 0 0 <text:s/>0 0 0 0 0 0 0 0 0 0 <text:s/>0 0 0 0 0 0 0 0 0 0 <text:s/>0 0 0 0 0 0 0 0 0 0 0 0 0 0 0 0 0 0 0 0 <text:s/>0 0 0 0 0 0 0 0 0 0 <text:s/>0 0 0 0 0 0 0 0 0 0 <text:s/>0 0 0 0 0 0 0 0 0 0 <text:s/>0 0 0 0 0 1 1 1 1 0 <text:s/>0 0 0 1 1 1 1 1 1 1 <text:s/>0 1 1 1 1 1 1 1 1 1 <text:s/>1 1 1 1 1 1 1 1 1 1 <text:s/>1 1 1 1 1 1 1 1 1 1 <text:s/>1 1 1 1 1 1 1 1 1 1</text:p>
          </table:table-cell>
          <table:table-cell office:value-type="string" table:style-name="ce1">
            <text:p>0 0 0 0 0 0 0 0 0 0 0 0 0 0 0 0 0 0 0 0 0 0 0 0 0 0 0 0 0 0 0 0 0 0 0 0 <text:s/>0 0 0 0 2 0 0 0 0 0 0 0 0 0 0 0 0 0 0 0 0 0 0 0 0 0 0 0 0 0 0 0 0 0 0 0 <text:s/>2 0 0 0 0 0 0 0 0 0 0 0 0 0 0 0 0 0 0 0 0 0 0 0 0 0 0 0</text:p>
          </table:table-cell>
          <table:table-cell office:value-type="string" table:style-name="ce1">
            <text:p>0 0 0 0 0 0 0 0 0 0 0 0 0 0 0 0 0 0 0 0 0 0 0 0 0 0 0 0 0 0 0 0 0 0 0 0 <text:s/>0 0 0 0 0 0 0 0 0 1 1 1 1 0 0 0 0 1 1 1 1 1 1 1 0 1 1 1 1 1 1 1 1 1 1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1317642307" table:style-name="ce1">
            <text:p>1317642307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0 0 0 0 0 0 0 <text:s/>1 1 1 1 0 0 0 0 0 0 <text:s/>1 1 1 1 1 0 0 0 0 0 <text:s/>1 1 1 1 1 0 0 0 0 0 <text:s/>1 1 1 1 1 0 0 0 0 0 <text:s/>1 1 1 1 1 0 0 0 0 0 <text:s/>1 1 1 1 1 1 0 0 0 0 <text:s/>1 1 1 1 1 1 0 0 0 0 <text:s/>1 1 1 1 1 1 0 0 0 0 <text:s/>1 1 1 1 1 0 0 0 0 0 0 0 0 1 1 1 1 1 1 1 <text:s/>0 0 0 0 1 1 1 1 1 1 <text:s/>0 0 0 0 0 1 1 1 1 1 <text:s/>0 0 0 0 0 1 1 1 1 1 <text:s/>0 0 0 0 0 1 1 1 1 1 <text:s/>0 0 0 0 0 1 1 1 1 1 <text:s/>0 0 0 0 0 0 1 1 1 1 <text:s/>0 0 0 0 0 0 1 1 1 1 <text:s/>0 0 0 0 0 0 1 1 1 1 <text:s/>0 0 0 0 0 1 1 1 1 1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0 <text:s/>2 0 0 0 0 0 0 2 0 0 0 0 0 0 0 0 0 0 0 0 0 0 0 0 0 0 0 0</text:p>
          </table:table-cell>
          <table:table-cell office:value-type="string" table:style-name="ce1">
            <text:p>0 0 0 1 1 1 1 1 1 1 0 0 0 0 1 1 1 1 1 1 0 0 0 0 0 1 1 1 1 1 0 0 0 0 0 1 <text:s/>1 1 1 1 0 0 0 0 0 1 1 1 1 1 0 0 0 0 0 1 1 1 1 1 0 0 0 0 0 0 1 1 1 1 0 0 <text:s/>0 0 0 0 1 1 1 1 0 0 0 0 0 0 1 1 1 1 0 0 0 0 0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229023145" table:style-name="ce1">
            <text:p>1229023145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0 0 0 0 0 0 <text:s/>1 1 1 1 0 0 0 0 0 0 <text:s/>1 1 1 1 0 0 0 0 0 0 <text:s/>1 1 1 1 0 0 0 0 0 0 <text:s/>1 1 1 1 1 0 0 0 0 0 <text:s/>1 1 1 1 1 0 0 0 0 0 <text:s/>1 1 1 1 1 0 0 0 0 0 <text:s/>1 1 1 1 1 1 0 0 0 0 <text:s/>1 1 1 1 1 1 0 0 0 0 <text:s/>1 1 1 1 1 1 1 0 0 0 0 0 0 0 1 1 1 1 1 1 <text:s/>0 0 0 0 1 1 1 1 1 1 <text:s/>0 0 0 0 1 1 1 1 1 1 <text:s/>0 0 0 0 1 1 1 1 1 1 <text:s/>0 0 0 0 0 1 1 1 1 1 <text:s/>0 0 0 0 0 1 1 1 1 1 <text:s/>0 0 0 0 0 1 1 1 1 1 <text:s/>0 0 0 0 0 0 1 1 1 1 <text:s/>0 0 0 0 0 0 1 1 1 1 <text:s/>0 0 0 0 0 0 0 1 1 1</text:p>
          </table:table-cell>
          <table:table-cell office:value-type="string" table:style-name="ce1">
            <text:p>0 0 0 0 0 0 0 0 0 0 0 0 2 0 0 2 0 0 0 0 0 0 0 0 0 0 0 0 0 0 0 0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0 0 1 1 1 1 1 1 0 0 0 0 1 1 1 1 1 1 0 0 0 0 1 1 1 1 1 1 0 0 0 0 1 1 <text:s/>1 1 1 1 0 0 0 0 0 1 1 1 1 1 0 0 0 0 0 1 1 1 1 1 0 0 0 0 0 1 1 1 1 1 0 0 <text:s/>0 0 0 0 1 1 1 1 0 0 0 0 0 0 1 1 1 1 0 0 0 0 0 0 0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208232524" table:style-name="ce1">
            <text:p>1208232524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0 0 0 0 <text:s/>1 1 1 1 1 1 0 0 0 0 <text:s/>1 1 1 1 1 1 1 0 0 0 <text:s/>1 1 1 1 1 1 1 0 0 0 <text:s/>1 1 1 1 1 1 1 0 0 0 <text:s/>1 1 1 1 1 1 0 0 0 0 <text:s/>1 1 1 1 1 1 0 0 0 0 <text:s/>1 1 1 1 1 0 0 0 0 0 <text:s/>0 0 0 0 0 0 0 0 0 0 <text:s/>0 0 0 0 0 0 0 0 0 0 0 0 0 0 0 0 1 1 1 1 <text:s/>0 0 0 0 0 0 1 1 1 1 <text:s/>0 0 0 0 0 0 0 1 1 1 <text:s/>0 0 0 0 0 0 0 1 1 1 <text:s/>0 0 0 0 0 0 0 1 1 1 <text:s/>0 0 0 0 0 0 1 1 1 1 <text:s/>0 0 0 0 0 0 1 1 1 1 <text:s/>0 0 0 0 0 1 1 1 1 1 <text:s/>1 1 1 1 1 1 1 1 1 1 <text:s/>1 1 1 1 1 1 1 1 1 1</text:p>
          </table:table-cell>
          <table:table-cell office:value-type="string" table:style-name="ce1">
            <text:p>0 0 0 0 0 0 0 0 0 0 0 0 0 0 0 0 0 0 0 0 0 0 0 0 0 0 0 0 0 0 0 0 0 0 0 2 <text:s/>0 0 2 0 0 0 0 0 0 0 0 0 0 0 0 0 0 0 0 0 0 0 0 0 0 0 0 0 0 0 0 0 0 0 0 0 <text:s/>0 0 0 0 0 0 0 0 0 0 0 0 0 0 0 0 0 0 0 0 0 0 0 0 0 0 0 0</text:p>
          </table:table-cell>
          <table:table-cell office:value-type="string" table:style-name="ce1">
            <text:p>0 0 0 0 0 0 1 1 1 1 0 0 0 0 0 0 1 1 1 1 0 0 0 0 0 0 0 1 1 1 0 0 0 0 0 0 <text:s/>0 1 1 1 0 0 0 0 0 0 0 1 1 1 0 0 0 0 0 0 1 1 1 1 0 0 0 0 0 0 1 1 1 1 0 0 <text:s/>0 0 0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371021656" table:style-name="ce1">
            <text:p>1371021656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0 1 1 1 1 1 1 1 1 1 <text:s/>0 0 1 1 1 1 1 1 1 1 <text:s/>0 0 0 0 1 1 1 1 1 1 <text:s/>0 0 0 0 0 1 1 1 1 1 <text:s/>0 0 0 0 0 0 0 0 1 1 <text:s/>0 0 0 0 0 0 0 0 0 0 <text:s/>0 0 0 0 0 0 0 0 0 0 <text:s/>0 0 0 0 0 0 0 0 0 0 0 0 0 0 0 0 0 0 0 0 <text:s/>0 0 0 0 0 0 0 0 0 0 <text:s/>1 0 0 0 0 0 0 0 0 0 <text:s/>1 1 0 0 0 0 0 0 0 0 <text:s/>1 1 1 1 0 0 0 0 0 0 <text:s/>1 1 1 1 1 0 0 0 0 0 <text:s/>1 1 1 1 1 1 1 1 0 0 <text:s/>1 1 1 1 1 1 1 1 1 1 <text:s/>1 1 1 1 1 1 1 1 1 1 <text:s/>1 1 1 1 1 1 1 1 1 1</text:p>
          </table:table-cell>
          <table:table-cell office:value-type="string" table:style-name="ce1">
            <text:p>0 0 0 0 0 0 0 0 0 0 0 0 0 0 0 0 0 0 0 0 0 0 0 0 0 0 0 0 0 0 0 0 0 0 0 0 <text:s/>0 0 0 0 0 0 0 0 0 0 0 0 0 2 0 0 0 0 0 0 0 0 0 0 0 0 0 0 0 0 0 0 0 0 0 0 <text:s/>0 0 0 0 0 0 0 0 0 0 0 0 0 0 0 0 0 0 0 0 0 0 0 0 0 2 0 0</text:p>
          </table:table-cell>
          <table:table-cell office:value-type="string" table:style-name="ce1">
            <text:p>0 0 0 0 0 0 0 0 0 0 0 0 0 0 0 0 0 0 0 0 1 0 0 0 0 0 0 0 0 0 1 1 0 0 0 0 <text:s/>0 0 0 0 1 1 1 1 0 0 0 0 0 0 1 1 1 1 1 0 0 0 0 0 1 1 1 1 1 1 1 1 0 0 1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226286179" table:style-name="ce1">
            <text:p>1226286179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0 0 0 0 0 0 <text:s/>1 1 1 1 0 0 0 0 0 0 <text:s/>1 1 1 1 0 0 0 0 0 0 <text:s/>1 1 1 1 1 0 0 0 0 0 <text:s/>1 1 1 1 1 0 0 0 0 0 <text:s/>1 1 1 1 1 0 0 0 0 0 <text:s/>1 1 1 1 1 0 0 0 0 0 <text:s/>1 1 1 1 1 1 0 0 0 0 <text:s/>1 1 1 1 1 1 0 0 0 0 <text:s/>1 1 1 1 1 1 0 0 0 0 0 0 0 0 1 1 1 1 1 1 <text:s/>0 0 0 0 1 1 1 1 1 1 <text:s/>0 0 0 0 1 1 1 1 1 1 <text:s/>0 0 0 0 0 1 1 1 1 1 <text:s/>0 0 0 0 0 1 1 1 1 1 <text:s/>0 0 0 0 0 1 1 1 1 1 <text:s/>0 0 0 0 0 1 1 1 1 1 <text:s/>0 0 0 0 0 0 1 1 1 1 <text:s/>0 0 0 0 0 0 1 1 1 1 <text:s/>0 0 0 0 0 0 1 1 1 1</text:p>
          </table:table-cell>
          <table:table-cell office:value-type="string" table:style-name="ce1">
            <text:p>2 0 0 0 0 0 0 2 0 0 0 0 0 0 0 0 0 0 0 0 0 0 0 0 0 0 0 0 0 0 0 0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0 0 1 1 1 1 1 1 0 0 0 0 1 1 1 1 1 1 0 0 0 0 1 1 1 1 1 1 0 0 0 0 0 1 <text:s/>1 1 1 1 0 0 0 0 0 1 1 1 1 1 0 0 0 0 0 1 1 1 1 1 0 0 0 0 0 1 1 1 1 1 0 0 <text:s/>0 0 0 0 1 1 1 1 0 0 0 0 0 0 1 1 1 1 0 0 0 0 0 0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356120913" table:style-name="ce1">
            <text:p>1356120913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0 0 0 0 0 0 <text:s/>1 1 1 1 0 0 0 0 0 0 <text:s/>1 1 1 0 0 0 0 0 0 0 <text:s/>1 1 1 0 0 0 0 0 0 0 <text:s/>1 1 1 0 0 0 0 0 0 0 <text:s/>1 1 1 1 0 0 0 0 0 0 <text:s/>1 1 1 1 0 0 0 0 0 0 <text:s/>1 1 1 1 1 0 0 0 0 0 <text:s/>1 1 1 1 1 1 1 1 1 1 <text:s/>1 1 1 1 1 1 1 1 1 1 0 0 0 0 1 1 1 1 1 1 <text:s/>0 0 0 0 1 1 1 1 1 1 <text:s/>0 0 0 1 1 1 1 1 1 1 <text:s/>0 0 0 1 1 1 1 1 1 1 <text:s/>0 0 0 1 1 1 1 1 1 1 <text:s/>0 0 0 0 1 1 1 1 1 1 <text:s/>0 0 0 0 1 1 1 1 1 1 <text:s/>0 0 0 0 0 1 1 1 1 1 <text:s/>0 0 0 0 0 0 0 0 0 0 <text:s/>0 0 0 0 0 0 0 0 0 0</text:p>
          </table:table-cell>
          <table:table-cell office:value-type="string" table:style-name="ce1">
            <text:p>2 0 0 0 0 0 0 0 0 0 0 0 0 0 0 0 0 0 0 0 0 0 0 0 0 2 0 0 0 0 0 0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0 0 1 1 1 1 1 1 0 0 0 0 1 1 1 1 1 1 0 0 0 1 1 1 1 1 1 1 0 0 0 1 1 1 <text:s/>1 1 1 1 0 0 0 1 1 1 1 1 1 1 0 0 0 0 1 1 1 1 1 1 0 0 0 0 1 1 1 1 1 1 0 0 <text:s/>0 0 0 1 1 1 1 1 0 0 0 0 0 0 0 0 0 0 0 0 0 0 0 0 0 0 0 0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195884770" table:style-name="ce1">
            <text:p>1195884770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0 <text:s/>1 1 1 1 1 1 1 1 0 0 <text:s/>1 1 1 1 1 1 0 0 0 0 <text:s/>1 1 1 1 1 0 0 0 0 0 <text:s/>1 1 0 0 0 0 0 0 0 0 <text:s/>0 0 0 0 0 0 0 0 0 0 <text:s/>0 0 0 0 0 0 0 0 0 0 <text:s/>0 0 0 0 0 0 0 0 0 0 0 0 0 0 0 0 0 0 0 0 <text:s/>0 0 0 0 0 0 0 0 0 0 <text:s/>0 0 0 0 0 0 0 0 0 1 <text:s/>0 0 0 0 0 0 0 0 1 1 <text:s/>0 0 0 0 0 0 1 1 1 1 <text:s/>0 0 0 0 0 1 1 1 1 1 <text:s/>0 0 1 1 1 1 1 1 1 1 <text:s/>1 1 1 1 1 1 1 1 1 1 <text:s/>1 1 1 1 1 1 1 1 1 1 <text:s/>1 1 1 1 1 1 1 1 1 1</text:p>
          </table:table-cell>
          <table:table-cell office:value-type="string" table:style-name="ce1">
            <text:p>0 0 0 0 0 0 0 0 0 0 0 0 0 2 0 0 0 0 0 0 0 0 0 0 0 0 0 0 0 0 0 0 0 0 0 0 <text:s/>0 0 0 0 0 0 0 0 0 0 0 0 0 0 0 0 0 0 0 0 0 0 0 0 0 0 0 0 0 0 0 0 0 0 0 0 <text:s/>0 0 0 0 0 0 0 0 0 0 0 0 0 0 0 0 0 0 0 0 0 0 0 0 0 2 0 0</text:p>
          </table:table-cell>
          <table:table-cell office:value-type="string" table:style-name="ce1">
            <text:p>0 0 0 0 0 0 0 0 0 0 0 0 0 0 0 0 0 0 0 0 0 0 0 0 0 0 0 0 0 1 0 0 0 0 0 0 <text:s/>0 0 1 1 0 0 0 0 0 0 1 1 1 1 0 0 0 0 0 1 1 1 1 1 0 0 1 1 1 1 1 1 1 1 1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246761109" table:style-name="ce1">
            <text:p>1246761109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0 0 <text:s/>1 1 1 1 1 1 0 0 0 0 <text:s/>1 1 1 1 1 0 0 0 0 0 <text:s/>1 1 1 1 0 0 0 0 0 0 <text:s/>1 1 1 1 0 0 0 0 0 0 <text:s/>1 1 1 1 0 0 0 0 0 0 <text:s/>1 1 1 0 0 0 0 0 0 0 <text:s/>1 1 1 0 0 0 0 0 0 0 <text:s/>1 1 1 0 0 0 0 0 0 0 0 0 0 0 0 0 0 0 0 0 <text:s/>0 0 0 0 0 0 0 0 1 1 <text:s/>0 0 0 0 0 0 1 1 1 1 <text:s/>0 0 0 0 0 1 1 1 1 1 <text:s/>0 0 0 0 1 1 1 1 1 1 <text:s/>0 0 0 0 1 1 1 1 1 1 <text:s/>0 0 0 0 1 1 1 1 1 1 <text:s/>0 0 0 1 1 1 1 1 1 1 <text:s/>0 0 0 1 1 1 1 1 1 1 <text:s/>0 0 0 1 1 1 1 1 1 1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0 <text:s/>0 0 0 0 0 0 0 0 2 0 0 0 0 2 0 0 0 0 0 0 0 0 0 0 0 0 0 0</text:p>
          </table:table-cell>
          <table:table-cell office:value-type="string" table:style-name="ce1">
            <text:p>0 0 0 0 0 0 0 0 0 0 0 0 0 0 0 0 0 0 1 1 0 0 0 0 0 0 1 1 1 1 0 0 0 0 0 1 <text:s/>1 1 1 1 0 0 0 0 1 1 1 1 1 1 0 0 0 0 1 1 1 1 1 1 0 0 0 0 1 1 1 1 1 1 0 0 <text:s/>0 1 1 1 1 1 1 1 0 0 0 1 1 1 1 1 1 1 0 0 0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1319500133" table:style-name="ce1">
            <text:p>1319500133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0 <text:s/>1 1 1 1 1 1 1 1 1 0 <text:s/>1 1 1 1 1 1 1 1 1 0 <text:s/>1 1 1 1 1 1 1 1 0 0 <text:s/>1 1 1 1 1 1 1 0 0 0 <text:s/>1 1 1 1 1 1 0 0 0 0 <text:s/>0 0 1 1 0 0 0 0 0 0 <text:s/>0 0 0 0 0 0 0 0 0 0 <text:s/>0 0 0 0 0 0 0 0 0 0 <text:s/>0 0 0 0 0 0 0 0 0 0 0 0 0 0 0 0 0 0 0 1 <text:s/>0 0 0 0 0 0 0 0 0 1 <text:s/>0 0 0 0 0 0 0 0 0 1 <text:s/>0 0 0 0 0 0 0 0 1 1 <text:s/>0 0 0 0 0 0 0 1 1 1 <text:s/>0 0 0 0 0 0 1 1 1 1 <text:s/>1 1 0 0 1 1 1 1 1 1 <text:s/>1 1 1 1 1 1 1 1 1 1 <text:s/>1 1 1 1 1 1 1 1 1 1 <text:s/>1 1 1 1 1 1 1 1 1 1</text:p>
          </table:table-cell>
          <table:table-cell office:value-type="string" table:style-name="ce1">
            <text:p>0 0 0 0 0 0 0 0 0 0 0 0 0 0 0 0 0 0 0 0 0 0 0 0 0 0 0 0 0 0 0 0 0 0 0 0 <text:s/>0 0 0 0 0 0 2 0 0 0 0 0 0 0 0 0 0 0 0 0 0 0 0 0 0 0 0 0 0 0 0 0 0 0 0 0 <text:s/>0 0 0 0 0 0 0 0 0 0 0 0 0 0 0 0 0 0 0 0 2 0 0 0 0 0 0 0</text:p>
          </table:table-cell>
          <table:table-cell office:value-type="string" table:style-name="ce1">
            <text:p>0 0 0 0 0 0 0 0 0 1 0 0 0 0 0 0 0 0 0 1 0 0 0 0 0 0 0 0 0 1 0 0 0 0 0 0 <text:s/>0 0 1 1 0 0 0 0 0 0 0 1 1 1 0 0 0 0 0 0 1 1 1 1 1 1 0 0 1 1 1 1 1 1 1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1430309629" table:style-name="ce1">
            <text:p>1430309629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0 1 1 1 1 1 1 1 1 <text:s/>0 0 1 1 1 1 1 1 1 1 <text:s/>0 0 0 1 1 1 1 1 1 1 <text:s/>0 0 0 1 1 1 1 1 1 1 <text:s/>0 0 0 0 1 1 1 1 1 1 <text:s/>0 0 0 0 0 1 1 1 1 1 <text:s/>0 0 0 0 0 1 1 1 1 1 <text:s/>0 0 0 0 0 0 0 1 1 1 <text:s/>0 0 0 0 0 0 0 0 0 1 <text:s/>0 0 0 0 0 0 0 0 0 0 1 1 0 0 0 0 0 0 0 0 <text:s/>1 1 0 0 0 0 0 0 0 0 <text:s/>1 1 1 0 0 0 0 0 0 0 <text:s/>1 1 1 0 0 0 0 0 0 0 <text:s/>1 1 1 1 0 0 0 0 0 0 <text:s/>1 1 1 1 1 0 0 0 0 0 <text:s/>1 1 1 1 1 0 0 0 0 0 <text:s/>1 1 1 1 1 1 1 0 0 0 <text:s/>1 1 1 1 1 1 1 1 1 0 <text:s/>1 1 1 1 1 1 1 1 1 1</text:p>
          </table:table-cell>
          <table:table-cell office:value-type="string" table:style-name="ce1">
            <text:p>0 0 0 0 0 0 0 0 0 0 0 0 0 0 0 0 0 0 0 0 0 0 0 0 0 2 0 0 0 0 0 0 0 0 0 0 <text:s/>0 0 0 0 0 0 0 0 0 0 0 0 0 0 2 0 0 0 0 0 0 0 0 0 0 0 0 0 0 0 0 0 0 0 0 0 <text:s/>0 0 0 0 0 0 0 0 0 0 0 0 0 0 0 0 0 0 0 0 0 0 0 0 0 0 0 0</text:p>
          </table:table-cell>
          <table:table-cell office:value-type="string" table:style-name="ce1">
            <text:p>1 1 0 0 0 0 0 0 0 0 1 1 0 0 0 0 0 0 0 0 1 1 1 0 0 0 0 0 0 0 1 1 1 0 0 0 <text:s/>0 0 0 0 1 1 1 1 0 0 0 0 0 0 1 1 1 1 1 0 0 0 0 0 1 1 1 1 1 0 0 0 0 0 1 1 <text:s/>1 1 1 1 1 0 0 0 1 1 1 1 1 1 1 1 1 0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8" table:style-name="ce1">
            <text:p>178</text:p>
          </table:table-cell>
          <table:table-cell office:value-type="float" office:value="1291172540" table:style-name="ce1">
            <text:p>1291172540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0 1 <text:s/>1 1 1 1 1 0 0 0 0 0 <text:s/>1 1 1 1 0 0 0 0 0 0 <text:s/>1 1 1 0 0 0 0 0 0 0 <text:s/>1 1 1 0 0 0 0 0 0 0 <text:s/>1 1 0 0 0 0 0 0 0 0 <text:s/>1 1 0 0 0 0 0 0 0 0 <text:s/>1 1 0 0 0 0 0 0 0 0 0 0 0 0 0 0 0 0 0 0 <text:s/>0 0 0 0 0 0 0 0 0 0 <text:s/>0 0 0 0 0 0 0 0 1 0 <text:s/>0 0 0 0 0 1 1 1 1 1 <text:s/>0 0 0 0 1 1 1 1 1 1 <text:s/>0 0 0 1 1 1 1 1 1 1 <text:s/>0 0 0 1 1 1 1 1 1 1 <text:s/>0 0 1 1 1 1 1 1 1 1 <text:s/>0 0 1 1 1 1 1 1 1 1 <text:s/>0 0 1 1 1 1 1 1 1 1</text:p>
          </table:table-cell>
          <table:table-cell office:value-type="string" table:style-name="ce1">
            <text:p>0 0 0 0 0 0 0 0 0 0 0 0 0 0 0 0 0 0 0 0 0 0 0 0 0 0 0 0 0 0 0 0 0 0 0 0 <text:s/>0 0 0 0 0 2 0 0 0 0 0 0 0 0 0 0 0 0 0 0 0 0 0 0 0 0 0 0 2 0 0 0 0 0 0 0 <text:s/>0 0 0 0 0 0 0 0 0 0 0 0 0 0 0 0 0 0 0 0 0 0 0 0 0 0 0 0</text:p>
          </table:table-cell>
          <table:table-cell office:value-type="string" table:style-name="ce1">
            <text:p>0 0 0 0 0 0 0 0 0 0 0 0 0 0 0 0 0 0 0 0 0 0 0 0 0 0 0 0 1 0 0 0 0 0 0 1 <text:s/>1 1 1 1 0 0 0 0 1 1 1 1 1 1 0 0 0 1 1 1 1 1 1 1 0 0 0 1 1 1 1 1 1 1 0 0 <text:s/>1 1 1 1 1 1 1 1 0 0 1 1 1 1 1 1 1 1 0 0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224628912" table:style-name="ce1">
            <text:p>1224628912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0 0 0 1 1 1 1 1 1 <text:s/>0 0 0 0 1 1 1 1 1 1 <text:s/>0 0 0 0 0 1 1 1 1 1 <text:s/>0 0 0 0 0 1 1 1 1 1 <text:s/>0 0 0 0 0 0 1 1 1 1 <text:s/>0 0 0 0 0 0 1 1 1 1 <text:s/>0 0 0 0 0 0 1 1 1 1 <text:s/>0 0 0 0 0 1 1 1 1 1 <text:s/>0 0 0 0 0 1 1 1 1 1 <text:s/>0 0 0 0 1 1 1 1 1 1 1 1 1 1 0 0 0 0 0 0 <text:s/>1 1 1 1 0 0 0 0 0 0 <text:s/>1 1 1 1 1 0 0 0 0 0 <text:s/>1 1 1 1 1 0 0 0 0 0 <text:s/>1 1 1 1 1 1 0 0 0 0 <text:s/>1 1 1 1 1 1 0 0 0 0 <text:s/>1 1 1 1 1 1 0 0 0 0 <text:s/>1 1 1 1 1 0 0 0 0 0 <text:s/>1 1 1 1 1 0 0 0 0 0 <text:s/>1 1 1 1 0 0 0 0 0 0</text:p>
          </table:table-cell>
          <table:table-cell office:value-type="string" table:style-name="ce1">
            <text:p>0 0 0 0 0 0 0 0 2 0 0 0 0 0 0 0 0 0 0 0 0 0 0 0 0 0 0 0 0 0 0 0 2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1 1 1 1 0 0 0 0 0 0 1 1 1 1 0 0 0 0 0 0 1 1 1 1 1 0 0 0 0 0 1 1 1 1 1 0 <text:s/>0 0 0 0 1 1 1 1 1 1 0 0 0 0 1 1 1 1 1 1 0 0 0 0 1 1 1 1 1 1 0 0 0 0 1 1 <text:s/>1 1 1 0 0 0 0 0 1 1 1 1 1 0 0 0 0 0 1 1 1 1 0 0 0 0 0 0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1345247216" table:style-name="ce1">
            <text:p>1345247216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0 0 <text:s/>1 1 1 1 1 1 1 1 0 0 <text:s/>1 1 1 1 1 1 1 0 0 0 <text:s/>1 1 1 1 1 1 1 0 0 0 <text:s/>1 1 1 1 1 1 0 0 0 0 <text:s/>1 1 1 1 1 0 0 0 0 0 <text:s/>1 1 1 1 0 0 0 0 0 0 <text:s/>1 1 1 0 0 0 0 0 0 0 <text:s/>1 1 0 0 0 0 0 0 0 0 <text:s/>0 0 0 0 0 0 0 0 0 0 0 0 0 0 0 0 0 0 1 1 <text:s/>0 0 0 0 0 0 0 0 1 1 <text:s/>0 0 0 0 0 0 0 1 1 1 <text:s/>0 0 0 0 0 0 0 1 1 1 <text:s/>0 0 0 0 0 0 1 1 1 1 <text:s/>0 0 0 0 0 1 1 1 1 1 <text:s/>0 0 0 0 1 1 1 1 1 1 <text:s/>0 0 0 1 1 1 1 1 1 1 <text:s/>0 0 1 1 1 1 1 1 1 1 <text:s/>1 1 1 1 1 1 1 1 1 1</text:p>
          </table:table-cell>
          <table:table-cell office:value-type="string" table:style-name="ce1">
            <text:p>0 0 0 0 0 0 0 0 0 0 0 0 0 0 0 0 0 0 0 0 0 0 0 0 0 0 0 0 0 0 0 0 0 0 0 0 <text:s/>0 0 0 0 0 2 0 0 0 0 0 0 0 0 0 0 0 0 0 0 0 0 0 0 0 0 0 0 0 0 0 0 0 0 0 0 <text:s/>0 0 0 0 0 0 0 0 0 0 0 0 0 0 0 0 0 0 0 0 0 0 0 0 2 0 0 0</text:p>
          </table:table-cell>
          <table:table-cell office:value-type="string" table:style-name="ce1">
            <text:p>0 0 0 0 0 0 0 0 1 1 0 0 0 0 0 0 0 0 1 1 0 0 0 0 0 0 0 1 1 1 0 0 0 0 0 0 <text:s/>0 1 1 1 0 0 0 0 0 0 1 1 1 1 0 0 0 0 0 1 1 1 1 1 0 0 0 0 1 1 1 1 1 1 0 0 <text:s/>0 1 1 1 1 1 1 1 0 0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8" table:style-name="ce1">
            <text:p>98</text:p>
          </table:table-cell>
          <table:table-cell office:value-type="float" office:value="1369171365" table:style-name="ce1">
            <text:p>1369171365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0 0 0 0 0 0 <text:s/>1 1 1 1 0 0 0 0 0 0 <text:s/>1 1 1 0 0 0 0 0 0 0 <text:s/>1 1 1 0 0 0 0 0 0 0 <text:s/>1 1 1 0 0 0 0 0 0 0 <text:s/>1 1 1 1 0 0 0 0 0 0 <text:s/>1 1 1 1 0 0 0 0 0 0 <text:s/>1 1 1 1 1 0 0 0 0 0 <text:s/>1 1 1 1 1 1 1 1 1 1 <text:s/>1 1 1 1 1 1 1 1 1 1 0 0 0 0 1 1 1 1 1 1 <text:s/>0 0 0 0 1 1 1 1 1 1 <text:s/>0 0 0 1 1 1 1 1 1 1 <text:s/>0 0 0 1 1 1 1 1 1 1 <text:s/>0 0 0 1 1 1 1 1 1 1 <text:s/>0 0 0 0 1 1 1 1 1 1 <text:s/>0 0 0 0 1 1 1 1 1 1 <text:s/>0 0 0 0 0 1 1 1 1 1 <text:s/>0 0 0 0 0 0 0 0 0 0 <text:s/>0 0 0 0 0 0 0 0 0 0</text:p>
          </table:table-cell>
          <table:table-cell office:value-type="string" table:style-name="ce1">
            <text:p>0 0 0 0 0 0 0 0 0 0 0 0 0 0 0 0 0 0 0 0 0 0 0 0 0 0 0 0 0 0 0 0 2 2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0 0 1 1 1 1 1 1 0 0 0 0 1 1 1 1 1 1 0 0 0 1 1 1 1 1 1 1 0 0 0 1 1 1 <text:s/>1 1 1 1 0 0 0 1 1 1 1 1 1 1 0 0 0 0 1 1 1 1 1 1 0 0 0 0 1 1 1 1 1 1 0 0 <text:s/>0 0 0 1 1 1 1 1 0 0 0 0 0 0 0 0 0 0 0 0 0 0 0 0 0 0 0 0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10440951" table:style-name="ce1">
            <text:p>1310440951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0 0 0 0 0 <text:s/>1 1 1 1 1 0 0 0 0 0 <text:s/>1 1 1 1 1 0 0 0 0 0 <text:s/>1 1 1 1 1 0 0 0 0 0 <text:s/>1 1 1 1 1 0 0 0 0 0 <text:s/>1 1 1 1 1 0 0 0 0 0 <text:s/>1 1 1 1 1 0 0 0 0 0 <text:s/>1 1 1 1 1 0 0 0 0 0 <text:s/>1 1 1 1 1 0 0 0 0 0 <text:s/>1 1 1 1 1 0 0 0 0 0 0 0 0 0 0 1 1 1 1 1 <text:s/>0 0 0 0 0 1 1 1 1 1 <text:s/>0 0 0 0 0 1 1 1 1 1 <text:s/>0 0 0 0 0 1 1 1 1 1 <text:s/>0 0 0 0 0 1 1 1 1 1 <text:s/>0 0 0 0 0 1 1 1 1 1 <text:s/>0 0 0 0 0 1 1 1 1 1 <text:s/>0 0 0 0 0 1 1 1 1 1 <text:s/>0 0 0 0 0 1 1 1 1 1 <text:s/>0 0 0 0 0 1 1 1 1 1</text:p>
          </table:table-cell>
          <table:table-cell office:value-type="string" table:style-name="ce1">
            <text:p>0 0 0 0 0 0 0 0 0 0 0 0 0 0 0 0 0 0 0 0 0 0 0 0 0 0 0 0 0 0 0 0 0 0 0 0 <text:s/>0 0 0 0 0 0 0 0 0 0 0 0 0 0 0 0 0 0 0 0 0 0 0 0 2 0 0 0 0 0 0 0 2 0 0 0 <text:s/>0 0 0 0 0 0 0 0 0 0 0 0 0 0 0 0 0 0 0 0 0 0 0 0 0 0 0 0</text:p>
          </table:table-cell>
          <table:table-cell office:value-type="string" table:style-name="ce1">
            <text:p>0 0 0 0 0 1 1 1 1 1 0 0 0 0 0 1 1 1 1 1 0 0 0 0 0 1 1 1 1 1 0 0 0 0 0 1 <text:s/>1 1 1 1 0 0 0 0 0 1 1 1 1 1 0 0 0 0 0 1 1 1 1 1 0 0 0 0 0 1 1 1 1 1 0 0 <text:s/>0 0 0 1 1 1 1 1 0 0 0 0 0 1 1 1 1 1 0 0 0 0 0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73372961" table:style-name="ce1">
            <text:p>1273372961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1 1 1 1 1 1 1 1 1 0 <text:s/>0 0 0 1 0 0 0 0 0 0 <text:s/>0 0 0 0 0 0 0 0 0 0 <text:s/>0 0 0 0 0 0 0 0 0 0 <text:s/>0 0 0 0 0 0 0 0 0 0 <text:s/>0 0 0 0 0 0 0 0 0 0 0 0 0 0 0 0 0 0 0 0 <text:s/>0 0 0 0 0 0 0 0 0 0 <text:s/>0 0 0 0 0 0 0 0 0 0 <text:s/>0 0 0 0 0 0 0 0 0 0 <text:s/>0 0 0 0 0 0 0 0 0 1 <text:s/>1 1 1 0 1 1 1 1 1 1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0 0 0 2 0 0 0 0 0 0 0 0 0 0 0 0 0 0 0 0 0 0 0 <text:s/>0 0 0 0 0 0 0 0 0 0 0 0 0 0 0 0 0 0 0 0 0 0 0 0 0 0 0 0 0 0 0 0 0 0 0 0 <text:s/>0 0 0 0 0 0 0 0 0 0 0 0 0 0 0 0 0 0 0 0 0 0 0 0 0 0 2 0</text:p>
          </table:table-cell>
          <table:table-cell office:value-type="string" table:style-name="ce1">
            <text:p>0 0 0 0 0 0 0 0 0 0 0 0 0 0 0 0 0 0 0 0 0 0 0 0 0 0 0 0 0 0 0 0 0 0 0 0 <text:s/>0 0 0 0 0 0 0 0 0 0 0 0 0 1 1 1 1 0 1 1 1 1 1 1 1 1 1 1 1 1 1 1 1 1 1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308888303" table:style-name="ce1">
            <text:p>1308888303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0 0 0 1 1 1 1 1 1 1 <text:s/>0 0 0 0 1 1 1 1 1 1 <text:s/>0 0 0 0 0 1 1 1 1 1 <text:s/>0 0 0 0 0 0 1 1 1 1 <text:s/>0 0 0 0 0 0 0 1 1 1 <text:s/>0 0 0 0 0 0 0 0 1 1 <text:s/>0 0 0 0 0 0 0 0 1 1 <text:s/>0 0 0 0 0 0 0 0 0 1 0 0 0 0 0 0 0 0 0 0 <text:s/>0 0 0 0 0 0 0 0 0 0 <text:s/>1 1 1 0 0 0 0 0 0 0 <text:s/>1 1 1 1 0 0 0 0 0 0 <text:s/>1 1 1 1 1 0 0 0 0 0 <text:s/>1 1 1 1 1 1 0 0 0 0 <text:s/>1 1 1 1 1 1 1 0 0 0 <text:s/>1 1 1 1 1 1 1 1 0 0 <text:s/>1 1 1 1 1 1 1 1 0 0 <text:s/>1 1 1 1 1 1 1 1 1 0</text:p>
          </table:table-cell>
          <table:table-cell office:value-type="string" table:style-name="ce1">
            <text:p>0 0 0 0 0 0 0 2 0 0 0 0 0 0 0 0 0 0 0 0 0 0 0 0 0 0 0 0 0 0 0 0 0 0 0 0 <text:s/>0 0 0 0 0 0 0 0 0 0 0 0 0 0 0 0 0 0 0 0 0 0 0 0 0 0 2 0 0 0 0 0 0 0 0 0 <text:s/>0 0 0 0 0 0 0 0 0 0 0 0 0 0 0 0 0 0 0 0 0 0 0 0 0 0 0 0</text:p>
          </table:table-cell>
          <table:table-cell office:value-type="string" table:style-name="ce1">
            <text:p>0 0 0 0 0 0 0 0 0 0 0 0 0 0 0 0 0 0 0 0 1 1 1 0 0 0 0 0 0 0 1 1 1 1 0 0 <text:s/>0 0 0 0 1 1 1 1 1 0 0 0 0 0 1 1 1 1 1 1 0 0 0 0 1 1 1 1 1 1 1 0 0 0 1 1 <text:s/>1 1 1 1 1 1 0 0 1 1 1 1 1 1 1 1 0 0 1 1 1 1 1 1 1 1 1 0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310661812" table:style-name="ce1">
            <text:p>1310661812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0 0 0 0 0 <text:s/>1 1 1 1 1 1 0 0 0 0 <text:s/>1 1 1 1 1 1 0 0 0 0 <text:s/>1 1 1 1 1 1 0 0 0 0 <text:s/>1 1 1 1 1 1 0 0 0 0 <text:s/>1 1 1 1 1 1 0 0 0 0 <text:s/>1 1 1 1 1 0 0 0 0 0 <text:s/>1 1 1 1 0 0 0 0 0 0 <text:s/>1 1 1 1 0 0 0 0 0 0 <text:s/>1 1 0 0 0 0 0 0 0 0 0 0 0 0 0 1 1 1 1 1 <text:s/>0 0 0 0 0 0 1 1 1 1 <text:s/>0 0 0 0 0 0 1 1 1 1 <text:s/>0 0 0 0 0 0 1 1 1 1 <text:s/>0 0 0 0 0 0 1 1 1 1 <text:s/>0 0 0 0 0 0 1 1 1 1 <text:s/>0 0 0 0 0 1 1 1 1 1 <text:s/>0 0 0 0 1 1 1 1 1 1 <text:s/>0 0 0 0 1 1 1 1 1 1 <text:s/>0 0 1 1 1 1 1 1 1 1</text:p>
          </table:table-cell>
          <table:table-cell office:value-type="string" table:style-name="ce1">
            <text:p>0 0 0 0 0 0 0 0 0 0 0 0 0 0 0 0 0 0 0 0 0 0 0 0 0 0 0 0 0 0 0 0 0 0 2 0 <text:s/>0 2 0 0 0 0 0 0 0 0 0 0 0 0 0 0 0 0 0 0 0 0 0 0 0 0 0 0 0 0 0 0 0 0 0 0 <text:s/>0 0 0 0 0 0 0 0 0 0 0 0 0 0 0 0 0 0 0 0 0 0 0 0 0 0 0 0</text:p>
          </table:table-cell>
          <table:table-cell office:value-type="string" table:style-name="ce1">
            <text:p>0 0 0 0 0 1 1 1 1 1 0 0 0 0 0 0 1 1 1 1 0 0 0 0 0 0 1 1 1 1 0 0 0 0 0 0 <text:s/>1 1 1 1 0 0 0 0 0 0 1 1 1 1 0 0 0 0 0 0 1 1 1 1 0 0 0 0 0 1 1 1 1 1 0 0 <text:s/>0 0 1 1 1 1 1 1 0 0 0 0 1 1 1 1 1 1 0 0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205257933" table:style-name="ce1">
            <text:p>1205257933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0 0 0 <text:s/>1 1 1 1 1 1 1 0 0 0 <text:s/>1 1 1 1 1 1 0 0 0 0 <text:s/>1 1 1 1 1 1 0 0 0 0 <text:s/>1 1 1 1 1 0 0 0 0 0 <text:s/>1 1 1 1 1 0 0 0 0 0 <text:s/>1 1 1 1 0 0 0 0 0 0 <text:s/>1 1 1 1 0 0 0 0 0 0 <text:s/>1 1 1 0 0 0 0 0 0 0 <text:s/>1 1 1 0 0 0 0 0 0 0 0 0 0 0 0 0 0 1 1 1 <text:s/>0 0 0 0 0 0 0 1 1 1 <text:s/>0 0 0 0 0 0 1 1 1 1 <text:s/>0 0 0 0 0 0 1 1 1 1 <text:s/>0 0 0 0 0 1 1 1 1 1 <text:s/>0 0 0 0 0 1 1 1 1 1 <text:s/>0 0 0 0 1 1 1 1 1 1 <text:s/>0 0 0 0 1 1 1 1 1 1 <text:s/>0 0 0 1 1 1 1 1 1 1 <text:s/>0 0 0 1 1 1 1 1 1 1</text:p>
          </table:table-cell>
          <table:table-cell office:value-type="string" table:style-name="ce1">
            <text:p>0 0 0 0 0 0 0 0 0 0 0 0 0 0 0 0 0 0 0 0 0 0 0 2 0 0 0 0 0 0 0 0 0 0 0 0 <text:s/>0 0 0 0 0 0 0 0 0 0 0 0 2 0 0 0 0 0 0 0 0 0 0 0 0 0 0 0 0 0 0 0 0 0 0 0 <text:s/>0 0 0 0 0 0 0 0 0 0 0 0 0 0 0 0 0 0 0 0 0 0 0 0 0 0 0 0</text:p>
          </table:table-cell>
          <table:table-cell office:value-type="string" table:style-name="ce1">
            <text:p>0 0 0 0 0 0 0 1 1 1 0 0 0 0 0 0 0 1 1 1 0 0 0 0 0 0 1 1 1 1 0 0 0 0 0 0 <text:s/>1 1 1 1 0 0 0 0 0 1 1 1 1 1 0 0 0 0 0 1 1 1 1 1 0 0 0 0 1 1 1 1 1 1 0 0 <text:s/>0 0 1 1 1 1 1 1 0 0 0 1 1 1 1 1 1 1 0 0 0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63285961" table:style-name="ce1">
            <text:p>1263285961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0 0 0 0 0 <text:s/>1 1 1 1 1 0 0 0 0 0 <text:s/>1 1 1 1 1 0 0 0 0 0 <text:s/>1 1 1 1 1 0 0 0 0 0 <text:s/>1 1 1 1 1 0 0 0 0 0 <text:s/>1 1 1 1 1 0 0 0 0 0 <text:s/>1 1 1 1 1 0 0 0 0 0 <text:s/>1 1 1 1 1 0 0 0 0 0 <text:s/>1 1 1 1 1 0 0 0 0 0 <text:s/>1 1 1 1 1 0 0 0 0 0 0 0 0 0 0 1 1 1 1 1 <text:s/>0 0 0 0 0 1 1 1 1 1 <text:s/>0 0 0 0 0 1 1 1 1 1 <text:s/>0 0 0 0 0 1 1 1 1 1 <text:s/>0 0 0 0 0 1 1 1 1 1 <text:s/>0 0 0 0 0 1 1 1 1 1 <text:s/>0 0 0 0 0 1 1 1 1 1 <text:s/>0 0 0 0 0 1 1 1 1 1 <text:s/>0 0 0 0 0 1 1 1 1 1 <text:s/>0 0 0 0 0 1 1 1 1 1</text:p>
          </table:table-cell>
          <table:table-cell office:value-type="string" table:style-name="ce1">
            <text:p>0 0 0 0 0 0 0 0 0 0 0 2 0 0 0 0 0 0 2 0 0 0 0 0 0 0 0 0 0 0 0 0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0 0 0 1 1 1 1 1 0 0 0 0 0 1 1 1 1 1 0 0 0 0 0 1 1 1 1 1 0 0 0 0 0 1 <text:s/>1 1 1 1 0 0 0 0 0 1 1 1 1 1 0 0 0 0 0 1 1 1 1 1 0 0 0 0 0 1 1 1 1 1 0 0 <text:s/>0 0 0 1 1 1 1 1 0 0 0 0 0 1 1 1 1 1 0 0 0 0 0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396188933" table:style-name="ce1">
            <text:p>1396188933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0 0 0 0 0 <text:s/>1 1 1 1 1 1 0 0 0 0 <text:s/>1 1 1 1 1 1 1 0 0 0 <text:s/>1 1 1 1 1 1 1 1 0 0 <text:s/>1 1 1 1 1 1 1 1 0 0 <text:s/>1 1 1 1 1 1 1 1 0 0 <text:s/>0 1 1 1 1 1 1 0 0 0 <text:s/>0 0 1 1 1 1 0 0 0 0 <text:s/>0 0 0 0 0 0 0 0 0 0 <text:s/>0 0 0 0 0 0 0 0 0 0 0 0 0 0 0 1 1 1 1 1 <text:s/>0 0 0 0 0 0 1 1 1 1 <text:s/>0 0 0 0 0 0 0 1 1 1 <text:s/>0 0 0 0 0 0 0 0 1 1 <text:s/>0 0 0 0 0 0 0 0 1 1 <text:s/>0 0 0 0 0 0 0 0 1 1 <text:s/>1 0 0 0 0 0 0 1 1 1 <text:s/>1 1 0 0 0 0 1 1 1 1 <text:s/>1 1 1 1 1 1 1 1 1 1 <text:s/>1 1 1 1 1 1 1 1 1 1</text:p>
          </table:table-cell>
          <table:table-cell office:value-type="string" table:style-name="ce1">
            <text:p>0 0 0 0 0 0 0 0 0 0 0 0 0 0 0 0 0 0 0 0 0 0 0 0 0 0 0 0 0 0 0 0 0 0 0 0 <text:s/>0 0 0 0 0 0 0 0 0 0 0 2 2 0 0 0 0 0 0 0 0 0 0 0 0 0 0 0 0 0 0 0 0 0 0 0 <text:s/>0 0 0 0 0 0 0 0 0 0 0 0 0 0 0 0 0 0 0 0 0 0 0 0 0 0 0 0</text:p>
          </table:table-cell>
          <table:table-cell office:value-type="string" table:style-name="ce1">
            <text:p>0 0 0 0 0 1 1 1 1 1 0 0 0 0 0 0 1 1 1 1 0 0 0 0 0 0 0 1 1 1 0 0 0 0 0 0 <text:s/>0 0 1 1 0 0 0 0 0 0 0 0 1 1 0 0 0 0 0 0 0 0 1 1 1 0 0 0 0 0 0 1 1 1 1 1 <text:s/>0 0 0 0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238576582" table:style-name="ce1">
            <text:p>1238576582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0 0 0 0 0 0 0 1 1 1 <text:s/>0 0 0 0 0 0 0 0 1 1 <text:s/>0 0 0 0 0 0 0 0 1 1 <text:s/>0 0 0 0 0 0 0 0 0 1 <text:s/>0 0 0 0 0 0 0 0 0 1 <text:s/>0 0 0 0 0 0 0 0 0 1 0 0 0 0 0 0 0 0 0 0 <text:s/>0 0 0 0 0 0 0 0 0 0 <text:s/>0 0 0 0 0 0 0 0 0 0 <text:s/>0 0 0 0 0 0 0 0 0 0 <text:s/>1 1 1 1 1 1 1 0 0 0 <text:s/>1 1 1 1 1 1 1 1 0 0 <text:s/>1 1 1 1 1 1 1 1 0 0 <text:s/>1 1 1 1 1 1 1 1 1 0 <text:s/>1 1 1 1 1 1 1 1 1 0 <text:s/>1 1 1 1 1 1 1 1 1 0</text:p>
          </table:table-cell>
          <table:table-cell office:value-type="string" table:style-name="ce1">
            <text:p>0 0 0 0 0 0 0 0 0 0 0 0 0 0 0 0 0 0 0 2 0 0 0 0 0 0 0 0 0 0 0 0 0 0 0 0 <text:s/>0 0 0 0 0 0 0 0 0 0 0 0 0 0 0 0 0 0 0 0 0 0 0 0 0 0 0 0 0 2 0 0 0 0 0 0 <text:s/>0 0 0 0 0 0 0 0 0 0 0 0 0 0 0 0 0 0 0 0 0 0 0 0 0 0 0 0</text:p>
          </table:table-cell>
          <table:table-cell office:value-type="string" table:style-name="ce1">
            <text:p>0 0 0 0 0 0 0 0 0 0 0 0 0 0 0 0 0 0 0 0 0 0 0 0 0 0 0 0 0 0 0 0 0 0 0 0 <text:s/>0 0 0 0 1 1 1 1 1 1 1 0 0 0 1 1 1 1 1 1 1 1 0 0 1 1 1 1 1 1 1 1 0 0 1 1 <text:s/>1 1 1 1 1 1 1 0 1 1 1 1 1 1 1 1 1 0 1 1 1 1 1 1 1 1 1 0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8" table:style-name="ce1">
            <text:p>558</text:p>
          </table:table-cell>
          <table:table-cell office:value-type="float" office:value="1282931876" table:style-name="ce1">
            <text:p>1282931876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0 0 0 0 0 0 0 0 <text:s/>1 1 0 0 0 0 0 0 0 0 <text:s/>1 1 0 0 0 0 0 0 0 0 <text:s/>1 1 1 0 0 0 0 0 0 0 <text:s/>1 1 1 0 0 0 0 0 0 0 <text:s/>1 1 1 1 0 0 0 0 0 0 <text:s/>1 1 1 1 1 0 0 0 0 0 <text:s/>1 1 1 1 1 1 1 1 0 1 <text:s/>1 1 1 1 1 1 1 1 1 1 <text:s/>1 1 1 1 1 1 1 1 1 1 0 0 1 1 1 1 1 1 1 1 <text:s/>0 0 1 1 1 1 1 1 1 1 <text:s/>0 0 1 1 1 1 1 1 1 1 <text:s/>0 0 0 1 1 1 1 1 1 1 <text:s/>0 0 0 1 1 1 1 1 1 1 <text:s/>0 0 0 0 1 1 1 1 1 1 <text:s/>0 0 0 0 0 1 1 1 1 1 <text:s/>0 0 0 0 0 0 0 0 1 0 <text:s/>0 0 0 0 0 0 0 0 0 0 <text:s/>0 0 0 0 0 0 0 0 0 0</text:p>
          </table:table-cell>
          <table:table-cell office:value-type="string" table:style-name="ce1">
            <text:p>0 0 0 0 0 0 0 0 0 0 2 0 0 2 0 0 0 0 0 0 0 0 0 0 0 0 0 0 0 0 0 0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1 1 1 1 1 1 1 1 0 0 1 1 1 1 1 1 1 1 0 0 1 1 1 1 1 1 1 1 0 0 0 1 1 1 <text:s/>1 1 1 1 0 0 0 1 1 1 1 1 1 1 0 0 0 0 1 1 1 1 1 1 0 0 0 0 0 1 1 1 1 1 0 0 <text:s/>0 0 0 0 0 0 1 0 0 0 0 0 0 0 0 0 0 0 0 0 0 0 0 0 0 0 0 0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353219163" table:style-name="ce1">
            <text:p>1353219163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0 0 0 0 1 1 <text:s/>1 1 1 0 0 0 0 0 1 1 <text:s/>1 1 0 0 0 0 0 0 0 1 <text:s/>1 1 0 0 0 0 0 0 0 1 <text:s/>1 1 0 0 0 0 0 0 0 1 <text:s/>1 1 1 0 0 0 0 0 0 1 <text:s/>1 1 1 1 0 0 0 1 1 1 <text:s/>1 1 1 1 1 1 1 1 1 1 0 0 0 0 0 0 0 0 0 0 <text:s/>0 0 0 0 0 0 0 0 0 0 <text:s/>0 0 0 0 1 1 1 1 0 0 <text:s/>0 0 0 1 1 1 1 1 0 0 <text:s/>0 0 1 1 1 1 1 1 1 0 <text:s/>0 0 1 1 1 1 1 1 1 0 <text:s/>0 0 1 1 1 1 1 1 1 0 <text:s/>0 0 0 1 1 1 1 1 1 0 <text:s/>0 0 0 0 1 1 1 0 0 0 <text:s/>0 0 0 0 0 0 0 0 0 0</text:p>
          </table:table-cell>
          <table:table-cell office:value-type="string" table:style-name="ce1">
            <text:p>0 0 0 0 0 0 0 0 0 0 0 0 0 0 0 0 0 0 0 0 0 0 0 0 0 0 0 0 0 0 0 0 0 0 0 0 <text:s/>0 0 0 0 0 0 0 0 0 0 0 0 0 0 0 2 2 0 0 0 0 0 0 0 0 0 0 0 0 0 0 0 0 0 0 0 <text:s/>0 0 0 0 0 0 0 0 0 0 0 0 0 0 0 0 0 0 0 0 0 0 0 0 0 0 0 0</text:p>
          </table:table-cell>
          <table:table-cell office:value-type="string" table:style-name="ce1">
            <text:p>0 0 0 0 0 0 0 0 0 0 0 0 0 0 0 0 0 0 0 0 0 0 0 0 1 1 1 1 0 0 0 0 0 1 1 1 <text:s/>1 1 0 0 0 0 1 1 1 1 1 1 1 0 0 0 1 1 1 1 1 1 1 0 0 0 1 1 1 1 1 1 1 0 0 0 <text:s/>0 1 1 1 1 1 1 0 0 0 0 0 1 1 1 0 0 0 0 0 0 0 0 0 0 0 0 0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1256154265" table:style-name="ce1">
            <text:p>1256154265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0 0 0 <text:s/>1 1 1 1 1 1 1 0 0 0 <text:s/>1 1 1 1 1 1 1 1 0 0 <text:s/>1 1 1 1 1 1 1 1 0 0 <text:s/>1 1 1 1 1 1 1 1 1 0 <text:s/>1 1 1 1 1 1 1 1 1 0 <text:s/>1 1 1 1 1 1 1 1 1 0 <text:s/>1 1 1 1 1 1 1 1 1 0 <text:s/>1 1 1 1 1 1 1 1 0 0 <text:s/>1 1 1 1 1 1 1 0 0 0 0 0 0 0 0 0 0 1 1 1 <text:s/>0 0 0 0 0 0 0 1 1 1 <text:s/>0 0 0 0 0 0 0 0 1 1 <text:s/>0 0 0 0 0 0 0 0 1 1 <text:s/>0 0 0 0 0 0 0 0 0 1 <text:s/>0 0 0 0 0 0 0 0 0 1 <text:s/>0 0 0 0 0 0 0 0 0 1 <text:s/>0 0 0 0 0 0 0 0 0 1 <text:s/>0 0 0 0 0 0 0 0 1 1 <text:s/>0 0 0 0 0 0 0 1 1 1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0 <text:s/>0 0 0 0 0 0 0 0 0 0 0 0 0 0 0 2 0 0 0 0 0 0 0 0 0 0 2 0</text:p>
          </table:table-cell>
          <table:table-cell office:value-type="string" table:style-name="ce1">
            <text:p>0 0 0 0 0 0 0 1 1 1 0 0 0 0 0 0 0 1 1 1 0 0 0 0 0 0 0 0 1 1 0 0 0 0 0 0 <text:s/>0 0 1 1 0 0 0 0 0 0 0 0 0 1 0 0 0 0 0 0 0 0 0 1 0 0 0 0 0 0 0 0 0 1 0 0 <text:s/>0 0 0 0 0 0 0 1 0 0 0 0 0 0 0 0 1 1 0 0 0 0 0 0 0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241705388" table:style-name="ce1">
            <text:p>1241705388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0 0 <text:s/>1 1 1 1 1 1 1 1 0 0 <text:s/>1 1 1 1 1 1 1 1 0 0 <text:s/>1 1 1 1 1 1 1 1 0 0 <text:s/>1 1 1 1 1 1 1 0 0 0 <text:s/>1 1 1 1 1 1 1 0 0 0 <text:s/>0 1 1 1 1 0 0 0 0 0 <text:s/>0 0 0 0 0 0 0 0 0 0 <text:s/>0 0 0 0 0 0 0 0 0 0 <text:s/>0 0 0 0 0 0 0 0 0 0 0 0 0 0 0 0 0 0 1 1 <text:s/>0 0 0 0 0 0 0 0 1 1 <text:s/>0 0 0 0 0 0 0 0 1 1 <text:s/>0 0 0 0 0 0 0 0 1 1 <text:s/>0 0 0 0 0 0 0 1 1 1 <text:s/>0 0 0 0 0 0 0 1 1 1 <text:s/>1 0 0 0 0 1 1 1 1 1 <text:s/>1 1 1 1 1 1 1 1 1 1 <text:s/>1 1 1 1 1 1 1 1 1 1 <text:s/>1 1 1 1 1 1 1 1 1 1</text:p>
          </table:table-cell>
          <table:table-cell office:value-type="string" table:style-name="ce1">
            <text:p>0 0 0 0 0 0 0 0 0 0 0 0 0 0 0 0 0 0 0 0 0 0 0 0 0 0 0 0 0 0 0 0 0 0 0 0 <text:s/>0 0 0 0 0 0 0 0 2 0 0 0 0 0 0 0 0 0 0 0 0 0 0 0 0 0 0 0 0 0 0 0 0 0 0 0 <text:s/>0 0 0 0 0 0 0 0 0 0 0 0 0 0 0 0 0 0 0 0 0 0 0 0 0 2 0 0</text:p>
          </table:table-cell>
          <table:table-cell office:value-type="string" table:style-name="ce1">
            <text:p>0 0 0 0 0 0 0 0 1 1 0 0 0 0 0 0 0 0 1 1 0 0 0 0 0 0 0 0 1 1 0 0 0 0 0 0 <text:s/>0 0 1 1 0 0 0 0 0 0 0 1 1 1 0 0 0 0 0 0 0 1 1 1 1 0 0 0 0 1 1 1 1 1 1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256321041" table:style-name="ce1">
            <text:p>1256321041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0 0 1 1 1 1 1 1 1 1 <text:s/>0 0 0 0 0 0 0 0 1 1 <text:s/>0 0 0 0 0 0 0 0 0 0 <text:s/>0 0 0 0 0 0 0 0 0 0 <text:s/>0 0 0 0 0 0 0 0 0 0 <text:s/>0 0 0 0 0 0 0 0 0 0 0 0 0 0 0 0 0 0 0 0 <text:s/>0 0 0 0 0 0 0 0 0 0 <text:s/>0 0 0 0 0 0 0 0 0 0 <text:s/>0 0 0 0 0 0 0 0 0 0 <text:s/>1 1 0 0 0 0 0 0 0 0 <text:s/>1 1 1 1 1 1 1 1 0 0 <text:s/>1 1 1 1 1 1 1 1 1 1 <text:s/>1 1 1 1 1 1 1 1 1 1 <text:s/>1 1 1 1 1 1 1 1 1 1 <text:s/>1 1 1 1 1 1 1 1 1 1</text:p>
          </table:table-cell>
          <table:table-cell office:value-type="string" table:style-name="ce1">
            <text:p>0 0 0 0 2 0 0 0 0 0 0 0 0 0 0 0 0 0 0 0 0 0 0 0 0 0 0 0 0 0 0 0 0 0 0 0 <text:s/>0 0 0 0 0 0 0 0 0 0 0 0 0 0 0 0 0 0 0 0 0 0 0 0 0 0 0 0 0 0 0 0 0 0 0 0 <text:s/>0 0 0 0 0 0 0 0 0 0 0 2 0 0 0 0 0 0 0 0 0 0 0 0 0 0 0 0</text:p>
          </table:table-cell>
          <table:table-cell office:value-type="string" table:style-name="ce1">
            <text:p>0 0 0 0 0 0 0 0 0 0 0 0 0 0 0 0 0 0 0 0 0 0 0 0 0 0 0 0 0 0 0 0 0 0 0 0 <text:s/>0 0 0 0 1 1 0 0 0 0 0 0 0 0 1 1 1 1 1 1 1 1 0 0 1 1 1 1 1 1 1 1 1 1 1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51318588" table:style-name="ce1">
            <text:p>1351318588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0 0 1 1 1 1 1 1 1 1 <text:s/>0 0 0 0 1 1 1 1 1 1 <text:s/>0 0 0 0 0 0 1 1 1 1 <text:s/>0 0 0 0 0 0 0 0 1 1 <text:s/>0 0 0 0 0 0 0 0 0 0 <text:s/>0 0 0 0 0 0 0 0 0 0 <text:s/>0 0 0 0 0 0 0 0 0 0 0 0 0 0 0 0 0 0 0 0 <text:s/>0 0 0 0 0 0 0 0 0 0 <text:s/>0 0 0 0 0 0 0 0 0 0 <text:s/>1 1 0 0 0 0 0 0 0 0 <text:s/>1 1 1 1 0 0 0 0 0 0 <text:s/>1 1 1 1 1 1 0 0 0 0 <text:s/>1 1 1 1 1 1 1 1 0 0 <text:s/>1 1 1 1 1 1 1 1 1 1 <text:s/>1 1 1 1 1 1 1 1 1 1 <text:s/>1 1 1 1 1 1 1 1 1 1</text:p>
          </table:table-cell>
          <table:table-cell office:value-type="string" table:style-name="ce1">
            <text:p>0 0 0 0 0 0 0 0 0 0 0 0 0 0 0 0 0 0 0 0 0 0 0 0 0 0 0 0 2 0 0 0 0 0 0 0 <text:s/>0 0 0 0 0 0 0 0 0 0 0 0 0 0 0 0 0 0 0 0 0 0 0 0 0 0 0 0 0 0 0 0 0 0 0 0 <text:s/>0 0 0 0 0 0 0 0 0 0 0 0 0 0 0 0 0 0 0 0 0 0 0 2 0 0 0 0</text:p>
          </table:table-cell>
          <table:table-cell office:value-type="string" table:style-name="ce1">
            <text:p>0 0 0 0 0 0 0 0 0 0 0 0 0 0 0 0 0 0 0 0 0 0 0 0 0 0 0 0 0 0 1 1 0 0 0 0 <text:s/>0 0 0 0 1 1 1 1 0 0 0 0 0 0 1 1 1 1 1 1 0 0 0 0 1 1 1 1 1 1 1 1 0 0 1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13028163" table:style-name="ce1">
            <text:p>1213028163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0 0 0 0 0 <text:s/>1 1 1 1 1 0 0 0 0 0 <text:s/>1 1 1 1 1 0 0 0 0 0 <text:s/>1 1 1 1 1 0 0 0 0 0 <text:s/>1 1 1 1 1 0 0 0 0 0 <text:s/>1 1 1 1 1 0 0 0 0 0 <text:s/>1 1 1 1 1 0 0 0 0 0 <text:s/>1 1 1 1 1 0 0 0 0 0 <text:s/>1 1 1 1 1 0 0 0 0 0 <text:s/>1 1 1 1 1 0 0 0 0 0 0 0 0 0 0 1 1 1 1 1 <text:s/>0 0 0 0 0 1 1 1 1 1 <text:s/>0 0 0 0 0 1 1 1 1 1 <text:s/>0 0 0 0 0 1 1 1 1 1 <text:s/>0 0 0 0 0 1 1 1 1 1 <text:s/>0 0 0 0 0 1 1 1 1 1 <text:s/>0 0 0 0 0 1 1 1 1 1 <text:s/>0 0 0 0 0 1 1 1 1 1 <text:s/>0 0 0 0 0 1 1 1 1 1 <text:s/>0 0 0 0 0 1 1 1 1 1</text:p>
          </table:table-cell>
          <table:table-cell office:value-type="string" table:style-name="ce1">
            <text:p>0 0 0 0 0 0 0 0 0 0 0 0 0 0 0 0 0 0 0 0 0 0 0 0 0 0 0 0 0 0 0 0 0 0 0 0 <text:s/>0 0 0 0 0 0 0 0 0 0 0 0 0 0 0 0 0 0 0 0 0 0 0 0 0 0 0 2 0 0 0 2 0 0 0 0 <text:s/>0 0 0 0 0 0 0 0 0 0 0 0 0 0 0 0 0 0 0 0 0 0 0 0 0 0 0 0</text:p>
          </table:table-cell>
          <table:table-cell office:value-type="string" table:style-name="ce1">
            <text:p>0 0 0 0 0 1 1 1 1 1 0 0 0 0 0 1 1 1 1 1 0 0 0 0 0 1 1 1 1 1 0 0 0 0 0 1 <text:s/>1 1 1 1 0 0 0 0 0 1 1 1 1 1 0 0 0 0 0 1 1 1 1 1 0 0 0 0 0 1 1 1 1 1 0 0 <text:s/>0 0 0 1 1 1 1 1 0 0 0 0 0 1 1 1 1 1 0 0 0 0 0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306338089" table:style-name="ce1">
            <text:p>1306338089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0 0 0 0 1 1 1 1 1 <text:s/>0 0 0 0 0 1 1 1 1 1 <text:s/>0 0 0 0 0 1 1 1 1 1 <text:s/>0 0 0 0 0 1 1 1 1 1 <text:s/>0 0 0 0 0 1 1 1 1 1 <text:s/>0 0 0 0 0 1 1 1 1 1 <text:s/>0 0 0 0 0 1 1 1 1 1 <text:s/>0 0 0 0 0 1 1 1 1 1 <text:s/>0 0 0 0 0 1 1 1 1 1 <text:s/>0 0 0 0 0 1 1 1 1 1 1 1 1 1 1 0 0 0 0 0 <text:s/>1 1 1 1 1 0 0 0 0 0 <text:s/>1 1 1 1 1 0 0 0 0 0 <text:s/>1 1 1 1 1 0 0 0 0 0 <text:s/>1 1 1 1 1 0 0 0 0 0 <text:s/>1 1 1 1 1 0 0 0 0 0 <text:s/>1 1 1 1 1 0 0 0 0 0 <text:s/>1 1 1 1 1 0 0 0 0 0 <text:s/>1 1 1 1 1 0 0 0 0 0 <text:s/>1 1 1 1 1 0 0 0 0 0</text:p>
          </table:table-cell>
          <table:table-cell office:value-type="string" table:style-name="ce1">
            <text:p>0 0 0 0 0 0 0 0 0 0 0 0 0 0 0 0 0 2 0 0 0 0 2 0 0 0 0 0 0 0 0 0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1 1 1 1 1 0 0 0 0 0 1 1 1 1 1 0 0 0 0 0 1 1 1 1 1 0 0 0 0 0 1 1 1 1 1 0 <text:s/>0 0 0 0 1 1 1 1 1 0 0 0 0 0 1 1 1 1 1 0 0 0 0 0 1 1 1 1 1 0 0 0 0 0 1 1 <text:s/>1 1 1 0 0 0 0 0 1 1 1 1 1 0 0 0 0 0 1 1 1 1 1 0 0 0 0 0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411940729" table:style-name="ce1">
            <text:p>1411940729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0 0 0 1 1 1 1 <text:s/>1 1 0 0 0 0 0 1 1 1 <text:s/>1 0 0 0 0 0 0 0 1 1 <text:s/>1 0 0 0 0 0 0 0 1 1 <text:s/>0 0 0 0 0 0 0 0 1 1 <text:s/>0 0 0 0 0 0 0 0 1 1 <text:s/>0 0 0 0 0 0 0 1 1 1 <text:s/>0 0 0 0 0 0 1 1 1 1 0 0 0 0 0 0 0 0 0 0 <text:s/>0 0 0 0 0 0 0 0 0 0 <text:s/>0 0 0 1 1 1 0 0 0 0 <text:s/>0 0 1 1 1 1 1 0 0 0 <text:s/>0 1 1 1 1 1 1 1 0 0 <text:s/>0 1 1 1 1 1 1 1 0 0 <text:s/>1 1 1 1 1 1 1 1 0 0 <text:s/>1 1 1 1 1 1 1 1 0 0 <text:s/>1 1 1 1 1 1 1 0 0 0 <text:s/>1 1 1 1 1 1 0 0 0 0</text:p>
          </table:table-cell>
          <table:table-cell office:value-type="string" table:style-name="ce1">
            <text:p>0 0 0 0 0 0 0 0 0 0 0 0 0 0 0 0 0 0 0 0 0 0 0 0 0 0 0 0 0 2 0 0 0 0 0 0 <text:s/>0 0 0 0 0 0 0 0 0 0 2 0 0 0 0 0 0 0 0 0 0 0 0 0 0 0 0 0 0 0 0 0 0 0 0 0 <text:s/>0 0 0 0 0 0 0 0 0 0 0 0 0 0 0 0 0 0 0 0 0 0 0 0 0 0 0 0</text:p>
          </table:table-cell>
          <table:table-cell office:value-type="string" table:style-name="ce1">
            <text:p>0 0 0 0 0 0 0 0 0 0 0 0 0 0 0 0 0 0 0 0 0 0 0 1 1 1 0 0 0 0 0 0 1 1 1 1 <text:s/>1 0 0 0 0 1 1 1 1 1 1 1 0 0 0 1 1 1 1 1 1 1 0 0 1 1 1 1 1 1 1 1 0 0 1 1 <text:s/>1 1 1 1 1 1 0 0 1 1 1 1 1 1 1 0 0 0 1 1 1 1 1 1 0 0 0 0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59700200" table:style-name="ce1">
            <text:p>1259700200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0 0 <text:s/>1 1 1 1 1 1 0 0 0 0 <text:s/>1 1 1 1 0 0 0 0 0 0 <text:s/>1 1 0 0 0 0 0 0 0 0 <text:s/>0 0 0 0 0 0 0 0 0 0 <text:s/>0 0 0 0 0 0 0 0 0 0 <text:s/>0 0 0 0 0 0 0 0 0 0 0 0 0 0 0 0 0 0 0 0 <text:s/>0 0 0 0 0 0 0 0 0 0 <text:s/>0 0 0 0 0 0 0 0 0 0 <text:s/>0 0 0 0 0 0 0 0 1 1 <text:s/>0 0 0 0 0 0 1 1 1 1 <text:s/>0 0 0 0 1 1 1 1 1 1 <text:s/>0 0 1 1 1 1 1 1 1 1 <text:s/>1 1 1 1 1 1 1 1 1 1 <text:s/>1 1 1 1 1 1 1 1 1 1 <text:s/>1 1 1 1 1 1 1 1 1 1</text:p>
          </table:table-cell>
          <table:table-cell office:value-type="string" table:style-name="ce1">
            <text:p>0 0 0 0 0 0 0 0 0 0 0 0 0 0 0 0 0 0 0 0 0 0 0 0 0 0 0 0 0 0 0 0 2 0 0 0 <text:s/>0 0 0 0 0 0 0 0 0 0 0 0 0 0 0 0 0 0 0 0 0 0 0 0 0 0 0 0 0 0 0 0 0 0 0 0 <text:s/>0 0 2 0 0 0 0 0 0 0 0 0 0 0 0 0 0 0 0 0 0 0 0 0 0 0 0 0</text:p>
          </table:table-cell>
          <table:table-cell office:value-type="string" table:style-name="ce1">
            <text:p>0 0 0 0 0 0 0 0 0 0 0 0 0 0 0 0 0 0 0 0 0 0 0 0 0 0 0 0 0 0 0 0 0 0 0 0 <text:s/>0 0 1 1 0 0 0 0 0 0 1 1 1 1 0 0 0 0 1 1 1 1 1 1 0 0 1 1 1 1 1 1 1 1 1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204523645" table:style-name="ce1">
            <text:p>1204523645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0 0 0 0 0 0 1 1 1 <text:s/>0 0 0 0 0 1 1 1 1 1 <text:s/>0 0 0 0 1 1 1 1 1 1 <text:s/>0 0 0 1 1 1 1 1 1 1 <text:s/>0 0 0 1 1 1 1 1 1 1 <text:s/>0 0 0 1 1 1 1 1 1 1 <text:s/>0 0 0 0 1 1 1 1 1 1 <text:s/>0 0 0 0 1 1 1 1 1 1 <text:s/>0 0 0 0 0 0 1 1 1 0 <text:s/>0 0 0 0 0 0 0 0 0 0 1 1 1 1 1 1 1 0 0 0 <text:s/>1 1 1 1 1 0 0 0 0 0 <text:s/>1 1 1 1 0 0 0 0 0 0 <text:s/>1 1 1 0 0 0 0 0 0 0 <text:s/>1 1 1 0 0 0 0 0 0 0 <text:s/>1 1 1 0 0 0 0 0 0 0 <text:s/>1 1 1 1 0 0 0 0 0 0 <text:s/>1 1 1 1 0 0 0 0 0 0 <text:s/>1 1 1 1 1 1 0 0 0 1 <text:s/>1 1 1 1 1 1 1 1 1 1</text:p>
          </table:table-cell>
          <table:table-cell office:value-type="string" table:style-name="ce1">
            <text:p>0 0 0 0 0 0 0 0 0 0 0 0 0 0 0 0 0 0 0 0 0 0 0 0 0 0 0 0 0 0 0 0 0 0 0 0 <text:s/>0 0 0 0 0 0 0 0 0 0 0 0 0 0 0 0 0 0 0 0 0 0 0 0 0 0 0 0 0 2 0 0 0 0 0 0 <text:s/>0 0 0 0 0 0 0 0 0 0 0 0 0 0 0 0 0 0 0 0 2 0 0 0 0 0 0 0</text:p>
          </table:table-cell>
          <table:table-cell office:value-type="string" table:style-name="ce1">
            <text:p>1 1 1 1 1 1 1 0 0 0 1 1 1 1 1 0 0 0 0 0 1 1 1 1 0 0 0 0 0 0 1 1 1 0 0 0 <text:s/>0 0 0 0 1 1 1 0 0 0 0 0 0 0 1 1 1 0 0 0 0 0 0 0 1 1 1 1 0 0 0 0 0 0 1 1 <text:s/>1 1 0 0 0 0 0 0 1 1 1 1 1 1 0 0 0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292686149" table:style-name="ce1">
            <text:p>1292686149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0 <text:s/>1 1 1 1 1 1 1 1 0 0 <text:s/>1 1 1 1 1 1 1 0 0 0 <text:s/>1 1 1 1 1 1 0 0 0 0 <text:s/>1 1 1 1 1 1 0 0 0 0 <text:s/>1 1 1 1 1 0 0 0 0 0 <text:s/>1 1 1 1 0 0 0 0 0 0 <text:s/>1 1 1 0 0 0 0 0 0 0 <text:s/>1 1 0 0 0 0 0 0 0 0 <text:s/>0 0 0 0 0 0 0 0 0 0 0 0 0 0 0 0 0 0 0 1 <text:s/>0 0 0 0 0 0 0 0 1 1 <text:s/>0 0 0 0 0 0 0 1 1 1 <text:s/>0 0 0 0 0 0 1 1 1 1 <text:s/>0 0 0 0 0 0 1 1 1 1 <text:s/>0 0 0 0 0 1 1 1 1 1 <text:s/>0 0 0 0 1 1 1 1 1 1 <text:s/>0 0 0 1 1 1 1 1 1 1 <text:s/>0 0 1 1 1 1 1 1 1 1 <text:s/>1 1 1 1 1 1 1 1 1 1</text:p>
          </table:table-cell>
          <table:table-cell office:value-type="string" table:style-name="ce1">
            <text:p>0 0 0 0 0 0 2 0 0 0 0 0 0 0 0 0 0 0 0 0 0 0 0 0 0 0 0 0 0 2 0 0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0 0 0 0 0 0 0 1 0 0 0 0 0 0 0 0 1 1 0 0 0 0 0 0 0 1 1 1 0 0 0 0 0 0 <text:s/>1 1 1 1 0 0 0 0 0 0 1 1 1 1 0 0 0 0 0 1 1 1 1 1 0 0 0 0 1 1 1 1 1 1 0 0 <text:s/>0 1 1 1 1 1 1 1 0 0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04545274" table:style-name="ce1">
            <text:p>1304545274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0 0 0 1 1 1 1 1 1 <text:s/>0 0 0 0 1 1 1 1 1 1 <text:s/>0 0 0 0 1 1 1 1 1 1 <text:s/>0 0 0 0 0 1 1 1 1 1 <text:s/>0 0 0 0 0 1 1 1 1 1 <text:s/>0 0 0 0 0 1 1 1 1 1 <text:s/>0 0 0 0 0 1 1 1 1 1 <text:s/>0 0 0 0 0 0 1 1 1 1 <text:s/>0 0 0 0 0 0 1 1 1 1 <text:s/>0 0 0 0 0 0 1 1 1 1 1 1 1 1 0 0 0 0 0 0 <text:s/>1 1 1 1 0 0 0 0 0 0 <text:s/>1 1 1 1 0 0 0 0 0 0 <text:s/>1 1 1 1 1 0 0 0 0 0 <text:s/>1 1 1 1 1 0 0 0 0 0 <text:s/>1 1 1 1 1 0 0 0 0 0 <text:s/>1 1 1 1 1 0 0 0 0 0 <text:s/>1 1 1 1 1 1 0 0 0 0 <text:s/>1 1 1 1 1 1 0 0 0 0 <text:s/>1 1 1 1 1 1 0 0 0 0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2 0 0 0 0 <text:s/>0 2 0 0 0 0 0 0 0 0 0 0 0 0 0 0 0 0 0 0 0 0 0 0 0 0 0 0</text:p>
          </table:table-cell>
          <table:table-cell office:value-type="string" table:style-name="ce1">
            <text:p>1 1 1 1 0 0 0 0 0 0 1 1 1 1 0 0 0 0 0 0 1 1 1 1 0 0 0 0 0 0 1 1 1 1 1 0 <text:s/>0 0 0 0 1 1 1 1 1 0 0 0 0 0 1 1 1 1 1 0 0 0 0 0 1 1 1 1 1 0 0 0 0 0 1 1 <text:s/>1 1 1 1 0 0 0 0 1 1 1 1 1 1 0 0 0 0 1 1 1 1 1 1 0 0 0 0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262192359" table:style-name="ce1">
            <text:p>1262192359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0 1 1 1 1 1 1 1 1 1 <text:s/>0 0 0 0 0 1 0 0 0 0 <text:s/>0 0 0 0 0 0 0 0 0 0 <text:s/>0 0 0 0 0 0 0 0 0 0 <text:s/>0 0 0 0 0 0 0 0 0 0 <text:s/>0 0 0 0 0 0 0 0 0 0 0 0 0 0 0 0 0 0 0 0 <text:s/>0 0 0 0 0 0 0 0 0 0 <text:s/>0 0 0 0 0 0 0 0 0 0 <text:s/>0 0 0 0 0 0 0 0 0 0 <text:s/>1 0 0 0 0 0 0 0 0 0 <text:s/>1 1 1 1 1 0 1 1 1 1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0 0 0 0 0 0 0 0 0 0 0 0 2 0 0 0 0 0 0 0 0 0 0 <text:s/>0 0 0 0 0 0 0 0 0 0 0 0 0 0 0 0 0 0 0 0 0 0 0 0 0 0 0 0 0 0 0 0 0 0 0 0 <text:s/>0 0 0 0 0 0 0 0 0 0 0 0 0 0 0 0 0 0 0 0 0 0 0 2 0 0 0 0</text:p>
          </table:table-cell>
          <table:table-cell office:value-type="string" table:style-name="ce1">
            <text:p>0 0 0 0 0 0 0 0 0 0 0 0 0 0 0 0 0 0 0 0 0 0 0 0 0 0 0 0 0 0 0 0 0 0 0 0 <text:s/>0 0 0 0 1 0 0 0 0 0 0 0 0 0 1 1 1 1 1 0 1 1 1 1 1 1 1 1 1 1 1 1 1 1 1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267072906" table:style-name="ce1">
            <text:p>1267072906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1 1 1 1 1 1 0 0 0 0 <text:s/>1 1 1 0 0 0 0 0 0 0 <text:s/>1 0 0 0 0 0 0 0 0 0 <text:s/>0 0 0 0 0 0 0 0 0 0 <text:s/>0 0 0 0 0 0 0 0 0 0 <text:s/>0 0 0 0 0 0 0 0 0 0 0 0 0 0 0 0 0 0 0 0 <text:s/>0 0 0 0 0 0 0 0 0 0 <text:s/>0 0 0 0 0 0 0 0 0 0 <text:s/>0 0 0 0 0 0 0 0 0 0 <text:s/>0 0 0 0 0 0 1 1 1 1 <text:s/>0 0 0 1 1 1 1 1 1 1 <text:s/>0 1 1 1 1 1 1 1 1 1 <text:s/>1 1 1 1 1 1 1 1 1 1 <text:s/>1 1 1 1 1 1 1 1 1 1 <text:s/>1 1 1 1 1 1 1 1 1 1</text:p>
          </table:table-cell>
          <table:table-cell office:value-type="string" table:style-name="ce1">
            <text:p>0 0 0 0 0 0 0 0 0 0 2 0 0 0 0 0 0 0 0 0 0 0 0 0 0 0 0 0 0 0 0 0 0 0 0 0 <text:s/>0 0 0 0 0 0 0 0 0 0 0 0 0 0 0 0 0 0 0 0 0 0 0 0 0 0 0 0 0 0 0 0 0 0 0 0 <text:s/>0 0 0 0 0 0 0 0 0 0 0 0 0 0 0 0 0 0 0 0 0 0 2 0 0 0 0 0</text:p>
          </table:table-cell>
          <table:table-cell office:value-type="string" table:style-name="ce1">
            <text:p>0 0 0 0 0 0 0 0 0 0 0 0 0 0 0 0 0 0 0 0 0 0 0 0 0 0 0 0 0 0 0 0 0 0 0 0 <text:s/>0 0 0 0 0 0 0 0 0 0 1 1 1 1 0 0 0 1 1 1 1 1 1 1 0 1 1 1 1 1 1 1 1 1 1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234136347" table:style-name="ce1">
            <text:p>1234136347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0 0 0 0 <text:s/>1 1 1 1 1 1 1 0 0 0 <text:s/>1 1 1 1 1 1 1 0 0 0 <text:s/>1 1 1 1 1 1 1 0 0 0 <text:s/>1 1 1 1 1 1 0 0 0 0 <text:s/>1 1 1 1 1 1 0 0 0 0 <text:s/>1 1 1 1 1 0 0 0 0 0 <text:s/>1 1 1 1 0 0 0 0 0 0 <text:s/>1 1 0 0 0 0 0 0 0 0 <text:s/>0 0 0 0 0 0 0 0 0 0 0 0 0 0 0 0 1 1 1 1 <text:s/>0 0 0 0 0 0 0 1 1 1 <text:s/>0 0 0 0 0 0 0 1 1 1 <text:s/>0 0 0 0 0 0 0 1 1 1 <text:s/>0 0 0 0 0 0 1 1 1 1 <text:s/>0 0 0 0 0 0 1 1 1 1 <text:s/>0 0 0 0 0 1 1 1 1 1 <text:s/>0 0 0 0 1 1 1 1 1 1 <text:s/>0 0 1 1 1 1 1 1 1 1 <text:s/>1 1 1 1 1 1 1 1 1 1</text:p>
          </table:table-cell>
          <table:table-cell office:value-type="string" table:style-name="ce1">
            <text:p>0 0 0 0 0 0 0 0 0 0 0 0 0 0 0 0 0 0 0 0 0 0 0 0 0 0 0 0 0 0 0 0 0 0 0 0 <text:s/>0 0 0 0 0 0 0 0 0 0 0 0 0 0 0 0 0 0 0 0 0 0 0 0 0 0 0 0 2 0 0 0 0 0 0 0 <text:s/>0 0 0 2 0 0 0 0 0 0 0 0 0 0 0 0 0 0 0 0 0 0 0 0 0 0 0 0</text:p>
          </table:table-cell>
          <table:table-cell office:value-type="string" table:style-name="ce1">
            <text:p>0 0 0 0 0 0 1 1 1 1 0 0 0 0 0 0 0 1 1 1 0 0 0 0 0 0 0 1 1 1 0 0 0 0 0 0 <text:s/>0 1 1 1 0 0 0 0 0 0 1 1 1 1 0 0 0 0 0 0 1 1 1 1 0 0 0 0 0 1 1 1 1 1 0 0 <text:s/>0 0 1 1 1 1 1 1 0 0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32885028" table:style-name="ce1">
            <text:p>1232885028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1 1 1 1 1 1 1 1 1 1 <text:s/>0 0 0 0 0 0 0 0 0 0 <text:s/>0 0 0 0 0 0 0 0 0 0 <text:s/>0 0 0 0 0 0 0 0 0 0 <text:s/>0 0 0 0 0 0 0 0 0 0 <text:s/>0 0 0 0 0 0 0 0 0 0 0 0 0 0 0 0 0 0 0 0 <text:s/>0 0 0 0 0 0 0 0 0 0 <text:s/>0 0 0 0 0 0 0 0 0 0 <text:s/>0 0 0 0 0 0 0 0 0 0 <text:s/>0 0 0 0 0 0 0 0 0 0 <text:s/>1 1 1 1 1 1 1 1 1 1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0 0 0 0 0 0 0 0 0 0 0 0 0 0 0 0 0 0 0 0 0 0 0 <text:s/>0 2 0 0 0 0 0 0 0 0 0 0 0 0 0 0 0 0 0 0 0 2 0 0 0 0 0 0 0 0 0 0 0 0 0 0 <text:s/>0 0 0 0 0 0 0 0 0 0 0 0 0 0 0 0 0 0 0 0 0 0 0 0 0 0 0 0</text:p>
          </table:table-cell>
          <table:table-cell office:value-type="string" table:style-name="ce1">
            <text:p>0 0 0 0 0 0 0 0 0 0 0 0 0 0 0 0 0 0 0 0 0 0 0 0 0 0 0 0 0 0 0 0 0 0 0 0 <text:s/>0 0 0 0 0 0 0 0 0 0 0 0 0 0 1 1 1 1 1 1 1 1 1 1 1 1 1 1 1 1 1 1 1 1 1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42" table:style-name="ce1">
            <text:p>642</text:p>
          </table:table-cell>
          <table:table-cell office:value-type="float" office:value="1345619009" table:style-name="ce1">
            <text:p>1345619009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0 0 0 0 <text:s/>1 1 1 1 1 1 1 0 0 0 <text:s/>1 1 1 1 1 1 1 1 0 0 <text:s/>1 1 1 1 1 1 1 1 0 0 <text:s/>1 1 1 1 1 1 1 1 0 0 <text:s/>1 1 1 1 1 1 1 0 0 0 <text:s/>0 1 1 1 1 1 1 0 0 0 <text:s/>0 0 0 0 0 0 0 0 0 0 <text:s/>0 0 0 0 0 0 0 0 0 0 <text:s/>0 0 0 0 0 0 0 0 0 0 0 0 0 0 0 0 1 1 1 1 <text:s/>0 0 0 0 0 0 0 1 1 1 <text:s/>0 0 0 0 0 0 0 0 1 1 <text:s/>0 0 0 0 0 0 0 0 1 1 <text:s/>0 0 0 0 0 0 0 0 1 1 <text:s/>0 0 0 0 0 0 0 1 1 1 <text:s/>1 0 0 0 0 0 0 1 1 1 <text:s/>1 1 1 1 1 1 1 1 1 1 <text:s/>1 1 1 1 1 1 1 1 1 1 <text:s/>1 1 1 1 1 1 1 1 1 1</text:p>
          </table:table-cell>
          <table:table-cell office:value-type="string" table:style-name="ce1">
            <text:p>0 0 0 0 0 0 0 0 0 0 0 0 0 0 0 0 0 0 0 0 0 0 0 0 0 0 0 0 0 0 0 0 0 0 0 0 <text:s/>0 0 0 0 0 0 0 0 0 0 2 0 0 0 0 0 0 0 0 0 0 0 0 2 0 0 0 0 0 0 0 0 0 0 0 0 <text:s/>0 0 0 0 0 0 0 0 0 0 0 0 0 0 0 0 0 0 0 0 0 0 0 0 0 0 0 0</text:p>
          </table:table-cell>
          <table:table-cell office:value-type="string" table:style-name="ce1">
            <text:p>0 0 0 0 0 0 1 1 1 1 0 0 0 0 0 0 0 1 1 1 0 0 0 0 0 0 0 0 1 1 0 0 0 0 0 0 <text:s/>0 0 1 1 0 0 0 0 0 0 0 0 1 1 0 0 0 0 0 0 0 1 1 1 1 0 0 0 0 0 0 1 1 1 1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279262902" table:style-name="ce1">
            <text:p>1279262902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0 <text:s/>1 1 1 1 1 1 1 1 0 0 <text:s/>1 1 1 1 1 1 1 0 0 0 <text:s/>1 1 1 1 1 1 0 0 0 0 <text:s/>1 1 1 1 1 0 0 0 0 0 <text:s/>1 1 1 1 0 0 0 0 0 0 <text:s/>1 1 1 0 0 0 0 0 0 0 <text:s/>1 1 0 0 0 0 0 0 0 0 <text:s/>1 0 0 0 0 0 0 0 0 0 0 0 0 0 0 0 0 0 0 0 <text:s/>0 0 0 0 0 0 0 0 0 1 <text:s/>0 0 0 0 0 0 0 0 1 1 <text:s/>0 0 0 0 0 0 0 1 1 1 <text:s/>0 0 0 0 0 0 1 1 1 1 <text:s/>0 0 0 0 0 1 1 1 1 1 <text:s/>0 0 0 0 1 1 1 1 1 1 <text:s/>0 0 0 1 1 1 1 1 1 1 <text:s/>0 0 1 1 1 1 1 1 1 1 <text:s/>0 1 1 1 1 1 1 1 1 1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0 <text:s/>0 0 0 0 0 0 0 0 2 0 0 0 0 0 0 0 0 0 0 2 0 0 0 0 0 0 0 0</text:p>
          </table:table-cell>
          <table:table-cell office:value-type="string" table:style-name="ce1">
            <text:p>0 0 0 0 0 0 0 0 0 0 0 0 0 0 0 0 0 0 0 1 0 0 0 0 0 0 0 0 1 1 0 0 0 0 0 0 <text:s/>0 1 1 1 0 0 0 0 0 0 1 1 1 1 0 0 0 0 0 1 1 1 1 1 0 0 0 0 1 1 1 1 1 1 0 0 <text:s/>0 1 1 1 1 1 1 1 0 0 1 1 1 1 1 1 1 1 0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235816170" table:style-name="ce1">
            <text:p>1235816170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1 1 1 1 1 1 1 1 1 <text:s/>0 0 0 1 1 1 1 1 1 1 <text:s/>0 0 0 0 1 1 1 1 1 1 <text:s/>0 0 0 0 0 1 1 1 1 1 <text:s/>0 0 0 0 0 1 1 1 1 1 <text:s/>0 0 0 0 0 0 1 1 1 1 <text:s/>0 0 0 0 0 0 1 1 1 1 <text:s/>0 0 0 0 0 0 1 1 1 1 <text:s/>0 0 0 0 0 0 0 1 1 1 <text:s/>0 0 0 0 0 0 0 1 1 1 1 0 0 0 0 0 0 0 0 0 <text:s/>1 1 1 0 0 0 0 0 0 0 <text:s/>1 1 1 1 0 0 0 0 0 0 <text:s/>1 1 1 1 1 0 0 0 0 0 <text:s/>1 1 1 1 1 0 0 0 0 0 <text:s/>1 1 1 1 1 1 0 0 0 0 <text:s/>1 1 1 1 1 1 0 0 0 0 <text:s/>1 1 1 1 1 1 0 0 0 0 <text:s/>1 1 1 1 1 1 1 0 0 0 <text:s/>1 1 1 1 1 1 1 0 0 0</text:p>
          </table:table-cell>
          <table:table-cell office:value-type="string" table:style-name="ce1">
            <text:p>0 0 0 0 0 0 0 0 0 0 0 0 0 0 0 0 0 0 0 0 0 0 0 0 0 0 0 0 0 0 0 0 0 0 0 0 <text:s/>0 0 0 0 0 0 0 0 0 0 2 0 0 0 0 0 0 0 2 0 0 0 0 0 0 0 0 0 0 0 0 0 0 0 0 0 <text:s/>0 0 0 0 0 0 0 0 0 0 0 0 0 0 0 0 0 0 0 0 0 0 0 0 0 0 0 0</text:p>
          </table:table-cell>
          <table:table-cell office:value-type="string" table:style-name="ce1">
            <text:p>1 0 0 0 0 0 0 0 0 0 1 1 1 0 0 0 0 0 0 0 1 1 1 1 0 0 0 0 0 0 1 1 1 1 1 0 <text:s/>0 0 0 0 1 1 1 1 1 0 0 0 0 0 1 1 1 1 1 1 0 0 0 0 1 1 1 1 1 1 0 0 0 0 1 1 <text:s/>1 1 1 1 0 0 0 0 1 1 1 1 1 1 1 0 0 0 1 1 1 1 1 1 1 0 0 0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1" table:style-name="ce1">
            <text:p>121</text:p>
          </table:table-cell>
          <table:table-cell office:value-type="float" office:value="1371066323" table:style-name="ce1">
            <text:p>1371066323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0 0 0 0 <text:s/>1 1 1 1 1 1 1 0 0 0 <text:s/>1 1 1 1 1 1 1 0 0 0 <text:s/>1 1 1 1 1 1 1 0 0 0 <text:s/>1 1 1 1 1 1 1 0 0 0 <text:s/>1 1 1 1 1 1 1 0 0 0 <text:s/>1 1 1 1 1 1 0 0 0 0 <text:s/>0 1 1 1 0 0 0 0 0 0 <text:s/>0 0 0 0 0 0 0 0 0 0 <text:s/>0 0 0 0 0 0 0 0 0 0 0 0 0 0 0 0 1 1 1 1 <text:s/>0 0 0 0 0 0 0 1 1 1 <text:s/>0 0 0 0 0 0 0 1 1 1 <text:s/>0 0 0 0 0 0 0 1 1 1 <text:s/>0 0 0 0 0 0 0 1 1 1 <text:s/>0 0 0 0 0 0 0 1 1 1 <text:s/>0 0 0 0 0 0 1 1 1 1 <text:s/>1 0 0 0 1 1 1 1 1 1 <text:s/>1 1 1 1 1 1 1 1 1 1 <text:s/>1 1 1 1 1 1 1 1 1 1</text:p>
          </table:table-cell>
          <table:table-cell office:value-type="string" table:style-name="ce1">
            <text:p>0 0 0 0 0 0 0 0 0 0 0 0 0 0 0 0 0 0 0 0 0 0 0 0 0 0 0 0 0 0 0 0 0 0 0 0 <text:s/>0 0 0 0 0 0 0 0 0 0 0 0 0 0 0 0 0 0 0 0 0 0 0 0 0 2 0 0 0 0 0 0 0 0 0 0 <text:s/>0 0 0 0 0 0 0 0 2 0 0 0 0 0 0 0 0 0 0 0 0 0 0 0 0 0 0 0</text:p>
          </table:table-cell>
          <table:table-cell office:value-type="string" table:style-name="ce1">
            <text:p>0 0 0 0 0 0 1 1 1 1 0 0 0 0 0 0 0 1 1 1 0 0 0 0 0 0 0 1 1 1 0 0 0 0 0 0 <text:s/>0 1 1 1 0 0 0 0 0 0 0 1 1 1 0 0 0 0 0 0 0 1 1 1 0 0 0 0 0 0 1 1 1 1 1 0 <text:s/>0 0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266340141" table:style-name="ce1">
            <text:p>1266340141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0 0 0 <text:s/>1 1 1 1 1 1 0 0 0 0 <text:s/>1 1 1 1 1 1 0 0 0 0 <text:s/>1 1 1 1 1 1 0 0 0 0 <text:s/>1 1 1 1 1 1 0 0 0 0 <text:s/>1 1 1 1 1 0 0 0 0 0 <text:s/>1 1 1 1 1 0 0 0 0 0 <text:s/>1 1 1 1 0 0 0 0 0 0 <text:s/>1 1 1 0 0 0 0 0 0 0 <text:s/>1 1 0 0 0 0 0 0 0 0 0 0 0 0 0 0 0 1 1 1 <text:s/>0 0 0 0 0 0 1 1 1 1 <text:s/>0 0 0 0 0 0 1 1 1 1 <text:s/>0 0 0 0 0 0 1 1 1 1 <text:s/>0 0 0 0 0 0 1 1 1 1 <text:s/>0 0 0 0 0 1 1 1 1 1 <text:s/>0 0 0 0 0 1 1 1 1 1 <text:s/>0 0 0 0 1 1 1 1 1 1 <text:s/>0 0 0 1 1 1 1 1 1 1 <text:s/>0 0 1 1 1 1 1 1 1 1</text:p>
          </table:table-cell>
          <table:table-cell office:value-type="string" table:style-name="ce1">
            <text:p>0 0 0 0 0 0 0 0 0 0 0 0 0 0 0 0 0 0 0 0 0 0 0 0 0 0 0 0 0 0 0 0 0 0 0 0 <text:s/>0 0 0 0 0 0 2 0 0 0 0 0 0 0 0 0 0 0 0 0 0 0 0 0 0 0 0 0 0 0 0 0 0 0 0 0 <text:s/>0 0 0 0 0 0 2 0 0 0 0 0 0 0 0 0 0 0 0 0 0 0 0 0 0 0 0 0</text:p>
          </table:table-cell>
          <table:table-cell office:value-type="string" table:style-name="ce1">
            <text:p>0 0 0 0 0 0 0 1 1 1 0 0 0 0 0 0 1 1 1 1 0 0 0 0 0 0 1 1 1 1 0 0 0 0 0 0 <text:s/>1 1 1 1 0 0 0 0 0 0 1 1 1 1 0 0 0 0 0 1 1 1 1 1 0 0 0 0 0 1 1 1 1 1 0 0 <text:s/>0 0 1 1 1 1 1 1 0 0 0 1 1 1 1 1 1 1 0 0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0" table:style-name="ce1">
            <text:p>550</text:p>
          </table:table-cell>
          <table:table-cell office:value-type="float" office:value="1393876978" table:style-name="ce1">
            <text:p>1393876978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0 0 0 0 <text:s/>1 1 1 1 1 1 0 0 0 0 <text:s/>1 1 1 1 1 1 0 0 0 0 <text:s/>1 1 1 1 1 1 0 0 0 0 <text:s/>1 1 1 1 1 0 0 0 0 0 <text:s/>1 1 1 1 1 0 0 0 0 0 <text:s/>1 1 1 1 1 0 0 0 0 0 <text:s/>1 1 1 1 0 0 0 0 0 0 <text:s/>1 1 1 1 0 0 0 0 0 0 <text:s/>1 1 1 0 0 0 0 0 0 0 0 0 0 0 0 0 1 1 1 1 <text:s/>0 0 0 0 0 0 1 1 1 1 <text:s/>0 0 0 0 0 0 1 1 1 1 <text:s/>0 0 0 0 0 0 1 1 1 1 <text:s/>0 0 0 0 0 1 1 1 1 1 <text:s/>0 0 0 0 0 1 1 1 1 1 <text:s/>0 0 0 0 0 1 1 1 1 1 <text:s/>0 0 0 0 1 1 1 1 1 1 <text:s/>0 0 0 0 1 1 1 1 1 1 <text:s/>0 0 0 1 1 1 1 1 1 1</text:p>
          </table:table-cell>
          <table:table-cell office:value-type="string" table:style-name="ce1">
            <text:p>0 0 0 0 0 0 0 0 0 0 0 0 2 0 0 0 0 0 0 2 0 0 0 0 0 0 0 0 0 0 0 0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0 0 0 0 1 1 1 1 0 0 0 0 0 0 1 1 1 1 0 0 0 0 0 0 1 1 1 1 0 0 0 0 0 0 <text:s/>1 1 1 1 0 0 0 0 0 1 1 1 1 1 0 0 0 0 0 1 1 1 1 1 0 0 0 0 0 1 1 1 1 1 0 0 <text:s/>0 0 1 1 1 1 1 1 0 0 0 0 1 1 1 1 1 1 0 0 0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" table:style-name="ce1">
            <text:p>159</text:p>
          </table:table-cell>
          <table:table-cell office:value-type="float" office:value="1332036020" table:style-name="ce1">
            <text:p>1332036020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1 1 1 1 1 1 1 1 1 <text:s/>0 0 1 1 1 1 1 1 1 1 <text:s/>0 0 0 1 1 1 1 1 1 1 <text:s/>0 0 0 0 1 1 1 1 1 1 <text:s/>0 0 0 0 0 1 1 1 1 1 <text:s/>0 0 0 0 0 0 1 1 1 1 <text:s/>0 0 0 0 0 0 1 1 1 1 <text:s/>0 0 0 0 0 0 0 1 1 1 <text:s/>0 0 0 0 0 0 0 0 1 1 <text:s/>0 0 0 0 0 0 0 0 1 1 1 0 0 0 0 0 0 0 0 0 <text:s/>1 1 0 0 0 0 0 0 0 0 <text:s/>1 1 1 0 0 0 0 0 0 0 <text:s/>1 1 1 1 0 0 0 0 0 0 <text:s/>1 1 1 1 1 0 0 0 0 0 <text:s/>1 1 1 1 1 1 0 0 0 0 <text:s/>1 1 1 1 1 1 0 0 0 0 <text:s/>1 1 1 1 1 1 1 0 0 0 <text:s/>1 1 1 1 1 1 1 1 0 0 <text:s/>1 1 1 1 1 1 1 1 0 0</text:p>
          </table:table-cell>
          <table:table-cell office:value-type="string" table:style-name="ce1">
            <text:p>0 0 0 0 0 0 0 0 0 0 0 0 0 2 0 0 0 0 0 0 0 0 2 0 0 0 0 0 0 0 0 0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1 0 0 0 0 0 0 0 0 0 1 1 0 0 0 0 0 0 0 0 1 1 1 0 0 0 0 0 0 0 1 1 1 1 0 0 <text:s/>0 0 0 0 1 1 1 1 1 0 0 0 0 0 1 1 1 1 1 1 0 0 0 0 1 1 1 1 1 1 0 0 0 0 1 1 <text:s/>1 1 1 1 1 0 0 0 1 1 1 1 1 1 1 1 0 0 1 1 1 1 1 1 1 1 0 0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255774321" table:style-name="ce1">
            <text:p>1255774321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0 0 0 <text:s/>1 1 1 1 1 1 1 1 0 0 <text:s/>1 1 1 1 1 1 1 1 0 0 <text:s/>1 1 1 1 1 1 1 1 0 0 <text:s/>0 1 1 1 1 1 1 1 0 0 <text:s/>0 1 1 1 1 1 1 1 0 0 <text:s/>0 0 1 1 1 1 1 0 0 0 <text:s/>0 0 0 0 0 0 0 0 0 0 <text:s/>0 0 0 0 0 0 0 0 0 0 <text:s/>0 0 0 0 0 0 0 0 0 0 0 0 0 0 0 0 0 1 1 1 <text:s/>0 0 0 0 0 0 0 0 1 1 <text:s/>0 0 0 0 0 0 0 0 1 1 <text:s/>0 0 0 0 0 0 0 0 1 1 <text:s/>1 0 0 0 0 0 0 0 1 1 <text:s/>1 0 0 0 0 0 0 0 1 1 <text:s/>1 1 0 0 0 0 0 1 1 1 <text:s/>1 1 1 1 1 1 1 1 1 1 <text:s/>1 1 1 1 1 1 1 1 1 1 <text:s/>1 1 1 1 1 1 1 1 1 1</text:p>
          </table:table-cell>
          <table:table-cell office:value-type="string" table:style-name="ce1">
            <text:p>0 0 0 0 0 0 0 0 0 0 0 0 0 0 0 0 0 0 0 0 0 0 0 0 0 0 0 0 0 0 0 0 0 0 0 0 <text:s/>0 0 0 0 0 0 0 0 0 0 0 0 0 0 0 0 0 2 0 0 0 0 0 0 0 0 0 0 0 0 0 0 0 0 0 0 <text:s/>0 0 0 0 0 0 0 0 0 0 0 0 0 0 0 0 0 0 0 2 0 0 0 0 0 0 0 0</text:p>
          </table:table-cell>
          <table:table-cell office:value-type="string" table:style-name="ce1">
            <text:p>0 0 0 0 0 0 0 1 1 1 0 0 0 0 0 0 0 0 1 1 0 0 0 0 0 0 0 0 1 1 0 0 0 0 0 0 <text:s/>0 0 1 1 1 0 0 0 0 0 0 0 1 1 1 0 0 0 0 0 0 0 1 1 1 1 0 0 0 0 0 1 1 1 1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34680867" table:style-name="ce1">
            <text:p>1234680867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0 0 0 0 0 <text:s/>1 1 1 1 1 0 0 0 0 0 <text:s/>1 1 1 1 1 0 0 0 0 0 <text:s/>1 1 1 1 1 0 0 0 0 0 <text:s/>1 1 1 1 1 0 0 0 0 0 <text:s/>1 1 1 1 1 0 0 0 0 0 <text:s/>1 1 1 1 1 0 0 0 0 0 <text:s/>1 1 1 1 1 0 0 0 0 0 <text:s/>1 1 1 1 1 0 0 0 0 0 <text:s/>1 1 1 1 1 0 0 0 0 0 0 0 0 0 0 1 1 1 1 1 <text:s/>0 0 0 0 0 1 1 1 1 1 <text:s/>0 0 0 0 0 1 1 1 1 1 <text:s/>0 0 0 0 0 1 1 1 1 1 <text:s/>0 0 0 0 0 1 1 1 1 1 <text:s/>0 0 0 0 0 1 1 1 1 1 <text:s/>0 0 0 0 0 1 1 1 1 1 <text:s/>0 0 0 0 0 1 1 1 1 1 <text:s/>0 0 0 0 0 1 1 1 1 1 <text:s/>0 0 0 0 0 1 1 1 1 1</text:p>
          </table:table-cell>
          <table:table-cell office:value-type="string" table:style-name="ce1">
            <text:p>0 0 0 0 0 0 0 0 0 0 2 0 0 0 0 0 0 0 2 0 0 0 0 0 0 0 0 0 0 0 0 0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0 0 0 1 1 1 1 1 0 0 0 0 0 1 1 1 1 1 0 0 0 0 0 1 1 1 1 1 0 0 0 0 0 1 <text:s/>1 1 1 1 0 0 0 0 0 1 1 1 1 1 0 0 0 0 0 1 1 1 1 1 0 0 0 0 0 1 1 1 1 1 0 0 <text:s/>0 0 0 1 1 1 1 1 0 0 0 0 0 1 1 1 1 1 0 0 0 0 0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304456606" table:style-name="ce1">
            <text:p>1304456606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0 0 <text:s/>1 1 1 1 1 1 0 0 0 0 <text:s/>1 1 1 1 1 0 0 0 0 0 <text:s/>1 1 1 1 0 0 0 0 0 0 <text:s/>1 1 1 0 0 0 0 0 0 0 <text:s/>1 1 0 0 0 0 0 0 0 0 <text:s/>1 0 0 0 0 0 0 0 0 0 <text:s/>1 0 0 0 0 0 0 0 0 0 0 0 0 0 0 0 0 0 0 0 <text:s/>0 0 0 0 0 0 0 0 0 0 <text:s/>0 0 0 0 0 0 0 0 1 1 <text:s/>0 0 0 0 0 0 1 1 1 1 <text:s/>0 0 0 0 0 1 1 1 1 1 <text:s/>0 0 0 0 1 1 1 1 1 1 <text:s/>0 0 0 1 1 1 1 1 1 1 <text:s/>0 0 1 1 1 1 1 1 1 1 <text:s/>0 1 1 1 1 1 1 1 1 1 <text:s/>0 1 1 1 1 1 1 1 1 1</text:p>
          </table:table-cell>
          <table:table-cell office:value-type="string" table:style-name="ce1">
            <text:p>0 0 0 2 0 0 0 0 0 0 0 0 0 0 0 0 0 0 0 0 0 0 0 0 0 0 0 0 0 0 0 0 0 0 0 0 <text:s/>0 0 0 0 0 0 0 0 0 0 0 0 0 0 0 0 0 0 0 0 0 0 0 0 0 0 0 0 0 0 0 2 0 0 0 0 <text:s/>0 0 0 0 0 0 0 0 0 0 0 0 0 0 0 0 0 0 0 0 0 0 0 0 0 0 0 0</text:p>
          </table:table-cell>
          <table:table-cell office:value-type="string" table:style-name="ce1">
            <text:p>0 0 0 0 0 0 0 0 0 0 0 0 0 0 0 0 0 0 0 0 0 0 0 0 0 0 0 0 1 1 0 0 0 0 0 0 <text:s/>1 1 1 1 0 0 0 0 0 1 1 1 1 1 0 0 0 0 1 1 1 1 1 1 0 0 0 1 1 1 1 1 1 1 0 0 <text:s/>1 1 1 1 1 1 1 1 0 1 1 1 1 1 1 1 1 1 0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39090469" table:style-name="ce1">
            <text:p>1239090469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0 0 1 1 1 1 1 1 1 <text:s/>0 0 0 1 1 1 1 1 1 1 <text:s/>0 0 0 0 1 1 1 1 1 1 <text:s/>0 0 0 0 1 1 1 1 1 1 <text:s/>0 0 0 0 0 1 1 1 1 1 <text:s/>0 0 0 0 0 1 1 1 1 1 <text:s/>0 0 0 0 0 0 1 1 1 1 <text:s/>0 0 0 0 0 0 1 1 1 1 <text:s/>0 0 0 0 0 0 0 1 1 1 <text:s/>0 0 0 0 0 0 0 1 1 1 1 1 1 0 0 0 0 0 0 0 <text:s/>1 1 1 0 0 0 0 0 0 0 <text:s/>1 1 1 1 0 0 0 0 0 0 <text:s/>1 1 1 1 0 0 0 0 0 0 <text:s/>1 1 1 1 1 0 0 0 0 0 <text:s/>1 1 1 1 1 0 0 0 0 0 <text:s/>1 1 1 1 1 1 0 0 0 0 <text:s/>1 1 1 1 1 1 0 0 0 0 <text:s/>1 1 1 1 1 1 1 0 0 0 <text:s/>1 1 1 1 1 1 1 0 0 0</text:p>
          </table:table-cell>
          <table:table-cell office:value-type="string" table:style-name="ce1">
            <text:p>0 0 0 0 0 0 0 0 0 0 0 0 0 0 0 0 0 0 0 0 0 0 0 0 0 0 0 0 0 0 0 0 0 0 0 0 <text:s/>0 0 0 2 0 0 0 0 0 0 0 0 0 0 0 0 0 0 0 0 0 0 0 0 0 0 0 0 0 0 0 0 0 0 0 2 <text:s/>0 0 0 0 0 0 0 0 0 0 0 0 0 0 0 0 0 0 0 0 0 0 0 0 0 0 0 0</text:p>
          </table:table-cell>
          <table:table-cell office:value-type="string" table:style-name="ce1">
            <text:p>1 1 1 0 0 0 0 0 0 0 1 1 1 0 0 0 0 0 0 0 1 1 1 1 0 0 0 0 0 0 1 1 1 1 0 0 <text:s/>0 0 0 0 1 1 1 1 1 0 0 0 0 0 1 1 1 1 1 0 0 0 0 0 1 1 1 1 1 1 0 0 0 0 1 1 <text:s/>1 1 1 1 0 0 0 0 1 1 1 1 1 1 1 0 0 0 1 1 1 1 1 1 1 0 0 0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56285738" table:style-name="ce1">
            <text:p>1256285738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0 0 0 0 0 <text:s/>1 1 1 1 1 0 0 0 0 0 <text:s/>1 1 1 1 1 0 0 0 0 0 <text:s/>1 1 1 1 1 0 0 0 0 0 <text:s/>1 1 1 1 1 0 0 0 0 0 <text:s/>1 1 1 1 1 0 0 0 0 0 <text:s/>1 1 1 1 1 0 0 0 0 0 <text:s/>1 1 1 1 1 0 0 0 0 0 <text:s/>1 1 1 1 1 0 0 0 0 0 <text:s/>1 1 1 1 1 0 0 0 0 0 0 0 0 0 0 1 1 1 1 1 <text:s/>0 0 0 0 0 1 1 1 1 1 <text:s/>0 0 0 0 0 1 1 1 1 1 <text:s/>0 0 0 0 0 1 1 1 1 1 <text:s/>0 0 0 0 0 1 1 1 1 1 <text:s/>0 0 0 0 0 1 1 1 1 1 <text:s/>0 0 0 0 0 1 1 1 1 1 <text:s/>0 0 0 0 0 1 1 1 1 1 <text:s/>0 0 0 0 0 1 1 1 1 1 <text:s/>0 0 0 0 0 1 1 1 1 1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0 <text:s/>0 0 0 0 0 0 0 0 0 0 0 0 0 0 0 0 0 0 2 0 0 0 0 0 0 0 0 2</text:p>
          </table:table-cell>
          <table:table-cell office:value-type="string" table:style-name="ce1">
            <text:p>0 0 0 0 0 1 1 1 1 1 0 0 0 0 0 1 1 1 1 1 0 0 0 0 0 1 1 1 1 1 0 0 0 0 0 1 <text:s/>1 1 1 1 0 0 0 0 0 1 1 1 1 1 0 0 0 0 0 1 1 1 1 1 0 0 0 0 0 1 1 1 1 1 0 0 <text:s/>0 0 0 1 1 1 1 1 0 0 0 0 0 1 1 1 1 1 0 0 0 0 0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1332110116" table:style-name="ce1">
            <text:p>1332110116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1 1 1 1 0 1 1 1 1 1 <text:s/>0 0 0 0 0 0 0 0 0 1 <text:s/>0 0 0 0 0 0 0 0 0 0 <text:s/>0 0 0 0 0 0 0 0 0 0 <text:s/>0 0 0 0 0 0 0 0 0 0 <text:s/>0 0 0 0 0 0 0 0 0 0 0 0 0 0 0 0 0 0 0 0 <text:s/>0 0 0 0 0 0 0 0 0 0 <text:s/>0 0 0 0 0 0 0 0 0 0 <text:s/>0 0 0 0 0 0 0 0 0 0 <text:s/>0 0 0 0 1 0 0 0 0 0 <text:s/>1 1 1 1 1 1 1 1 1 0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0 0 0 0 0 0 0 0 0 0 0 0 0 0 0 0 0 2 0 0 0 0 0 <text:s/>0 0 0 0 0 0 0 0 0 0 0 0 0 0 0 0 0 0 0 0 0 0 0 0 0 2 0 0 0 0 0 0 0 0 0 0 <text:s/>0 0 0 0 0 0 0 0 0 0 0 0 0 0 0 0 0 0 0 0 0 0 0 0 0 0 0 0</text:p>
          </table:table-cell>
          <table:table-cell office:value-type="string" table:style-name="ce1">
            <text:p>0 0 0 0 0 0 0 0 0 0 0 0 0 0 0 0 0 0 0 0 0 0 0 0 0 0 0 0 0 0 0 0 0 0 0 0 <text:s/>0 0 0 0 0 0 0 0 1 0 0 0 0 0 1 1 1 1 1 1 1 1 1 0 1 1 1 1 1 1 1 1 1 1 1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37810859" table:style-name="ce1">
            <text:p>1237810859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0 0 0 0 0 <text:s/>1 1 1 1 1 0 0 0 0 0 <text:s/>1 1 1 1 1 0 0 0 0 0 <text:s/>1 1 1 1 1 0 0 0 0 0 <text:s/>1 1 1 1 1 0 0 0 0 0 <text:s/>1 1 1 1 1 0 0 0 0 0 <text:s/>1 1 1 1 1 0 0 0 0 0 <text:s/>1 1 1 1 1 0 0 0 0 0 <text:s/>1 1 1 1 1 0 0 0 0 0 <text:s/>1 1 1 1 1 0 0 0 0 0 0 0 0 0 0 1 1 1 1 1 <text:s/>0 0 0 0 0 1 1 1 1 1 <text:s/>0 0 0 0 0 1 1 1 1 1 <text:s/>0 0 0 0 0 1 1 1 1 1 <text:s/>0 0 0 0 0 1 1 1 1 1 <text:s/>0 0 0 0 0 1 1 1 1 1 <text:s/>0 0 0 0 0 1 1 1 1 1 <text:s/>0 0 0 0 0 1 1 1 1 1 <text:s/>0 0 0 0 0 1 1 1 1 1 <text:s/>0 0 0 0 0 1 1 1 1 1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0 <text:s/>0 2 0 0 0 2 0 0 0 0 0 0 0 0 0 0 0 0 0 0 0 0 0 0 0 0 0 0</text:p>
          </table:table-cell>
          <table:table-cell office:value-type="string" table:style-name="ce1">
            <text:p>0 0 0 0 0 1 1 1 1 1 0 0 0 0 0 1 1 1 1 1 0 0 0 0 0 1 1 1 1 1 0 0 0 0 0 1 <text:s/>1 1 1 1 0 0 0 0 0 1 1 1 1 1 0 0 0 0 0 1 1 1 1 1 0 0 0 0 0 1 1 1 1 1 0 0 <text:s/>0 0 0 1 1 1 1 1 0 0 0 0 0 1 1 1 1 1 0 0 0 0 0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278414679" table:style-name="ce1">
            <text:p>1278414679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0 0 0 0 1 1 1 1 1 1 <text:s/>0 0 0 0 0 0 0 1 1 1 <text:s/>0 0 0 0 0 0 0 0 0 1 <text:s/>0 0 0 0 0 0 0 0 0 0 <text:s/>0 0 0 0 0 0 0 0 0 0 <text:s/>0 0 0 0 0 0 0 0 0 0 0 0 0 0 0 0 0 0 0 0 <text:s/>0 0 0 0 0 0 0 0 0 0 <text:s/>0 0 0 0 0 0 0 0 0 0 <text:s/>0 0 0 0 0 0 0 0 0 0 <text:s/>1 1 1 1 0 0 0 0 0 0 <text:s/>1 1 1 1 1 1 1 0 0 0 <text:s/>1 1 1 1 1 1 1 1 1 0 <text:s/>1 1 1 1 1 1 1 1 1 1 <text:s/>1 1 1 1 1 1 1 1 1 1 <text:s/>1 1 1 1 1 1 1 1 1 1</text:p>
          </table:table-cell>
          <table:table-cell office:value-type="string" table:style-name="ce1">
            <text:p>0 0 0 0 0 0 0 0 0 0 0 0 0 0 0 0 0 0 0 0 0 0 0 0 0 0 0 2 0 0 0 0 0 0 0 0 <text:s/>0 0 0 0 0 0 0 0 0 0 0 0 0 0 0 0 0 0 0 0 0 0 0 0 0 0 0 0 0 0 0 0 0 0 0 0 <text:s/>0 0 0 2 0 0 0 0 0 0 0 0 0 0 0 0 0 0 0 0 0 0 0 0 0 0 0 0</text:p>
          </table:table-cell>
          <table:table-cell office:value-type="string" table:style-name="ce1">
            <text:p>0 0 0 0 0 0 0 0 0 0 0 0 0 0 0 0 0 0 0 0 0 0 0 0 0 0 0 0 0 0 0 0 0 0 0 0 <text:s/>0 0 0 0 1 1 1 1 0 0 0 0 0 0 1 1 1 1 1 1 1 0 0 0 1 1 1 1 1 1 1 1 1 0 1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318356219" table:style-name="ce1">
            <text:p>1318356219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1 1 1 1 1 1 1 0 0 0 <text:s/>1 1 1 0 0 0 0 0 0 0 <text:s/>0 0 0 0 0 0 0 0 0 0 <text:s/>0 0 0 0 0 0 0 0 0 0 <text:s/>0 0 0 0 0 0 0 0 0 0 <text:s/>0 0 0 0 0 0 0 0 0 0 0 0 0 0 0 0 0 0 0 0 <text:s/>0 0 0 0 0 0 0 0 0 0 <text:s/>0 0 0 0 0 0 0 0 0 0 <text:s/>0 0 0 0 0 0 0 0 0 0 <text:s/>0 0 0 0 0 0 0 1 1 1 <text:s/>0 0 0 1 1 1 1 1 1 1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2 0 0 0 0 0 0 0 0 0 0 0 0 0 0 0 0 0 0 0 0 0 0 <text:s/>0 0 0 0 0 0 0 0 0 0 0 0 0 0 0 0 0 0 0 0 0 0 0 0 0 0 0 0 0 0 0 0 0 0 0 0 <text:s/>0 0 0 0 0 0 0 0 0 0 0 0 0 2 0 0 0 0 0 0 0 0 0 0 0 0 0 0</text:p>
          </table:table-cell>
          <table:table-cell office:value-type="string" table:style-name="ce1">
            <text:p>0 0 0 0 0 0 0 0 0 0 0 0 0 0 0 0 0 0 0 0 0 0 0 0 0 0 0 0 0 0 0 0 0 0 0 0 <text:s/>0 0 0 0 0 0 0 0 0 0 0 1 1 1 0 0 0 1 1 1 1 1 1 1 1 1 1 1 1 1 1 1 1 1 1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298824911" table:style-name="ce1">
            <text:p>1298824911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0 0 1 1 1 1 1 1 1 <text:s/>0 0 0 1 1 1 1 1 1 1 <text:s/>0 0 0 1 1 1 1 1 1 1 <text:s/>0 0 0 0 1 1 1 1 1 1 <text:s/>0 0 0 0 0 1 1 1 1 1 <text:s/>0 0 0 0 0 1 1 1 1 1 <text:s/>0 0 0 0 0 0 1 1 1 1 <text:s/>0 0 0 0 0 0 1 1 1 1 <text:s/>0 0 0 0 0 0 0 1 1 1 <text:s/>0 0 0 0 0 0 0 0 1 1 1 1 1 0 0 0 0 0 0 0 <text:s/>1 1 1 0 0 0 0 0 0 0 <text:s/>1 1 1 0 0 0 0 0 0 0 <text:s/>1 1 1 1 0 0 0 0 0 0 <text:s/>1 1 1 1 1 0 0 0 0 0 <text:s/>1 1 1 1 1 0 0 0 0 0 <text:s/>1 1 1 1 1 1 0 0 0 0 <text:s/>1 1 1 1 1 1 0 0 0 0 <text:s/>1 1 1 1 1 1 1 0 0 0 <text:s/>1 1 1 1 1 1 1 1 0 0</text:p>
          </table:table-cell>
          <table:table-cell office:value-type="string" table:style-name="ce1">
            <text:p>0 0 0 0 0 0 0 0 0 0 0 0 0 0 0 0 0 0 0 0 0 0 0 0 0 0 0 0 0 0 0 0 0 0 0 0 <text:s/>0 0 0 0 0 0 0 0 0 0 0 0 2 0 0 0 0 0 0 0 0 0 0 0 0 0 0 0 0 0 0 0 0 0 0 0 <text:s/>0 0 0 0 0 0 0 0 0 0 2 0 0 0 0 0 0 0 0 0 0 0 0 0 0 0 0 0</text:p>
          </table:table-cell>
          <table:table-cell office:value-type="string" table:style-name="ce1">
            <text:p>1 1 1 0 0 0 0 0 0 0 1 1 1 0 0 0 0 0 0 0 1 1 1 0 0 0 0 0 0 0 1 1 1 1 0 0 <text:s/>0 0 0 0 1 1 1 1 1 0 0 0 0 0 1 1 1 1 1 0 0 0 0 0 1 1 1 1 1 1 0 0 0 0 1 1 <text:s/>1 1 1 1 0 0 0 0 1 1 1 1 1 1 1 0 0 0 1 1 1 1 1 1 1 1 0 0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246782195" table:style-name="ce1">
            <text:p>1246782195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0 1 1 1 1 1 1 1 1 1 <text:s/>0 0 0 1 1 1 1 1 1 1 <text:s/>0 0 0 0 0 0 1 1 1 1 <text:s/>0 0 0 0 0 0 0 0 0 0 <text:s/>0 0 0 0 0 0 0 0 0 0 <text:s/>0 0 0 0 0 0 0 0 0 0 <text:s/>0 0 0 0 0 0 0 0 0 0 0 0 0 0 0 0 0 0 0 0 <text:s/>0 0 0 0 0 0 0 0 0 0 <text:s/>0 0 0 0 0 0 0 0 0 0 <text:s/>1 0 0 0 0 0 0 0 0 0 <text:s/>1 1 1 0 0 0 0 0 0 0 <text:s/>1 1 1 1 1 1 0 0 0 0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0 0 0 0 0 0 0 0 0 0 0 0 0 0 0 0 0 0 0 0 0 2 0 <text:s/>0 0 0 0 0 0 0 0 0 0 0 0 0 0 0 0 0 0 0 0 0 0 0 0 0 0 0 2 0 0 0 0 0 0 0 0 <text:s/>0 0 0 0 0 0 0 0 0 0 0 0 0 0 0 0 0 0 0 0 0 0 0 0 0 0 0 0</text:p>
          </table:table-cell>
          <table:table-cell office:value-type="string" table:style-name="ce1">
            <text:p>0 0 0 0 0 0 0 0 0 0 0 0 0 0 0 0 0 0 0 0 0 0 0 0 0 0 0 0 0 0 1 0 0 0 0 0 <text:s/>0 0 0 0 1 1 1 0 0 0 0 0 0 0 1 1 1 1 1 1 0 0 0 0 1 1 1 1 1 1 1 1 1 1 1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14" table:style-name="ce1">
            <text:p>714</text:p>
          </table:table-cell>
          <table:table-cell office:value-type="float" office:value="1184309155" table:style-name="ce1">
            <text:p>1184309155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0 1 1 1 1 1 1 1 1 <text:s/>0 0 0 0 0 1 1 1 1 1 <text:s/>0 0 0 0 0 0 1 1 1 1 <text:s/>0 0 0 0 0 0 0 1 1 1 <text:s/>0 0 0 0 0 0 0 1 1 1 <text:s/>0 0 0 0 0 0 0 0 1 1 <text:s/>0 0 0 0 0 0 0 0 1 1 <text:s/>0 0 0 0 0 0 0 0 1 1 0 0 0 0 0 0 0 0 0 0 <text:s/>0 0 0 0 0 0 0 0 0 0 <text:s/>0 1 0 0 0 0 0 0 0 0 <text:s/>1 1 1 1 1 0 0 0 0 0 <text:s/>1 1 1 1 1 1 0 0 0 0 <text:s/>1 1 1 1 1 1 1 0 0 0 <text:s/>1 1 1 1 1 1 1 0 0 0 <text:s/>1 1 1 1 1 1 1 1 0 0 <text:s/>1 1 1 1 1 1 1 1 0 0 <text:s/>1 1 1 1 1 1 1 1 0 0</text:p>
          </table:table-cell>
          <table:table-cell office:value-type="string" table:style-name="ce1">
            <text:p>0 0 0 0 0 0 2 0 0 0 0 0 0 0 0 0 0 0 0 0 0 0 0 0 0 0 0 0 0 0 0 0 0 0 0 0 <text:s/>0 0 0 0 0 0 0 0 0 0 0 0 0 0 0 0 0 2 0 0 0 0 0 0 0 0 0 0 0 0 0 0 0 0 0 0 <text:s/>0 0 0 0 0 0 0 0 0 0 0 0 0 0 0 0 0 0 0 0 0 0 0 0 0 0 0 0</text:p>
          </table:table-cell>
          <table:table-cell office:value-type="string" table:style-name="ce1">
            <text:p>0 0 0 0 0 0 0 0 0 0 0 0 0 0 0 0 0 0 0 0 0 1 0 0 0 0 0 0 0 0 1 1 1 1 1 0 <text:s/>0 0 0 0 1 1 1 1 1 1 0 0 0 0 1 1 1 1 1 1 1 0 0 0 1 1 1 1 1 1 1 0 0 0 1 1 <text:s/>1 1 1 1 1 1 0 0 1 1 1 1 1 1 1 1 0 0 1 1 1 1 1 1 1 1 0 0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2" table:style-name="ce1">
            <text:p>142</text:p>
          </table:table-cell>
          <table:table-cell office:value-type="float" office:value="1311215107" table:style-name="ce1">
            <text:p>1311215107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0 0 0 0 0 0 0 1 1 <text:s/>0 0 0 0 1 1 1 1 1 1 <text:s/>0 0 0 1 1 1 1 1 1 1 <text:s/>0 0 1 1 1 1 1 1 1 1 <text:s/>0 0 1 1 1 1 1 1 1 1 <text:s/>0 0 1 1 1 1 1 1 1 1 <text:s/>0 0 0 1 1 1 1 1 1 0 <text:s/>0 0 0 1 1 1 1 1 0 0 <text:s/>0 0 0 0 0 0 0 0 0 0 <text:s/>0 0 0 0 0 0 0 0 0 0 1 1 1 1 1 1 1 1 0 0 <text:s/>1 1 1 1 0 0 0 0 0 0 <text:s/>1 1 1 0 0 0 0 0 0 0 <text:s/>1 1 0 0 0 0 0 0 0 0 <text:s/>1 1 0 0 0 0 0 0 0 0 <text:s/>1 1 0 0 0 0 0 0 0 0 <text:s/>1 1 1 0 0 0 0 0 0 1 <text:s/>1 1 1 0 0 0 0 0 1 1 <text:s/>1 1 1 1 1 1 1 1 1 1 <text:s/>1 1 1 1 1 1 1 1 1 1</text:p>
          </table:table-cell>
          <table:table-cell office:value-type="string" table:style-name="ce1">
            <text:p>0 0 0 0 0 0 0 0 0 0 0 0 0 0 0 0 0 0 0 0 0 0 0 0 0 0 0 0 0 0 0 0 0 0 0 0 <text:s/>0 0 0 0 0 0 0 0 0 0 0 0 0 0 0 0 0 2 0 0 0 0 0 0 2 0 0 0 0 0 0 0 0 0 0 0 <text:s/>0 0 0 0 0 0 0 0 0 0 0 0 0 0 0 0 0 0 0 0 0 0 0 0 0 0 0 0</text:p>
          </table:table-cell>
          <table:table-cell office:value-type="string" table:style-name="ce1">
            <text:p>1 1 1 1 1 1 1 1 0 0 1 1 1 1 0 0 0 0 0 0 1 1 1 0 0 0 0 0 0 0 1 1 0 0 0 0 <text:s/>0 0 0 0 1 1 0 0 0 0 0 0 0 0 1 1 0 0 0 0 0 0 0 0 1 1 1 0 0 0 0 0 0 1 1 1 <text:s/>1 0 0 0 0 0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206797702" table:style-name="ce1">
            <text:p>1206797702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0 0 0 0 <text:s/>1 1 1 1 1 1 0 0 0 0 <text:s/>1 1 1 1 1 1 0 0 0 0 <text:s/>1 1 1 1 1 1 0 0 0 0 <text:s/>1 1 1 1 1 0 0 0 0 0 <text:s/>1 1 1 1 1 0 0 0 0 0 <text:s/>1 1 1 1 1 0 0 0 0 0 <text:s/>1 1 1 1 0 0 0 0 0 0 <text:s/>1 1 1 1 0 0 0 0 0 0 <text:s/>1 1 1 0 0 0 0 0 0 0 0 0 0 0 0 0 1 1 1 1 <text:s/>0 0 0 0 0 0 1 1 1 1 <text:s/>0 0 0 0 0 0 1 1 1 1 <text:s/>0 0 0 0 0 0 1 1 1 1 <text:s/>0 0 0 0 0 1 1 1 1 1 <text:s/>0 0 0 0 0 1 1 1 1 1 <text:s/>0 0 0 0 0 1 1 1 1 1 <text:s/>0 0 0 0 1 1 1 1 1 1 <text:s/>0 0 0 0 1 1 1 1 1 1 <text:s/>0 0 0 1 1 1 1 1 1 1</text:p>
          </table:table-cell>
          <table:table-cell office:value-type="string" table:style-name="ce1">
            <text:p>0 0 0 0 0 0 0 0 0 0 0 0 0 0 0 0 0 0 0 0 0 0 0 0 0 0 0 0 0 0 0 2 0 0 0 0 <text:s/>0 0 0 0 0 0 0 0 0 0 0 0 0 0 0 0 0 0 0 0 0 0 0 0 0 0 0 0 0 0 0 0 0 2 0 0 <text:s/>0 0 0 0 0 0 0 0 0 0 0 0 0 0 0 0 0 0 0 0 0 0 0 0 0 0 0 0</text:p>
          </table:table-cell>
          <table:table-cell office:value-type="string" table:style-name="ce1">
            <text:p>0 0 0 0 0 0 1 1 1 1 0 0 0 0 0 0 1 1 1 1 0 0 0 0 0 0 1 1 1 1 0 0 0 0 0 0 <text:s/>1 1 1 1 0 0 0 0 0 1 1 1 1 1 0 0 0 0 0 1 1 1 1 1 0 0 0 0 0 1 1 1 1 1 0 0 <text:s/>0 0 1 1 1 1 1 1 0 0 0 0 1 1 1 1 1 1 0 0 0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381137775" table:style-name="ce1">
            <text:p>1381137775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0 <text:s/>1 1 1 1 1 1 1 1 0 0 <text:s/>1 1 1 1 1 1 1 1 0 0 <text:s/>1 1 1 1 1 1 0 0 0 0 <text:s/>1 1 1 1 1 0 0 0 0 0 <text:s/>1 1 1 1 1 0 0 0 0 0 <text:s/>1 1 1 1 0 0 0 0 0 0 <text:s/>1 1 0 0 0 0 0 0 0 0 <text:s/>1 0 0 0 0 0 0 0 0 0 <text:s/>0 0 0 0 0 0 0 0 0 0 0 0 0 0 0 0 0 0 0 1 <text:s/>0 0 0 0 0 0 0 0 1 1 <text:s/>0 0 0 0 0 0 0 0 1 1 <text:s/>0 0 0 0 0 0 1 1 1 1 <text:s/>0 0 0 0 0 1 1 1 1 1 <text:s/>0 0 0 0 0 1 1 1 1 1 <text:s/>0 0 0 0 1 1 1 1 1 1 <text:s/>0 0 1 1 1 1 1 1 1 1 <text:s/>0 1 1 1 1 1 1 1 1 1 <text:s/>1 1 1 1 1 1 1 1 1 1</text:p>
          </table:table-cell>
          <table:table-cell office:value-type="string" table:style-name="ce1">
            <text:p>0 0 0 0 0 0 0 0 0 0 0 0 0 0 0 0 0 2 0 0 0 0 0 0 0 0 0 0 2 0 0 0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0 0 0 0 0 0 0 1 0 0 0 0 0 0 0 0 1 1 0 0 0 0 0 0 0 0 1 1 0 0 0 0 0 0 <text:s/>1 1 1 1 0 0 0 0 0 1 1 1 1 1 0 0 0 0 0 1 1 1 1 1 0 0 0 0 1 1 1 1 1 1 0 0 <text:s/>1 1 1 1 1 1 1 1 0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268090006" table:style-name="ce1">
            <text:p>1268090006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0 1 1 1 1 1 1 1 1 1 <text:s/>0 0 1 1 1 1 1 1 1 1 <text:s/>0 0 0 0 1 1 1 1 1 1 <text:s/>0 0 0 0 0 1 1 1 1 1 <text:s/>0 0 0 0 0 1 1 1 1 1 <text:s/>0 0 0 0 0 0 1 1 1 1 <text:s/>0 0 0 0 0 0 1 1 1 1 <text:s/>0 0 0 0 0 0 0 1 1 1 <text:s/>0 0 0 0 0 0 0 1 1 1 <text:s/>0 0 0 0 0 0 0 1 1 1 1 0 0 0 0 0 0 0 0 0 <text:s/>1 1 0 0 0 0 0 0 0 0 <text:s/>1 1 1 1 0 0 0 0 0 0 <text:s/>1 1 1 1 1 0 0 0 0 0 <text:s/>1 1 1 1 1 0 0 0 0 0 <text:s/>1 1 1 1 1 1 0 0 0 0 <text:s/>1 1 1 1 1 1 0 0 0 0 <text:s/>1 1 1 1 1 1 1 0 0 0 <text:s/>1 1 1 1 1 1 1 0 0 0 <text:s/>1 1 1 1 1 1 1 0 0 0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0 <text:s/>0 0 0 0 0 0 0 2 0 0 0 0 2 0 0 0 0 0 0 0 0 0 0 0 0 0 0 0</text:p>
          </table:table-cell>
          <table:table-cell office:value-type="string" table:style-name="ce1">
            <text:p>1 0 0 0 0 0 0 0 0 0 1 1 0 0 0 0 0 0 0 0 1 1 1 1 0 0 0 0 0 0 1 1 1 1 1 0 <text:s/>0 0 0 0 1 1 1 1 1 0 0 0 0 0 1 1 1 1 1 1 0 0 0 0 1 1 1 1 1 1 0 0 0 0 1 1 <text:s/>1 1 1 1 1 0 0 0 1 1 1 1 1 1 1 0 0 0 1 1 1 1 1 1 1 0 0 0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" table:style-name="ce1">
            <text:p>201</text:p>
          </table:table-cell>
          <table:table-cell office:value-type="float" office:value="1289153581" table:style-name="ce1">
            <text:p>1289153581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0 0 0 0 1 1 1 1 1 1 <text:s/>0 0 0 0 0 0 0 1 1 1 <text:s/>0 0 0 0 0 0 0 0 0 1 <text:s/>0 0 0 0 0 0 0 0 0 0 <text:s/>0 0 0 0 0 0 0 0 0 0 <text:s/>0 0 0 0 0 0 0 0 0 0 0 0 0 0 0 0 0 0 0 0 <text:s/>0 0 0 0 0 0 0 0 0 0 <text:s/>0 0 0 0 0 0 0 0 0 0 <text:s/>0 0 0 0 0 0 0 0 0 0 <text:s/>1 1 1 1 0 0 0 0 0 0 <text:s/>1 1 1 1 1 1 1 0 0 0 <text:s/>1 1 1 1 1 1 1 1 1 0 <text:s/>1 1 1 1 1 1 1 1 1 1 <text:s/>1 1 1 1 1 1 1 1 1 1 <text:s/>1 1 1 1 1 1 1 1 1 1</text:p>
          </table:table-cell>
          <table:table-cell office:value-type="string" table:style-name="ce1">
            <text:p>0 2 0 0 0 0 0 0 0 0 0 0 0 0 0 0 0 0 0 0 0 0 0 0 0 0 0 0 0 0 0 0 0 0 0 0 <text:s/>0 0 0 0 0 0 0 0 0 0 0 0 0 0 0 0 0 0 0 0 0 0 0 0 0 0 0 0 0 0 0 0 0 0 0 2 <text:s/>0 0 0 0 0 0 0 0 0 0 0 0 0 0 0 0 0 0 0 0 0 0 0 0 0 0 0 0</text:p>
          </table:table-cell>
          <table:table-cell office:value-type="string" table:style-name="ce1">
            <text:p>0 0 0 0 0 0 0 0 0 0 0 0 0 0 0 0 0 0 0 0 0 0 0 0 0 0 0 0 0 0 0 0 0 0 0 0 <text:s/>0 0 0 0 1 1 1 1 0 0 0 0 0 0 1 1 1 1 1 1 1 0 0 0 1 1 1 1 1 1 1 1 1 0 1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1260194659" table:style-name="ce1">
            <text:p>1260194659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0 <text:s/>1 1 1 1 1 1 1 1 0 0 <text:s/>1 1 1 1 1 1 1 0 0 0 <text:s/>1 1 1 1 1 1 0 0 0 0 <text:s/>1 1 1 1 1 0 0 0 0 0 <text:s/>1 1 1 1 1 0 0 0 0 0 <text:s/>1 1 1 1 0 0 0 0 0 0 <text:s/>1 1 1 0 0 0 0 0 0 0 <text:s/>1 1 0 0 0 0 0 0 0 0 <text:s/>1 0 0 0 0 0 0 0 0 0 0 0 0 0 0 0 0 0 0 1 <text:s/>0 0 0 0 0 0 0 0 1 1 <text:s/>0 0 0 0 0 0 0 1 1 1 <text:s/>0 0 0 0 0 0 1 1 1 1 <text:s/>0 0 0 0 0 1 1 1 1 1 <text:s/>0 0 0 0 0 1 1 1 1 1 <text:s/>0 0 0 0 1 1 1 1 1 1 <text:s/>0 0 0 1 1 1 1 1 1 1 <text:s/>0 0 1 1 1 1 1 1 1 1 <text:s/>0 1 1 1 1 1 1 1 1 1</text:p>
          </table:table-cell>
          <table:table-cell office:value-type="string" table:style-name="ce1">
            <text:p>0 0 2 0 0 0 0 0 0 0 0 0 0 0 0 0 0 0 0 0 0 0 0 0 0 0 0 0 0 0 0 0 0 0 0 0 <text:s/>0 0 0 0 0 0 0 0 0 0 0 0 0 0 0 0 0 0 0 0 0 0 0 0 0 0 0 0 0 0 0 0 0 2 0 0 <text:s/>0 0 0 0 0 0 0 0 0 0 0 0 0 0 0 0 0 0 0 0 0 0 0 0 0 0 0 0</text:p>
          </table:table-cell>
          <table:table-cell office:value-type="string" table:style-name="ce1">
            <text:p>0 0 0 0 0 0 0 0 0 1 0 0 0 0 0 0 0 0 1 1 0 0 0 0 0 0 0 1 1 1 0 0 0 0 0 0 <text:s/>1 1 1 1 0 0 0 0 0 1 1 1 1 1 0 0 0 0 0 1 1 1 1 1 0 0 0 0 1 1 1 1 1 1 0 0 <text:s/>0 1 1 1 1 1 1 1 0 0 1 1 1 1 1 1 1 1 0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191956635" table:style-name="ce1">
            <text:p>1191956635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0 1 1 1 1 1 1 1 1 1 <text:s/>0 0 1 1 1 1 1 1 1 1 <text:s/>0 0 0 0 1 1 1 1 1 1 <text:s/>0 0 0 0 0 1 1 1 1 1 <text:s/>0 0 0 0 0 0 0 0 1 1 <text:s/>0 0 0 0 0 0 0 0 0 0 <text:s/>0 0 0 0 0 0 0 0 0 0 <text:s/>0 0 0 0 0 0 0 0 0 0 0 0 0 0 0 0 0 0 0 0 <text:s/>0 0 0 0 0 0 0 0 0 0 <text:s/>1 0 0 0 0 0 0 0 0 0 <text:s/>1 1 0 0 0 0 0 0 0 0 <text:s/>1 1 1 1 0 0 0 0 0 0 <text:s/>1 1 1 1 1 0 0 0 0 0 <text:s/>1 1 1 1 1 1 1 1 0 0 <text:s/>1 1 1 1 1 1 1 1 1 1 <text:s/>1 1 1 1 1 1 1 1 1 1 <text:s/>1 1 1 1 1 1 1 1 1 1</text:p>
          </table:table-cell>
          <table:table-cell office:value-type="string" table:style-name="ce1">
            <text:p>0 0 0 0 0 0 0 0 0 0 0 0 0 0 0 2 0 0 0 0 0 0 0 0 0 0 0 0 0 0 0 0 0 0 0 0 <text:s/>0 0 0 0 0 0 0 0 0 0 0 0 0 0 0 0 0 0 0 0 0 0 0 0 0 0 0 0 0 0 0 0 0 0 0 0 <text:s/>0 0 0 0 0 0 0 0 0 2 0 0 0 0 0 0 0 0 0 0 0 0 0 0 0 0 0 0</text:p>
          </table:table-cell>
          <table:table-cell office:value-type="string" table:style-name="ce1">
            <text:p>0 0 0 0 0 0 0 0 0 0 0 0 0 0 0 0 0 0 0 0 1 0 0 0 0 0 0 0 0 0 1 1 0 0 0 0 <text:s/>0 0 0 0 1 1 1 1 0 0 0 0 0 0 1 1 1 1 1 0 0 0 0 0 1 1 1 1 1 1 1 1 0 0 1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7008508" table:style-name="ce1">
            <text:p>1207008508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1 1 1 1 1 1 1 1 1 1 <text:s/>0 0 0 0 0 0 0 0 0 0 <text:s/>0 0 0 0 0 0 0 0 0 0 <text:s/>0 0 0 0 0 0 0 0 0 0 <text:s/>0 0 0 0 0 0 0 0 0 0 <text:s/>0 0 0 0 0 0 0 0 0 0 0 0 0 0 0 0 0 0 0 0 <text:s/>0 0 0 0 0 0 0 0 0 0 <text:s/>0 0 0 0 0 0 0 0 0 0 <text:s/>0 0 0 0 0 0 0 0 0 0 <text:s/>0 0 0 0 0 0 0 0 0 0 <text:s/>1 1 1 1 1 1 1 1 1 1 <text:s/>1 1 1 1 1 1 1 1 1 1 <text:s/>1 1 1 1 1 1 1 1 1 1 <text:s/>1 1 1 1 1 1 1 1 1 1 <text:s/>1 1 1 1 1 1 1 1 1 1</text:p>
          </table:table-cell>
          <table:table-cell office:value-type="string" table:style-name="ce1">
            <text:p>0 0 2 0 0 0 0 0 0 0 0 0 0 0 0 0 0 0 0 0 0 0 0 0 0 0 0 0 0 0 0 0 0 0 0 0 <text:s/>0 0 0 0 0 0 0 0 0 0 0 0 0 0 0 0 0 0 0 0 0 0 0 0 0 0 0 0 0 0 0 0 0 0 0 0 <text:s/>0 0 0 0 0 0 0 0 0 0 2 0 0 0 0 0 0 0 0 0 0 0 0 0 0 0 0 0</text:p>
          </table:table-cell>
          <table:table-cell office:value-type="string" table:style-name="ce1">
            <text:p>0 0 0 0 0 0 0 0 0 0 0 0 0 0 0 0 0 0 0 0 0 0 0 0 0 0 0 0 0 0 0 0 0 0 0 0 <text:s/>0 0 0 0 0 0 0 0 0 0 0 0 0 0 1 1 1 1 1 1 1 1 1 1 1 1 1 1 1 1 1 1 1 1 1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55711670" table:style-name="ce1">
            <text:p>1255711670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1 1 1 1 1 1 1 1 1 1 <text:s/>1 1 1 1 1 1 1 1 1 1 <text:s/>1 1 1 1 1 1 1 1 1 1 <text:s/>1 1 1 1 1 1 1 1 1 1 <text:s/>1 1 1 1 1 1 1 1 1 1 <text:s/>0 0 0 0 0 0 0 0 0 0 <text:s/>0 0 0 0 0 0 0 0 0 0 <text:s/>0 0 0 0 0 0 0 0 0 0 <text:s/>0 0 0 0 0 0 0 0 0 0 <text:s/>0 0 0 0 0 0 0 0 0 0 0 0 0 0 0 0 0 0 0 0 <text:s/>0 0 0 0 0 0 0 0 0 0 <text:s/>0 0 0 0 0 0 0 0 0 0 <text:s/>0 0 0 0 0 0 0 0 0 0 <text:s/>0 0 0 0 0 0 0 0 0 0 <text:s/>1 1 1 1 1 1 1 1 1 1 <text:s/>1 1 1 1 1 1 1 1 1 1 <text:s/>1 1 1 1 1 1 1 1 1 1 <text:s/>1 1 1 1 1 1 1 1 1 1 <text:s/>1 1 1 1 1 1 1 1 1 1</text:p>
          </table:table-cell>
          <table:table-cell office:value-type="string" table:style-name="ce1">
            <text:p>0 0 0 0 0 0 0 0 0 0 0 0 0 0 0 0 0 0 0 0 0 0 0 0 0 0 0 0 2 0 0 0 0 0 0 0 <text:s/>0 0 0 0 0 0 0 0 0 0 0 0 0 0 0 0 0 0 0 0 0 0 0 0 0 0 0 0 0 0 0 0 0 0 0 0 <text:s/>0 0 0 0 0 0 2 0 0 0 0 0 0 0 0 0 0 0 0 0 0 0 0 0 0 0 0 0</text:p>
          </table:table-cell>
          <table:table-cell office:value-type="string" table:style-name="ce1">
            <text:p>0 0 0 0 0 0 0 0 0 0 0 0 0 0 0 0 0 0 0 0 0 0 0 0 0 0 0 0 0 0 0 0 0 0 0 0 <text:s/>0 0 0 0 0 0 0 0 0 0 0 0 0 0 1 1 1 1 1 1 1 1 1 1 1 1 1 1 1 1 1 1 1 1 1 1 <text:s/>1 1 1 1 1 1 1 1 1 1 1 1 1 1 1 1 1 1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3402902600" table:style-name="ce1">
            <text:p>34029026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1 1 1 1 1 1 1 0 0 <text:s/>0 1 1 1 1 1 1 1 0 0 <text:s/>0 1 1 1 1 1 1 0 0 0 <text:s/>0 1 1 1 1 1 1 0 0 0 <text:s/>0 1 1 1 1 1 0 0 0 0 <text:s/>0 0 1 1 1 0 0 0 0 0 <text:s/>0 0 0 0 0 0 0 0 0 0 <text:s/>0 0 0 0 0 0 0 0 0 0 <text:s/>0 0 0 0 0 0 0 0 0 0 <text:s/>0 0 0 0 0 0 0 0 0 0 0 0 0 0 0 0 0 0 1 1 <text:s/>0 0 0 0 0 0 0 0 1 1 <text:s/>0 0 0 0 0 0 0 1 1 1 <text:s/>0 0 0 0 0 0 0 1 1 1 <text:s/>0 0 0 0 0 0 1 1 1 1 <text:s/>0 0 0 0 0 1 1 1 1 1 <text:s/>0 0 0 1 1 1 1 1 1 1 <text:s/>0 0 0 0 1 1 1 1 1 1 <text:s/>0 0 0 0 0 0 0 1 0 0 <text:s/>0 0 0 0 0 0 0 0 0 0 1 0 0 0 0 0 0 0 0 0 <text:s/>1 0 0 0 0 0 0 0 0 0 <text:s/>1 0 0 0 0 0 0 0 0 0 <text:s/>1 0 0 0 0 0 0 0 0 0 <text:s/>1 0 0 0 0 0 0 0 0 0 <text:s/>1 1 0 0 0 0 0 0 0 0 <text:s/>1 1 1 0 0 0 0 0 0 0 <text:s/>1 1 1 1 0 0 0 0 0 0 <text:s/>1 1 1 1 1 1 1 0 1 1 <text:s/>1 1 1 1 1 1 1 1 1 1</text:p>
          </table:table-cell>
          <table:table-cell office:value-type="string" table:style-name="ce1">
            <text:p>0 0 0 0 0 0 0 0 0 0 0 0 0 0 0 0 0 0 0 0 0 0 0 0 0 0 0 0 0 0 0 0 0 0 0 0 <text:s/>0 0 0 0 0 0 0 0 2 0 0 0 0 0 0 0 0 0 0 0 0 0 0 0 0 0 0 0 0 2 0 0 0 0 0 0 <text:s/>0 0 0 0 0 0 0 0 0 0 0 0 0 0 0 0 0 0 0 0 0 2 0 0 0 0 0 0</text:p>
          </table:table-cell>
          <table:table-cell office:value-type="string" table:style-name="ce1">
            <text:p>2 0 0 0 0 0 0 0 1 1 2 0 0 0 0 0 0 0 1 1 2 0 0 0 0 0 0 1 1 1 2 0 0 0 0 0 <text:s/>0 1 1 1 2 0 0 0 0 0 1 1 1 1 2 2 0 0 0 1 1 1 1 1 2 2 2 1 1 1 1 1 1 1 2 2 <text:s/>2 2 1 1 1 1 1 1 2 2 2 2 2 2 2 1 2 2 2 2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2619777400" table:style-name="ce1">
            <text:p>26197774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0 0 0 0 0 0 <text:s/>0 0 0 1 1 1 1 0 0 0 <text:s/>0 0 1 1 1 1 1 1 0 0 <text:s/>0 1 1 1 1 1 1 1 0 0 <text:s/>0 1 1 1 1 1 1 1 0 0 <text:s/>0 1 1 1 1 1 1 0 0 0 <text:s/>0 0 0 1 1 1 0 0 0 0 <text:s/>0 0 0 0 0 0 0 0 0 0 <text:s/>0 0 0 0 0 0 0 0 0 0 <text:s/>0 0 0 0 0 0 0 0 0 0 0 0 0 0 0 0 0 0 0 0 <text:s/>0 0 0 0 0 0 0 0 0 0 <text:s/>0 0 0 0 0 0 0 0 0 0 <text:s/>0 0 0 0 0 0 0 0 0 0 <text:s/>0 0 0 0 0 0 0 0 0 0 <text:s/>0 0 0 0 0 0 0 1 1 0 <text:s/>0 1 1 0 0 0 1 1 1 1 <text:s/>0 1 1 1 1 1 1 1 1 1 <text:s/>0 1 1 1 1 1 1 1 1 1 <text:s/>0 0 1 1 1 1 1 1 1 1 1 1 1 1 1 1 1 1 1 1 <text:s/>1 1 1 0 0 0 0 1 1 1 <text:s/>1 1 0 0 0 0 0 0 1 1 <text:s/>1 0 0 0 0 0 0 0 1 1 <text:s/>1 0 0 0 0 0 0 0 1 1 <text:s/>1 0 0 0 0 0 0 0 0 1 <text:s/>1 0 0 0 0 0 0 0 0 0 <text:s/>1 0 0 0 0 0 0 0 0 0 <text:s/>1 0 0 0 0 0 0 0 0 0 <text:s/>1 1 0 0 0 0 0 0 0 0</text:p>
          </table:table-cell>
          <table:table-cell office:value-type="string" table:style-name="ce1">
            <text:p>0 0 0 0 0 0 0 0 0 0 0 0 0 0 0 0 0 0 0 0 0 0 0 0 0 0 0 0 0 0 0 0 0 0 0 0 <text:s/>0 0 0 0 0 0 0 0 0 0 0 0 0 0 0 0 0 2 0 0 0 0 0 0 0 0 0 0 0 0 0 0 0 0 0 0 <text:s/>0 0 0 0 0 0 0 0 0 0 2 0 0 0 0 0 0 0 2 0 0 0 0 0 0 0 0 0</text:p>
          </table:table-cell>
          <table:table-cell office:value-type="string" table:style-name="ce1">
            <text:p>2 2 2 2 2 2 2 2 2 2 2 2 2 0 0 0 0 2 2 2 2 2 0 0 0 0 0 0 2 2 2 0 0 0 0 0 <text:s/>0 0 2 2 2 0 0 0 0 0 0 0 2 2 2 0 0 0 0 0 0 1 1 2 2 1 1 0 0 0 1 1 1 1 2 1 <text:s/>1 1 1 1 1 1 1 1 2 1 1 1 1 1 1 1 1 1 2 2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894483200" table:style-name="ce1">
            <text:p>28944832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1 1 1 1 1 1 1 1 1 <text:s/>0 0 1 1 1 1 1 1 1 1 <text:s/>0 0 0 0 0 1 1 1 1 1 <text:s/>0 0 0 0 0 0 0 1 1 1 <text:s/>0 0 0 0 0 0 0 1 1 1 <text:s/>0 0 0 0 0 0 0 0 1 1 <text:s/>0 0 0 0 0 0 0 0 1 1 <text:s/>0 0 0 0 0 0 0 0 1 1 <text:s/>0 0 0 0 0 0 0 0 1 1 <text:s/>0 0 0 0 0 0 0 1 1 1 1 0 0 0 0 0 0 0 0 0 <text:s/>1 1 0 0 0 0 0 0 0 0 <text:s/>1 1 1 1 1 0 0 0 0 0 <text:s/>0 0 0 0 1 1 1 0 0 0 <text:s/>0 0 0 0 0 1 1 0 0 0 <text:s/>0 0 0 0 0 1 1 1 0 0 <text:s/>1 0 0 0 0 1 1 1 0 0 <text:s/>1 0 0 0 1 1 1 1 0 0 <text:s/>1 1 1 1 1 1 1 1 0 0 <text:s/>1 1 1 1 1 1 1 0 0 0 0 0 0 0 0 0 0 0 0 0 <text:s/>0 0 0 0 0 0 0 0 0 0 <text:s/>0 0 0 0 0 0 0 0 0 0 <text:s/>1 1 1 1 0 0 0 0 0 0 <text:s/>1 1 1 1 1 0 0 0 0 0 <text:s/>1 1 1 1 1 0 0 0 0 0 <text:s/>0 1 1 1 1 0 0 0 0 0 <text:s/>0 1 1 1 0 0 0 0 0 0 <text:s/>0 0 0 0 0 0 0 0 0 0 <text:s/>0 0 0 0 0 0 0 0 0 0</text:p>
          </table:table-cell>
          <table:table-cell office:value-type="string" table:style-name="ce1">
            <text:p>0 2 0 0 0 0 0 0 0 0 2 0 0 0 0 0 0 0 0 0 0 0 0 0 0 0 0 0 0 0 0 2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1 0 0 0 0 0 0 0 0 0 1 1 0 0 0 0 0 0 0 0 1 1 1 1 1 0 0 0 0 0 2 2 2 2 1 1 <text:s/>1 0 0 0 2 2 2 2 2 1 1 0 0 0 2 2 2 2 2 1 1 1 0 0 1 2 2 2 2 1 1 1 0 0 1 2 <text:s/>2 2 1 1 1 1 0 0 1 1 1 1 1 1 1 1 0 0 1 1 1 1 1 1 1 0 0 0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2622543500" table:style-name="ce1">
            <text:p>26225435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1 1 1 1 1 1 1 1 <text:s/>0 0 0 1 1 1 1 1 1 1 <text:s/>0 0 0 1 1 1 1 1 1 1 <text:s/>0 0 0 0 1 1 1 1 1 1 <text:s/>0 0 0 0 0 0 1 1 1 1 <text:s/>0 0 0 0 0 0 0 1 1 0 <text:s/>0 0 0 0 0 0 0 0 0 0 <text:s/>0 0 0 0 0 0 0 0 0 0 <text:s/>0 0 0 0 0 0 0 0 0 0 <text:s/>0 0 0 0 0 0 0 0 0 0 1 1 0 0 0 0 0 0 0 0 <text:s/>1 1 1 0 0 0 0 0 0 0 <text:s/>1 1 1 0 0 0 0 0 0 0 <text:s/>1 1 1 1 0 0 0 0 0 0 <text:s/>0 1 1 1 1 1 0 0 0 0 <text:s/>0 1 1 1 1 1 1 0 0 0 <text:s/>0 0 1 1 1 1 1 1 0 0 <text:s/>0 0 0 1 1 1 1 0 0 0 <text:s/>0 0 0 0 0 0 0 0 0 0 <text:s/>0 0 0 0 0 0 0 0 0 0 0 0 0 0 0 0 0 0 0 0 <text:s/>0 0 0 0 0 0 0 0 0 0 <text:s/>0 0 0 0 0 0 0 0 0 0 <text:s/>0 0 0 0 0 0 0 0 0 0 <text:s/>1 0 0 0 0 0 0 0 0 0 <text:s/>1 0 0 0 0 0 0 0 0 1 <text:s/>1 1 0 0 0 0 0 0 1 1 <text:s/>1 1 1 0 0 0 0 1 1 1 <text:s/>1 1 1 1 1 1 1 1 1 1 <text:s/>1 1 1 1 1 1 1 1 1 1</text:p>
          </table:table-cell>
          <table:table-cell office:value-type="string" table:style-name="ce1">
            <text:p>0 0 0 0 0 0 0 0 0 0 0 0 0 0 0 0 0 0 0 0 0 0 0 0 0 0 0 0 0 0 0 0 0 0 0 0 <text:s/>0 0 0 0 0 0 0 0 0 0 0 2 0 0 0 0 0 0 0 0 0 0 0 0 0 0 0 0 0 0 2 0 0 0 0 0 <text:s/>0 0 0 0 0 0 0 0 0 0 0 0 0 0 0 0 2 0 0 0 0 0 0 0 0 0 0 0</text:p>
          </table:table-cell>
          <table:table-cell office:value-type="string" table:style-name="ce1">
            <text:p>1 1 0 0 0 0 0 0 0 0 1 1 1 0 0 0 0 0 0 0 1 1 1 0 0 0 0 0 0 0 1 1 1 1 0 0 <text:s/>0 0 0 0 2 1 1 1 1 1 0 0 0 0 2 1 1 1 1 1 1 0 0 2 2 2 1 1 1 1 1 1 2 2 2 2 <text:s/>2 1 1 1 1 2 2 2 2 2 2 2 2 2 2 2 2 2 2 2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414892000" table:style-name="ce1">
            <text:p>24148920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0 0 0 0 0 0 0 <text:s/>1 1 1 0 0 0 0 0 0 0 <text:s/>1 1 1 0 0 0 0 0 0 0 <text:s/>1 1 1 0 0 0 0 0 0 0 <text:s/>1 1 1 0 0 0 0 0 0 0 <text:s/>1 1 1 0 0 0 0 0 0 0 <text:s/>1 1 1 0 0 0 0 0 0 0 <text:s/>1 1 1 1 0 0 0 0 0 0 <text:s/>1 1 1 1 0 0 0 0 0 0 <text:s/>1 1 1 1 0 0 0 0 0 0 0 0 0 1 1 0 0 0 0 0 <text:s/>0 0 0 1 1 0 0 0 0 0 <text:s/>0 0 0 1 1 0 0 0 0 0 <text:s/>0 0 0 1 1 0 0 0 0 0 <text:s/>0 0 0 1 1 1 0 0 0 0 <text:s/>0 0 0 1 1 1 0 0 0 0 <text:s/>0 0 0 1 1 1 1 0 0 0 <text:s/>0 0 0 0 1 1 1 1 0 0 <text:s/>0 0 0 0 1 1 1 1 1 0 <text:s/>0 0 0 0 1 1 1 1 1 1 0 0 0 0 0 1 1 1 1 1 <text:s/>0 0 0 0 0 1 1 1 1 1 <text:s/>0 0 0 0 0 1 1 1 1 1 <text:s/>0 0 0 0 0 1 1 1 1 1 <text:s/>0 0 0 0 0 0 1 1 1 1 <text:s/>0 0 0 0 0 0 1 1 1 1 <text:s/>0 0 0 0 0 0 0 1 1 1 <text:s/>0 0 0 0 0 0 0 0 1 1 <text:s/>0 0 0 0 0 0 0 0 0 1 <text:s/>0 0 0 0 0 0 0 0 0 0</text:p>
          </table:table-cell>
          <table:table-cell office:value-type="string" table:style-name="ce1">
            <text:p>0 0 0 0 0 0 0 0 0 0 0 0 2 2 0 0 2 0 0 0 0 0 0 0 0 0 0 0 0 0 0 0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0 1 1 2 2 2 2 2 0 0 0 1 1 2 2 2 2 2 0 0 0 1 1 2 2 2 2 2 0 0 0 1 1 2 <text:s/>2 2 2 2 0 0 0 1 1 1 2 2 2 2 0 0 0 1 1 1 2 2 2 2 0 0 0 1 1 1 1 2 2 2 0 0 <text:s/>0 0 1 1 1 1 2 2 0 0 0 0 1 1 1 1 1 2 0 0 0 0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2474698800" table:style-name="ce1">
            <text:p>24746988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0 0 <text:s/>0 0 1 1 1 1 1 1 0 0 <text:s/>0 0 0 1 1 1 1 1 1 0 <text:s/>0 0 0 1 1 1 1 1 1 0 <text:s/>0 0 0 0 1 1 1 1 1 0 <text:s/>0 0 0 0 0 0 1 1 0 0 <text:s/>0 0 0 0 0 0 0 0 0 0 <text:s/>0 0 0 0 0 0 0 0 0 0 <text:s/>0 0 0 0 0 0 0 0 0 0 <text:s/>0 0 0 0 0 0 0 0 0 0 0 0 0 0 0 0 0 0 0 0 <text:s/>1 1 0 0 0 0 0 0 0 0 <text:s/>1 1 1 0 0 0 0 0 0 0 <text:s/>1 1 1 0 0 0 0 0 0 0 <text:s/>1 1 1 1 0 0 0 0 0 0 <text:s/>1 1 1 1 1 1 0 0 0 0 <text:s/>1 1 1 1 1 1 1 0 0 0 <text:s/>0 1 1 1 1 1 0 0 0 0 <text:s/>0 0 1 1 1 0 0 0 0 0 <text:s/>0 0 0 0 0 0 0 0 0 0 0 0 0 0 0 0 0 0 1 1 <text:s/>0 0 0 0 0 0 0 0 1 1 <text:s/>0 0 0 0 0 0 0 0 0 1 <text:s/>0 0 0 0 0 0 0 0 0 1 <text:s/>0 0 0 0 0 0 0 0 0 1 <text:s/>0 0 0 0 0 0 0 0 1 1 <text:s/>0 0 0 0 0 0 0 1 1 1 <text:s/>1 0 0 0 0 0 1 1 1 1 <text:s/>1 1 0 0 0 1 1 1 1 1 <text:s/>1 1 1 1 1 1 1 1 1 1</text:p>
          </table:table-cell>
          <table:table-cell office:value-type="string" table:style-name="ce1">
            <text:p>0 0 0 0 0 0 0 0 0 0 0 0 0 0 0 0 0 0 0 0 0 0 0 0 0 0 0 0 0 0 0 0 0 0 0 0 <text:s/>0 0 0 0 0 0 0 0 0 0 0 0 0 0 0 0 0 0 0 0 2 0 0 0 0 0 0 0 0 2 0 0 0 0 0 0 <text:s/>0 0 0 0 0 2 0 0 0 0 0 0 0 0 0 0 0 0 0 0 0 0 0 0 0 0 0 0</text:p>
          </table:table-cell>
          <table:table-cell office:value-type="string" table:style-name="ce1">
            <text:p>0 0 0 0 0 0 0 0 2 2 1 1 0 0 0 0 0 0 2 2 1 1 1 0 0 0 0 0 0 2 1 1 1 0 0 0 <text:s/>0 0 0 2 1 1 1 1 0 0 0 0 0 2 1 1 1 1 1 1 0 0 2 2 1 1 1 1 1 1 1 2 2 2 2 1 <text:s/>1 1 1 1 2 2 2 2 2 2 1 1 1 2 2 2 2 2 2 2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2784103600" table:style-name="ce1">
            <text:p>27841036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1 1 1 1 1 1 <text:s/>0 0 0 0 0 1 1 1 1 1 <text:s/>0 0 0 0 0 0 1 1 1 1 <text:s/>0 0 0 0 0 0 1 1 1 1 <text:s/>0 0 0 0 0 0 1 1 1 1 <text:s/>0 0 0 0 0 0 0 1 1 1 <text:s/>0 0 0 0 0 0 0 1 1 1 <text:s/>0 0 0 0 0 0 0 0 1 1 <text:s/>0 0 0 0 0 0 0 0 0 1 <text:s/>0 0 0 0 0 0 0 0 0 1 1 1 1 1 0 0 0 0 0 0 <text:s/>1 1 1 1 1 0 0 0 0 0 <text:s/>1 1 1 1 1 1 0 0 0 0 <text:s/>1 1 1 1 1 1 0 0 0 0 <text:s/>1 1 1 1 1 1 0 0 0 0 <text:s/>1 1 1 1 1 1 1 0 0 0 <text:s/>0 0 0 0 0 0 0 0 0 0 <text:s/>0 0 0 0 0 0 0 0 0 0 <text:s/>0 0 0 0 0 0 0 0 0 0 <text:s/>0 0 0 0 0 0 0 0 0 0 0 0 0 0 0 0 0 0 0 0 <text:s/>0 0 0 0 0 0 0 0 0 0 <text:s/>0 0 0 0 0 0 0 0 0 0 <text:s/>0 0 0 0 0 0 0 0 0 0 <text:s/>0 0 0 0 0 0 0 0 0 0 <text:s/>0 0 0 0 0 0 0 0 0 0 <text:s/>1 1 1 1 1 1 1 0 0 0 <text:s/>1 1 1 1 1 1 1 1 0 0 <text:s/>1 1 1 1 1 1 1 1 1 0 <text:s/>1 1 1 1 1 1 1 1 1 0</text:p>
          </table:table-cell>
          <table:table-cell office:value-type="string" table:style-name="ce1">
            <text:p>0 0 0 0 0 0 0 0 0 2 0 0 0 0 0 0 0 0 0 0 0 0 0 0 0 0 0 0 0 0 0 0 0 2 0 0 <text:s/>0 0 0 0 0 0 0 0 0 0 0 0 0 0 0 0 0 0 0 0 0 0 0 0 0 0 0 0 0 0 0 0 0 0 0 0 <text:s/>0 0 0 0 0 0 0 0 0 0 0 2 0 0 0 0 0 0 0 0 0 0 0 0 0 0 0 0</text:p>
          </table:table-cell>
          <table:table-cell office:value-type="string" table:style-name="ce1">
            <text:p>1 1 1 1 0 0 0 0 0 0 1 1 1 1 1 0 0 0 0 0 1 1 1 1 1 1 0 0 0 0 1 1 1 1 1 1 <text:s/>0 0 0 0 1 1 1 1 1 1 0 0 0 0 1 1 1 1 1 1 1 0 0 0 2 2 2 2 2 2 2 0 0 0 2 2 <text:s/>2 2 2 2 2 2 0 0 2 2 2 2 2 2 2 2 2 0 2 2 2 2 2 2 2 2 2 0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5" table:style-name="ce1">
            <text:p>95</text:p>
          </table:table-cell>
          <table:table-cell office:value-type="float" office:value="2648614500" table:style-name="ce1">
            <text:p>26486145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0 0 0 0 <text:s/>1 1 1 1 1 1 0 0 0 0 <text:s/>1 1 1 1 1 1 0 0 0 0 <text:s/>1 1 1 1 1 1 0 0 0 0 <text:s/>1 1 1 1 1 0 0 0 0 0 <text:s/>0 1 1 1 1 0 0 0 0 0 <text:s/>0 0 0 0 0 0 0 0 0 0 <text:s/>0 0 0 0 0 0 0 0 0 0 <text:s/>0 0 0 0 0 0 0 0 0 0 <text:s/>0 0 0 0 0 0 0 0 0 0 0 0 0 0 0 0 1 1 1 1 <text:s/>0 0 0 0 0 0 1 1 1 1 <text:s/>0 0 0 0 0 0 1 1 1 1 <text:s/>0 0 0 0 0 0 1 1 1 1 <text:s/>0 0 0 0 0 1 1 1 1 1 <text:s/>0 0 0 0 0 1 1 1 1 1 <text:s/>0 0 0 0 0 0 1 1 1 1 <text:s/>0 0 0 0 0 0 0 1 1 1 <text:s/>0 0 0 0 0 0 0 0 0 0 <text:s/>0 0 0 0 0 0 0 0 0 0 0 0 0 0 0 0 0 0 0 0 <text:s/>0 0 0 0 0 0 0 0 0 0 <text:s/>0 0 0 0 0 0 0 0 0 0 <text:s/>0 0 0 0 0 0 0 0 0 0 <text:s/>0 0 0 0 0 0 0 0 0 0 <text:s/>1 0 0 0 0 0 0 0 0 0 <text:s/>1 1 1 1 1 1 0 0 0 0 <text:s/>1 1 1 1 1 1 1 0 0 0 <text:s/>1 1 1 1 1 1 1 1 1 1 <text:s/>1 1 1 1 1 1 1 1 1 1</text:p>
          </table:table-cell>
          <table:table-cell office:value-type="string" table:style-name="ce1">
            <text:p>0 0 0 0 0 0 0 0 0 0 0 0 0 0 0 0 0 0 0 0 0 0 0 0 0 0 0 0 0 0 0 0 0 0 0 0 <text:s/>0 0 0 0 0 0 0 2 0 0 0 2 0 0 0 0 0 0 0 0 0 0 0 0 0 0 0 0 0 0 0 0 0 0 0 0 <text:s/>0 0 0 0 0 0 0 0 0 0 0 0 0 0 0 0 0 0 0 0 2 0 0 0 0 0 0 0</text:p>
          </table:table-cell>
          <table:table-cell office:value-type="string" table:style-name="ce1">
            <text:p>0 0 0 0 0 0 1 1 1 1 0 0 0 0 0 0 1 1 1 1 0 0 0 0 0 0 1 1 1 1 0 0 0 0 0 0 <text:s/>1 1 1 1 0 0 0 0 0 1 1 1 1 1 2 0 0 0 0 1 1 1 1 1 2 2 2 2 2 2 1 1 1 1 2 2 <text:s/>2 2 2 2 2 1 1 1 2 2 2 2 2 2 2 2 2 2 2 2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2486893600" table:style-name="ce1">
            <text:p>24868936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1 1 1 1 1 1 1 <text:s/>1 1 1 1 1 1 1 1 1 1 <text:s/>0 0 0 0 0 0 1 1 1 0 <text:s/>0 0 0 0 0 0 0 0 0 0 <text:s/>0 0 0 0 0 0 0 0 0 0 <text:s/>0 0 0 0 0 0 0 0 0 0 <text:s/>0 0 0 0 0 0 0 0 0 0 <text:s/>0 0 0 0 0 0 0 0 0 0 <text:s/>0 0 0 0 0 0 0 0 0 0 0 0 0 0 0 0 0 0 0 0 <text:s/>0 0 0 0 0 0 0 0 0 0 <text:s/>0 0 0 0 0 0 0 0 0 0 <text:s/>1 1 1 1 1 1 0 0 0 0 <text:s/>1 1 1 1 1 1 0 0 0 0 <text:s/>1 1 1 1 1 1 0 0 0 0 <text:s/>1 1 1 1 1 1 0 0 0 0 <text:s/>1 1 1 1 1 0 0 0 0 0 <text:s/>1 1 1 1 0 0 0 0 0 0 <text:s/>0 0 0 0 0 0 0 0 0 0 0 0 0 0 0 0 0 0 0 0 <text:s/>0 0 0 0 0 0 0 0 0 0 <text:s/>0 0 0 0 0 0 0 0 0 0 <text:s/>0 0 0 0 0 0 0 0 0 1 <text:s/>0 0 0 0 0 0 1 1 1 1 <text:s/>0 0 0 0 0 0 1 1 1 1 <text:s/>0 0 0 0 0 0 1 1 1 1 <text:s/>0 0 0 0 0 1 1 1 1 1 <text:s/>0 0 0 0 1 1 1 1 1 1 <text:s/>1 1 1 1 1 1 1 1 1 1</text:p>
          </table:table-cell>
          <table:table-cell office:value-type="string" table:style-name="ce1">
            <text:p>0 0 0 0 0 0 0 2 0 0 0 0 0 0 0 0 0 0 0 0 0 0 0 0 0 0 0 0 0 0 0 0 0 0 0 0 <text:s/>0 0 0 0 0 0 0 0 0 0 0 0 0 0 0 0 0 0 2 0 0 0 0 0 0 0 0 0 0 0 0 0 2 0 0 0 <text:s/>0 0 0 0 0 0 0 0 0 0 0 0 0 0 0 0 0 0 0 0 0 0 0 0 0 0 0 0</text:p>
          </table:table-cell>
          <table:table-cell office:value-type="string" table:style-name="ce1">
            <text:p>0 0 0 0 0 0 0 0 0 0 0 0 0 0 0 0 0 0 0 0 0 0 0 0 0 0 0 0 0 0 1 1 1 1 1 1 <text:s/>0 0 0 2 1 1 1 1 1 1 2 2 2 2 1 1 1 1 1 1 2 2 2 2 1 1 1 1 1 1 2 2 2 2 1 1 <text:s/>1 1 1 2 2 2 2 2 1 1 1 1 2 2 2 2 2 2 2 2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2512963200" table:style-name="ce1">
            <text:p>25129632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1 1 1 1 1 1 1 <text:s/>1 1 1 1 1 0 0 0 0 1 <text:s/>1 1 1 1 0 0 0 0 0 0 <text:s/>1 1 1 0 0 0 0 0 0 0 <text:s/>0 0 0 0 0 0 0 0 0 0 <text:s/>0 0 0 0 0 0 0 0 0 0 <text:s/>0 0 0 0 0 0 0 0 0 0 <text:s/>0 0 0 0 0 0 0 0 0 0 <text:s/>0 0 0 0 0 0 0 0 0 0 0 0 0 0 0 0 0 0 0 0 <text:s/>0 0 0 0 0 0 0 0 0 0 <text:s/>0 0 0 0 0 1 1 1 1 0 <text:s/>0 0 0 0 1 1 1 1 1 1 <text:s/>0 0 0 1 1 1 1 1 1 1 <text:s/>0 0 0 0 1 1 1 1 1 1 <text:s/>0 0 0 0 0 0 1 1 1 1 <text:s/>0 0 0 0 0 0 0 1 1 1 <text:s/>0 0 0 0 0 0 0 0 1 1 <text:s/>0 0 0 0 0 0 0 0 0 1 0 0 0 0 0 0 0 0 0 0 <text:s/>0 0 0 0 0 0 0 0 0 0 <text:s/>0 0 0 0 0 0 0 0 0 0 <text:s/>0 0 0 0 0 0 0 0 0 0 <text:s/>0 0 0 0 0 0 0 0 0 0 <text:s/>1 1 1 1 0 0 0 0 0 0 <text:s/>1 1 1 1 1 1 0 0 0 0 <text:s/>1 1 1 1 1 1 1 0 0 0 <text:s/>1 1 1 1 1 1 1 1 0 0 <text:s/>1 1 1 1 1 1 1 1 1 0</text:p>
          </table:table-cell>
          <table:table-cell office:value-type="string" table:style-name="ce1">
            <text:p>0 0 0 0 0 0 0 0 0 0 0 0 0 0 2 0 0 0 0 0 0 0 0 0 0 0 0 0 0 0 0 0 0 0 0 2 <text:s/>0 0 0 0 0 0 0 0 0 0 0 0 0 0 0 0 0 0 0 0 0 0 0 0 0 0 0 0 0 0 0 0 0 0 0 0 <text:s/>0 2 0 0 0 0 0 0 0 0 0 0 0 0 0 0 0 0 0 0 0 0 0 0 0 0 0 0</text:p>
          </table:table-cell>
          <table:table-cell office:value-type="string" table:style-name="ce1">
            <text:p>0 0 0 0 0 0 0 0 0 0 0 0 0 0 0 0 0 0 0 0 0 0 0 0 0 1 1 1 1 0 0 0 0 0 1 1 <text:s/>1 1 1 1 0 0 0 1 1 1 1 1 1 1 2 2 2 2 1 1 1 1 1 1 2 2 2 2 2 2 1 1 1 1 2 2 <text:s/>2 2 2 2 2 1 1 1 2 2 2 2 2 2 2 2 1 1 2 2 2 2 2 2 2 2 2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2555611000" table:style-name="ce1">
            <text:p>25556110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0 0 1 1 1 1 1 1 1 1 <text:s/>0 0 0 1 1 1 1 1 1 1 <text:s/>0 0 0 0 1 1 1 1 1 1 <text:s/>0 0 0 0 0 0 0 0 1 1 <text:s/>0 0 0 0 0 0 0 0 0 0 <text:s/>0 0 0 0 0 0 0 0 0 0 <text:s/>0 0 0 0 0 0 0 0 0 0 <text:s/>0 0 0 0 0 0 0 0 0 0 <text:s/>0 0 0 0 0 0 0 0 0 0 0 0 0 0 0 0 0 0 0 0 <text:s/>1 1 0 0 0 0 0 0 0 0 <text:s/>1 1 1 0 0 0 0 0 0 0 <text:s/>1 1 1 1 0 0 0 0 0 0 <text:s/>1 1 1 1 1 0 0 0 0 0 <text:s/>1 1 1 1 1 0 0 0 0 0 <text:s/>1 1 1 1 1 0 0 0 0 0 <text:s/>1 1 1 1 0 0 0 0 0 0 <text:s/>1 1 1 1 0 0 0 0 0 0 <text:s/>1 1 0 0 0 0 0 0 0 0 0 0 0 0 0 0 0 0 0 0 <text:s/>0 0 0 0 0 0 0 0 0 0 <text:s/>0 0 0 0 0 0 0 0 0 0 <text:s/>0 0 0 0 0 0 0 0 0 0 <text:s/>0 0 0 0 0 1 1 1 0 0 <text:s/>0 0 0 0 0 1 1 1 1 1 <text:s/>0 0 0 0 0 1 1 1 1 1 <text:s/>0 0 0 0 1 1 1 1 1 1 <text:s/>0 0 0 0 1 1 1 1 1 1 <text:s/>0 0 1 1 1 1 1 1 1 1</text:p>
          </table:table-cell>
          <table:table-cell office:value-type="string" table:style-name="ce1">
            <text:p>0 0 0 0 0 0 0 0 0 0 0 0 0 0 0 0 0 0 2 0 0 0 0 0 0 0 0 0 0 0 0 0 0 0 0 0 <text:s/>0 0 0 0 0 0 0 0 0 0 0 0 0 0 0 0 0 0 0 0 0 0 0 0 0 0 2 0 0 0 0 0 0 0 0 0 <text:s/>0 0 0 0 0 0 0 0 0 0 0 0 0 0 0 2 0 0 0 0 0 0 0 0 0 0 0 0</text:p>
          </table:table-cell>
          <table:table-cell office:value-type="string" table:style-name="ce1">
            <text:p>0 0 0 0 0 0 0 0 0 0 1 1 0 0 0 0 0 0 0 0 1 1 1 0 0 0 0 0 0 0 1 1 1 1 0 0 <text:s/>0 0 0 0 1 1 1 1 1 2 2 2 0 0 1 1 1 1 1 2 2 2 2 2 1 1 1 1 1 2 2 2 2 2 1 1 <text:s/>1 1 2 2 2 2 2 2 1 1 1 1 2 2 2 2 2 2 1 1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2647282100" table:style-name="ce1">
            <text:p>26472821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1 1 1 1 1 1 1 <text:s/>0 0 0 0 1 1 1 1 1 1 <text:s/>0 0 0 0 1 1 1 1 1 1 <text:s/>0 0 0 0 0 1 1 1 1 1 <text:s/>0 0 0 0 0 0 1 1 1 1 <text:s/>0 0 0 0 0 0 0 1 1 1 <text:s/>0 0 0 0 0 0 0 0 1 1 <text:s/>0 0 0 0 0 0 0 0 0 0 <text:s/>0 0 0 0 0 0 0 0 0 0 <text:s/>0 0 0 0 0 0 0 0 0 0 1 1 1 0 0 0 0 0 0 0 <text:s/>1 1 1 0 0 0 0 0 0 0 <text:s/>1 1 1 0 0 0 0 0 0 0 <text:s/>1 1 1 0 0 0 0 0 0 0 <text:s/>1 1 1 0 0 0 0 0 0 0 <text:s/>1 1 1 0 0 0 0 0 0 0 <text:s/>1 1 1 1 0 0 0 0 0 0 <text:s/>1 1 1 1 0 0 0 0 0 0 <text:s/>1 1 1 1 0 0 0 0 0 0 <text:s/>1 1 1 1 0 0 0 0 0 0 0 0 0 0 0 0 0 0 0 0 <text:s/>0 0 0 1 0 0 0 0 0 0 <text:s/>0 0 0 1 0 0 0 0 0 0 <text:s/>0 0 0 1 1 0 0 0 0 0 <text:s/>0 0 0 1 1 1 0 0 0 0 <text:s/>0 0 0 1 1 1 1 0 0 0 <text:s/>0 0 0 0 1 1 1 1 0 0 <text:s/>0 0 0 0 1 1 1 1 1 1 <text:s/>0 0 0 0 1 1 1 1 1 1 <text:s/>0 0 0 0 1 1 1 1 1 1</text:p>
          </table:table-cell>
          <table:table-cell office:value-type="string" table:style-name="ce1">
            <text:p>0 0 0 0 0 0 0 0 0 0 0 0 0 0 0 0 0 0 0 0 0 0 0 0 0 0 0 0 0 0 0 0 0 0 0 0 <text:s/>0 0 0 0 0 0 0 0 0 0 0 0 0 0 0 0 0 0 0 0 0 0 0 2 0 0 0 0 0 0 0 0 0 0 0 0 <text:s/>0 0 0 0 0 0 0 0 2 0 0 0 0 0 0 2 0 0 0 0 0 0 0 0 0 0 0 0</text:p>
          </table:table-cell>
          <table:table-cell office:value-type="string" table:style-name="ce1">
            <text:p>1 1 1 0 0 0 0 0 0 0 1 1 1 2 0 0 0 0 0 0 1 1 1 2 0 0 0 0 0 0 1 1 1 2 2 0 <text:s/>0 0 0 0 1 1 1 2 2 2 0 0 0 0 1 1 1 2 2 2 2 0 0 0 1 1 1 1 2 2 2 2 0 0 1 1 <text:s/>1 1 2 2 2 2 2 2 1 1 1 1 2 2 2 2 2 2 1 1 1 1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2453293300" table:style-name="ce1">
            <text:p>24532933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0 0 <text:s/>1 1 1 1 1 1 1 0 0 0 <text:s/>1 1 1 1 1 1 1 0 0 0 <text:s/>1 1 1 1 1 0 0 0 0 0 <text:s/>1 1 1 1 0 0 0 0 0 0 <text:s/>1 1 0 0 0 0 0 0 0 0 <text:s/>0 0 0 0 0 0 0 0 0 0 <text:s/>0 0 0 0 0 0 0 0 0 0 <text:s/>0 0 0 0 0 0 0 0 0 0 <text:s/>0 0 0 0 0 0 0 0 0 0 0 0 0 0 0 0 0 0 1 1 <text:s/>0 0 0 0 0 0 0 1 1 1 <text:s/>0 0 0 0 0 0 0 1 1 1 <text:s/>0 0 0 0 0 1 1 1 1 1 <text:s/>0 0 0 0 1 1 1 1 1 1 <text:s/>0 0 0 0 0 0 1 1 1 1 <text:s/>0 0 0 0 0 0 0 1 1 1 <text:s/>0 0 0 0 0 0 0 0 1 1 <text:s/>0 0 0 0 0 0 0 0 1 1 <text:s/>0 0 0 0 0 0 0 1 1 1 0 0 0 0 0 0 0 0 0 0 <text:s/>0 0 0 0 0 0 0 0 0 0 <text:s/>0 0 0 0 0 0 0 0 0 0 <text:s/>0 0 0 0 0 0 0 0 0 0 <text:s/>0 0 0 0 0 0 0 0 0 0 <text:s/>0 0 1 1 1 1 0 0 0 0 <text:s/>1 1 1 1 1 1 1 0 0 0 <text:s/>1 1 1 1 1 1 1 1 0 0 <text:s/>1 1 1 1 1 1 1 1 0 0 <text:s/>1 1 1 1 1 1 1 0 0 0</text:p>
          </table:table-cell>
          <table:table-cell office:value-type="string" table:style-name="ce1">
            <text:p>0 0 0 0 0 0 0 0 0 0 0 0 0 0 2 0 0 0 0 0 0 0 0 0 0 0 0 0 0 0 0 0 0 0 0 0 <text:s/>0 0 0 0 0 0 0 0 0 0 0 0 0 0 0 0 0 0 0 0 0 2 0 0 0 0 0 0 0 0 2 0 0 0 0 0 <text:s/>0 0 0 0 0 0 0 0 0 0 0 0 0 0 0 0 0 0 0 0 0 0 0 0 0 0 0 0</text:p>
          </table:table-cell>
          <table:table-cell office:value-type="string" table:style-name="ce1">
            <text:p>0 0 0 0 0 0 0 0 1 1 0 0 0 0 0 0 0 1 1 1 0 0 0 0 0 0 0 1 1 1 0 0 0 0 0 1 <text:s/>1 1 1 1 0 0 0 0 1 1 1 1 1 1 0 0 2 2 2 2 1 1 1 1 2 2 2 2 2 2 2 1 1 1 2 2 <text:s/>2 2 2 2 2 2 1 1 2 2 2 2 2 2 2 2 1 1 2 2 2 2 2 2 2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2555355800" table:style-name="ce1">
            <text:p>25553558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1 1 1 1 1 0 0 <text:s/>1 1 1 1 1 1 1 0 0 0 <text:s/>0 1 1 1 1 1 0 0 0 0 <text:s/>0 0 1 1 1 0 0 0 0 0 <text:s/>0 0 0 0 0 0 0 0 0 0 <text:s/>0 0 0 0 0 0 0 0 0 0 <text:s/>0 0 0 0 0 0 0 0 0 0 <text:s/>0 0 0 0 0 0 0 0 0 0 <text:s/>0 0 0 0 0 0 0 0 0 0 0 0 0 0 0 0 0 0 0 0 <text:s/>0 0 0 0 0 0 0 0 1 1 <text:s/>0 0 0 0 0 0 0 1 1 1 <text:s/>0 0 0 0 0 0 1 1 1 1 <text:s/>0 0 0 0 0 1 1 1 1 1 <text:s/>0 0 0 0 0 1 1 1 1 1 <text:s/>0 0 0 0 0 1 1 1 1 1 <text:s/>0 0 0 0 0 0 1 1 1 1 <text:s/>0 0 0 0 0 0 1 1 1 1 <text:s/>0 0 0 0 0 0 0 0 1 1 0 0 0 0 0 0 0 0 0 0 <text:s/>0 0 0 0 0 0 0 0 0 0 <text:s/>0 0 0 0 0 0 0 0 0 0 <text:s/>1 0 0 0 0 0 0 0 0 0 <text:s/>1 1 0 0 0 0 0 0 0 0 <text:s/>1 1 1 1 1 0 0 0 0 0 <text:s/>1 1 1 1 1 0 0 0 0 0 <text:s/>1 1 1 1 1 1 0 0 0 0 <text:s/>1 1 1 1 1 1 0 0 0 0 <text:s/>1 1 1 1 1 1 1 1 0 0</text:p>
          </table:table-cell>
          <table:table-cell office:value-type="string" table:style-name="ce1">
            <text:p>0 0 0 0 0 0 0 0 0 0 0 0 0 0 0 0 0 0 0 0 0 0 2 0 0 0 0 0 0 0 0 0 0 0 0 0 <text:s/>0 0 0 0 0 0 0 0 0 0 0 0 0 0 0 0 0 0 0 0 0 2 0 0 2 0 0 0 0 0 0 0 0 0 0 0 <text:s/>0 0 0 0 0 0 0 0 0 0 0 0 0 0 0 0 0 0 0 0 0 0 0 0 0 0 0 0</text:p>
          </table:table-cell>
          <table:table-cell office:value-type="string" table:style-name="ce1">
            <text:p>0 0 0 0 0 0 0 0 0 0 0 0 0 0 0 0 0 0 1 1 0 0 0 0 0 0 0 1 1 1 2 0 0 0 0 0 <text:s/>1 1 1 1 2 2 0 0 0 1 1 1 1 1 2 2 2 2 2 1 1 1 1 1 2 2 2 2 2 1 1 1 1 1 2 2 <text:s/>2 2 2 2 1 1 1 1 2 2 2 2 2 2 1 1 1 1 2 2 2 2 2 2 2 2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2517416600" table:style-name="ce1">
            <text:p>25174166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1 1 1 1 1 1 1 <text:s/>1 1 1 1 1 1 1 1 0 0 <text:s/>0 0 1 1 1 1 1 0 0 0 <text:s/>0 0 0 0 0 0 0 0 0 0 <text:s/>0 0 0 0 0 0 0 0 0 0 <text:s/>0 0 0 0 0 0 0 0 0 0 <text:s/>0 0 0 0 0 0 0 0 0 0 <text:s/>0 0 0 0 0 0 0 0 0 0 <text:s/>0 0 0 0 0 0 0 0 0 0 0 0 0 0 0 0 0 0 0 0 <text:s/>0 0 0 0 0 0 0 0 0 0 <text:s/>0 0 0 0 0 0 0 0 0 0 <text:s/>1 1 0 0 0 0 0 0 0 0 <text:s/>1 1 1 1 1 1 0 0 0 0 <text:s/>1 1 1 1 1 0 0 0 0 0 <text:s/>1 1 1 1 1 0 0 0 0 0 <text:s/>1 1 1 1 1 0 0 0 0 0 <text:s/>1 1 1 1 1 0 0 0 0 0 <text:s/>1 1 1 1 1 0 0 0 0 0 0 0 0 0 0 0 0 0 0 0 <text:s/>0 0 0 0 0 0 0 0 0 0 <text:s/>0 0 0 0 0 0 0 0 1 1 <text:s/>0 0 0 0 0 0 0 1 1 1 <text:s/>0 0 0 0 0 0 1 1 1 1 <text:s/>0 0 0 0 0 1 1 1 1 1 <text:s/>0 0 0 0 0 1 1 1 1 1 <text:s/>0 0 0 0 0 1 1 1 1 1 <text:s/>0 0 0 0 0 1 1 1 1 1 <text:s/>0 0 0 0 0 1 1 1 1 1</text:p>
          </table:table-cell>
          <table:table-cell office:value-type="string" table:style-name="ce1">
            <text:p>0 0 0 2 0 0 0 0 0 0 0 0 0 0 0 0 0 0 0 0 0 0 0 0 0 0 0 0 0 0 0 0 0 0 0 0 <text:s/>0 0 0 0 0 0 0 0 0 0 0 0 0 0 0 0 0 0 0 0 0 0 0 0 0 0 2 0 0 0 0 0 0 0 0 0 <text:s/>0 0 0 0 0 2 0 0 0 0 0 0 0 0 0 0 0 0 0 0 0 0 0 0 0 0 0 0</text:p>
          </table:table-cell>
          <table:table-cell office:value-type="string" table:style-name="ce1">
            <text:p>0 0 0 0 0 0 0 0 0 0 0 0 0 0 0 0 0 0 0 0 0 0 0 0 0 0 0 0 2 2 1 1 0 0 0 0 <text:s/>0 2 2 2 1 1 1 1 1 1 2 2 2 2 1 1 1 1 1 2 2 2 2 2 1 1 1 1 1 2 2 2 2 2 1 1 <text:s/>1 1 1 2 2 2 2 2 1 1 1 1 1 2 2 2 2 2 1 1 1 1 1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2567256000" table:style-name="ce1">
            <text:p>25672560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0 0 1 1 1 1 <text:s/>0 0 0 0 0 1 1 1 1 1 <text:s/>0 0 0 0 0 0 1 1 1 1 <text:s/>0 0 0 0 0 0 1 1 1 1 <text:s/>0 0 0 0 0 0 1 1 1 1 <text:s/>0 0 0 0 0 0 1 1 1 1 <text:s/>0 0 0 0 0 0 0 1 1 1 <text:s/>0 0 0 0 0 0 0 0 1 1 <text:s/>0 0 0 0 0 0 0 0 1 1 <text:s/>0 0 0 0 0 0 0 0 1 1 1 1 1 1 1 1 0 0 0 0 <text:s/>1 1 1 1 1 0 0 0 0 0 <text:s/>1 1 1 1 1 1 0 0 0 0 <text:s/>1 1 1 1 1 1 0 0 0 0 <text:s/>1 1 1 1 1 1 0 0 0 0 <text:s/>1 0 0 0 0 0 0 0 0 0 <text:s/>1 0 0 0 0 0 0 0 0 0 <text:s/>1 0 0 0 0 0 0 0 0 0 <text:s/>1 0 0 0 0 0 0 0 0 0 <text:s/>0 0 0 0 0 0 0 0 0 0 0 0 0 0 0 0 0 0 0 0 <text:s/>0 0 0 0 0 0 0 0 0 0 <text:s/>0 0 0 0 0 0 0 0 0 0 <text:s/>0 0 0 0 0 0 0 0 0 0 <text:s/>0 0 0 0 0 0 0 0 0 0 <text:s/>0 1 1 1 1 1 0 0 0 0 <text:s/>0 1 1 1 1 1 1 0 0 0 <text:s/>0 1 1 1 1 1 1 1 0 0 <text:s/>0 1 1 1 1 1 1 1 0 0 <text:s/>1 1 1 1 1 1 1 1 0 0</text:p>
          </table:table-cell>
          <table:table-cell office:value-type="string" table:style-name="ce1">
            <text:p>0 0 0 0 0 0 0 0 0 0 0 0 0 0 0 0 0 0 0 0 0 0 0 0 0 0 0 2 0 0 0 0 0 2 0 0 <text:s/>0 0 0 0 0 0 0 0 0 0 0 0 0 0 0 0 0 2 0 0 0 0 0 0 0 0 0 0 0 0 0 0 0 0 0 0 <text:s/>0 0 0 0 0 0 0 0 0 0 0 0 0 0 0 0 0 0 0 0 0 0 0 0 0 0 0 0</text:p>
          </table:table-cell>
          <table:table-cell office:value-type="string" table:style-name="ce1">
            <text:p>1 1 1 1 1 1 0 0 0 0 1 1 1 1 1 0 0 0 0 0 1 1 1 1 1 1 0 0 0 0 1 1 1 1 1 1 <text:s/>0 0 0 0 1 1 1 1 1 1 0 0 0 0 1 2 2 2 2 2 0 0 0 0 1 2 2 2 2 2 2 0 0 0 1 2 <text:s/>2 2 2 2 2 2 0 0 1 2 2 2 2 2 2 2 0 0 2 2 2 2 2 2 2 2 0 0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2452917800" table:style-name="ce1">
            <text:p>24529178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1 1 1 1 1 1 1 <text:s/>1 1 1 1 1 1 1 1 1 1 <text:s/>0 0 0 0 0 1 1 0 0 1 <text:s/>0 0 0 0 0 0 0 0 0 0 <text:s/>0 0 0 0 0 0 0 0 0 0 <text:s/>0 0 0 0 0 0 0 0 0 0 <text:s/>0 0 0 0 0 0 0 0 0 0 <text:s/>0 0 0 0 0 0 0 0 0 0 <text:s/>0 0 0 0 0 0 0 0 0 0 0 0 0 0 0 0 0 0 0 0 <text:s/>0 0 0 0 0 0 0 0 0 0 <text:s/>0 0 0 0 0 0 0 0 0 0 <text:s/>1 1 1 1 1 0 0 0 0 0 <text:s/>1 1 1 1 1 0 0 0 0 0 <text:s/>1 1 1 1 1 0 0 0 0 0 <text:s/>1 1 1 1 1 0 0 0 0 0 <text:s/>1 1 1 1 1 0 0 0 0 0 <text:s/>1 1 1 1 1 0 0 0 0 0 <text:s/>1 1 1 1 0 0 0 0 0 0 0 0 0 0 0 0 0 0 0 0 <text:s/>0 0 0 0 0 0 0 0 0 0 <text:s/>0 0 0 0 0 0 0 0 0 0 <text:s/>0 0 0 0 0 0 0 1 1 0 <text:s/>0 0 0 0 0 1 1 1 1 1 <text:s/>0 0 0 0 0 1 1 1 1 1 <text:s/>0 0 0 0 0 1 1 1 1 1 <text:s/>0 0 0 0 0 1 1 1 1 1 <text:s/>0 0 0 0 0 1 1 1 1 1 <text:s/>0 0 0 0 1 1 1 1 1 1</text:p>
          </table:table-cell>
          <table:table-cell office:value-type="string" table:style-name="ce1">
            <text:p>0 0 0 0 0 0 0 0 0 0 0 0 0 0 0 0 2 0 0 0 0 0 0 0 0 0 0 0 0 0 0 0 0 0 0 0 <text:s/>0 0 0 0 0 0 0 2 0 0 0 2 0 0 0 0 0 0 0 0 0 0 0 0 0 0 0 0 0 0 0 0 0 0 0 0 <text:s/>0 0 0 0 0 0 0 0 0 0 0 0 0 0 0 0 0 0 0 0 0 0 0 0 0 0 0 0</text:p>
          </table:table-cell>
          <table:table-cell office:value-type="string" table:style-name="ce1">
            <text:p>0 0 0 0 0 0 0 0 0 0 0 0 0 0 0 0 0 0 0 0 0 0 0 0 0 0 0 0 0 0 1 1 1 1 1 0 <text:s/>0 2 2 0 1 1 1 1 1 2 2 2 2 2 1 1 1 1 1 2 2 2 2 2 1 1 1 1 1 2 2 2 2 2 1 1 <text:s/>1 1 1 2 2 2 2 2 1 1 1 1 1 2 2 2 2 2 1 1 1 1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2380052800" table:style-name="ce1">
            <text:p>23800528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1 1 1 1 1 1 1 <text:s/>0 0 0 1 1 1 1 1 1 1 <text:s/>0 0 0 1 1 1 1 1 1 1 <text:s/>0 0 0 1 1 1 1 1 1 1 <text:s/>0 0 0 0 0 0 0 1 1 1 <text:s/>0 0 0 0 0 0 0 0 1 1 <text:s/>0 0 0 0 0 0 0 0 0 1 <text:s/>0 0 0 0 0 0 0 0 0 0 <text:s/>0 0 0 0 0 0 0 0 0 0 <text:s/>0 0 0 0 0 0 0 0 0 0 1 1 1 0 0 0 0 0 0 0 <text:s/>1 1 1 0 0 0 0 0 0 0 <text:s/>1 1 1 0 0 0 0 0 0 0 <text:s/>1 1 1 0 0 0 0 0 0 0 <text:s/>1 1 1 1 0 0 0 0 0 0 <text:s/>1 1 1 0 0 0 0 0 0 0 <text:s/>1 1 1 0 0 0 0 0 0 0 <text:s/>1 1 1 0 0 0 0 0 0 0 <text:s/>1 1 1 1 0 0 0 0 0 0 <text:s/>1 1 1 1 0 0 0 0 0 0 0 0 0 0 0 0 0 0 0 0 <text:s/>0 0 0 0 0 0 0 0 0 0 <text:s/>0 0 0 0 0 0 0 0 0 0 <text:s/>0 0 0 0 0 0 0 0 0 0 <text:s/>0 0 0 0 1 1 1 0 0 0 <text:s/>0 0 0 1 1 1 1 1 0 0 <text:s/>0 0 0 1 1 1 1 1 1 0 <text:s/>0 0 0 1 1 1 1 1 1 1 <text:s/>0 0 0 0 1 1 1 1 1 1 <text:s/>0 0 0 0 1 1 1 1 1 1</text:p>
          </table:table-cell>
          <table:table-cell office:value-type="string" table:style-name="ce1">
            <text:p>0 0 0 0 0 0 0 0 0 0 0 0 0 0 0 0 0 0 0 0 0 0 0 0 0 2 0 0 0 0 2 0 0 0 0 0 <text:s/>0 0 0 0 0 0 0 0 0 0 0 0 0 0 0 0 0 0 0 2 0 0 0 0 0 0 0 0 0 0 0 0 0 0 0 0 <text:s/>0 0 0 0 0 0 0 0 0 0 0 0 0 0 0 0 0 0 0 0 0 0 0 0 0 0 0 0</text:p>
          </table:table-cell>
          <table:table-cell office:value-type="string" table:style-name="ce1">
            <text:p>1 1 1 0 0 0 0 0 0 0 1 1 1 0 0 0 0 0 0 0 1 1 1 0 0 0 0 0 0 0 1 1 1 0 0 0 <text:s/>0 0 0 0 1 1 1 1 2 2 2 0 0 0 1 1 1 2 2 2 2 2 0 0 1 1 1 2 2 2 2 2 2 0 1 1 <text:s/>1 2 2 2 2 2 2 2 1 1 1 1 2 2 2 2 2 2 1 1 1 1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892129800" table:style-name="ce1">
            <text:p>28921298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1 1 1 1 1 1 1 <text:s/>0 1 1 1 1 1 1 1 1 1 <text:s/>0 0 0 0 0 1 1 1 1 0 <text:s/>0 0 0 0 0 0 0 0 0 0 <text:s/>0 0 0 0 0 0 0 0 0 0 <text:s/>0 0 0 0 0 0 0 0 0 0 <text:s/>0 0 0 0 0 0 0 0 0 0 <text:s/>0 0 0 0 0 0 0 0 0 0 <text:s/>0 0 0 0 0 0 0 0 0 0 0 0 0 0 0 0 0 0 0 0 <text:s/>0 0 0 0 0 0 0 0 0 0 <text:s/>1 0 0 0 0 0 0 0 0 0 <text:s/>1 1 1 1 1 0 0 0 0 1 <text:s/>0 0 1 1 1 1 1 1 1 1 <text:s/>0 0 0 0 1 1 1 1 1 1 <text:s/>0 0 0 0 0 0 1 1 1 1 <text:s/>0 0 0 0 0 0 0 1 1 1 <text:s/>0 0 0 0 0 0 0 1 1 1 <text:s/>0 0 0 0 0 0 0 0 1 1 0 0 0 0 0 0 0 0 0 0 <text:s/>0 0 0 0 0 0 0 0 0 0 <text:s/>0 0 0 0 0 0 0 0 0 0 <text:s/>0 0 0 0 0 0 0 0 0 0 <text:s/>1 1 0 0 0 0 0 0 0 0 <text:s/>1 1 1 1 0 0 0 0 0 0 <text:s/>1 1 1 1 1 1 0 0 0 0 <text:s/>1 1 1 1 1 1 1 0 0 0 <text:s/>1 1 1 1 1 1 1 0 0 0 <text:s/>1 1 1 1 1 1 1 1 0 0</text:p>
          </table:table-cell>
          <table:table-cell office:value-type="string" table:style-name="ce1">
            <text:p>0 0 0 0 0 0 0 0 2 0 0 0 0 0 0 0 0 0 0 0 0 0 0 0 0 0 0 0 0 0 0 0 0 0 0 0 <text:s/>0 0 0 0 0 0 0 0 0 0 0 0 0 0 0 0 0 0 0 0 0 0 0 0 0 0 0 0 0 0 0 0 0 0 0 0 <text:s/>0 0 0 0 0 0 0 2 0 0 0 0 0 0 0 0 0 0 0 0 0 0 0 2 0 0 0 0</text:p>
          </table:table-cell>
          <table:table-cell office:value-type="string" table:style-name="ce1">
            <text:p>0 0 0 0 0 0 0 0 0 0 0 0 0 0 0 0 0 0 0 0 1 0 0 0 0 0 0 0 0 0 1 1 1 1 1 0 <text:s/>0 0 0 1 2 2 1 1 1 1 1 1 1 1 2 2 2 2 1 1 1 1 1 1 2 2 2 2 2 2 1 1 1 1 2 2 <text:s/>2 2 2 2 2 1 1 1 2 2 2 2 2 2 2 1 1 1 2 2 2 2 2 2 2 2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2389854200" table:style-name="ce1">
            <text:p>23898542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0 0 0 0 0 0 0 0 <text:s/>1 1 1 0 0 0 0 0 0 0 <text:s/>1 1 1 1 0 0 0 0 0 0 <text:s/>1 1 1 1 1 0 0 0 0 0 <text:s/>1 1 1 1 1 0 0 0 0 0 <text:s/>1 1 1 1 1 0 0 0 0 0 <text:s/>1 1 1 1 1 0 0 0 0 0 <text:s/>0 1 1 1 1 0 0 0 0 0 <text:s/>0 0 0 0 0 0 0 0 0 0 <text:s/>0 0 0 0 0 0 0 0 0 0 0 0 1 1 1 0 0 0 0 0 <text:s/>0 0 0 1 1 1 0 0 0 0 <text:s/>0 0 0 0 1 1 0 0 0 0 <text:s/>0 0 0 0 0 1 1 0 0 0 <text:s/>0 0 0 0 0 1 1 0 0 0 <text:s/>0 0 0 0 0 1 1 0 0 0 <text:s/>0 0 0 0 0 1 1 0 0 0 <text:s/>1 0 0 0 0 1 1 0 0 0 <text:s/>1 1 1 1 1 1 1 0 0 0 <text:s/>1 1 1 1 1 1 1 0 0 0 0 0 0 0 0 1 1 1 1 1 <text:s/>0 0 0 0 0 0 1 1 1 1 <text:s/>0 0 0 0 0 0 1 1 1 1 <text:s/>0 0 0 0 0 0 0 1 1 1 <text:s/>0 0 0 0 0 0 0 1 1 1 <text:s/>0 0 0 0 0 0 0 1 1 1 <text:s/>0 0 0 0 0 0 0 1 1 1 <text:s/>0 0 0 0 0 0 0 1 1 1 <text:s/>0 0 0 0 0 0 0 1 1 1 <text:s/>0 0 0 0 0 0 0 1 1 1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0 <text:s/>0 2 0 0 0 0 0 0 0 0 0 0 0 0 0 0 0 0 0 0 0 0 2 0 0 0 2 0</text:p>
          </table:table-cell>
          <table:table-cell office:value-type="string" table:style-name="ce1">
            <text:p>0 0 1 1 1 2 2 2 2 2 0 0 0 1 1 1 2 2 2 2 0 0 0 0 1 1 2 2 2 2 0 0 0 0 0 1 <text:s/>1 2 2 2 0 0 0 0 0 1 1 2 2 2 0 0 0 0 0 1 1 2 2 2 0 0 0 0 0 1 1 2 2 2 1 0 <text:s/>0 0 0 1 1 2 2 2 1 1 1 1 1 1 1 2 2 2 1 1 1 1 1 1 1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2659226600" table:style-name="ce1">
            <text:p>26592266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1 1 1 1 1 1 1 <text:s/>1 1 1 1 1 1 1 1 0 1 <text:s/>1 1 1 1 1 0 0 0 0 0 <text:s/>0 0 0 0 0 0 0 0 0 0 <text:s/>0 0 0 0 0 0 0 0 0 0 <text:s/>0 0 0 0 0 0 0 0 0 0 <text:s/>0 0 0 0 0 0 0 0 0 0 <text:s/>0 0 0 0 0 0 0 0 0 0 <text:s/>0 0 0 0 0 0 0 0 0 0 0 0 0 0 0 0 0 0 0 0 <text:s/>0 0 0 0 0 0 0 0 0 0 <text:s/>0 0 0 0 0 0 0 0 0 0 <text:s/>0 0 0 0 0 0 0 0 0 0 <text:s/>1 1 1 1 0 0 0 0 0 0 <text:s/>1 1 1 1 0 0 0 0 0 0 <text:s/>1 1 1 1 0 0 0 0 0 0 <text:s/>1 1 1 1 1 0 0 0 0 0 <text:s/>1 1 1 1 1 1 0 0 0 0 <text:s/>1 1 1 1 1 1 1 1 1 1 0 0 0 0 0 0 0 0 0 0 <text:s/>0 0 0 0 0 0 0 0 0 0 <text:s/>0 0 0 0 0 0 0 0 1 0 <text:s/>0 0 0 0 0 1 1 1 1 1 <text:s/>0 0 0 0 1 1 1 1 1 1 <text:s/>0 0 0 0 1 1 1 1 1 1 <text:s/>0 0 0 0 1 1 1 1 1 1 <text:s/>0 0 0 0 0 1 1 1 1 1 <text:s/>0 0 0 0 0 0 1 1 1 1 <text:s/>0 0 0 0 0 0 0 0 0 0</text:p>
          </table:table-cell>
          <table:table-cell office:value-type="string" table:style-name="ce1">
            <text:p>0 0 0 0 0 0 0 0 0 0 0 0 0 0 0 0 0 0 0 0 0 0 2 0 0 0 0 0 0 0 0 0 0 0 0 0 <text:s/>0 0 0 0 0 0 0 0 0 0 0 0 0 0 0 0 2 0 0 2 0 0 0 0 0 0 0 0 0 0 0 0 0 0 0 0 <text:s/>0 0 0 0 0 0 0 0 0 0 0 0 0 0 0 0 0 0 0 0 0 0 0 0 0 0 0 0</text:p>
          </table:table-cell>
          <table:table-cell office:value-type="string" table:style-name="ce1">
            <text:p>0 0 0 0 0 0 0 0 0 0 0 0 0 0 0 0 0 0 0 0 0 0 0 0 0 0 0 0 2 0 0 0 0 0 0 2 <text:s/>2 2 2 2 1 1 1 1 2 2 2 2 2 2 1 1 1 1 2 2 2 2 2 2 1 1 1 1 2 2 2 2 2 2 1 1 <text:s/>1 1 1 2 2 2 2 2 1 1 1 1 1 1 2 2 2 2 1 1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474536200" table:style-name="ce1">
            <text:p>24745362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0 <text:s/>1 1 1 1 1 1 1 1 0 0 <text:s/>1 1 1 1 1 1 1 0 0 0 <text:s/>1 1 1 1 1 1 0 0 0 0 <text:s/>1 1 1 0 0 0 0 0 0 0 <text:s/>0 0 0 0 0 0 0 0 0 0 <text:s/>0 0 0 0 0 0 0 0 0 0 <text:s/>0 0 0 0 0 0 0 0 0 0 <text:s/>0 0 0 0 0 0 0 0 0 0 <text:s/>0 0 0 0 0 0 0 0 0 0 0 0 0 0 0 0 0 0 0 1 <text:s/>0 0 0 0 0 0 0 0 1 1 <text:s/>0 0 0 0 0 0 0 1 1 1 <text:s/>0 0 0 0 0 0 1 1 1 1 <text:s/>0 0 0 1 1 1 1 1 1 1 <text:s/>1 1 1 1 0 0 0 0 0 1 <text:s/>1 1 1 0 0 0 0 0 0 0 <text:s/>1 1 1 0 0 0 0 0 0 0 <text:s/>1 1 1 0 0 0 0 0 0 0 <text:s/>1 1 1 0 0 0 0 0 0 0 0 0 0 0 0 0 0 0 0 0 <text:s/>0 0 0 0 0 0 0 0 0 0 <text:s/>0 0 0 0 0 0 0 0 0 0 <text:s/>0 0 0 0 0 0 0 0 0 0 <text:s/>0 0 0 0 0 0 0 0 0 0 <text:s/>0 0 0 0 1 1 1 1 1 0 <text:s/>0 0 0 1 1 1 1 1 1 1 <text:s/>0 0 0 1 1 1 1 1 1 1 <text:s/>0 0 0 1 1 1 1 1 1 1 <text:s/>0 0 0 1 1 1 1 1 1 1</text:p>
          </table:table-cell>
          <table:table-cell office:value-type="string" table:style-name="ce1">
            <text:p>0 0 0 0 0 0 0 2 0 0 0 0 0 0 0 0 0 0 0 0 0 0 0 0 0 0 0 0 0 2 0 0 0 0 0 0 <text:s/>0 0 0 0 0 0 0 0 0 0 0 0 0 0 0 0 0 0 0 0 0 0 0 0 0 0 0 0 0 0 0 2 0 0 0 0 <text:s/>0 0 0 0 0 0 0 0 0 0 0 0 0 0 0 0 0 0 0 0 0 0 0 0 0 0 0 0</text:p>
          </table:table-cell>
          <table:table-cell office:value-type="string" table:style-name="ce1">
            <text:p>0 0 0 0 0 0 0 0 0 1 0 0 0 0 0 0 0 0 1 1 0 0 0 0 0 0 0 1 1 1 0 0 0 0 0 0 <text:s/>1 1 1 1 0 0 0 1 1 1 1 1 1 1 1 1 1 1 2 2 2 2 2 1 1 1 1 2 2 2 2 2 2 2 1 1 <text:s/>1 2 2 2 2 2 2 2 1 1 1 2 2 2 2 2 2 2 1 1 1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572230300" table:style-name="ce1">
            <text:p>25722303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0 0 <text:s/>1 1 1 1 1 1 1 1 0 0 <text:s/>1 1 1 1 1 1 1 1 0 0 <text:s/>0 1 1 1 1 1 1 0 0 0 <text:s/>0 0 0 1 1 1 0 0 0 0 <text:s/>0 0 0 0 0 0 0 0 0 0 <text:s/>0 0 0 0 0 0 0 0 0 0 <text:s/>0 0 0 0 0 0 0 0 0 0 <text:s/>0 0 0 0 0 0 0 0 0 0 <text:s/>0 0 0 0 0 0 0 0 0 0 0 0 0 0 0 0 0 0 0 0 <text:s/>0 0 0 0 0 0 0 0 0 0 <text:s/>0 0 0 0 0 0 0 0 0 0 <text:s/>1 0 0 0 0 0 0 0 0 0 <text:s/>1 1 1 0 0 0 0 0 0 0 <text:s/>1 1 1 1 1 1 0 0 0 0 <text:s/>1 1 1 1 1 1 0 0 0 0 <text:s/>1 1 1 1 1 1 0 0 0 0 <text:s/>1 1 1 1 1 1 0 0 0 0 <text:s/>1 1 1 1 1 1 0 0 0 0 0 0 0 0 0 0 0 0 1 1 <text:s/>0 0 0 0 0 0 0 0 1 1 <text:s/>0 0 0 0 0 0 0 0 1 1 <text:s/>0 0 0 0 0 0 0 1 1 1 <text:s/>0 0 0 0 0 0 1 1 1 1 <text:s/>0 0 0 0 0 0 1 1 1 1 <text:s/>0 0 0 0 0 0 1 1 1 1 <text:s/>0 0 0 0 0 0 1 1 1 1 <text:s/>0 0 0 0 0 0 1 1 1 1 <text:s/>0 0 0 0 0 0 1 1 1 1</text:p>
          </table:table-cell>
          <table:table-cell office:value-type="string" table:style-name="ce1">
            <text:p>0 0 0 0 0 0 0 0 0 0 0 0 0 0 0 0 0 0 0 0 0 0 0 0 0 0 0 0 0 0 0 0 0 0 2 0 <text:s/>0 0 0 0 0 0 0 0 0 0 0 0 0 0 0 0 0 0 0 0 0 0 0 0 0 0 0 0 2 0 2 0 0 0 0 0 <text:s/>0 0 0 0 0 0 0 0 0 0 0 0 0 0 0 0 0 0 0 0 0 0 0 0 0 0 0 0</text:p>
          </table:table-cell>
          <table:table-cell office:value-type="string" table:style-name="ce1">
            <text:p>0 0 0 0 0 0 0 0 2 2 0 0 0 0 0 0 0 0 2 2 0 0 0 0 0 0 0 0 2 2 1 0 0 0 0 0 <text:s/>0 2 2 2 1 1 1 0 0 0 2 2 2 2 1 1 1 1 1 1 2 2 2 2 1 1 1 1 1 1 2 2 2 2 1 1 <text:s/>1 1 1 1 2 2 2 2 1 1 1 1 1 1 2 2 2 2 1 1 1 1 1 1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2427341700" table:style-name="ce1">
            <text:p>24273417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0 0 0 0 0 <text:s/>1 1 1 1 0 0 0 0 0 0 <text:s/>1 1 1 1 0 0 0 0 0 0 <text:s/>1 1 1 1 0 0 0 0 0 0 <text:s/>1 1 1 1 0 0 0 0 0 0 <text:s/>1 1 1 0 0 0 0 0 0 0 <text:s/>1 1 1 0 0 0 0 0 0 0 <text:s/>1 1 1 0 0 0 0 0 0 0 <text:s/>1 1 0 0 0 0 0 0 0 0 <text:s/>1 1 0 0 0 0 0 0 0 0 0 0 0 0 0 1 1 1 1 1 <text:s/>0 0 0 0 1 1 1 1 1 1 <text:s/>0 0 0 0 1 1 0 0 0 0 <text:s/>0 0 0 0 1 0 0 0 0 0 <text:s/>0 0 0 0 1 0 0 0 0 0 <text:s/>0 0 0 1 1 0 0 0 0 0 <text:s/>0 0 0 1 1 0 0 0 0 0 <text:s/>0 0 0 1 1 0 0 0 0 0 <text:s/>0 0 1 1 1 0 0 0 0 1 <text:s/>0 0 1 1 1 1 1 1 1 1 0 0 0 0 0 0 0 0 0 0 <text:s/>0 0 0 0 0 0 0 0 0 0 <text:s/>0 0 0 0 0 0 1 1 1 1 <text:s/>0 0 0 0 0 1 1 1 1 1 <text:s/>0 0 0 0 0 1 1 1 1 1 <text:s/>0 0 0 0 0 1 1 1 1 1 <text:s/>0 0 0 0 0 1 1 1 1 1 <text:s/>0 0 0 0 0 1 1 1 1 1 <text:s/>0 0 0 0 0 1 1 1 1 0 <text:s/>0 0 0 0 0 0 0 0 0 0</text:p>
          </table:table-cell>
          <table:table-cell office:value-type="string" table:style-name="ce1">
            <text:p>0 2 0 0 0 0 0 0 0 2 0 0 0 0 0 0 0 0 0 0 0 0 0 0 0 0 0 0 2 0 0 0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0 0 0 1 1 1 1 1 0 0 0 0 1 1 1 1 1 1 0 0 0 0 1 1 2 2 2 2 0 0 0 0 1 2 <text:s/>2 2 2 2 0 0 0 0 1 2 2 2 2 2 0 0 0 1 1 2 2 2 2 2 0 0 0 1 1 2 2 2 2 2 0 0 <text:s/>0 1 1 2 2 2 2 2 0 0 1 1 1 2 2 2 2 1 0 0 1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2560847400" table:style-name="ce1">
            <text:p>25608474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1 1 1 1 1 1 1 0 0 <text:s/>0 1 1 1 1 1 1 1 0 0 <text:s/>0 1 1 1 1 1 1 1 0 0 <text:s/>0 0 1 1 1 1 1 1 0 0 <text:s/>0 0 0 1 1 1 1 0 0 0 <text:s/>0 0 0 0 1 1 0 0 0 0 <text:s/>0 0 0 0 0 0 0 0 0 0 <text:s/>0 0 0 0 0 0 0 0 0 0 <text:s/>0 0 0 0 0 0 0 0 0 0 <text:s/>0 0 0 0 0 0 0 0 0 0 0 0 0 0 0 0 0 0 1 1 <text:s/>0 0 0 0 0 0 0 0 1 1 <text:s/>0 0 0 0 0 0 0 0 1 1 <text:s/>0 0 0 0 0 0 0 0 1 1 <text:s/>0 0 0 0 0 0 0 1 1 1 <text:s/>0 0 0 0 0 0 1 1 1 1 <text:s/>0 0 0 0 0 1 1 1 1 1 <text:s/>0 0 0 0 0 1 1 1 1 1 <text:s/>0 0 0 0 0 0 1 1 1 1 <text:s/>0 0 0 0 0 0 1 1 1 1 1 0 0 0 0 0 0 0 0 0 <text:s/>1 0 0 0 0 0 0 0 0 0 <text:s/>1 0 0 0 0 0 0 0 0 0 <text:s/>1 1 0 0 0 0 0 0 0 0 <text:s/>1 1 1 0 0 0 0 0 0 0 <text:s/>1 1 1 1 0 0 0 0 0 0 <text:s/>1 1 1 1 1 0 0 0 0 0 <text:s/>1 1 1 1 1 0 0 0 0 0 <text:s/>1 1 1 1 1 1 0 0 0 0 <text:s/>1 1 1 1 1 1 0 0 0 0</text:p>
          </table:table-cell>
          <table:table-cell office:value-type="string" table:style-name="ce1">
            <text:p>0 0 0 0 0 0 0 0 0 0 0 0 0 0 0 0 0 0 0 0 0 0 0 0 0 0 0 0 0 0 0 0 0 0 0 2 <text:s/>0 0 0 0 0 0 0 0 0 0 0 0 0 0 0 0 0 0 0 0 0 0 0 0 0 0 0 0 0 0 0 0 0 0 0 0 <text:s/>0 0 0 0 0 0 0 0 0 0 0 0 0 0 0 0 0 2 0 0 2 0 0 0 0 0 0 0</text:p>
          </table:table-cell>
          <table:table-cell office:value-type="string" table:style-name="ce1">
            <text:p>2 0 0 0 0 0 0 0 1 1 2 0 0 0 0 0 0 0 1 1 2 0 0 0 0 0 0 0 1 1 2 2 0 0 0 0 <text:s/>0 0 1 1 2 2 2 0 0 0 0 1 1 1 2 2 2 2 0 0 1 1 1 1 2 2 2 2 2 1 1 1 1 1 2 2 <text:s/>2 2 2 1 1 1 1 1 2 2 2 2 2 2 1 1 1 1 2 2 2 2 2 2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2381279000" table:style-name="ce1">
            <text:p>23812790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0 0 0 0 0 <text:s/>1 1 1 1 1 0 0 0 0 0 <text:s/>1 1 1 1 1 0 0 0 0 0 <text:s/>1 1 1 1 1 0 0 0 0 0 <text:s/>1 1 1 1 0 0 0 0 0 0 <text:s/>1 1 1 1 0 0 0 0 0 0 <text:s/>1 1 1 0 0 0 0 0 0 0 <text:s/>1 0 0 0 0 0 0 0 0 0 <text:s/>1 0 0 0 0 0 0 0 0 0 <text:s/>0 0 0 0 0 0 0 0 0 0 0 0 0 0 0 1 1 1 1 1 <text:s/>0 0 0 0 0 1 1 1 1 1 <text:s/>0 0 0 0 0 1 1 1 1 1 <text:s/>0 0 0 0 0 1 1 1 1 1 <text:s/>0 0 0 0 1 1 1 1 1 1 <text:s/>0 0 0 0 0 1 1 1 1 1 <text:s/>0 0 0 0 0 0 0 0 1 1 <text:s/>0 0 0 0 0 0 0 0 0 0 <text:s/>0 0 0 0 0 0 0 0 0 0 <text:s/>0 0 0 0 0 0 0 0 0 0 0 0 0 0 0 0 0 0 0 0 <text:s/>0 0 0 0 0 0 0 0 0 0 <text:s/>0 0 0 0 0 0 0 0 0 0 <text:s/>0 0 0 0 0 0 0 0 0 0 <text:s/>0 0 0 0 0 0 0 0 0 0 <text:s/>0 0 0 0 1 0 0 0 0 0 <text:s/>0 0 0 1 1 1 1 1 0 0 <text:s/>0 1 1 1 1 1 1 1 1 1 <text:s/>0 1 1 1 1 1 1 1 1 1 <text:s/>1 1 1 1 1 1 1 1 1 1</text:p>
          </table:table-cell>
          <table:table-cell office:value-type="string" table:style-name="ce1">
            <text:p>0 0 0 0 0 0 0 0 0 0 0 2 0 0 0 0 0 0 0 0 0 0 0 0 0 0 0 2 0 0 0 0 0 0 0 0 <text:s/>0 0 0 0 0 0 0 0 0 0 0 0 0 0 0 0 0 0 0 0 0 0 0 0 0 0 0 0 0 0 0 0 0 0 0 0 <text:s/>0 0 0 0 0 0 0 0 0 0 0 0 0 2 0 0 0 0 0 0 0 0 0 0 0 0 0 0</text:p>
          </table:table-cell>
          <table:table-cell office:value-type="string" table:style-name="ce1">
            <text:p>0 0 0 0 0 1 1 1 1 1 0 0 0 0 0 1 1 1 1 1 0 0 0 0 0 1 1 1 1 1 0 0 0 0 0 1 <text:s/>1 1 1 1 0 0 0 0 1 1 1 1 1 1 0 0 0 0 2 1 1 1 1 1 0 0 0 2 2 2 2 2 1 1 0 2 <text:s/>2 2 2 2 2 2 2 2 0 2 2 2 2 2 2 2 2 2 2 2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office:value-type="float" office:value="2609594300" table:style-name="ce1">
            <text:p>26095943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0 1 1 1 1 1 <text:s/>0 0 0 0 0 1 1 1 1 1 <text:s/>0 0 0 0 0 1 1 1 1 1 <text:s/>0 0 0 0 0 0 1 1 1 1 <text:s/>0 0 0 0 0 0 1 1 1 1 <text:s/>0 0 0 0 0 0 1 1 1 1 <text:s/>0 0 0 0 0 0 0 1 1 1 <text:s/>0 0 0 0 0 0 0 0 1 1 <text:s/>0 0 0 0 0 0 0 0 0 1 <text:s/>0 0 0 0 0 0 0 0 0 0 1 1 1 1 1 0 0 0 0 0 <text:s/>1 1 1 1 1 0 0 0 0 0 <text:s/>1 1 1 1 1 0 0 0 0 0 <text:s/>1 1 1 1 1 1 0 0 0 0 <text:s/>1 1 1 1 1 1 0 0 0 0 <text:s/>0 0 0 1 1 1 0 0 0 0 <text:s/>0 0 0 0 0 1 1 0 0 0 <text:s/>0 0 0 0 0 0 1 1 0 0 <text:s/>0 0 0 0 0 0 0 0 0 0 <text:s/>0 0 0 0 0 0 0 0 0 0 0 0 0 0 0 0 0 0 0 0 <text:s/>0 0 0 0 0 0 0 0 0 0 <text:s/>0 0 0 0 0 0 0 0 0 0 <text:s/>0 0 0 0 0 0 0 0 0 0 <text:s/>0 0 0 0 0 0 0 0 0 0 <text:s/>1 1 1 0 0 0 0 0 0 0 <text:s/>1 1 1 1 1 0 0 0 0 0 <text:s/>1 1 1 1 1 1 0 0 0 0 <text:s/>1 1 1 1 1 1 1 1 1 0 <text:s/>1 1 1 1 1 1 1 1 1 1</text:p>
          </table:table-cell>
          <table:table-cell office:value-type="string" table:style-name="ce1">
            <text:p>0 0 0 0 0 0 0 0 0 0 0 0 0 0 0 0 0 0 0 0 0 0 0 0 0 0 0 0 2 0 0 0 0 0 0 0 <text:s/>0 0 0 0 0 2 0 0 0 0 0 0 0 0 0 2 0 0 0 0 0 0 0 0 0 0 0 0 0 0 0 0 0 0 0 0 <text:s/>0 0 0 0 0 0 0 0 0 0 0 0 0 0 0 0 0 0 0 0 0 0 0 0 0 0 0 0</text:p>
          </table:table-cell>
          <table:table-cell office:value-type="string" table:style-name="ce1">
            <text:p>1 1 1 1 1 0 0 0 0 0 1 1 1 1 1 0 0 0 0 0 1 1 1 1 1 0 0 0 0 0 1 1 1 1 1 1 <text:s/>0 0 0 0 1 1 1 1 1 1 0 0 0 0 2 2 2 1 1 1 0 0 0 0 2 2 2 2 2 1 1 0 0 0 2 2 <text:s/>2 2 2 2 1 1 0 0 2 2 2 2 2 2 2 2 2 0 2 2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460376900" table:style-name="ce1">
            <text:p>24603769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1 1 1 1 1 1 1 <text:s/>1 1 1 1 1 1 1 0 0 0 <text:s/>1 1 1 1 0 0 0 0 0 0 <text:s/>1 1 0 0 0 0 0 0 0 0 <text:s/>0 0 0 0 0 0 0 0 0 0 <text:s/>0 0 0 0 0 0 0 0 0 0 <text:s/>0 0 0 0 0 0 0 0 0 0 <text:s/>0 0 0 0 0 0 0 0 0 0 <text:s/>0 0 0 0 0 0 0 0 0 0 0 0 0 0 0 0 0 0 0 0 <text:s/>0 0 0 0 0 0 0 0 0 0 <text:s/>0 0 0 0 0 0 0 1 1 1 <text:s/>0 0 0 0 1 1 1 1 1 1 <text:s/>0 0 1 1 1 1 1 1 1 1 <text:s/>1 1 1 1 1 1 1 1 1 1 <text:s/>0 0 0 0 1 1 1 1 1 1 <text:s/>0 0 0 0 0 0 0 0 0 1 <text:s/>0 0 0 0 0 0 0 0 0 0 <text:s/>0 0 0 0 0 0 0 0 0 0 0 0 0 0 0 0 0 0 0 0 <text:s/>0 0 0 0 0 0 0 0 0 0 <text:s/>0 0 0 0 0 0 0 0 0 0 <text:s/>0 0 0 0 0 0 0 0 0 0 <text:s/>0 0 0 0 0 0 0 0 0 0 <text:s/>0 0 0 0 0 0 0 0 0 0 <text:s/>1 1 1 1 0 0 0 0 0 0 <text:s/>1 1 1 1 1 1 1 1 1 0 <text:s/>1 1 1 1 1 1 1 1 1 1 <text:s/>1 1 1 1 1 1 1 1 1 1</text:p>
          </table:table-cell>
          <table:table-cell office:value-type="string" table:style-name="ce1">
            <text:p>0 0 0 0 0 0 2 0 0 0 0 0 0 0 0 0 0 0 0 0 0 0 0 0 0 0 0 0 0 0 0 0 0 0 0 0 <text:s/>0 0 0 0 0 0 0 0 0 0 0 2 0 0 0 0 0 0 0 0 0 0 0 0 0 0 0 0 0 0 0 0 0 0 0 0 <text:s/>0 0 0 0 0 0 0 0 0 0 0 0 0 0 0 0 0 0 0 0 0 0 0 0 2 0 0 0</text:p>
          </table:table-cell>
          <table:table-cell office:value-type="string" table:style-name="ce1">
            <text:p>0 0 0 0 0 0 0 0 0 0 0 0 0 0 0 0 0 0 0 0 0 0 0 0 0 0 0 1 1 1 0 0 0 0 1 1 <text:s/>1 1 1 1 0 0 1 1 1 1 1 1 1 1 1 1 1 1 1 1 1 1 1 1 2 2 2 2 1 1 1 1 1 1 2 2 <text:s/>2 2 2 2 2 2 2 1 2 2 2 2 2 2 2 2 2 2 2 2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414397300" table:style-name="ce1">
            <text:p>24143973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0 0 0 0 <text:s/>1 1 1 1 1 1 0 0 0 0 <text:s/>1 1 1 1 1 1 1 0 0 0 <text:s/>1 1 1 1 1 1 1 0 0 0 <text:s/>1 1 1 1 1 1 1 0 0 0 <text:s/>1 0 0 0 0 0 0 0 0 0 <text:s/>0 0 0 0 0 0 0 0 0 0 <text:s/>0 0 0 0 0 0 0 0 0 0 <text:s/>0 0 0 0 0 0 0 0 0 0 <text:s/>0 0 0 0 0 0 0 0 0 0 0 0 0 0 0 0 1 1 1 1 <text:s/>0 0 0 0 0 0 1 1 1 1 <text:s/>0 0 0 0 0 0 0 1 1 1 <text:s/>0 0 0 0 0 0 0 1 1 1 <text:s/>0 0 0 0 0 0 0 1 1 1 <text:s/>0 0 0 0 0 0 0 1 1 1 <text:s/>0 0 0 0 0 0 0 1 1 1 <text:s/>0 0 0 0 0 0 0 1 1 1 <text:s/>0 0 0 0 0 0 0 1 1 1 <text:s/>0 0 0 0 0 0 1 1 1 1 0 0 0 0 0 0 0 0 0 0 <text:s/>0 0 0 0 0 0 0 0 0 0 <text:s/>0 0 0 0 0 0 0 0 0 0 <text:s/>0 0 0 0 0 0 0 0 0 0 <text:s/>0 0 0 0 0 0 0 0 0 0 <text:s/>0 1 1 1 1 1 1 0 0 0 <text:s/>1 1 1 1 1 1 1 0 0 0 <text:s/>1 1 1 1 1 1 1 0 0 0 <text:s/>1 1 1 1 1 1 1 0 0 0 <text:s/>1 1 1 1 1 1 0 0 0 0</text:p>
          </table:table-cell>
          <table:table-cell office:value-type="string" table:style-name="ce1">
            <text:p>0 0 0 0 0 0 0 0 0 0 0 0 0 0 0 0 0 0 0 0 0 0 0 0 0 0 0 0 0 0 0 0 0 0 0 2 <text:s/>0 0 2 0 0 0 0 0 0 0 0 0 0 0 0 0 0 0 0 2 0 0 0 0 0 0 0 0 0 0 0 0 0 0 0 0 <text:s/>0 0 0 0 0 0 0 0 0 0 0 0 0 0 0 0 0 0 0 0 0 0 0 0 0 0 0 0</text:p>
          </table:table-cell>
          <table:table-cell office:value-type="string" table:style-name="ce1">
            <text:p>0 0 0 0 0 0 1 1 1 1 0 0 0 0 0 0 1 1 1 1 0 0 0 0 0 0 0 1 1 1 0 0 0 0 0 0 <text:s/>0 1 1 1 0 0 0 0 0 0 0 1 1 1 0 2 2 2 2 2 2 1 1 1 2 2 2 2 2 2 2 1 1 1 2 2 <text:s/>2 2 2 2 2 1 1 1 2 2 2 2 2 2 2 1 1 1 2 2 2 2 2 2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2649213600" table:style-name="ce1">
            <text:p>26492136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1 1 1 1 1 1 1 <text:s/>1 1 1 1 1 1 1 1 1 1 <text:s/>0 0 0 0 1 1 1 0 0 0 <text:s/>0 0 0 0 0 0 0 0 0 0 <text:s/>0 0 0 0 0 0 0 0 0 0 <text:s/>0 0 0 0 0 0 0 0 0 0 <text:s/>0 0 0 0 0 0 0 0 0 0 <text:s/>0 0 0 0 0 0 0 0 0 0 <text:s/>0 0 0 0 0 0 0 0 0 0 0 0 0 0 0 0 0 0 0 0 <text:s/>0 0 0 0 0 0 0 0 0 0 <text:s/>0 0 0 0 0 0 0 0 0 0 <text:s/>0 0 0 0 0 0 0 1 1 1 <text:s/>0 0 0 0 0 1 1 1 1 1 <text:s/>0 0 0 0 0 1 1 1 1 1 <text:s/>0 0 0 0 0 1 1 1 1 1 <text:s/>0 0 0 0 0 1 1 1 1 1 <text:s/>0 0 0 0 0 1 1 1 1 1 <text:s/>0 0 0 0 0 1 1 1 1 1 0 0 0 0 0 0 0 0 0 0 <text:s/>0 0 0 0 0 0 0 0 0 0 <text:s/>0 0 0 0 0 0 0 0 0 0 <text:s/>1 1 1 1 0 0 0 0 0 0 <text:s/>1 1 1 1 1 0 0 0 0 0 <text:s/>1 1 1 1 1 0 0 0 0 0 <text:s/>1 1 1 1 1 0 0 0 0 0 <text:s/>1 1 1 1 1 0 0 0 0 0 <text:s/>1 1 1 1 1 0 0 0 0 0 <text:s/>1 1 1 1 1 0 0 0 0 0</text:p>
          </table:table-cell>
          <table:table-cell office:value-type="string" table:style-name="ce1">
            <text:p>0 0 0 0 0 0 0 0 0 2 0 0 0 0 0 0 0 0 0 0 0 0 0 0 0 0 0 0 0 0 0 0 0 0 0 0 <text:s/>0 0 0 0 0 0 0 0 0 0 0 0 2 0 0 0 2 0 0 0 0 0 0 0 0 0 0 0 0 0 0 0 0 0 0 0 <text:s/>0 0 0 0 0 0 0 0 0 0 0 0 0 0 0 0 0 0 0 0 0 0 0 0 0 0 0 0</text:p>
          </table:table-cell>
          <table:table-cell office:value-type="string" table:style-name="ce1">
            <text:p>0 0 0 0 0 0 0 0 0 0 0 0 0 0 0 0 0 0 0 0 0 0 0 0 0 0 0 0 0 0 2 2 2 2 0 0 <text:s/>0 1 1 1 2 2 2 2 2 1 1 1 1 1 2 2 2 2 2 1 1 1 1 1 2 2 2 2 2 1 1 1 1 1 2 2 <text:s/>2 2 2 1 1 1 1 1 2 2 2 2 2 1 1 1 1 1 2 2 2 2 2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3" table:style-name="ce1">
            <text:p>253</text:p>
          </table:table-cell>
          <table:table-cell office:value-type="float" office:value="2533340000" table:style-name="ce1">
            <text:p>25333400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0 0 0 0 0 <text:s/>1 1 1 1 0 0 0 0 0 0 <text:s/>1 1 1 1 0 0 0 0 0 0 <text:s/>1 1 1 0 0 0 0 0 0 0 <text:s/>1 1 1 0 0 0 0 0 0 0 <text:s/>1 1 1 0 0 0 0 0 0 0 <text:s/>1 1 1 0 0 0 0 0 0 0 <text:s/>1 1 1 0 0 0 0 0 0 0 <text:s/>1 1 1 0 0 0 0 0 0 0 <text:s/>1 1 1 0 0 0 0 0 0 0 0 0 0 0 0 1 0 0 0 0 <text:s/>0 0 0 0 1 1 0 0 0 0 <text:s/>0 0 0 0 1 1 0 0 0 0 <text:s/>0 0 0 1 1 1 1 0 0 0 <text:s/>0 0 0 1 1 1 1 0 0 0 <text:s/>0 0 0 1 1 1 1 0 0 0 <text:s/>0 0 0 1 1 1 1 0 0 0 <text:s/>0 0 0 1 1 1 1 0 0 0 <text:s/>0 0 0 1 1 1 1 0 0 0 <text:s/>0 0 0 1 1 1 1 0 0 0 0 0 0 0 0 0 1 1 1 1 <text:s/>0 0 0 0 0 0 1 1 1 1 <text:s/>0 0 0 0 0 0 1 1 1 1 <text:s/>0 0 0 0 0 0 0 1 1 1 <text:s/>0 0 0 0 0 0 0 1 1 1 <text:s/>0 0 0 0 0 0 0 1 1 1 <text:s/>0 0 0 0 0 0 0 1 1 1 <text:s/>0 0 0 0 0 0 0 1 1 1 <text:s/>0 0 0 0 0 0 0 1 1 1 <text:s/>0 0 0 0 0 0 0 1 1 1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0 <text:s/>0 0 0 0 0 0 0 0 0 2 0 2 0 0 0 0 0 2 0 0 0 0 0 0 0 0 0 0</text:p>
          </table:table-cell>
          <table:table-cell office:value-type="string" table:style-name="ce1">
            <text:p>0 0 0 0 0 1 2 2 2 2 0 0 0 0 1 1 2 2 2 2 0 0 0 0 1 1 2 2 2 2 0 0 0 1 1 1 <text:s/>1 2 2 2 0 0 0 1 1 1 1 2 2 2 0 0 0 1 1 1 1 2 2 2 0 0 0 1 1 1 1 2 2 2 0 0 <text:s/>0 1 1 1 1 2 2 2 0 0 0 1 1 1 1 2 2 2 0 0 0 1 1 1 1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3109202600" table:style-name="ce1">
            <text:p>31092026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0 0 0 0 0 0 0 <text:s/>1 1 1 0 0 0 0 0 0 0 <text:s/>1 1 1 0 0 0 0 0 0 0 <text:s/>1 1 1 0 0 0 0 0 0 0 <text:s/>1 1 1 0 0 0 0 0 0 0 <text:s/>1 1 1 0 0 0 0 0 0 0 <text:s/>1 1 1 0 0 0 0 0 0 0 <text:s/>1 1 1 1 0 0 0 0 0 0 <text:s/>1 1 1 1 0 0 0 0 0 0 <text:s/>1 1 1 1 0 0 0 0 0 0 0 0 0 1 1 1 1 1 1 1 <text:s/>0 0 0 1 1 1 1 1 1 1 <text:s/>0 0 0 1 1 1 1 0 0 0 <text:s/>0 0 0 1 1 1 0 0 0 0 <text:s/>0 0 0 1 1 1 0 0 0 0 <text:s/>0 0 0 1 1 0 0 0 0 0 <text:s/>0 0 0 1 1 0 0 0 0 0 <text:s/>0 0 0 0 1 1 0 0 0 0 <text:s/>0 0 0 0 1 1 0 0 0 0 <text:s/>0 0 0 0 1 1 0 0 0 0 0 0 0 0 0 0 0 0 0 0 <text:s/>0 0 0 0 0 0 0 0 0 0 <text:s/>0 0 0 0 0 0 0 1 1 1 <text:s/>0 0 0 0 0 0 1 1 1 1 <text:s/>0 0 0 0 0 0 1 1 1 1 <text:s/>0 0 0 0 0 1 1 1 1 1 <text:s/>0 0 0 0 0 1 1 1 1 1 <text:s/>0 0 0 0 0 0 1 1 1 1 <text:s/>0 0 0 0 0 0 1 1 1 1 <text:s/>0 0 0 0 0 0 1 1 1 1</text:p>
          </table:table-cell>
          <table:table-cell office:value-type="string" table:style-name="ce1">
            <text:p>0 0 0 0 0 0 0 0 0 0 0 0 0 0 0 0 0 0 0 0 0 2 0 0 2 0 0 0 0 0 0 0 0 0 0 0 <text:s/>0 0 0 0 0 0 0 0 0 0 0 2 0 0 0 0 0 0 0 0 0 0 0 0 0 0 0 0 0 0 0 0 0 0 0 0 <text:s/>0 0 0 0 0 0 0 0 0 0 0 0 0 0 0 0 0 0 0 0 0 0 0 0 0 0 0 0</text:p>
          </table:table-cell>
          <table:table-cell office:value-type="string" table:style-name="ce1">
            <text:p>0 0 0 1 1 1 1 1 1 1 0 0 0 1 1 1 1 1 1 1 0 0 0 1 1 1 1 2 2 2 0 0 0 1 1 1 <text:s/>2 2 2 2 0 0 0 1 1 1 2 2 2 2 0 0 0 1 1 2 2 2 2 2 0 0 0 1 1 2 2 2 2 2 0 0 <text:s/>0 0 1 1 2 2 2 2 0 0 0 0 1 1 2 2 2 2 0 0 0 0 1 1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2380665600" table:style-name="ce1">
            <text:p>23806656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0 <text:s/>1 1 1 1 1 1 1 1 1 0 <text:s/>1 1 1 1 1 1 1 1 0 0 <text:s/>1 1 1 1 1 1 1 0 0 0 <text:s/>0 0 0 0 0 0 0 0 0 0 <text:s/>0 0 0 0 0 0 0 0 0 0 <text:s/>0 0 0 0 0 0 0 0 0 0 <text:s/>0 0 0 0 0 0 0 0 0 0 <text:s/>0 0 0 0 0 0 0 0 0 0 <text:s/>0 0 0 0 0 0 0 0 0 0 0 0 0 0 0 0 0 0 0 0 <text:s/>0 0 0 0 0 0 0 0 0 0 <text:s/>0 0 0 0 0 0 0 0 0 0 <text:s/>0 0 0 0 0 0 0 0 0 0 <text:s/>1 1 1 1 1 1 0 0 0 0 <text:s/>1 1 1 1 1 1 0 0 0 0 <text:s/>1 1 1 1 1 1 0 0 0 0 <text:s/>1 1 1 1 1 1 0 0 0 0 <text:s/>1 1 1 1 1 0 0 0 0 0 <text:s/>1 1 1 1 1 0 0 0 0 0 0 0 0 0 0 0 0 0 0 1 <text:s/>0 0 0 0 0 0 0 0 0 1 <text:s/>0 0 0 0 0 0 0 0 1 1 <text:s/>0 0 0 0 0 0 0 1 1 1 <text:s/>0 0 0 0 0 0 1 1 1 1 <text:s/>0 0 0 0 0 0 1 1 1 1 <text:s/>0 0 0 0 0 0 1 1 1 1 <text:s/>0 0 0 0 0 0 1 1 1 1 <text:s/>0 0 0 0 0 1 1 1 1 1 <text:s/>0 0 0 0 0 1 1 1 1 1</text:p>
          </table:table-cell>
          <table:table-cell office:value-type="string" table:style-name="ce1">
            <text:p>0 0 0 0 0 0 0 0 0 0 0 0 2 0 0 0 0 0 0 0 0 0 0 0 0 0 0 0 0 0 0 0 0 0 0 0 <text:s/>0 0 0 0 0 0 0 0 0 0 0 0 0 0 0 0 0 0 0 0 0 0 0 0 0 0 0 0 0 0 0 0 0 0 2 0 <text:s/>0 0 0 0 0 0 0 0 0 0 0 0 0 0 0 0 0 2 0 0 0 0 0 0 0 0 0 0</text:p>
          </table:table-cell>
          <table:table-cell office:value-type="string" table:style-name="ce1">
            <text:p>0 0 0 0 0 0 0 0 0 2 0 0 0 0 0 0 0 0 0 2 0 0 0 0 0 0 0 0 2 2 0 0 0 0 0 0 <text:s/>0 2 2 2 1 1 1 1 1 1 2 2 2 2 1 1 1 1 1 1 2 2 2 2 1 1 1 1 1 1 2 2 2 2 1 1 <text:s/>1 1 1 1 2 2 2 2 1 1 1 1 1 2 2 2 2 2 1 1 1 1 1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731246100" table:style-name="ce1">
            <text:p>27312461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1 1 1 1 1 1 1 1 1 <text:s/>0 0 1 1 1 1 1 1 1 1 <text:s/>0 0 0 1 1 1 1 1 1 1 <text:s/>0 0 0 0 1 1 1 1 1 1 <text:s/>0 0 0 0 0 0 0 1 1 1 <text:s/>0 0 0 0 0 0 0 0 0 0 <text:s/>0 0 0 0 0 0 0 0 0 0 <text:s/>0 0 0 0 0 0 0 0 0 0 <text:s/>0 0 0 0 0 0 0 0 0 0 <text:s/>0 0 0 0 0 0 0 0 0 0 1 0 0 0 0 0 0 0 0 0 <text:s/>1 1 0 0 0 0 0 0 0 0 <text:s/>1 1 1 0 0 0 0 0 0 0 <text:s/>1 1 1 1 0 0 0 0 0 0 <text:s/>1 1 1 1 0 0 0 0 0 0 <text:s/>1 1 1 1 0 0 0 0 0 0 <text:s/>1 1 1 1 0 0 0 0 0 0 <text:s/>1 1 1 1 0 0 0 0 0 0 <text:s/>1 1 1 1 0 0 0 0 0 0 <text:s/>1 1 1 1 0 0 0 0 0 0 0 0 0 0 0 0 0 0 0 0 <text:s/>0 0 0 0 0 0 0 0 0 0 <text:s/>0 0 0 0 0 0 0 0 0 0 <text:s/>0 0 0 0 0 0 0 0 0 0 <text:s/>0 0 0 0 1 1 1 0 0 0 <text:s/>0 0 0 0 1 1 1 1 1 1 <text:s/>0 0 0 0 1 1 1 1 1 1 <text:s/>0 0 0 0 1 1 1 1 1 1 <text:s/>0 0 0 0 1 1 1 1 1 1 <text:s/>0 0 0 0 1 1 1 1 1 1</text:p>
          </table:table-cell>
          <table:table-cell office:value-type="string" table:style-name="ce1">
            <text:p>0 0 0 0 0 0 0 0 0 0 0 0 0 0 0 0 0 0 0 0 0 0 0 0 0 0 0 0 2 0 0 0 0 0 0 0 <text:s/>0 0 0 0 0 0 0 0 0 0 0 0 0 0 0 0 0 0 0 0 0 0 0 0 0 0 0 0 0 0 0 0 0 0 0 2 <text:s/>0 0 0 0 0 2 0 0 0 0 0 0 0 0 0 0 0 0 0 0 0 0 0 0 0 0 0 0</text:p>
          </table:table-cell>
          <table:table-cell office:value-type="string" table:style-name="ce1">
            <text:p>1 0 0 0 0 0 0 0 0 0 1 1 0 0 0 0 0 0 0 0 1 1 1 0 0 0 0 0 0 0 1 1 1 1 0 0 <text:s/>0 0 0 0 1 1 1 1 2 2 2 0 0 0 1 1 1 1 2 2 2 2 2 2 1 1 1 1 2 2 2 2 2 2 1 1 <text:s/>1 1 2 2 2 2 2 2 1 1 1 1 2 2 2 2 2 2 1 1 1 1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2429443700" table:style-name="ce1">
            <text:p>24294437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1 1 1 1 1 1 <text:s/>0 0 0 0 0 1 1 1 1 1 <text:s/>0 0 0 0 0 1 1 1 1 1 <text:s/>0 0 0 0 0 1 1 1 1 1 <text:s/>0 0 0 0 0 0 1 1 1 1 <text:s/>0 0 0 0 0 0 0 1 1 1 <text:s/>0 0 0 0 0 0 0 1 1 1 <text:s/>0 0 0 0 0 0 0 0 1 1 <text:s/>0 0 0 0 0 0 0 0 0 0 <text:s/>0 0 0 0 0 0 0 0 0 0 1 1 1 1 0 0 0 0 0 0 <text:s/>1 1 1 1 1 0 0 0 0 0 <text:s/>1 1 1 1 1 0 0 0 0 0 <text:s/>1 1 1 1 1 0 0 0 0 0 <text:s/>0 1 1 1 1 1 0 0 0 0 <text:s/>0 1 1 1 1 1 0 0 0 0 <text:s/>0 1 1 1 1 0 0 0 0 0 <text:s/>0 0 0 1 0 0 0 0 0 0 <text:s/>0 0 0 0 0 0 0 0 0 0 <text:s/>0 0 0 0 0 0 0 0 0 0 0 0 0 0 0 0 0 0 0 0 <text:s/>0 0 0 0 0 0 0 0 0 0 <text:s/>0 0 0 0 0 0 0 0 0 0 <text:s/>0 0 0 0 0 0 0 0 0 0 <text:s/>1 0 0 0 0 0 0 0 0 0 <text:s/>1 0 0 0 0 0 1 0 0 0 <text:s/>1 0 0 0 0 1 1 0 0 0 <text:s/>1 1 1 0 1 1 1 1 0 0 <text:s/>1 1 1 1 1 1 1 1 1 1 <text:s/>1 1 1 1 1 1 1 1 1 1</text:p>
          </table:table-cell>
          <table:table-cell office:value-type="string" table:style-name="ce1">
            <text:p>0 0 0 0 0 0 0 0 0 0 0 0 0 0 0 0 0 0 0 0 0 0 0 0 0 0 0 0 0 0 0 0 0 0 0 0 <text:s/>0 0 0 2 0 0 0 0 0 0 0 0 0 0 0 0 0 0 0 0 0 0 0 0 0 0 2 0 0 0 0 0 0 0 0 0 <text:s/>0 0 0 0 0 0 0 0 0 2 0 0 0 0 0 0 0 0 0 0 0 0 0 0 0 0 0 0</text:p>
          </table:table-cell>
          <table:table-cell office:value-type="string" table:style-name="ce1">
            <text:p>1 1 1 1 0 0 0 0 0 0 1 1 1 1 1 0 0 0 0 0 1 1 1 1 1 0 0 0 0 0 1 1 1 1 1 0 <text:s/>0 0 0 0 2 1 1 1 1 1 0 0 0 0 2 1 1 1 1 1 2 0 0 0 2 1 1 1 1 2 2 0 0 0 2 2 <text:s/>2 1 2 2 2 2 0 0 2 2 2 2 2 2 2 2 2 2 2 2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2621840300" table:style-name="ce1">
            <text:p>26218403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1 1 1 1 1 1 1 <text:s/>1 1 1 1 1 1 1 1 1 0 <text:s/>0 0 0 1 1 1 1 0 0 0 <text:s/>0 0 0 0 0 0 0 0 0 0 <text:s/>0 0 0 0 0 0 0 0 0 0 <text:s/>0 0 0 0 0 0 0 0 0 0 <text:s/>0 0 0 0 0 0 0 0 0 0 <text:s/>0 0 0 0 0 0 0 0 0 0 <text:s/>0 0 0 0 0 0 0 0 0 0 0 0 0 0 0 0 0 0 0 0 <text:s/>0 0 0 0 0 0 0 0 0 0 <text:s/>0 0 0 0 0 0 0 0 0 0 <text:s/>1 1 1 0 0 0 0 0 0 0 <text:s/>1 1 1 1 1 1 0 0 0 0 <text:s/>1 1 1 1 1 1 0 0 0 0 <text:s/>1 1 1 1 1 0 0 0 0 0 <text:s/>1 1 1 1 1 0 0 0 0 0 <text:s/>1 1 1 1 1 0 0 0 0 0 <text:s/>1 1 1 1 0 0 0 0 0 0 0 0 0 0 0 0 0 0 0 0 <text:s/>0 0 0 0 0 0 0 0 0 0 <text:s/>0 0 0 0 0 0 0 0 0 1 <text:s/>0 0 0 0 0 0 0 1 1 1 <text:s/>0 0 0 0 0 0 1 1 1 1 <text:s/>0 0 0 0 0 0 1 1 1 1 <text:s/>0 0 0 0 0 1 1 1 1 1 <text:s/>0 0 0 0 0 1 1 1 1 1 <text:s/>0 0 0 0 0 1 1 1 1 1 <text:s/>0 0 0 0 1 1 1 1 1 1</text:p>
          </table:table-cell>
          <table:table-cell office:value-type="string" table:style-name="ce1">
            <text:p>0 2 0 0 0 0 0 0 0 0 0 0 0 0 0 0 0 0 0 0 0 0 0 0 0 0 0 0 0 0 0 0 0 0 0 0 <text:s/>0 0 0 0 0 0 0 0 0 0 0 0 0 0 0 2 0 0 0 0 0 0 0 0 0 0 0 0 0 0 0 0 0 0 0 0 <text:s/>0 0 0 0 0 0 2 0 0 0 0 0 0 0 0 0 0 0 0 0 0 0 0 0 0 0 0 0</text:p>
          </table:table-cell>
          <table:table-cell office:value-type="string" table:style-name="ce1">
            <text:p>0 0 0 0 0 0 0 0 0 0 0 0 0 0 0 0 0 0 0 0 0 0 0 0 0 0 0 0 0 2 1 1 1 0 0 0 <text:s/>0 2 2 2 1 1 1 1 1 1 2 2 2 2 1 1 1 1 1 1 2 2 2 2 1 1 1 1 1 2 2 2 2 2 1 1 <text:s/>1 1 1 2 2 2 2 2 1 1 1 1 1 2 2 2 2 2 1 1 1 1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2442119800" table:style-name="ce1">
            <text:p>24421198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0 0 0 1 1 1 1 <text:s/>1 1 0 0 0 0 0 0 1 1 <text:s/>1 0 0 0 0 0 0 0 1 1 <text:s/>1 0 0 0 0 0 0 0 0 1 <text:s/>1 0 0 0 0 0 0 0 0 0 <text:s/>1 0 0 0 0 0 0 0 0 0 <text:s/>1 0 0 0 0 0 0 0 0 0 <text:s/>1 1 0 0 0 0 0 0 0 0 <text:s/>1 1 0 0 0 0 0 0 0 0 0 0 0 0 0 0 0 0 0 0 <text:s/>0 0 0 1 1 1 0 0 0 0 <text:s/>0 0 1 1 1 1 1 1 0 0 <text:s/>0 1 1 1 1 1 1 1 0 0 <text:s/>0 1 1 1 1 1 1 1 1 0 <text:s/>0 1 1 1 1 1 0 0 0 0 <text:s/>0 1 1 1 0 0 0 0 0 0 <text:s/>0 1 1 0 0 0 0 0 0 0 <text:s/>0 0 0 0 0 0 0 0 0 0 <text:s/>0 0 0 0 0 0 0 0 0 0 0 0 0 0 0 0 0 0 0 0 <text:s/>0 0 0 0 0 0 0 0 0 0 <text:s/>0 0 0 0 0 0 0 0 0 0 <text:s/>0 0 0 0 0 0 0 0 0 0 <text:s/>0 0 0 0 0 0 0 0 0 0 <text:s/>0 0 0 0 0 0 1 1 1 1 <text:s/>0 0 0 0 1 1 1 1 1 1 <text:s/>0 0 0 1 1 1 1 1 1 1 <text:s/>0 0 1 1 1 1 1 1 1 1 <text:s/>0 0 1 1 1 1 1 1 1 1</text:p>
          </table:table-cell>
          <table:table-cell office:value-type="string" table:style-name="ce1">
            <text:p>0 0 0 0 0 0 0 0 0 2 0 0 0 0 0 0 0 0 0 0 0 0 0 0 0 0 0 0 0 0 0 0 0 0 0 0 <text:s/>2 0 0 0 0 0 0 0 0 0 0 0 0 0 0 0 0 0 0 0 0 0 0 0 0 0 0 0 0 0 0 2 0 0 0 0 <text:s/>0 0 0 0 0 0 0 0 0 0 0 0 0 0 0 0 0 0 0 0 0 0 0 0 0 0 0 0</text:p>
          </table:table-cell>
          <table:table-cell office:value-type="string" table:style-name="ce1">
            <text:p>0 0 0 0 0 0 0 0 0 0 0 0 0 1 1 1 0 0 0 0 0 0 1 1 1 1 1 1 0 0 0 1 1 1 1 1 <text:s/>1 1 0 0 0 1 1 1 1 1 1 1 1 0 0 1 1 1 1 1 2 2 2 2 0 1 1 1 2 2 2 2 2 2 0 1 <text:s/>1 2 2 2 2 2 2 2 0 0 2 2 2 2 2 2 2 2 0 0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2678769500" table:style-name="ce1">
            <text:p>26787695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0 0 0 0 0 <text:s/>1 1 1 1 1 0 0 0 0 0 <text:s/>1 1 1 1 1 0 0 0 0 0 <text:s/>1 1 1 1 1 0 0 0 0 0 <text:s/>1 1 1 1 1 0 0 0 0 0 <text:s/>1 1 1 0 0 0 0 0 0 0 <text:s/>1 1 0 0 0 0 0 0 0 0 <text:s/>1 0 0 0 0 0 0 0 0 0 <text:s/>1 0 0 0 0 0 0 0 0 0 <text:s/>1 0 0 0 0 0 0 0 0 0 0 0 0 0 0 1 1 1 1 1 <text:s/>0 0 0 0 0 1 1 1 1 1 <text:s/>0 0 0 0 0 1 1 1 1 1 <text:s/>0 0 0 0 0 1 1 1 1 1 <text:s/>0 0 0 0 0 1 1 1 1 1 <text:s/>0 0 0 0 0 0 0 1 1 1 <text:s/>0 0 0 0 0 0 0 0 1 1 <text:s/>0 0 0 0 0 0 0 0 1 1 <text:s/>0 0 0 0 0 0 0 0 0 1 <text:s/>0 0 0 0 0 0 0 0 0 1 0 0 0 0 0 0 0 0 0 0 <text:s/>0 0 0 0 0 0 0 0 0 0 <text:s/>0 0 0 0 0 0 0 0 0 0 <text:s/>0 0 0 0 0 0 0 0 0 0 <text:s/>0 0 0 0 0 0 0 0 0 0 <text:s/>0 0 0 1 1 1 1 0 0 0 <text:s/>0 0 1 1 1 1 1 1 0 0 <text:s/>0 1 1 1 1 1 1 1 0 0 <text:s/>0 1 1 1 1 1 1 1 1 0 <text:s/>0 1 1 1 1 1 1 1 1 0</text:p>
          </table:table-cell>
          <table:table-cell office:value-type="string" table:style-name="ce1">
            <text:p>0 0 0 0 0 0 0 0 0 0 0 0 0 2 0 2 0 0 0 0 0 0 0 0 0 0 0 0 0 0 0 0 0 0 0 0 <text:s/>0 0 0 0 0 0 0 0 0 0 0 0 0 0 0 0 0 0 0 0 0 0 0 0 0 0 0 0 2 0 0 0 0 0 0 0 <text:s/>0 0 0 0 0 0 0 0 0 0 0 0 0 0 0 0 0 0 0 0 0 0 0 0 0 0 0 0</text:p>
          </table:table-cell>
          <table:table-cell office:value-type="string" table:style-name="ce1">
            <text:p>0 0 0 0 0 1 1 1 1 1 0 0 0 0 0 1 1 1 1 1 0 0 0 0 0 1 1 1 1 1 0 0 0 0 0 1 <text:s/>1 1 1 1 0 0 0 0 0 1 1 1 1 1 0 0 0 2 2 2 2 1 1 1 0 0 2 2 2 2 2 2 1 1 0 2 <text:s/>2 2 2 2 2 2 1 1 0 2 2 2 2 2 2 2 2 1 0 2 2 2 2 2 2 2 2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405091600" table:style-name="ce1">
            <text:p>24050916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1 1 1 1 1 1 1 <text:s/>1 1 1 1 1 1 1 1 1 1 <text:s/>0 0 0 0 1 1 1 0 0 0 <text:s/>0 0 0 0 0 0 0 0 0 0 <text:s/>0 0 0 0 0 0 0 0 0 0 <text:s/>0 0 0 0 0 0 0 0 0 0 <text:s/>0 0 0 0 0 0 0 0 0 0 <text:s/>0 0 0 0 0 0 0 0 0 0 <text:s/>0 0 0 0 0 0 0 0 0 0 0 0 0 0 0 0 0 0 0 0 <text:s/>0 0 0 0 0 0 0 0 0 0 <text:s/>0 0 0 0 0 0 0 0 0 0 <text:s/>1 1 1 1 0 0 0 1 1 1 <text:s/>0 1 1 1 1 1 1 1 1 1 <text:s/>0 0 0 0 1 1 1 1 1 1 <text:s/>0 0 0 0 0 0 1 1 1 1 <text:s/>0 0 0 0 0 0 0 1 1 1 <text:s/>0 0 0 0 0 0 0 0 1 1 <text:s/>0 0 0 0 0 0 0 0 1 1 0 0 0 0 0 0 0 0 0 0 <text:s/>0 0 0 0 0 0 0 0 0 0 <text:s/>0 0 0 0 0 0 0 0 0 0 <text:s/>0 0 0 0 0 0 0 0 0 0 <text:s/>1 0 0 0 0 0 0 0 0 0 <text:s/>1 1 1 1 0 0 0 0 0 0 <text:s/>1 1 1 1 1 1 0 0 0 0 <text:s/>1 1 1 1 1 1 1 0 0 0 <text:s/>1 1 1 1 1 1 1 1 0 0 <text:s/>1 1 1 1 1 1 1 1 0 0</text:p>
          </table:table-cell>
          <table:table-cell office:value-type="string" table:style-name="ce1">
            <text:p>0 0 0 0 0 0 0 0 0 0 0 0 0 0 0 0 0 2 0 0 0 0 0 0 0 0 0 0 0 0 0 0 0 0 0 0 <text:s/>0 0 0 0 0 0 0 0 0 0 0 0 0 0 0 0 0 0 0 0 0 0 2 0 0 0 0 0 0 0 0 0 0 0 0 0 <text:s/>0 0 0 0 0 0 0 0 0 0 0 0 0 2 0 0 0 0 0 0 0 0 0 0 0 0 0 0</text:p>
          </table:table-cell>
          <table:table-cell office:value-type="string" table:style-name="ce1">
            <text:p>0 0 0 0 0 0 0 0 0 0 0 0 0 0 0 0 0 0 0 0 0 0 0 0 0 0 0 0 0 0 1 1 1 1 0 0 <text:s/>0 1 1 1 2 1 1 1 1 1 1 1 1 1 2 2 2 2 1 1 1 1 1 1 2 2 2 2 2 2 1 1 1 1 2 2 <text:s/>2 2 2 2 2 1 1 1 2 2 2 2 2 2 2 2 1 1 2 2 2 2 2 2 2 2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float" office:value="2506922300" table:style-name="ce1">
            <text:p>25069223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0 0 0 0 1 1 1 1 1 <text:s/>1 0 0 0 0 0 1 1 1 1 <text:s/>0 0 0 0 0 0 1 1 1 0 <text:s/>0 0 0 0 0 1 1 0 0 0 <text:s/>0 0 0 0 0 1 1 0 0 0 <text:s/>0 0 0 0 1 1 0 0 0 0 <text:s/>0 0 0 1 1 0 0 0 0 0 <text:s/>0 0 0 1 1 0 0 0 0 0 <text:s/>0 0 0 0 0 0 0 0 0 0 0 0 0 0 0 0 0 0 0 0 <text:s/>0 1 1 1 1 0 0 0 0 0 <text:s/>0 1 1 1 1 1 0 0 0 0 <text:s/>1 1 1 1 1 1 0 0 0 0 <text:s/>1 1 1 1 1 0 0 0 0 0 <text:s/>1 1 1 1 1 0 0 0 0 0 <text:s/>1 1 1 1 0 0 0 0 0 0 <text:s/>1 1 1 0 0 0 0 0 0 0 <text:s/>1 0 0 0 0 0 0 0 0 0 <text:s/>0 0 0 0 0 0 0 0 0 0 0 0 0 0 0 0 0 0 0 0 <text:s/>0 0 0 0 0 0 0 0 0 0 <text:s/>0 0 0 0 0 0 0 0 0 0 <text:s/>0 0 0 0 0 0 0 0 0 1 <text:s/>0 0 0 0 0 0 0 1 1 1 <text:s/>0 0 0 0 0 0 0 1 1 1 <text:s/>0 0 0 0 0 0 1 1 1 1 <text:s/>0 0 0 0 0 1 1 1 1 1 <text:s/>0 1 1 0 0 1 1 1 1 1 <text:s/>1 1 1 1 1 1 1 1 1 1</text:p>
          </table:table-cell>
          <table:table-cell office:value-type="string" table:style-name="ce1">
            <text:p>0 0 0 0 0 0 0 0 0 2 0 0 0 0 0 0 0 0 0 0 0 0 0 0 2 0 0 0 0 0 0 0 0 0 0 0 <text:s/>0 0 0 0 0 0 0 0 0 0 0 0 0 2 0 0 0 0 0 0 0 0 0 0 0 0 0 0 0 0 0 0 0 0 0 0 <text:s/>0 0 0 0 0 0 0 0 0 0 0 0 0 0 0 0 0 0 0 0 0 0 0 0 0 0 0 0</text:p>
          </table:table-cell>
          <table:table-cell office:value-type="string" table:style-name="ce1">
            <text:p>0 0 0 0 0 0 0 0 0 0 0 1 1 1 1 0 0 0 0 0 0 1 1 1 1 1 0 0 0 0 1 1 1 1 1 1 <text:s/>0 0 0 2 1 1 1 1 1 0 0 2 2 2 1 1 1 1 1 0 0 2 2 2 1 1 1 1 0 0 2 2 2 2 1 1 <text:s/>1 0 0 2 2 2 2 2 1 2 2 0 0 2 2 2 2 2 2 2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2432641600" table:style-name="ce1">
            <text:p>24326416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0 0 0 0 0 0 <text:s/>1 1 1 1 0 0 0 0 0 0 <text:s/>1 1 1 1 0 0 0 0 0 0 <text:s/>1 1 1 1 0 0 0 0 0 0 <text:s/>1 1 1 1 1 0 0 0 0 0 <text:s/>1 1 1 1 1 0 0 0 0 0 <text:s/>1 1 1 0 0 0 0 0 0 0 <text:s/>1 1 0 0 0 0 0 0 0 0 <text:s/>1 0 0 0 0 0 0 0 0 0 <text:s/>1 0 0 0 0 0 0 0 0 0 0 0 0 0 1 1 1 1 1 1 <text:s/>0 0 0 0 1 1 1 1 1 1 <text:s/>0 0 0 0 1 1 1 1 1 1 <text:s/>0 0 0 0 1 1 1 1 1 1 <text:s/>0 0 0 0 0 1 1 1 1 1 <text:s/>0 0 0 0 0 0 1 1 1 1 <text:s/>0 0 0 0 0 0 0 0 0 1 <text:s/>0 0 0 0 0 0 0 0 0 0 <text:s/>0 0 0 0 0 0 0 0 0 0 <text:s/>0 0 0 0 0 0 0 0 0 0 0 0 0 0 0 0 0 0 0 0 <text:s/>0 0 0 0 0 0 0 0 0 0 <text:s/>0 0 0 0 0 0 0 0 0 0 <text:s/>0 0 0 0 0 0 0 0 0 0 <text:s/>0 0 0 0 0 0 0 0 0 0 <text:s/>0 0 0 0 0 1 0 0 0 0 <text:s/>0 0 0 1 1 1 1 1 1 0 <text:s/>0 0 1 1 1 1 1 1 1 1 <text:s/>0 1 1 1 1 1 1 1 1 1 <text:s/>0 1 1 1 1 1 1 1 1 1</text:p>
          </table:table-cell>
          <table:table-cell office:value-type="string" table:style-name="ce1">
            <text:p>2 0 0 0 0 2 0 0 0 0 0 0 0 0 0 0 0 0 0 0 0 0 0 0 0 0 0 0 0 0 0 0 0 0 0 0 <text:s/>0 0 0 0 0 0 0 0 0 0 0 0 0 0 0 0 0 0 0 0 0 0 0 0 0 0 0 0 0 0 0 0 0 0 0 0 <text:s/>0 0 0 0 0 0 0 0 0 0 0 0 2 0 0 0 0 0 0 0 0 0 0 0 0 0 0 0</text:p>
          </table:table-cell>
          <table:table-cell office:value-type="string" table:style-name="ce1">
            <text:p>0 0 0 0 1 1 1 1 1 1 0 0 0 0 1 1 1 1 1 1 0 0 0 0 1 1 1 1 1 1 0 0 0 0 1 1 <text:s/>1 1 1 1 0 0 0 0 0 1 1 1 1 1 0 0 0 0 0 2 1 1 1 1 0 0 0 2 2 2 2 2 2 1 0 0 <text:s/>2 2 2 2 2 2 2 2 0 2 2 2 2 2 2 2 2 2 0 2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408583800" table:style-name="ce1">
            <text:p>24085838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0 0 0 0 0 <text:s/>1 1 1 1 1 0 0 0 0 0 <text:s/>1 1 1 1 1 0 0 0 0 0 <text:s/>1 1 1 1 0 0 0 0 0 0 <text:s/>1 1 1 1 0 0 0 0 0 0 <text:s/>1 1 1 0 0 0 0 0 0 0 <text:s/>1 1 1 0 0 0 0 0 0 0 <text:s/>1 1 0 0 0 0 0 0 0 0 <text:s/>1 1 0 0 0 0 0 0 0 0 <text:s/>1 0 0 0 0 0 0 0 0 0 0 0 0 0 0 1 1 1 1 1 <text:s/>0 0 0 0 0 1 1 1 1 1 <text:s/>0 0 0 0 0 1 1 1 1 1 <text:s/>0 0 0 0 1 1 1 1 1 1 <text:s/>0 0 0 0 1 1 1 1 1 1 <text:s/>0 0 0 1 1 1 0 0 1 1 <text:s/>0 0 0 1 0 0 0 0 0 0 <text:s/>0 0 0 0 0 0 0 0 0 0 <text:s/>0 0 0 0 0 0 0 0 0 0 <text:s/>0 0 0 0 0 0 0 0 0 0 0 0 0 0 0 0 0 0 0 0 <text:s/>0 0 0 0 0 0 0 0 0 0 <text:s/>0 0 0 0 0 0 0 0 0 0 <text:s/>0 0 0 0 0 0 0 0 0 0 <text:s/>0 0 0 0 0 0 0 0 0 0 <text:s/>0 0 0 0 0 0 1 1 0 0 <text:s/>0 0 0 0 1 1 1 1 1 1 <text:s/>0 0 1 1 1 1 1 1 1 1 <text:s/>0 0 1 1 1 1 1 1 1 1 <text:s/>0 1 1 1 1 1 1 1 1 1</text:p>
          </table:table-cell>
          <table:table-cell office:value-type="string" table:style-name="ce1">
            <text:p>0 0 2 0 0 0 0 0 0 0 0 0 0 0 0 0 0 0 0 0 0 0 0 0 0 0 0 2 0 0 0 0 0 0 0 0 <text:s/>0 0 0 0 0 0 0 0 0 0 0 0 0 0 0 0 0 0 0 0 0 0 0 0 0 0 0 0 0 0 0 0 0 0 0 0 <text:s/>0 0 0 0 0 2 0 0 0 0 0 0 0 0 0 0 0 0 0 0 0 0 0 0 0 0 0 0</text:p>
          </table:table-cell>
          <table:table-cell office:value-type="string" table:style-name="ce1">
            <text:p>0 0 0 0 0 1 1 1 1 1 0 0 0 0 0 1 1 1 1 1 0 0 0 0 0 1 1 1 1 1 0 0 0 0 1 1 <text:s/>1 1 1 1 0 0 0 0 1 1 1 1 1 1 0 0 0 1 1 1 2 2 1 1 0 0 0 1 2 2 2 2 2 2 0 0 <text:s/>2 2 2 2 2 2 2 2 0 0 2 2 2 2 2 2 2 2 0 2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2498250000" table:style-name="ce1">
            <text:p>24982500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1 1 1 1 1 1 0 <text:s/>1 1 1 1 1 1 1 1 0 0 <text:s/>0 0 1 1 1 1 1 1 0 0 <text:s/>0 0 0 0 0 0 0 0 0 0 <text:s/>0 0 0 0 0 0 0 0 0 0 <text:s/>0 0 0 0 0 0 0 0 0 0 <text:s/>0 0 0 0 0 0 0 0 0 0 <text:s/>0 0 0 0 0 0 0 0 0 0 <text:s/>0 0 0 0 0 0 0 0 0 0 0 0 0 0 0 0 0 0 0 0 <text:s/>0 0 0 0 0 0 0 0 0 0 <text:s/>0 0 0 0 0 0 0 0 0 0 <text:s/>1 1 0 0 0 0 0 0 0 0 <text:s/>1 1 1 1 1 1 0 0 0 0 <text:s/>1 1 1 1 1 1 0 0 0 0 <text:s/>1 1 1 1 1 1 0 0 0 0 <text:s/>1 1 1 1 1 0 0 0 0 0 <text:s/>1 1 1 1 1 0 0 0 0 0 <text:s/>1 1 1 1 0 0 0 0 0 0 0 0 0 0 0 0 0 0 0 0 <text:s/>0 0 0 0 0 0 0 0 0 1 <text:s/>0 0 0 0 0 0 0 0 1 1 <text:s/>0 0 0 0 0 0 0 0 1 1 <text:s/>0 0 0 0 0 0 1 1 1 1 <text:s/>0 0 0 0 0 0 1 1 1 1 <text:s/>0 0 0 0 0 0 1 1 1 1 <text:s/>0 0 0 0 0 1 1 1 1 1 <text:s/>0 0 0 0 0 1 1 1 1 1 <text:s/>0 0 0 0 1 1 1 1 1 1</text:p>
          </table:table-cell>
          <table:table-cell office:value-type="string" table:style-name="ce1">
            <text:p>0 0 0 0 0 0 0 0 0 0 0 0 2 0 0 0 0 0 0 0 0 0 0 0 0 0 0 0 0 0 0 0 0 0 0 0 <text:s/>0 0 0 0 0 0 0 0 0 0 0 0 0 0 0 2 0 0 0 0 0 0 0 0 0 0 0 0 0 0 0 0 0 0 0 0 <text:s/>0 0 0 0 0 0 0 0 0 0 0 0 0 0 0 0 0 0 0 0 0 0 0 0 0 0 0 2</text:p>
          </table:table-cell>
          <table:table-cell office:value-type="string" table:style-name="ce1">
            <text:p>0 0 0 0 0 0 0 0 0 0 0 0 0 0 0 0 0 0 0 2 0 0 0 0 0 0 0 0 2 2 1 1 0 0 0 0 <text:s/>0 0 2 2 1 1 1 1 1 1 2 2 2 2 1 1 1 1 1 1 2 2 2 2 1 1 1 1 1 1 2 2 2 2 1 1 <text:s/>1 1 1 2 2 2 2 2 1 1 1 1 1 2 2 2 2 2 1 1 1 1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2434741700" table:style-name="ce1">
            <text:p>24347417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0 <text:s/>1 1 1 1 1 1 1 1 1 0 <text:s/>0 1 1 1 1 1 1 1 0 0 <text:s/>0 0 1 1 1 1 1 0 0 0 <text:s/>0 0 0 1 1 1 0 0 0 0 <text:s/>0 0 0 0 1 0 0 0 0 0 <text:s/>0 0 0 0 0 0 0 0 0 0 <text:s/>0 0 0 0 0 0 0 0 0 0 <text:s/>0 0 0 0 0 0 0 0 0 0 <text:s/>0 0 0 0 0 0 0 0 0 0 0 0 0 0 0 0 0 0 0 1 <text:s/>0 0 0 0 0 0 0 0 0 1 <text:s/>0 0 0 0 0 0 0 0 1 1 <text:s/>0 0 0 0 0 0 0 1 1 1 <text:s/>0 0 0 0 0 0 1 1 1 1 <text:s/>0 0 0 0 0 1 1 1 1 1 <text:s/>0 0 0 0 0 1 1 1 1 1 <text:s/>0 0 0 0 0 0 1 1 1 1 <text:s/>0 0 0 0 0 0 1 1 1 1 <text:s/>0 0 0 0 0 0 1 1 1 1 0 0 0 0 0 0 0 0 0 0 <text:s/>0 0 0 0 0 0 0 0 0 0 <text:s/>1 0 0 0 0 0 0 0 0 0 <text:s/>1 1 0 0 0 0 0 0 0 0 <text:s/>1 1 1 0 0 0 0 0 0 0 <text:s/>1 1 1 1 0 0 0 0 0 0 <text:s/>1 1 1 1 1 0 0 0 0 0 <text:s/>1 1 1 1 1 1 0 0 0 0 <text:s/>1 1 1 1 1 1 0 0 0 0 <text:s/>1 1 1 1 1 1 0 0 0 0</text:p>
          </table:table-cell>
          <table:table-cell office:value-type="string" table:style-name="ce1">
            <text:p>0 0 0 0 0 0 0 0 0 0 0 0 0 0 0 0 2 0 0 0 0 0 0 0 0 0 0 0 0 0 0 0 0 0 0 0 <text:s/>0 0 0 2 0 0 0 0 0 0 0 0 0 0 0 0 0 0 0 0 0 0 0 0 0 0 0 0 0 0 0 0 0 0 0 0 <text:s/>0 0 0 0 0 0 0 0 2 0 0 0 0 0 0 0 0 0 0 0 0 0 0 0 0 0 0 0</text:p>
          </table:table-cell>
          <table:table-cell office:value-type="string" table:style-name="ce1">
            <text:p>0 0 0 0 0 0 0 0 0 1 0 0 0 0 0 0 0 0 0 1 2 0 0 0 0 0 0 0 1 1 2 2 0 0 0 0 <text:s/>0 1 1 1 2 2 2 0 0 0 1 1 1 1 2 2 2 2 0 1 1 1 1 1 2 2 2 2 2 1 1 1 1 1 2 2 <text:s/>2 2 2 2 1 1 1 1 2 2 2 2 2 2 1 1 1 1 2 2 2 2 2 2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2569603700" table:style-name="ce1">
            <text:p>25696037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0 0 <text:s/>1 1 1 1 1 1 1 0 0 0 <text:s/>1 1 1 1 1 1 0 0 0 0 <text:s/>1 1 1 1 1 0 0 0 0 0 <text:s/>1 1 1 1 0 0 0 0 0 0 <text:s/>1 1 0 0 0 0 0 0 0 0 <text:s/>1 0 0 0 0 0 0 0 0 0 <text:s/>0 0 0 0 0 0 0 0 0 0 <text:s/>0 0 0 0 0 0 0 0 0 0 <text:s/>0 0 0 0 0 0 0 0 0 0 0 0 0 0 0 0 0 0 1 1 <text:s/>0 0 0 0 0 0 0 1 1 1 <text:s/>0 0 0 0 0 0 1 1 1 1 <text:s/>0 0 0 0 0 1 1 1 1 1 <text:s/>0 0 0 0 1 1 1 1 1 1 <text:s/>0 0 1 1 1 0 0 0 0 1 <text:s/>0 1 1 0 0 0 0 0 0 0 <text:s/>1 1 1 0 0 0 0 0 0 0 <text:s/>1 1 0 0 0 0 0 0 0 0 <text:s/>1 1 0 0 0 0 0 0 0 0 0 0 0 0 0 0 0 0 0 0 <text:s/>0 0 0 0 0 0 0 0 0 0 <text:s/>0 0 0 0 0 0 0 0 0 0 <text:s/>0 0 0 0 0 0 0 0 0 0 <text:s/>0 0 0 0 0 0 0 0 0 0 <text:s/>0 0 0 0 0 1 1 1 1 0 <text:s/>0 0 0 1 1 1 1 1 1 1 <text:s/>0 0 0 1 1 1 1 1 1 1 <text:s/>0 0 1 1 1 1 1 1 1 1 <text:s/>0 0 1 1 1 1 1 1 1 1</text:p>
          </table:table-cell>
          <table:table-cell office:value-type="string" table:style-name="ce1">
            <text:p>0 0 0 0 0 0 2 0 0 0 0 0 0 0 0 0 0 0 0 0 0 0 0 0 0 0 0 0 2 0 0 0 0 0 0 0 <text:s/>0 0 0 0 0 0 0 0 0 0 0 0 0 0 0 0 0 0 0 0 0 0 0 0 0 0 0 0 0 0 0 2 0 0 0 0 <text:s/>0 0 0 0 0 0 0 0 0 0 0 0 0 0 0 0 0 0 0 0 0 0 0 0 0 0 0 0</text:p>
          </table:table-cell>
          <table:table-cell office:value-type="string" table:style-name="ce1">
            <text:p>0 0 0 0 0 0 0 0 1 1 0 0 0 0 0 0 0 1 1 1 0 0 0 0 0 0 1 1 1 1 0 0 0 0 0 1 <text:s/>1 1 1 1 0 0 0 0 1 1 1 1 1 1 0 0 1 1 1 2 2 2 2 1 0 1 1 2 2 2 2 2 2 2 1 1 <text:s/>1 2 2 2 2 2 2 2 1 1 2 2 2 2 2 2 2 2 1 1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2371590000" table:style-name="ce1">
            <text:p>23715900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0 0 0 <text:s/>1 1 1 1 1 1 1 0 0 0 <text:s/>1 1 1 1 1 1 0 0 0 0 <text:s/>1 1 1 1 1 0 0 0 0 0 <text:s/>1 1 1 1 0 0 0 0 0 0 <text:s/>1 1 1 0 0 0 0 0 0 0 <text:s/>1 1 0 0 0 0 0 0 0 0 <text:s/>0 0 0 0 0 0 0 0 0 0 <text:s/>0 0 0 0 0 0 0 0 0 0 <text:s/>0 0 0 0 0 0 0 0 0 0 0 0 0 0 0 0 0 1 1 1 <text:s/>0 0 0 0 0 0 0 1 1 1 <text:s/>0 0 0 0 0 0 1 1 1 1 <text:s/>0 0 0 0 0 1 1 1 1 1 <text:s/>0 0 0 0 1 1 1 1 1 1 <text:s/>0 0 0 1 1 1 1 1 1 1 <text:s/>0 0 0 0 0 1 1 1 1 1 <text:s/>0 0 0 0 0 0 0 0 0 0 <text:s/>0 0 0 0 0 0 0 0 0 0 <text:s/>0 0 0 0 0 0 0 0 0 0 0 0 0 0 0 0 0 0 0 0 <text:s/>0 0 0 0 0 0 0 0 0 0 <text:s/>0 0 0 0 0 0 0 0 0 0 <text:s/>0 0 0 0 0 0 0 0 0 0 <text:s/>0 0 0 0 0 0 0 0 0 0 <text:s/>0 0 0 0 0 0 0 0 0 0 <text:s/>0 0 1 1 1 0 0 0 0 0 <text:s/>1 1 1 1 1 1 1 1 1 1 <text:s/>1 1 1 1 1 1 1 1 1 1 <text:s/>1 1 1 1 1 1 1 1 1 1</text:p>
          </table:table-cell>
          <table:table-cell office:value-type="string" table:style-name="ce1">
            <text:p>0 0 2 0 0 0 0 0 0 0 0 0 0 0 0 0 0 0 0 0 0 0 0 0 0 0 0 0 0 0 0 0 0 0 0 0 <text:s/>0 0 0 0 0 0 0 0 0 0 0 0 0 0 0 0 0 0 0 0 0 0 2 0 0 0 0 0 0 0 0 0 0 0 0 0 <text:s/>0 0 0 0 0 0 0 0 0 0 0 0 0 0 0 0 0 2 0 0 0 0 0 0 0 0 0 0</text:p>
          </table:table-cell>
          <table:table-cell office:value-type="string" table:style-name="ce1">
            <text:p>0 0 0 0 0 0 0 1 1 1 0 0 0 0 0 0 0 1 1 1 0 0 0 0 0 0 1 1 1 1 0 0 0 0 0 1 <text:s/>1 1 1 1 0 0 0 0 1 1 1 1 1 1 0 0 0 1 1 1 1 1 1 1 0 0 2 2 2 1 1 1 1 1 2 2 <text:s/>2 2 2 2 2 2 2 2 2 2 2 2 2 2 2 2 2 2 2 2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8" table:style-name="ce1">
            <text:p>58</text:p>
          </table:table-cell>
          <table:table-cell office:value-type="float" office:value="2527714700" table:style-name="ce1">
            <text:p>25277147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1 1 0 0 0 1 1 <text:s/>1 1 1 1 0 0 0 0 0 0 <text:s/>1 1 1 0 0 0 0 0 0 0 <text:s/>1 1 0 0 0 0 0 0 0 0 <text:s/>1 1 0 0 0 0 0 0 0 0 <text:s/>1 1 0 0 0 0 0 0 0 0 <text:s/>1 1 0 0 0 0 0 0 0 0 <text:s/>1 0 0 0 0 0 0 0 0 0 <text:s/>0 0 0 0 0 0 0 0 0 0 0 0 0 0 0 0 0 0 0 0 <text:s/>0 0 0 0 0 1 1 1 0 0 <text:s/>0 0 0 0 1 1 1 1 1 1 <text:s/>0 0 0 1 1 1 1 1 1 1 <text:s/>0 0 1 1 1 1 1 1 1 0 <text:s/>0 0 1 1 1 1 1 1 0 0 <text:s/>0 0 1 1 1 1 1 0 0 0 <text:s/>0 0 0 0 0 0 0 0 0 0 <text:s/>0 0 0 0 0 0 0 0 0 0 <text:s/>0 0 0 0 0 0 0 0 0 0 0 0 0 0 0 0 0 0 0 0 <text:s/>0 0 0 0 0 0 0 0 0 0 <text:s/>0 0 0 0 0 0 0 0 0 0 <text:s/>0 0 0 0 0 0 0 0 0 0 <text:s/>0 0 0 0 0 0 0 0 0 1 <text:s/>0 0 0 0 0 0 0 0 1 1 <text:s/>0 0 0 0 0 0 0 1 1 1 <text:s/>0 0 1 1 1 1 1 1 1 1 <text:s/>0 1 1 1 1 1 1 1 1 1 <text:s/>1 1 1 1 1 1 1 1 1 1</text:p>
          </table:table-cell>
          <table:table-cell office:value-type="string" table:style-name="ce1">
            <text:p>0 0 0 0 0 0 0 0 0 0 0 0 0 0 0 0 0 0 0 0 0 0 0 0 0 0 0 0 0 0 0 0 0 0 0 0 <text:s/>0 0 0 0 0 0 0 0 0 0 0 0 0 0 2 0 0 2 0 0 0 0 0 0 0 0 0 0 0 0 0 0 0 0 0 0 <text:s/>0 0 0 0 0 0 0 0 0 0 0 0 0 0 0 0 0 0 0 0 0 2 0 0 0 0 0 0</text:p>
          </table:table-cell>
          <table:table-cell office:value-type="string" table:style-name="ce1">
            <text:p>0 0 0 0 0 0 0 0 0 0 0 0 0 0 0 1 1 1 0 0 0 0 0 0 1 1 1 1 1 1 0 0 0 1 1 1 <text:s/>1 1 1 1 0 0 1 1 1 1 1 1 1 2 0 0 1 1 1 1 1 1 2 2 0 0 1 1 1 1 1 2 2 2 0 0 <text:s/>2 2 2 2 2 2 2 2 0 2 2 2 2 2 2 2 2 2 2 2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68" table:style-name="ce1">
            <text:p>168</text:p>
          </table:table-cell>
          <table:table-cell office:value-type="float" office:value="2410726300" table:style-name="ce1">
            <text:p>24107263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0 0 0 0 0 <text:s/>1 1 1 1 1 1 0 0 0 0 <text:s/>1 1 1 1 1 0 0 0 0 0 <text:s/>1 1 1 1 1 0 0 0 0 0 <text:s/>1 1 1 1 1 0 0 0 0 0 <text:s/>1 1 1 1 1 0 0 0 0 0 <text:s/>1 1 0 0 0 0 0 0 0 0 <text:s/>0 0 0 0 0 0 0 0 0 0 <text:s/>0 0 0 0 0 0 0 0 0 0 <text:s/>0 0 0 0 0 0 0 0 0 0 0 0 0 0 0 1 1 1 1 1 <text:s/>0 0 0 0 0 0 1 1 1 1 <text:s/>0 0 0 0 0 1 1 1 1 1 <text:s/>0 0 0 0 0 1 1 1 1 1 <text:s/>0 0 0 0 0 1 1 1 1 1 <text:s/>0 0 0 0 0 0 1 1 1 1 <text:s/>0 0 0 0 0 0 0 1 1 1 <text:s/>0 0 0 0 0 0 0 0 1 1 <text:s/>0 0 0 0 0 0 0 0 0 1 <text:s/>0 0 0 0 0 0 0 0 0 0 0 0 0 0 0 0 0 0 0 0 <text:s/>0 0 0 0 0 0 0 0 0 0 <text:s/>0 0 0 0 0 0 0 0 0 0 <text:s/>0 0 0 0 0 0 0 0 0 0 <text:s/>0 0 0 0 0 0 0 0 0 0 <text:s/>0 0 0 0 0 1 0 0 0 0 <text:s/>0 0 1 1 1 1 1 0 0 0 <text:s/>1 1 1 1 1 1 1 1 0 0 <text:s/>1 1 1 1 1 1 1 1 1 0 <text:s/>1 1 1 1 1 1 1 1 1 1</text:p>
          </table:table-cell>
          <table:table-cell office:value-type="string" table:style-name="ce1">
            <text:p>0 0 0 0 0 0 0 0 0 0 0 0 0 0 0 0 0 0 0 0 0 0 0 0 0 0 0 0 0 0 0 2 0 0 0 0 <text:s/>0 0 0 2 0 0 0 0 0 0 0 0 0 0 0 0 0 0 0 0 0 0 0 0 0 0 0 0 0 0 0 0 0 0 0 0 <text:s/>0 0 0 0 0 0 0 0 0 0 0 0 0 0 0 0 0 0 0 0 0 2 0 0 0 0 0 0</text:p>
          </table:table-cell>
          <table:table-cell office:value-type="string" table:style-name="ce1">
            <text:p>0 0 0 0 0 1 1 1 1 1 0 0 0 0 0 0 1 1 1 1 0 0 0 0 0 1 1 1 1 1 0 0 0 0 0 1 <text:s/>1 1 1 1 0 0 0 0 0 1 1 1 1 1 0 0 0 0 0 2 1 1 1 1 0 0 2 2 2 2 2 1 1 1 2 2 <text:s/>2 2 2 2 2 2 1 1 2 2 2 2 2 2 2 2 2 1 2 2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2567960800" table:style-name="ce1">
            <text:p>25679608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0 <text:s/>1 1 1 1 1 1 1 1 1 0 <text:s/>0 1 1 1 1 1 1 1 0 0 <text:s/>0 1 1 1 1 1 1 0 0 0 <text:s/>0 0 0 1 1 0 0 0 0 0 <text:s/>0 0 0 0 0 0 0 0 0 0 <text:s/>0 0 0 0 0 0 0 0 0 0 <text:s/>0 0 0 0 0 0 0 0 0 0 <text:s/>0 0 0 0 0 0 0 0 0 0 <text:s/>0 0 0 0 0 0 0 0 0 0 0 0 0 0 0 0 0 0 0 1 <text:s/>0 0 0 0 0 0 0 0 0 1 <text:s/>0 0 0 0 0 0 0 0 1 1 <text:s/>0 0 0 0 0 0 0 1 1 1 <text:s/>0 0 0 0 0 1 1 1 1 1 <text:s/>0 0 0 0 0 1 1 1 1 1 <text:s/>0 0 0 1 1 1 1 1 1 1 <text:s/>0 0 0 1 1 1 1 1 1 0 <text:s/>0 0 0 1 1 1 1 0 0 0 <text:s/>0 0 0 0 0 0 0 0 0 0 0 0 0 0 0 0 0 0 0 0 <text:s/>0 0 0 0 0 0 0 0 0 0 <text:s/>1 0 0 0 0 0 0 0 0 0 <text:s/>1 0 0 0 0 0 0 0 0 0 <text:s/>1 1 1 0 0 0 0 0 0 0 <text:s/>1 1 1 1 1 0 0 0 0 0 <text:s/>1 1 1 0 0 0 0 0 0 0 <text:s/>1 1 1 0 0 0 0 0 0 1 <text:s/>1 1 1 0 0 0 0 1 1 1 <text:s/>1 1 1 1 1 1 1 1 1 1</text:p>
          </table:table-cell>
          <table:table-cell office:value-type="string" table:style-name="ce1">
            <text:p>0 0 0 0 0 0 0 0 0 0 0 0 0 0 0 0 0 0 0 0 0 0 0 2 0 0 0 0 0 0 0 0 0 0 0 0 <text:s/>0 0 0 0 0 0 0 0 0 0 0 0 0 0 0 0 0 0 0 0 0 0 0 0 0 0 0 0 0 0 0 0 0 0 0 0 <text:s/>0 0 0 0 0 0 0 0 0 0 0 2 0 0 0 0 0 0 0 0 2 0 0 0 0 0 0 0</text:p>
          </table:table-cell>
          <table:table-cell office:value-type="string" table:style-name="ce1">
            <text:p>0 0 0 0 0 0 0 0 0 1 0 0 0 0 0 0 0 0 0 1 2 0 0 0 0 0 0 0 1 1 2 0 0 0 0 0 <text:s/>0 1 1 1 2 2 2 0 0 1 1 1 1 1 2 2 2 2 2 1 1 1 1 1 2 2 2 1 1 1 1 1 1 1 2 2 <text:s/>2 1 1 1 1 1 1 2 2 2 2 1 1 1 1 2 2 2 2 2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2731247500" table:style-name="ce1">
            <text:p>27312475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1 1 1 1 0 0 0 <text:s/>1 1 1 1 1 1 0 0 0 0 <text:s/>1 1 1 1 1 0 0 0 0 0 <text:s/>1 1 1 0 0 0 0 0 0 0 <text:s/>1 0 0 0 0 0 0 0 0 0 <text:s/>1 0 0 0 0 0 0 0 0 0 <text:s/>0 0 0 0 0 0 0 0 0 0 <text:s/>0 0 0 0 0 0 0 0 0 0 <text:s/>0 0 0 0 0 0 0 0 0 0 0 0 0 0 0 0 0 0 0 0 <text:s/>0 0 0 0 0 0 0 1 1 1 <text:s/>0 0 0 0 0 0 1 1 1 1 <text:s/>0 0 0 0 0 1 1 1 1 1 <text:s/>0 0 0 0 0 1 1 1 1 1 <text:s/>0 0 0 0 0 0 1 1 1 1 <text:s/>0 0 0 0 0 0 1 1 1 1 <text:s/>0 0 0 0 0 0 0 1 1 1 <text:s/>0 0 0 0 0 0 0 1 1 1 <text:s/>0 0 0 0 0 0 0 0 1 1 0 0 0 0 0 0 0 0 0 0 <text:s/>0 0 0 0 0 0 0 0 0 0 <text:s/>0 0 0 0 0 0 0 0 0 0 <text:s/>0 0 0 0 0 0 0 0 0 0 <text:s/>0 0 0 1 1 0 0 0 0 0 <text:s/>0 1 1 1 1 1 0 0 0 0 <text:s/>0 1 1 1 1 1 0 0 0 0 <text:s/>1 1 1 1 1 1 1 0 0 0 <text:s/>1 1 1 1 1 1 1 0 0 0 <text:s/>1 1 1 1 1 1 1 1 0 0</text:p>
          </table:table-cell>
          <table:table-cell office:value-type="string" table:style-name="ce1">
            <text:p>0 0 0 0 0 0 0 0 0 0 0 2 0 0 0 0 0 0 0 0 0 0 0 0 0 0 0 0 0 0 0 0 0 0 0 0 <text:s/>0 0 0 0 0 0 0 0 0 0 0 2 0 0 0 0 0 0 0 0 0 0 0 0 0 0 0 2 0 0 0 0 0 0 0 0 <text:s/>0 0 0 0 0 0 0 0 0 0 0 0 0 0 0 0 0 0 0 0 0 0 0 0 0 0 0 0</text:p>
          </table:table-cell>
          <table:table-cell office:value-type="string" table:style-name="ce1">
            <text:p>0 0 0 0 0 0 0 0 0 0 0 0 0 0 0 0 0 1 1 1 0 0 0 0 0 0 1 1 1 1 0 0 0 0 0 1 <text:s/>1 1 1 1 0 0 0 2 2 1 1 1 1 1 0 2 2 2 2 2 1 1 1 1 0 2 2 2 2 2 1 1 1 1 2 2 <text:s/>2 2 2 2 2 1 1 1 2 2 2 2 2 2 2 1 1 1 2 2 2 2 2 2 2 2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2975846000" table:style-name="ce1">
            <text:p>29758460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0 0 0 <text:s/>1 1 1 1 1 1 0 0 0 0 <text:s/>1 1 1 1 1 1 0 0 0 0 <text:s/>1 1 1 1 1 0 0 0 0 0 <text:s/>1 1 1 1 0 0 0 0 0 0 <text:s/>1 1 1 0 0 0 0 0 0 0 <text:s/>1 1 0 0 0 0 0 0 0 0 <text:s/>0 0 0 0 0 0 0 0 0 0 <text:s/>0 0 0 0 0 0 0 0 0 0 <text:s/>0 0 0 0 0 0 0 0 0 0 0 0 0 0 0 0 0 1 1 1 <text:s/>0 0 0 0 0 0 1 1 1 1 <text:s/>0 0 0 0 0 0 1 1 1 1 <text:s/>0 0 0 0 0 1 1 1 1 1 <text:s/>0 0 0 0 1 1 1 1 1 1 <text:s/>0 0 0 1 1 1 1 1 1 1 <text:s/>0 0 0 0 0 0 0 1 1 1 <text:s/>0 0 0 0 0 0 0 0 0 1 <text:s/>0 0 0 0 0 0 0 0 0 0 <text:s/>0 0 0 0 0 0 0 0 0 0 0 0 0 0 0 0 0 0 0 0 <text:s/>0 0 0 0 0 0 0 0 0 0 <text:s/>0 0 0 0 0 0 0 0 0 0 <text:s/>0 0 0 0 0 0 0 0 0 0 <text:s/>0 0 0 0 0 0 0 0 0 0 <text:s/>0 0 0 0 0 0 0 0 0 0 <text:s/>0 0 1 1 1 1 1 0 0 0 <text:s/>1 1 1 1 1 1 1 1 1 0 <text:s/>1 1 1 1 1 1 1 1 1 1 <text:s/>1 1 1 1 1 1 1 1 1 1</text:p>
          </table:table-cell>
          <table:table-cell office:value-type="string" table:style-name="ce1">
            <text:p>0 0 0 0 0 0 0 0 0 0 0 0 0 0 2 0 0 0 0 0 0 0 0 0 0 0 0 0 0 0 0 0 0 0 0 0 <text:s/>0 2 0 0 0 0 0 0 0 0 0 0 0 0 0 0 0 0 0 0 0 0 0 0 0 0 0 0 0 0 0 0 0 0 0 0 <text:s/>0 0 0 0 0 0 0 0 0 0 0 0 0 0 2 0 0 0 0 0 0 0 0 0 0 0 0 0</text:p>
          </table:table-cell>
          <table:table-cell office:value-type="string" table:style-name="ce1">
            <text:p>0 0 0 0 0 0 0 1 1 1 0 0 0 0 0 0 1 1 1 1 0 0 0 0 0 0 1 1 1 1 0 0 0 0 0 1 <text:s/>1 1 1 1 0 0 0 0 1 1 1 1 1 1 0 0 0 1 1 1 1 1 1 1 0 0 2 2 2 2 2 1 1 1 2 2 <text:s/>2 2 2 2 2 2 2 1 2 2 2 2 2 2 2 2 2 2 2 2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441873400" table:style-name="ce1">
            <text:p>24418734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0 0 0 0 0 0 0 <text:s/>1 1 1 0 0 0 0 0 0 0 <text:s/>1 1 1 0 0 0 0 0 0 0 <text:s/>1 1 1 1 0 0 0 0 0 0 <text:s/>1 1 1 1 1 0 0 0 0 0 <text:s/>1 1 1 1 1 1 1 0 1 1 <text:s/>0 0 0 0 0 1 1 1 1 1 <text:s/>0 0 0 0 0 0 0 0 1 1 <text:s/>0 0 0 0 0 0 0 0 0 0 <text:s/>0 0 0 0 0 0 0 0 0 0 0 0 0 1 1 1 1 1 1 1 <text:s/>0 0 0 1 1 1 1 1 1 1 <text:s/>0 0 0 1 1 1 1 1 1 1 <text:s/>0 0 0 0 1 1 1 1 1 1 <text:s/>0 0 0 0 0 1 1 1 1 1 <text:s/>0 0 0 0 0 0 0 1 0 0 <text:s/>0 0 0 0 0 0 0 0 0 0 <text:s/>0 0 0 0 0 0 0 0 0 0 <text:s/>0 0 0 0 0 0 0 0 0 0 <text:s/>0 0 0 0 0 0 0 0 0 0 0 0 0 0 0 0 0 0 0 0 <text:s/>0 0 0 0 0 0 0 0 0 0 <text:s/>0 0 0 0 0 0 0 0 0 0 <text:s/>0 0 0 0 0 0 0 0 0 0 <text:s/>0 0 0 0 0 0 0 0 0 0 <text:s/>0 0 0 0 0 0 0 0 0 0 <text:s/>1 1 1 1 1 0 0 0 0 0 <text:s/>1 1 1 1 1 1 1 1 0 0 <text:s/>1 1 1 1 1 1 1 1 1 1 <text:s/>1 1 1 1 1 1 1 1 1 1</text:p>
          </table:table-cell>
          <table:table-cell office:value-type="string" table:style-name="ce1">
            <text:p>0 0 0 0 0 0 0 0 0 0 0 2 0 0 2 0 0 0 0 0 0 0 0 0 0 0 0 0 0 0 0 0 0 0 0 0 <text:s/>0 0 0 0 0 0 0 0 0 0 0 0 0 0 0 0 0 0 0 0 0 0 0 0 0 0 0 0 0 0 0 0 0 0 0 0 <text:s/>0 0 0 0 0 0 0 0 0 0 0 0 0 0 0 0 0 0 0 2 0 0 0 0 0 0 0 0</text:p>
          </table:table-cell>
          <table:table-cell office:value-type="string" table:style-name="ce1">
            <text:p>0 0 0 1 1 1 1 1 1 1 0 0 0 1 1 1 1 1 1 1 0 0 0 1 1 1 1 1 1 1 0 0 0 0 1 1 <text:s/>1 1 1 1 0 0 0 0 0 1 1 1 1 1 0 0 0 0 0 0 0 1 0 0 2 2 2 2 2 0 0 0 0 0 2 2 <text:s/>2 2 2 2 2 2 0 0 2 2 2 2 2 2 2 2 2 2 2 2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6" table:style-name="ce1">
            <text:p>226</text:p>
          </table:table-cell>
          <table:table-cell office:value-type="float" office:value="2767847200" table:style-name="ce1">
            <text:p>27678472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0 0 0 0 0 0 0 <text:s/>1 1 1 1 1 1 0 0 0 0 <text:s/>0 0 1 1 1 1 1 0 0 0 <text:s/>0 0 1 1 1 1 1 1 0 0 <text:s/>0 0 0 1 1 1 1 1 0 0 <text:s/>0 0 0 0 1 1 1 1 0 0 <text:s/>0 0 0 0 0 1 1 1 0 0 <text:s/>0 0 0 0 0 0 1 0 0 0 <text:s/>0 0 0 0 0 0 0 0 0 0 <text:s/>0 0 0 0 0 0 0 0 0 0 0 0 0 0 0 0 0 0 0 0 <text:s/>0 0 0 0 0 0 0 0 0 0 <text:s/>1 1 0 0 0 0 0 0 0 0 <text:s/>1 1 0 0 0 0 0 0 0 0 <text:s/>1 1 1 0 0 0 0 0 0 0 <text:s/>1 1 1 1 0 0 0 0 0 0 <text:s/>1 1 1 1 1 0 0 0 0 0 <text:s/>1 1 1 1 1 1 0 0 0 0 <text:s/>1 1 1 1 1 1 0 0 0 0 <text:s/>1 1 1 1 1 1 0 0 0 0 0 0 0 1 1 1 1 1 1 1 <text:s/>0 0 0 0 0 0 1 1 1 1 <text:s/>0 0 0 0 0 0 0 1 1 1 <text:s/>0 0 0 0 0 0 0 0 1 1 <text:s/>0 0 0 0 0 0 0 0 1 1 <text:s/>0 0 0 0 0 0 0 0 1 1 <text:s/>0 0 0 0 0 0 0 0 1 1 <text:s/>0 0 0 0 0 0 0 1 1 1 <text:s/>0 0 0 0 0 0 1 1 1 1 <text:s/>0 0 0 0 0 0 1 1 1 1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2 0 0 0 0 0 <text:s/>0 0 0 2 0 0 0 0 0 0 0 0 0 0 0 0 2 0 0 0 0 0 0 0 0 0 0 0</text:p>
          </table:table-cell>
          <table:table-cell office:value-type="string" table:style-name="ce1">
            <text:p>0 0 0 2 2 2 2 2 2 2 0 0 0 0 0 0 2 2 2 2 1 1 0 0 0 0 0 2 2 2 1 1 0 0 0 0 <text:s/>0 0 2 2 1 1 1 0 0 0 0 0 2 2 1 1 1 1 0 0 0 0 2 2 1 1 1 1 1 0 0 0 2 2 1 1 <text:s/>1 1 1 1 0 2 2 2 1 1 1 1 1 1 2 2 2 2 1 1 1 1 1 1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2367703800" table:style-name="ce1">
            <text:p>23677038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0 0 <text:s/>1 1 1 1 1 1 0 0 0 0 <text:s/>1 1 1 1 1 1 0 0 0 0 <text:s/>1 1 1 1 1 0 0 0 0 0 <text:s/>1 1 1 1 1 0 0 0 0 0 <text:s/>0 1 1 1 0 0 0 0 0 0 <text:s/>0 0 0 0 0 0 0 0 0 0 <text:s/>0 0 0 0 0 0 0 0 0 0 <text:s/>0 0 0 0 0 0 0 0 0 0 <text:s/>0 0 0 0 0 0 0 0 0 0 0 0 0 0 0 0 0 0 1 1 <text:s/>0 0 0 0 0 0 0 0 1 1 <text:s/>0 0 0 0 0 0 0 0 1 1 <text:s/>0 0 0 0 0 0 0 1 1 1 <text:s/>0 0 0 0 0 0 1 1 1 1 <text:s/>0 0 0 0 0 0 1 1 1 1 <text:s/>0 0 0 0 0 1 1 1 1 1 <text:s/>0 0 0 0 0 1 1 1 1 1 <text:s/>0 0 0 0 0 0 1 1 1 1 <text:s/>0 0 0 0 0 0 0 0 1 1 0 0 0 0 0 0 0 0 0 0 <text:s/>0 0 0 0 0 0 1 1 0 0 <text:s/>0 0 0 0 0 0 1 1 0 0 <text:s/>0 0 0 0 0 1 1 0 0 0 <text:s/>0 0 0 0 0 1 0 0 0 0 <text:s/>1 0 0 0 1 1 0 0 0 0 <text:s/>1 1 1 1 1 0 0 0 0 0 <text:s/>1 1 1 1 1 0 0 0 0 0 <text:s/>1 1 1 1 1 1 0 0 0 0 <text:s/>1 1 1 1 1 1 1 1 0 0</text:p>
          </table:table-cell>
          <table:table-cell office:value-type="string" table:style-name="ce1">
            <text:p>0 0 0 0 0 0 0 0 0 0 0 0 0 0 0 0 0 0 0 0 0 0 0 0 0 0 0 0 0 0 0 0 0 0 0 0 <text:s/>0 0 0 0 0 0 2 0 0 0 0 0 0 0 0 0 0 0 0 0 0 0 0 0 0 0 0 0 0 0 0 0 0 0 0 0 <text:s/>0 0 0 0 2 0 0 0 0 0 0 2 0 0 0 0 0 0 0 0 0 0 0 0 0 0 0 0</text:p>
          </table:table-cell>
          <table:table-cell office:value-type="string" table:style-name="ce1">
            <text:p>0 0 0 0 0 0 0 0 1 1 0 0 0 0 0 0 2 2 1 1 0 0 0 0 0 0 2 2 1 1 0 0 0 0 0 2 <text:s/>2 1 1 1 0 0 0 0 0 2 1 1 1 1 2 0 0 0 2 2 1 1 1 1 2 2 2 2 2 1 1 1 1 1 2 2 <text:s/>2 2 2 1 1 1 1 1 2 2 2 2 2 2 1 1 1 1 2 2 2 2 2 2 2 2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2835363500" table:style-name="ce1">
            <text:p>28353635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0 1 1 1 1 1 <text:s/>0 0 0 0 0 1 1 1 1 1 <text:s/>0 0 0 0 0 1 1 1 1 1 <text:s/>0 0 0 0 0 1 1 1 1 1 <text:s/>0 0 0 0 0 0 1 1 1 1 <text:s/>0 0 0 0 0 0 1 1 1 1 <text:s/>0 0 0 0 0 0 0 1 1 1 <text:s/>0 0 0 0 0 0 0 0 1 1 <text:s/>0 0 0 0 0 0 0 0 0 0 <text:s/>0 0 0 0 0 0 0 0 0 0 1 1 1 1 1 0 0 0 0 0 <text:s/>1 1 1 1 1 0 0 0 0 0 <text:s/>1 1 1 1 1 0 0 0 0 0 <text:s/>1 1 1 1 1 0 0 0 0 0 <text:s/>1 1 1 1 0 0 0 0 0 0 <text:s/>1 1 1 1 0 0 0 0 0 0 <text:s/>1 1 1 0 0 0 0 0 0 0 <text:s/>1 0 0 0 0 0 0 0 0 0 <text:s/>1 0 0 0 0 0 0 0 0 0 <text:s/>0 0 0 0 0 0 0 0 0 0 0 0 0 0 0 0 0 0 0 0 <text:s/>0 0 0 0 0 0 0 0 0 0 <text:s/>0 0 0 0 0 0 0 0 0 0 <text:s/>0 0 0 0 0 0 0 0 0 0 <text:s/>0 0 0 0 1 1 0 0 0 0 <text:s/>0 0 0 0 1 1 0 0 0 0 <text:s/>0 0 0 1 1 1 1 0 0 0 <text:s/>0 1 1 1 1 1 1 1 0 0 <text:s/>0 1 1 1 1 1 1 1 1 1 <text:s/>1 1 1 1 1 1 1 1 1 1</text:p>
          </table:table-cell>
          <table:table-cell office:value-type="string" table:style-name="ce1">
            <text:p>0 0 0 0 0 0 0 0 0 0 0 0 0 0 0 0 0 0 0 0 0 0 0 0 0 0 0 0 0 0 0 0 0 0 0 0 <text:s/>0 0 2 0 0 0 0 0 0 0 0 0 0 0 0 2 0 0 0 0 0 0 0 0 0 0 0 0 0 0 0 0 0 0 0 0 <text:s/>0 2 0 0 0 0 0 0 0 0 0 0 0 0 0 0 0 0 0 0 0 0 0 0 0 0 0 0</text:p>
          </table:table-cell>
          <table:table-cell office:value-type="string" table:style-name="ce1">
            <text:p>1 1 1 1 1 0 0 0 0 0 1 1 1 1 1 0 0 0 0 0 1 1 1 1 1 0 0 0 0 0 1 1 1 1 1 0 <text:s/>0 0 0 0 1 1 1 1 2 2 0 0 0 0 1 1 1 1 2 2 0 0 0 0 1 1 1 2 2 2 2 0 0 0 1 2 <text:s/>2 2 2 2 2 2 0 0 1 2 2 2 2 2 2 2 2 2 2 2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2455167100" table:style-name="ce1">
            <text:p>24551671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0 0 1 1 1 1 <text:s/>0 0 0 0 0 0 0 1 1 1 <text:s/>0 0 0 0 0 0 0 1 1 1 <text:s/>0 0 0 0 0 0 0 1 1 1 <text:s/>0 0 0 0 0 0 0 1 1 1 <text:s/>0 0 0 0 0 0 0 1 1 1 <text:s/>0 0 0 0 0 0 1 1 1 1 <text:s/>0 0 0 0 0 0 1 1 1 1 <text:s/>0 0 0 0 0 0 0 1 1 1 <text:s/>0 0 0 0 0 0 0 1 1 1 1 1 1 1 1 1 0 0 0 0 <text:s/>1 1 1 1 1 1 1 0 0 0 <text:s/>1 1 1 1 1 1 1 0 0 0 <text:s/>0 0 1 1 1 1 1 0 0 0 <text:s/>0 0 0 1 1 1 1 0 0 0 <text:s/>0 0 0 0 1 1 1 0 0 0 <text:s/>0 0 0 0 0 1 0 0 0 0 <text:s/>0 0 0 0 0 0 0 0 0 0 <text:s/>0 0 0 0 0 0 0 0 0 0 <text:s/>0 0 0 0 0 0 0 0 0 0 0 0 0 0 0 0 0 0 0 0 <text:s/>0 0 0 0 0 0 0 0 0 0 <text:s/>0 0 0 0 0 0 0 0 0 0 <text:s/>1 1 0 0 0 0 0 0 0 0 <text:s/>1 1 1 0 0 0 0 0 0 0 <text:s/>1 1 1 1 0 0 0 0 0 0 <text:s/>1 1 1 1 1 0 0 0 0 0 <text:s/>1 1 1 1 1 1 0 0 0 0 <text:s/>1 1 1 1 1 1 1 0 0 0 <text:s/>1 1 1 1 1 1 1 0 0 0</text:p>
          </table:table-cell>
          <table:table-cell office:value-type="string" table:style-name="ce1">
            <text:p>0 0 0 0 0 0 0 0 0 0 0 0 0 0 0 0 0 0 2 0 0 0 0 0 0 2 0 0 0 0 0 0 0 0 0 0 <text:s/>0 0 0 0 0 0 0 0 0 0 0 0 0 0 0 0 0 0 0 0 0 0 0 0 0 0 0 0 0 0 0 0 0 0 0 2 <text:s/>0 0 0 0 0 0 0 0 0 0 0 0 0 0 0 0 0 0 0 0 0 0 0 0 0 0 0 0</text:p>
          </table:table-cell>
          <table:table-cell office:value-type="string" table:style-name="ce1">
            <text:p>1 1 1 1 1 1 0 0 0 0 1 1 1 1 1 1 1 0 0 0 1 1 1 1 1 1 1 0 0 0 2 2 1 1 1 1 <text:s/>1 0 0 0 2 2 2 1 1 1 1 0 0 0 2 2 2 2 1 1 1 0 0 0 2 2 2 2 2 1 0 0 0 0 2 2 <text:s/>2 2 2 2 0 0 0 0 2 2 2 2 2 2 2 0 0 0 2 2 2 2 2 2 2 0 0 0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1" table:style-name="ce1">
            <text:p>81</text:p>
          </table:table-cell>
          <table:table-cell office:value-type="float" office:value="2349916000" table:style-name="ce1">
            <text:p>23499160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1 1 1 1 1 1 1 <text:s/>1 1 1 0 0 0 0 1 1 1 <text:s/>1 1 0 0 0 0 0 0 1 1 <text:s/>1 0 0 0 0 0 0 0 0 1 <text:s/>0 0 0 0 0 0 0 0 0 1 <text:s/>0 0 0 0 0 0 0 0 0 0 <text:s/>0 0 0 0 0 0 0 0 0 0 <text:s/>0 0 0 0 0 0 0 0 0 0 <text:s/>0 0 0 0 0 0 0 0 0 0 0 0 0 0 0 0 0 0 0 0 <text:s/>0 0 0 0 0 0 0 0 0 0 <text:s/>0 0 0 1 1 1 1 0 0 0 <text:s/>0 0 1 1 1 1 1 1 0 0 <text:s/>0 1 1 1 1 1 1 1 1 0 <text:s/>1 1 1 1 1 1 1 1 1 0 <text:s/>0 0 0 0 0 0 1 1 1 1 <text:s/>0 0 0 0 0 0 0 0 1 1 <text:s/>0 0 0 0 0 0 0 0 0 0 <text:s/>0 0 0 0 0 0 0 0 0 0 0 0 0 0 0 0 0 0 0 0 <text:s/>0 0 0 0 0 0 0 0 0 0 <text:s/>0 0 0 0 0 0 0 0 0 0 <text:s/>0 0 0 0 0 0 0 0 0 0 <text:s/>0 0 0 0 0 0 0 0 0 0 <text:s/>0 0 0 0 0 0 0 0 0 0 <text:s/>1 1 1 1 1 1 0 0 0 0 <text:s/>1 1 1 1 1 1 1 1 0 0 <text:s/>1 1 1 1 1 1 1 1 1 1 <text:s/>1 1 1 1 1 1 1 1 1 1</text:p>
          </table:table-cell>
          <table:table-cell office:value-type="string" table:style-name="ce1">
            <text:p>0 0 0 0 0 0 0 0 0 0 0 0 0 0 0 0 0 0 0 0 2 0 0 0 0 0 0 0 0 0 0 0 0 0 0 0 <text:s/>0 0 0 0 0 0 2 0 0 0 0 0 0 0 0 0 0 0 0 0 0 0 0 0 0 0 0 0 0 0 0 0 0 0 0 0 <text:s/>2 0 0 0 0 0 0 0 0 0 0 0 0 0 0 0 0 0 0 0 0 0 0 0 0 0 0 0</text:p>
          </table:table-cell>
          <table:table-cell office:value-type="string" table:style-name="ce1">
            <text:p>0 0 0 0 0 0 0 0 0 0 0 0 0 0 0 0 0 0 0 0 0 0 0 1 1 1 1 0 0 0 0 0 1 1 1 1 <text:s/>1 1 0 0 0 1 1 1 1 1 1 1 1 0 1 1 1 1 1 1 1 1 1 0 2 2 2 2 2 2 1 1 1 1 2 2 <text:s/>2 2 2 2 2 2 1 1 2 2 2 2 2 2 2 2 2 2 2 2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2578556500" table:style-name="ce1">
            <text:p>25785565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0 0 0 0 0 <text:s/>1 1 1 1 1 0 0 0 0 0 <text:s/>1 1 1 1 1 0 0 0 0 0 <text:s/>1 1 1 1 1 0 0 0 0 0 <text:s/>1 1 1 1 1 0 0 0 0 0 <text:s/>1 1 1 1 0 0 0 0 0 0 <text:s/>1 1 1 0 0 0 0 0 0 0 <text:s/>1 1 0 0 0 0 0 0 0 0 <text:s/>0 0 0 0 0 0 0 0 0 0 <text:s/>0 0 0 0 0 0 0 0 0 0 0 0 0 0 0 1 1 1 1 1 <text:s/>0 0 0 0 0 1 1 1 1 1 <text:s/>0 0 0 0 0 1 1 1 1 1 <text:s/>0 0 0 0 0 1 1 1 1 1 <text:s/>0 0 0 0 0 1 1 1 1 1 <text:s/>0 0 0 0 1 1 1 1 1 1 <text:s/>0 0 0 1 1 0 0 0 0 0 <text:s/>0 0 0 0 0 0 0 0 0 0 <text:s/>0 0 0 0 0 0 0 0 0 0 <text:s/>0 0 0 0 0 0 0 0 0 0 0 0 0 0 0 0 0 0 0 0 <text:s/>0 0 0 0 0 0 0 0 0 0 <text:s/>0 0 0 0 0 0 0 0 0 0 <text:s/>0 0 0 0 0 0 0 0 0 0 <text:s/>0 0 0 0 0 0 0 0 0 0 <text:s/>0 0 0 0 0 0 0 0 0 0 <text:s/>0 0 0 0 0 1 1 1 1 1 <text:s/>0 0 1 1 1 1 1 1 1 1 <text:s/>1 1 1 1 1 1 1 1 1 1 <text:s/>1 1 1 1 1 1 1 1 1 1</text:p>
          </table:table-cell>
          <table:table-cell office:value-type="string" table:style-name="ce1">
            <text:p>0 0 0 0 0 0 0 0 0 0 0 0 0 0 0 0 0 0 0 0 0 0 2 0 0 0 0 0 2 0 0 0 0 0 0 0 <text:s/>0 0 0 0 0 0 0 0 0 0 0 0 0 0 0 0 0 0 0 0 0 0 0 0 0 0 0 0 0 0 0 0 0 0 0 0 <text:s/>0 0 0 0 0 0 0 0 0 0 0 0 0 0 0 0 0 0 0 0 0 0 0 0 0 0 2 0</text:p>
          </table:table-cell>
          <table:table-cell office:value-type="string" table:style-name="ce1">
            <text:p>0 0 0 0 0 1 1 1 1 1 0 0 0 0 0 1 1 1 1 1 0 0 0 0 0 1 1 1 1 1 0 0 0 0 0 1 <text:s/>1 1 1 1 0 0 0 0 0 1 1 1 1 1 0 0 0 0 1 1 1 1 1 1 0 0 0 1 1 2 2 2 2 2 0 0 <text:s/>2 2 2 2 2 2 2 2 2 2 2 2 2 2 2 2 2 2 2 2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2399358700" table:style-name="ce1">
            <text:p>23993587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1 1 1 1 1 1 1 <text:s/>0 0 0 1 1 1 1 1 1 1 <text:s/>0 0 0 1 1 1 1 1 1 1 <text:s/>0 0 0 0 1 1 1 1 1 1 <text:s/>0 0 0 0 1 1 1 1 1 0 <text:s/>0 0 0 0 0 0 1 1 0 0 <text:s/>0 0 0 0 0 0 0 0 0 0 <text:s/>0 0 0 0 0 0 0 0 0 0 <text:s/>0 0 0 0 0 0 0 0 0 0 <text:s/>0 0 0 0 0 0 0 0 0 0 1 1 1 0 0 0 0 0 0 0 <text:s/>1 1 1 0 0 0 0 0 0 0 <text:s/>0 1 1 0 0 0 0 0 0 0 <text:s/>0 1 1 1 0 0 0 0 0 0 <text:s/>0 1 1 1 0 0 0 0 0 0 <text:s/>0 1 1 1 1 1 0 0 0 0 <text:s/>0 1 1 1 1 1 1 1 0 0 <text:s/>0 0 1 1 1 1 1 0 0 0 <text:s/>0 0 0 1 1 0 0 0 0 0 <text:s/>0 0 0 0 0 0 0 0 0 0 0 0 0 0 0 0 0 0 0 0 <text:s/>0 0 0 0 0 0 0 0 0 0 <text:s/>1 0 0 0 0 0 0 0 0 0 <text:s/>1 0 0 0 0 0 0 0 0 0 <text:s/>1 0 0 0 0 0 0 0 0 1 <text:s/>1 0 0 0 0 0 0 0 1 1 <text:s/>1 0 0 0 0 0 0 0 1 1 <text:s/>1 1 0 0 0 0 0 1 1 1 <text:s/>1 1 1 0 0 1 1 1 1 1 <text:s/>1 1 1 1 1 1 1 1 1 1</text:p>
          </table:table-cell>
          <table:table-cell office:value-type="string" table:style-name="ce1">
            <text:p>0 0 0 0 0 0 0 0 0 0 0 0 0 0 0 0 0 0 0 0 0 0 0 0 0 0 0 0 0 0 0 0 0 0 0 0 <text:s/>0 0 0 0 0 0 0 0 0 0 2 0 0 0 0 0 0 0 0 0 0 0 0 0 0 0 0 0 0 0 0 0 0 0 0 0 <text:s/>0 0 0 2 0 0 0 0 0 0 0 0 0 0 0 0 0 0 0 0 0 0 0 0 2 0 0 0</text:p>
          </table:table-cell>
          <table:table-cell office:value-type="string" table:style-name="ce1">
            <text:p>1 1 1 0 0 0 0 0 0 0 1 1 1 0 0 0 0 0 0 0 2 1 1 0 0 0 0 0 0 0 2 1 1 1 0 0 <text:s/>0 0 0 0 2 1 1 1 0 0 0 0 0 2 2 1 1 1 1 1 0 0 2 2 2 1 1 1 1 1 1 1 2 2 2 2 <text:s/>1 1 1 1 1 2 2 2 2 2 2 1 1 2 2 2 2 2 2 2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2592459200" table:style-name="ce1">
            <text:p>25924592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0 0 0 0 0 <text:s/>1 1 1 1 1 0 0 0 0 0 <text:s/>1 1 1 1 1 0 0 0 0 0 <text:s/>1 1 1 1 0 0 0 0 0 0 <text:s/>1 1 1 1 0 0 0 0 0 0 <text:s/>1 1 1 1 0 0 0 0 0 0 <text:s/>1 1 1 0 0 0 0 0 0 0 <text:s/>1 1 0 0 0 0 0 0 0 0 <text:s/>1 0 0 0 0 0 0 0 0 0 <text:s/>0 0 0 0 0 0 0 0 0 0 0 0 0 0 0 1 1 1 1 1 <text:s/>0 0 0 0 0 1 1 1 1 1 <text:s/>0 0 0 0 0 1 1 1 1 1 <text:s/>0 0 0 0 1 1 1 1 1 1 <text:s/>0 0 0 0 1 1 1 1 1 1 <text:s/>0 0 0 0 1 1 1 1 1 1 <text:s/>0 0 0 0 0 0 0 0 0 0 <text:s/>0 0 0 0 0 0 0 0 0 0 <text:s/>0 0 0 0 0 0 0 0 0 0 <text:s/>0 0 0 0 0 0 0 0 0 0 0 0 0 0 0 0 0 0 0 0 <text:s/>0 0 0 0 0 0 0 0 0 0 <text:s/>0 0 0 0 0 0 0 0 0 0 <text:s/>0 0 0 0 0 0 0 0 0 0 <text:s/>0 0 0 0 0 0 0 0 0 0 <text:s/>0 0 0 0 0 0 0 0 0 0 <text:s/>0 0 0 1 1 1 1 1 1 1 <text:s/>0 0 1 1 1 1 1 1 1 1 <text:s/>0 1 1 1 1 1 1 1 1 1 <text:s/>1 1 1 1 1 1 1 1 1 1</text:p>
          </table:table-cell>
          <table:table-cell office:value-type="string" table:style-name="ce1">
            <text:p>0 0 2 0 0 0 0 0 0 0 0 0 0 0 0 0 0 0 0 2 0 0 0 0 0 0 0 0 0 0 0 0 0 0 0 0 <text:s/>0 0 0 0 0 0 0 0 0 0 0 0 0 0 0 0 0 0 0 0 0 0 0 0 0 0 0 0 0 0 0 0 0 0 0 0 <text:s/>0 0 0 0 0 0 0 0 0 0 0 0 0 0 0 0 0 2 0 0 0 0 0 0 0 0 0 0</text:p>
          </table:table-cell>
          <table:table-cell office:value-type="string" table:style-name="ce1">
            <text:p>0 0 0 0 0 1 1 1 1 1 0 0 0 0 0 1 1 1 1 1 0 0 0 0 0 1 1 1 1 1 0 0 0 0 1 1 <text:s/>1 1 1 1 0 0 0 0 1 1 1 1 1 1 0 0 0 0 1 1 1 1 1 1 0 0 0 2 2 2 2 2 2 2 0 0 <text:s/>2 2 2 2 2 2 2 2 0 2 2 2 2 2 2 2 2 2 2 2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2432589800" table:style-name="ce1">
            <text:p>24325898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1 0 0 0 1 1 1 <text:s/>1 1 1 0 0 0 0 0 0 1 <text:s/>1 1 1 0 0 0 0 0 0 1 <text:s/>0 0 0 0 0 0 0 0 0 1 <text:s/>0 0 0 0 0 0 0 0 0 1 <text:s/>0 0 0 0 0 0 0 0 0 1 <text:s/>0 0 0 0 0 0 0 0 1 1 <text:s/>0 0 0 0 0 0 0 0 1 1 <text:s/>0 0 0 0 0 0 0 0 0 1 0 0 0 0 0 0 0 0 0 0 <text:s/>0 0 0 0 1 1 1 0 0 0 <text:s/>0 0 0 1 1 1 1 1 1 0 <text:s/>0 0 0 1 1 1 1 1 1 0 <text:s/>0 0 0 1 1 1 1 1 1 0 <text:s/>0 0 0 1 1 1 1 1 1 0 <text:s/>0 0 0 0 0 1 1 1 1 0 <text:s/>0 0 0 0 0 0 1 1 0 0 <text:s/>0 0 0 0 0 0 0 0 0 0 <text:s/>0 0 0 0 0 0 0 0 0 0 0 0 0 0 0 0 0 0 0 0 <text:s/>0 0 0 0 0 0 0 0 0 0 <text:s/>0 0 0 0 0 0 0 0 0 0 <text:s/>0 0 0 0 0 0 0 0 0 0 <text:s/>1 1 1 0 0 0 0 0 0 0 <text:s/>1 1 1 0 0 0 0 0 0 0 <text:s/>1 1 1 1 1 0 0 0 0 0 <text:s/>1 1 1 1 1 1 0 0 0 0 <text:s/>1 1 1 1 1 1 1 1 0 0 <text:s/>1 1 1 1 1 1 1 1 1 0</text:p>
          </table:table-cell>
          <table:table-cell office:value-type="string" table:style-name="ce1">
            <text:p>2 0 0 0 0 0 0 0 0 0 0 0 0 0 0 0 0 0 0 0 0 0 0 0 0 0 0 0 0 0 0 0 0 0 2 0 <text:s/>0 0 0 0 0 0 0 0 0 0 0 0 0 0 0 0 0 0 0 0 0 0 0 0 2 0 0 0 0 0 0 0 0 0 0 0 <text:s/>0 0 0 0 0 0 0 0 0 0 0 0 0 0 0 0 0 0 0 0 0 0 0 0 0 0 0 0</text:p>
          </table:table-cell>
          <table:table-cell office:value-type="string" table:style-name="ce1">
            <text:p>0 0 0 0 0 0 0 0 0 0 0 0 0 0 1 1 1 0 0 0 0 0 0 1 1 1 1 1 1 0 0 0 0 1 1 1 <text:s/>1 1 1 0 2 2 2 1 1 1 1 1 1 0 2 2 2 1 1 1 1 1 1 0 2 2 2 2 2 1 1 1 1 0 2 2 <text:s/>2 2 2 2 1 1 0 0 2 2 2 2 2 2 2 2 0 0 2 2 2 2 2 2 2 2 2 0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61" table:style-name="ce1">
            <text:p>261</text:p>
          </table:table-cell>
          <table:table-cell office:value-type="float" office:value="2551269100" table:style-name="ce1">
            <text:p>25512691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0 <text:s/>1 1 1 1 1 1 1 1 0 0 <text:s/>1 1 1 1 1 1 0 0 0 0 <text:s/>1 1 1 1 1 0 0 0 0 0 <text:s/>1 1 1 0 0 0 0 0 0 0 <text:s/>1 1 0 0 0 0 0 0 0 0 <text:s/>0 0 0 0 0 0 0 0 0 0 <text:s/>0 0 0 0 0 0 0 0 0 0 <text:s/>0 0 0 0 0 0 0 0 0 0 <text:s/>0 0 0 0 0 0 0 0 0 0 0 0 0 0 0 0 0 0 0 0 <text:s/>0 0 0 0 0 0 0 0 0 0 <text:s/>0 0 0 0 0 0 1 1 1 0 <text:s/>0 0 0 0 0 1 1 0 0 0 <text:s/>0 0 0 1 1 1 0 0 0 0 <text:s/>0 0 1 1 1 1 0 0 0 0 <text:s/>1 1 1 1 1 0 0 0 0 0 <text:s/>1 1 1 1 1 0 0 0 0 0 <text:s/>1 1 1 1 1 0 0 0 0 0 <text:s/>1 1 1 1 1 1 0 0 0 0 0 0 0 0 0 0 0 0 0 1 <text:s/>0 0 0 0 0 0 0 0 1 1 <text:s/>0 0 0 0 0 0 0 0 0 1 <text:s/>0 0 0 0 0 0 0 1 1 1 <text:s/>0 0 0 0 0 0 1 1 1 1 <text:s/>0 0 0 0 0 0 1 1 1 1 <text:s/>0 0 0 0 0 1 1 1 1 1 <text:s/>0 0 0 0 0 1 1 1 1 1 <text:s/>0 0 0 0 0 1 1 1 1 1 <text:s/>0 0 0 0 0 0 1 1 1 1</text:p>
          </table:table-cell>
          <table:table-cell office:value-type="string" table:style-name="ce1">
            <text:p>0 0 0 0 0 0 0 0 0 0 0 0 0 0 0 0 0 0 0 0 0 2 0 0 0 0 0 0 0 0 0 0 0 0 0 0 <text:s/>0 0 0 0 0 0 0 0 0 0 0 0 0 0 0 0 0 0 0 0 0 0 0 0 0 0 0 0 0 0 0 0 0 0 0 0 <text:s/>0 0 2 2 0 0 0 0 0 0 0 0 0 0 0 0 0 0 0 0 0 0 0 0 0 0 0 0</text:p>
          </table:table-cell>
          <table:table-cell office:value-type="string" table:style-name="ce1">
            <text:p>0 0 0 0 0 0 0 0 0 2 0 0 0 0 0 0 0 0 2 2 0 0 0 0 0 0 1 1 1 2 0 0 0 0 0 1 <text:s/>1 2 2 2 0 0 0 1 1 1 2 2 2 2 0 0 1 1 1 1 2 2 2 2 1 1 1 1 1 2 2 2 2 2 1 1 <text:s/>1 1 1 2 2 2 2 2 1 1 1 1 1 2 2 2 2 2 1 1 1 1 1 1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2509973200" table:style-name="ce1">
            <text:p>25099732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1 1 1 1 1 1 1 <text:s/>0 0 1 1 1 1 1 1 1 1 <text:s/>0 0 0 1 1 1 1 0 0 0 <text:s/>0 0 0 0 1 0 0 0 0 0 <text:s/>0 0 0 0 0 0 0 0 0 0 <text:s/>0 0 0 0 0 0 0 0 0 0 <text:s/>0 0 0 0 0 0 0 0 0 0 <text:s/>0 0 0 0 0 0 0 0 0 0 <text:s/>0 0 0 0 0 0 0 0 0 0 0 0 0 0 0 0 0 0 0 0 <text:s/>0 0 0 0 0 0 0 0 0 0 <text:s/>0 0 0 0 0 0 0 0 0 0 <text:s/>0 0 0 0 0 0 0 1 1 1 <text:s/>0 0 0 0 0 1 1 1 1 1 <text:s/>0 0 0 0 1 1 1 1 1 1 <text:s/>0 0 0 0 0 1 1 1 1 1 <text:s/>0 0 0 0 0 1 1 1 1 1 <text:s/>0 0 0 0 0 1 1 1 1 1 <text:s/>0 0 0 0 0 1 1 1 1 1 0 0 0 0 0 0 0 0 0 0 <text:s/>0 0 0 0 0 0 0 0 0 0 <text:s/>1 1 0 0 0 0 0 0 0 0 <text:s/>1 1 1 0 0 0 0 0 0 0 <text:s/>1 1 1 1 0 0 0 0 0 0 <text:s/>1 1 1 1 0 0 0 0 0 0 <text:s/>1 1 1 1 1 0 0 0 0 0 <text:s/>1 1 1 1 1 0 0 0 0 0 <text:s/>1 1 1 1 1 0 0 0 0 0 <text:s/>1 1 1 1 1 0 0 0 0 0</text:p>
          </table:table-cell>
          <table:table-cell office:value-type="string" table:style-name="ce1">
            <text:p>0 0 0 0 0 0 2 0 0 0 0 0 0 0 0 0 0 0 0 0 0 0 0 0 0 0 0 0 0 0 0 0 0 0 0 0 <text:s/>0 0 0 0 0 0 0 0 0 0 0 0 0 0 0 0 0 0 0 0 0 0 2 0 2 0 0 0 0 0 0 0 0 0 0 0 <text:s/>0 0 0 0 0 0 0 0 0 0 0 0 0 0 0 0 0 0 0 0 0 0 0 0 0 0 0 0</text:p>
          </table:table-cell>
          <table:table-cell office:value-type="string" table:style-name="ce1">
            <text:p>0 0 0 0 0 0 0 0 0 0 0 0 0 0 0 0 0 0 0 0 2 2 0 0 0 0 0 0 0 0 2 2 2 0 0 0 <text:s/>0 1 1 1 2 2 2 2 0 1 1 1 1 1 2 2 2 2 1 1 1 1 1 1 2 2 2 2 2 1 1 1 1 1 2 2 <text:s/>2 2 2 1 1 1 1 1 2 2 2 2 2 1 1 1 1 1 2 2 2 2 2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2558682800" table:style-name="ce1">
            <text:p>25586828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1 1 1 1 1 1 1 <text:s/>1 1 1 1 1 1 1 1 0 0 <text:s/>0 1 1 1 1 1 1 0 0 0 <text:s/>0 0 0 0 0 0 0 0 0 0 <text:s/>0 0 0 0 0 0 0 0 0 0 <text:s/>0 0 0 0 0 0 0 0 0 0 <text:s/>0 0 0 0 0 0 0 0 0 0 <text:s/>0 0 0 0 0 0 0 0 0 0 <text:s/>0 0 0 0 0 0 0 0 0 0 0 0 0 0 0 0 0 0 0 0 <text:s/>0 0 0 0 0 0 0 0 0 0 <text:s/>0 0 0 0 0 0 0 0 0 0 <text:s/>1 0 0 0 0 0 0 0 0 0 <text:s/>1 1 1 1 1 1 0 0 0 0 <text:s/>1 1 1 1 1 1 0 0 0 0 <text:s/>1 1 1 1 1 0 0 0 0 0 <text:s/>1 1 1 1 1 0 0 0 0 0 <text:s/>1 1 1 1 1 0 0 0 0 0 <text:s/>1 1 1 1 1 0 0 0 0 0 0 0 0 0 0 0 0 0 0 0 <text:s/>0 0 0 0 0 0 0 0 0 0 <text:s/>0 0 0 0 0 0 0 0 1 1 <text:s/>0 0 0 0 0 0 0 1 1 1 <text:s/>0 0 0 0 0 0 1 1 1 1 <text:s/>0 0 0 0 0 0 1 1 1 1 <text:s/>0 0 0 0 0 1 1 1 1 1 <text:s/>0 0 0 0 0 1 1 1 1 1 <text:s/>0 0 0 0 0 1 1 1 1 1 <text:s/>0 0 0 0 0 1 1 1 1 1</text:p>
          </table:table-cell>
          <table:table-cell office:value-type="string" table:style-name="ce1">
            <text:p>0 0 0 0 0 0 0 0 0 0 0 0 2 0 0 0 0 0 0 0 0 0 0 0 0 0 0 0 0 0 0 0 0 0 0 0 <text:s/>0 0 0 0 0 0 0 0 0 0 0 0 0 0 0 0 0 0 0 0 0 0 0 0 0 0 0 0 0 0 0 0 0 0 0 0 <text:s/>0 0 0 0 0 0 0 0 0 2 0 0 0 0 2 0 0 0 0 0 0 0 0 0 0 0 0 0</text:p>
          </table:table-cell>
          <table:table-cell office:value-type="string" table:style-name="ce1">
            <text:p>0 0 0 0 0 0 0 0 0 0 0 0 0 0 0 0 0 0 0 0 0 0 0 0 0 0 0 0 2 2 1 0 0 0 0 0 <text:s/>0 2 2 2 1 1 1 1 1 1 2 2 2 2 1 1 1 1 1 1 2 2 2 2 1 1 1 1 1 2 2 2 2 2 1 1 <text:s/>1 1 1 2 2 2 2 2 1 1 1 1 1 2 2 2 2 2 1 1 1 1 1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2402931400" table:style-name="ce1">
            <text:p>24029314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0 0 0 0 0 <text:s/>1 1 1 1 1 0 0 0 0 0 <text:s/>1 1 1 1 1 1 0 0 0 0 <text:s/>1 1 1 1 1 0 0 0 0 0 <text:s/>1 1 1 1 1 0 0 0 0 0 <text:s/>1 1 1 1 0 0 0 0 0 0 <text:s/>1 1 1 0 0 0 0 0 0 0 <text:s/>1 0 0 0 0 0 0 0 0 0 <text:s/>0 0 0 0 0 0 0 0 0 0 <text:s/>0 0 0 0 0 0 0 0 0 0 0 0 0 0 0 1 1 1 1 1 <text:s/>0 0 0 0 0 1 1 1 1 1 <text:s/>0 0 0 0 0 0 1 1 1 1 <text:s/>0 0 0 0 0 1 1 1 1 1 <text:s/>0 0 0 0 0 1 1 1 1 1 <text:s/>0 0 0 0 0 0 0 1 1 1 <text:s/>0 0 0 0 0 0 0 0 1 1 <text:s/>0 0 0 0 0 0 0 0 1 1 <text:s/>0 0 0 0 0 0 0 0 0 1 <text:s/>0 0 0 0 0 0 0 0 0 1 0 0 0 0 0 0 0 0 0 0 <text:s/>0 0 0 0 0 0 0 0 0 0 <text:s/>0 0 0 0 0 0 0 0 0 0 <text:s/>0 0 0 0 0 0 0 0 0 0 <text:s/>0 0 0 0 0 0 0 0 0 0 <text:s/>0 0 0 0 1 1 1 0 0 0 <text:s/>0 0 0 1 1 1 1 1 0 0 <text:s/>0 1 1 1 1 1 1 1 0 0 <text:s/>1 1 1 1 1 1 1 1 1 0 <text:s/>1 1 1 1 1 1 1 1 1 0</text:p>
          </table:table-cell>
          <table:table-cell office:value-type="string" table:style-name="ce1">
            <text:p>0 0 0 0 0 0 0 0 0 0 0 0 0 0 0 0 0 0 0 0 0 0 0 0 0 0 0 0 0 0 0 0 0 2 0 0 <text:s/>0 0 0 0 0 0 0 0 0 0 0 0 2 0 0 0 0 0 0 0 0 0 0 0 0 0 0 0 0 0 2 0 0 0 0 0 <text:s/>0 0 0 0 0 0 0 0 0 0 0 0 0 0 0 0 0 0 0 0 0 0 0 0 0 0 0 0</text:p>
          </table:table-cell>
          <table:table-cell office:value-type="string" table:style-name="ce1">
            <text:p>0 0 0 0 0 1 1 1 1 1 0 0 0 0 0 1 1 1 1 1 0 0 0 0 0 0 1 1 1 1 0 0 0 0 0 1 <text:s/>1 1 1 1 0 0 0 0 0 1 1 1 1 1 0 0 0 0 2 2 2 1 1 1 0 0 0 2 2 2 2 2 1 1 0 2 <text:s/>2 2 2 2 2 2 1 1 2 2 2 2 2 2 2 2 2 1 2 2 2 2 2 2 2 2 2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2415675500" table:style-name="ce1">
            <text:p>24156755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0 0 0 0 0 0 0 0 <text:s/>1 1 1 1 0 0 0 0 0 0 <text:s/>1 1 1 1 1 0 0 0 0 0 <text:s/>1 1 1 1 1 0 0 0 0 0 <text:s/>1 1 1 1 1 0 0 0 0 0 <text:s/>1 1 1 1 1 0 0 0 0 0 <text:s/>1 1 1 1 0 0 0 0 0 0 <text:s/>1 1 1 0 0 0 0 0 0 0 <text:s/>0 0 0 0 0 0 0 0 0 0 <text:s/>0 0 0 0 0 0 0 0 0 0 0 0 0 0 0 0 0 0 1 1 <text:s/>0 0 0 0 0 0 0 1 1 1 <text:s/>0 0 0 0 0 0 0 1 1 1 <text:s/>0 0 0 0 0 0 0 1 1 1 <text:s/>0 0 0 0 0 0 1 1 1 1 <text:s/>0 0 0 0 0 0 1 1 1 1 <text:s/>0 0 0 0 0 0 1 1 1 1 <text:s/>0 0 0 0 0 0 1 1 1 1 <text:s/>0 0 0 0 0 0 1 1 1 1 <text:s/>0 0 0 0 0 0 0 1 1 1 0 0 1 1 1 1 1 1 0 0 <text:s/>0 0 0 0 1 1 1 0 0 0 <text:s/>0 0 0 0 0 1 1 0 0 0 <text:s/>0 0 0 0 0 1 1 0 0 0 <text:s/>0 0 0 0 0 1 0 0 0 0 <text:s/>0 0 0 0 0 1 0 0 0 0 <text:s/>0 0 0 0 1 1 0 0 0 0 <text:s/>0 0 0 1 1 1 0 0 0 0 <text:s/>1 1 1 1 1 1 0 0 0 0 <text:s/>1 1 1 1 1 1 1 0 0 0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2 <text:s/>0 0 0 0 0 0 0 2 0 2 0 0 0 0 0 0 0 0 0 0 0 0 0 0 0 0 0 0</text:p>
          </table:table-cell>
          <table:table-cell office:value-type="string" table:style-name="ce1">
            <text:p>0 0 2 2 2 2 2 2 1 1 0 0 0 0 2 2 2 1 1 1 0 0 0 0 0 2 2 1 1 1 0 0 0 0 0 2 <text:s/>2 1 1 1 0 0 0 0 0 2 1 1 1 1 0 0 0 0 0 2 1 1 1 1 0 0 0 0 2 2 1 1 1 1 0 0 <text:s/>0 2 2 2 1 1 1 1 2 2 2 2 2 2 1 1 1 1 2 2 2 2 2 2 2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2574376400" table:style-name="ce1">
            <text:p>25743764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0 1 1 1 1 1 <text:s/>0 0 0 0 0 1 1 1 1 1 <text:s/>0 0 0 0 0 1 1 1 1 1 <text:s/>0 0 0 0 0 1 1 0 0 0 <text:s/>0 0 0 0 1 1 0 0 0 0 <text:s/>0 0 0 0 1 0 0 0 0 0 <text:s/>0 0 0 1 1 0 0 0 0 0 <text:s/>0 0 1 1 1 0 0 0 0 0 <text:s/>0 1 1 1 0 0 0 0 0 0 <text:s/>1 1 1 1 1 0 0 0 0 0 1 1 1 1 1 0 0 0 0 0 <text:s/>1 1 1 1 1 0 0 0 0 0 <text:s/>1 1 1 1 1 0 0 0 0 0 <text:s/>1 1 1 1 1 0 0 0 0 0 <text:s/>1 1 1 1 0 0 0 0 0 0 <text:s/>1 1 1 1 0 0 0 0 0 0 <text:s/>1 1 1 0 0 0 0 0 0 0 <text:s/>1 1 0 0 0 0 0 0 0 0 <text:s/>1 0 0 0 0 0 0 0 0 0 <text:s/>0 0 0 0 0 0 0 0 0 0 0 0 0 0 0 0 0 0 0 0 <text:s/>0 0 0 0 0 0 0 0 0 0 <text:s/>0 0 0 0 0 0 0 0 0 0 <text:s/>0 0 0 0 0 0 0 1 1 1 <text:s/>0 0 0 0 0 0 1 1 1 1 <text:s/>0 0 0 0 0 1 1 1 1 1 <text:s/>0 0 0 0 0 1 1 1 1 1 <text:s/>0 0 0 0 0 1 1 1 1 1 <text:s/>0 0 0 0 1 1 1 1 1 1 <text:s/>0 0 0 0 0 1 1 1 1 1</text:p>
          </table:table-cell>
          <table:table-cell office:value-type="string" table:style-name="ce1">
            <text:p>0 0 0 0 0 0 0 0 0 2 0 0 2 0 0 0 0 0 0 0 0 0 0 0 0 0 0 0 0 0 0 0 0 0 0 0 <text:s/>0 0 0 0 0 0 0 0 0 0 0 0 2 0 0 0 0 0 0 0 0 0 0 0 0 0 0 0 0 0 0 0 0 0 0 0 <text:s/>0 0 0 0 0 0 0 0 0 0 0 0 0 0 0 0 0 0 0 0 0 0 0 0 0 0 0 0</text:p>
          </table:table-cell>
          <table:table-cell office:value-type="string" table:style-name="ce1">
            <text:p>1 1 1 1 1 0 0 0 0 0 1 1 1 1 1 0 0 0 0 0 1 1 1 1 1 0 0 0 0 0 1 1 1 1 1 0 <text:s/>0 2 2 2 1 1 1 1 0 0 2 2 2 2 1 1 1 1 0 2 2 2 2 2 1 1 1 0 0 2 2 2 2 2 1 1 <text:s/>0 0 0 2 2 2 2 2 1 0 0 0 2 2 2 2 2 2 0 0 0 0 0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2463866700" table:style-name="ce1">
            <text:p>24638667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0 0 0 <text:s/>1 1 1 1 1 1 1 0 0 0 <text:s/>1 1 1 1 1 1 1 0 0 0 <text:s/>1 0 1 1 1 1 1 0 0 0 <text:s/>0 0 0 0 1 1 1 0 0 0 <text:s/>0 0 0 0 0 1 1 0 0 0 <text:s/>0 0 0 0 0 0 1 0 0 0 <text:s/>0 0 0 0 0 0 0 0 0 0 <text:s/>0 0 0 0 0 0 0 0 0 0 <text:s/>0 0 0 0 0 0 0 0 0 0 0 0 0 0 0 0 0 1 1 1 <text:s/>0 0 0 0 0 0 0 1 1 1 <text:s/>0 0 0 0 0 0 0 1 1 1 <text:s/>0 0 0 0 0 0 0 1 1 1 <text:s/>0 0 0 0 0 0 0 1 1 1 <text:s/>0 0 0 0 0 0 0 1 1 1 <text:s/>0 0 0 0 0 0 0 1 1 1 <text:s/>0 0 0 0 0 0 1 1 1 1 <text:s/>0 0 0 0 0 0 1 1 1 1 <text:s/>0 0 0 0 0 0 1 1 1 1 0 0 0 0 0 0 0 0 0 0 <text:s/>0 0 0 0 0 0 0 0 0 0 <text:s/>0 0 0 0 0 0 0 0 0 0 <text:s/>0 1 0 0 0 0 0 0 0 0 <text:s/>1 1 1 1 0 0 0 0 0 0 <text:s/>1 1 1 1 1 0 0 0 0 0 <text:s/>1 1 1 1 1 1 0 0 0 0 <text:s/>1 1 1 1 1 1 0 0 0 0 <text:s/>1 1 1 1 1 1 0 0 0 0 <text:s/>1 1 1 1 1 1 0 0 0 0</text:p>
          </table:table-cell>
          <table:table-cell office:value-type="string" table:style-name="ce1">
            <text:p>0 0 0 0 2 0 0 0 0 2 0 0 0 0 0 0 0 0 0 0 0 0 0 0 0 0 0 0 0 0 0 0 0 0 0 0 <text:s/>0 0 0 0 0 0 0 0 0 0 0 0 0 0 0 0 2 0 0 0 0 0 0 0 0 0 0 0 0 0 0 0 0 0 0 0 <text:s/>0 0 0 0 0 0 0 0 0 0 0 0 0 0 0 0 0 0 0 0 0 0 0 0 0 0 0 0</text:p>
          </table:table-cell>
          <table:table-cell office:value-type="string" table:style-name="ce1">
            <text:p>0 0 0 0 0 0 0 1 1 1 0 0 0 0 0 0 0 1 1 1 0 0 0 0 0 0 0 1 1 1 0 2 0 0 0 0 <text:s/>0 1 1 1 2 2 2 2 0 0 0 1 1 1 2 2 2 2 2 0 0 1 1 1 2 2 2 2 2 2 0 1 1 1 2 2 <text:s/>2 2 2 2 1 1 1 1 2 2 2 2 2 2 1 1 1 1 2 2 2 2 2 2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2574996400" table:style-name="ce1">
            <text:p>25749964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1 1 1 1 1 1 1 <text:s/>0 0 1 1 1 1 1 1 1 1 <text:s/>0 0 0 0 1 1 1 1 1 1 <text:s/>0 0 0 0 0 0 0 0 0 0 <text:s/>0 0 0 0 0 0 0 0 0 0 <text:s/>0 0 0 0 0 0 0 0 0 0 <text:s/>0 0 0 0 0 0 0 0 0 0 <text:s/>0 0 0 0 0 0 0 0 0 0 <text:s/>0 0 0 0 0 0 0 0 0 0 0 0 0 0 0 0 0 0 0 0 <text:s/>0 0 0 0 0 0 0 0 0 0 <text:s/>0 0 0 0 0 0 0 0 0 0 <text:s/>0 0 0 0 0 0 0 0 0 0 <text:s/>1 1 1 0 0 0 0 0 0 0 <text:s/>1 1 1 1 1 0 0 0 0 0 <text:s/>1 1 1 1 1 1 0 0 0 0 <text:s/>1 1 1 1 1 1 1 0 0 0 <text:s/>1 1 1 1 1 1 0 0 0 0 <text:s/>1 1 1 1 1 1 0 0 0 0 0 0 0 0 0 0 0 0 0 0 <text:s/>0 0 0 0 0 0 0 0 0 0 <text:s/>1 1 0 0 0 0 0 0 0 0 <text:s/>1 1 1 1 0 0 0 0 0 0 <text:s/>0 0 0 1 1 1 1 1 1 1 <text:s/>0 0 0 0 0 1 1 1 1 1 <text:s/>0 0 0 0 0 0 1 1 1 1 <text:s/>0 0 0 0 0 0 0 1 1 1 <text:s/>0 0 0 0 0 0 1 1 1 1 <text:s/>0 0 0 0 0 0 1 1 1 1</text:p>
          </table:table-cell>
          <table:table-cell office:value-type="string" table:style-name="ce1">
            <text:p>0 0 0 0 0 0 0 0 0 0 0 0 0 0 0 0 0 2 0 0 0 0 0 0 0 0 0 0 0 0 0 0 0 0 0 0 <text:s/>0 0 0 0 0 0 0 0 0 0 0 0 0 0 0 0 0 0 0 0 0 0 0 0 0 0 0 0 0 0 0 0 0 0 0 0 <text:s/>0 0 0 0 0 0 0 0 0 0 0 0 0 2 0 0 0 0 0 0 0 0 0 0 0 2 0 0</text:p>
          </table:table-cell>
          <table:table-cell office:value-type="string" table:style-name="ce1">
            <text:p>0 0 0 0 0 0 0 0 0 0 0 0 0 0 0 0 0 0 0 0 2 2 0 0 0 0 0 0 0 0 2 2 2 2 0 0 <text:s/>0 0 0 0 1 1 1 2 2 2 2 2 2 2 1 1 1 1 1 2 2 2 2 2 1 1 1 1 1 1 2 2 2 2 1 1 <text:s/>1 1 1 1 1 2 2 2 1 1 1 1 1 1 2 2 2 2 1 1 1 1 1 1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2526876200" table:style-name="ce1">
            <text:p>25268762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0 <text:s/>1 1 1 1 1 1 1 1 0 0 <text:s/>1 1 1 1 1 1 1 0 0 0 <text:s/>1 1 1 1 1 1 1 0 0 0 <text:s/>1 0 0 1 0 0 0 0 0 0 <text:s/>0 0 0 0 0 0 0 0 0 0 <text:s/>0 0 0 0 0 0 0 0 0 0 <text:s/>0 0 0 0 0 0 0 0 0 0 <text:s/>0 0 0 0 0 0 0 0 0 0 <text:s/>0 0 0 0 0 0 0 0 0 0 0 0 0 0 0 0 0 0 0 0 <text:s/>0 0 0 0 0 0 0 0 0 0 <text:s/>0 0 0 0 0 0 0 0 0 0 <text:s/>0 0 0 0 0 0 0 0 0 0 <text:s/>0 1 1 0 1 1 0 0 0 0 <text:s/>1 1 1 1 1 1 0 0 0 0 <text:s/>1 1 1 1 1 1 0 0 0 0 <text:s/>1 1 1 1 1 1 0 0 0 0 <text:s/>1 1 1 1 1 1 0 0 0 0 <text:s/>1 1 1 1 1 0 0 0 0 0 0 0 0 0 0 0 0 0 0 1 <text:s/>0 0 0 0 0 0 0 0 1 1 <text:s/>0 0 0 0 0 0 0 1 1 1 <text:s/>0 0 0 0 0 0 0 1 1 1 <text:s/>0 0 0 0 0 0 1 1 1 1 <text:s/>0 0 0 0 0 0 1 1 1 1 <text:s/>0 0 0 0 0 0 1 1 1 1 <text:s/>0 0 0 0 0 0 1 1 1 1 <text:s/>0 0 0 0 0 0 1 1 1 1 <text:s/>0 0 0 0 0 1 1 1 1 1</text:p>
          </table:table-cell>
          <table:table-cell office:value-type="string" table:style-name="ce1">
            <text:p>0 0 0 0 0 0 0 0 0 0 0 0 0 0 0 0 0 0 0 0 0 0 0 0 0 0 0 0 0 0 0 0 2 0 0 0 <text:s/>0 0 0 0 0 0 0 0 0 0 0 0 0 0 0 0 2 0 0 0 0 0 0 0 0 0 0 0 0 0 0 0 2 0 0 0 <text:s/>0 0 0 0 0 0 0 0 0 0 0 0 0 0 0 0 0 0 0 0 0 0 0 0 0 0 0 0</text:p>
          </table:table-cell>
          <table:table-cell office:value-type="string" table:style-name="ce1">
            <text:p>0 0 0 0 0 0 0 0 0 2 0 0 0 0 0 0 0 0 2 2 0 0 0 0 0 0 0 2 2 2 0 0 0 0 0 0 <text:s/>0 2 2 2 0 1 1 0 1 1 2 2 2 2 1 1 1 1 1 1 2 2 2 2 1 1 1 1 1 1 2 2 2 2 1 1 <text:s/>1 1 1 1 2 2 2 2 1 1 1 1 1 1 2 2 2 2 1 1 1 1 1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2561036300" table:style-name="ce1">
            <text:p>25610363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1 1 1 1 1 1 1 <text:s/>0 0 0 0 1 1 1 1 1 1 <text:s/>0 0 0 0 1 1 1 1 1 1 <text:s/>0 0 0 0 1 1 1 1 1 1 <text:s/>0 0 0 0 0 1 1 1 1 1 <text:s/>0 0 0 0 0 0 0 1 1 1 <text:s/>0 0 0 0 0 0 0 0 0 0 <text:s/>0 0 0 0 0 0 0 0 0 0 <text:s/>0 0 0 0 0 0 0 0 0 0 <text:s/>0 0 0 0 0 0 0 0 0 0 1 1 1 0 0 0 0 0 0 0 <text:s/>1 1 1 1 0 0 0 0 0 0 <text:s/>1 1 1 1 0 0 0 0 0 0 <text:s/>1 1 1 1 0 0 0 0 0 0 <text:s/>1 1 1 1 1 0 0 0 0 0 <text:s/>1 1 1 1 0 0 0 0 0 0 <text:s/>1 1 1 1 0 0 0 0 0 0 <text:s/>1 1 1 0 0 0 0 0 0 0 <text:s/>1 1 0 0 0 0 0 0 0 0 <text:s/>1 0 0 0 0 0 0 0 0 0 0 0 0 0 0 0 0 0 0 0 <text:s/>0 0 0 0 0 0 0 0 0 0 <text:s/>0 0 0 0 0 0 0 0 0 0 <text:s/>0 0 0 0 0 0 0 0 0 0 <text:s/>0 0 0 0 0 0 0 0 0 0 <text:s/>0 0 0 0 1 1 1 0 0 0 <text:s/>0 0 0 0 1 1 1 1 1 1 <text:s/>0 0 0 1 1 1 1 1 1 1 <text:s/>0 0 1 1 1 1 1 1 1 1 <text:s/>0 1 1 1 1 1 1 1 1 1</text:p>
          </table:table-cell>
          <table:table-cell office:value-type="string" table:style-name="ce1">
            <text:p>0 0 0 0 0 0 0 0 0 0 0 0 0 0 0 0 0 0 0 0 0 0 0 0 0 0 0 0 0 0 0 0 0 0 0 0 <text:s/>0 2 0 0 0 0 0 0 0 0 0 0 0 0 0 2 0 0 0 0 0 0 0 0 0 0 0 0 0 0 0 0 0 0 0 0 <text:s/>0 0 0 0 0 0 0 0 0 0 0 0 0 0 2 0 0 0 0 0 0 0 0 0 0 0 0 0</text:p>
          </table:table-cell>
          <table:table-cell office:value-type="string" table:style-name="ce1">
            <text:p>1 1 1 0 0 0 0 0 0 0 1 1 1 1 0 0 0 0 0 0 1 1 1 1 0 0 0 0 0 0 1 1 1 1 0 0 <text:s/>0 0 0 0 1 1 1 1 1 0 0 0 0 0 1 1 1 1 2 2 2 0 0 0 1 1 1 1 2 2 2 2 2 2 1 1 <text:s/>1 2 2 2 2 2 2 2 1 1 2 2 2 2 2 2 2 2 1 2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420245500" table:style-name="ce1">
            <text:p>24202455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1 0 0 0 0 0 <text:s/>0 0 0 1 1 1 0 0 0 0 <text:s/>0 0 0 1 1 1 1 0 0 0 <text:s/>0 0 0 1 1 1 1 0 0 0 <text:s/>0 0 0 1 1 1 1 0 0 0 <text:s/>0 0 0 1 1 1 1 0 0 0 <text:s/>0 0 0 1 1 1 1 0 0 0 <text:s/>0 0 0 1 1 1 1 0 0 0 <text:s/>0 0 0 0 1 1 1 0 0 0 <text:s/>0 0 0 0 1 1 1 0 0 0 0 0 0 0 0 1 1 1 1 1 <text:s/>0 0 0 0 0 0 1 1 1 1 <text:s/>0 0 0 0 0 0 0 1 1 1 <text:s/>0 0 0 0 0 0 0 1 1 1 <text:s/>0 0 0 0 0 0 0 1 1 1 <text:s/>0 0 0 0 0 0 0 1 1 1 <text:s/>0 0 0 0 0 0 0 1 1 1 <text:s/>0 0 0 0 0 0 0 1 1 1 <text:s/>0 0 0 0 0 0 0 1 1 1 <text:s/>0 0 0 0 0 0 0 1 1 1 1 1 1 1 0 0 0 0 0 0 <text:s/>1 1 1 0 0 0 0 0 0 0 <text:s/>1 1 1 0 0 0 0 0 0 0 <text:s/>1 1 1 0 0 0 0 0 0 0 <text:s/>1 1 1 0 0 0 0 0 0 0 <text:s/>1 1 1 0 0 0 0 0 0 0 <text:s/>1 1 1 0 0 0 0 0 0 0 <text:s/>1 1 1 0 0 0 0 0 0 0 <text:s/>1 1 1 1 0 0 0 0 0 0 <text:s/>1 1 1 1 0 0 0 0 0 0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0 <text:s/>0 0 0 2 0 0 0 0 0 0 0 0 0 0 0 0 0 2 0 2 0 0 0 0 0 0 0 0</text:p>
          </table:table-cell>
          <table:table-cell office:value-type="string" table:style-name="ce1">
            <text:p>2 2 2 2 0 1 1 1 1 1 2 2 2 0 0 0 1 1 1 1 2 2 2 0 0 0 0 1 1 1 2 2 2 0 0 0 <text:s/>0 1 1 1 2 2 2 0 0 0 0 1 1 1 2 2 2 0 0 0 0 1 1 1 2 2 2 0 0 0 0 1 1 1 2 2 <text:s/>2 0 0 0 0 1 1 1 2 2 2 2 0 0 0 1 1 1 2 2 2 2 0 0 0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623165100" table:style-name="ce1">
            <text:p>26231651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1 1 1 1 1 1 1 <text:s/>1 1 1 1 1 1 1 1 1 0 <text:s/>1 1 0 0 0 1 0 0 0 0 <text:s/>1 0 0 0 0 0 0 0 0 0 <text:s/>0 0 0 0 0 0 0 0 0 0 <text:s/>0 0 0 0 0 0 0 0 0 0 <text:s/>0 0 0 0 0 0 0 0 0 0 <text:s/>0 0 0 0 0 0 0 0 0 0 <text:s/>0 0 0 0 0 0 0 0 0 0 0 0 0 0 0 0 0 0 0 0 <text:s/>0 0 0 0 0 0 0 0 0 0 <text:s/>0 0 0 0 0 0 0 0 0 1 <text:s/>0 0 0 0 0 0 1 1 1 1 <text:s/>0 0 0 0 0 0 1 1 1 1 <text:s/>0 0 0 0 0 0 1 1 1 1 <text:s/>0 0 0 0 0 0 1 1 1 1 <text:s/>0 0 0 0 0 0 1 1 1 1 <text:s/>0 0 0 0 0 1 1 1 1 1 <text:s/>0 0 0 1 1 1 1 1 1 1 0 0 0 0 0 0 0 0 0 0 <text:s/>0 0 0 0 0 0 0 0 0 0 <text:s/>0 0 0 0 0 0 0 0 0 0 <text:s/>0 0 1 1 1 0 0 0 0 0 <text:s/>0 1 1 1 1 1 0 0 0 0 <text:s/>1 1 1 1 1 1 0 0 0 0 <text:s/>1 1 1 1 1 1 0 0 0 0 <text:s/>1 1 1 1 1 1 0 0 0 0 <text:s/>1 1 1 1 1 0 0 0 0 0 <text:s/>1 1 1 0 0 0 0 0 0 0</text:p>
          </table:table-cell>
          <table:table-cell office:value-type="string" table:style-name="ce1">
            <text:p>0 0 0 0 0 0 0 0 0 0 0 0 0 0 0 0 0 0 2 0 0 0 0 0 0 0 0 0 0 0 0 0 0 0 0 0 <text:s/>0 0 0 2 0 0 0 0 0 0 0 0 0 0 0 0 0 0 2 0 0 0 0 0 0 0 0 0 0 0 0 0 0 0 0 0 <text:s/>0 0 0 0 0 0 0 0 0 0 0 0 0 0 0 0 0 0 0 0 0 0 0 0 0 0 0 0</text:p>
          </table:table-cell>
          <table:table-cell office:value-type="string" table:style-name="ce1">
            <text:p>0 0 0 0 0 0 0 0 0 0 0 0 0 0 0 0 0 0 0 0 0 0 0 0 0 0 0 0 0 1 0 0 2 2 2 0 <text:s/>1 1 1 1 0 2 2 2 2 2 1 1 1 1 2 2 2 2 2 2 1 1 1 1 2 2 2 2 2 2 1 1 1 1 2 2 <text:s/>2 2 2 2 1 1 1 1 2 2 2 2 2 1 1 1 1 1 2 2 2 1 1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7" table:style-name="ce1">
            <text:p>137</text:p>
          </table:table-cell>
          <table:table-cell office:value-type="float" office:value="2405248000" table:style-name="ce1">
            <text:p>24052480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0 0 1 1 1 1 1 1 1 0 <text:s/>0 0 1 1 1 1 1 1 1 0 <text:s/>0 0 0 1 1 1 1 1 1 0 <text:s/>0 0 0 0 1 1 1 0 0 0 <text:s/>0 0 0 0 0 0 0 0 0 0 <text:s/>0 0 0 0 0 0 0 0 0 0 <text:s/>0 0 0 0 0 0 0 0 0 0 <text:s/>0 0 0 0 0 0 0 0 0 0 <text:s/>0 0 0 0 0 0 0 0 0 0 0 0 0 0 0 0 0 0 0 0 <text:s/>1 1 0 0 0 0 0 0 0 0 <text:s/>1 1 0 0 0 0 0 0 0 0 <text:s/>1 1 1 0 0 0 0 0 0 0 <text:s/>1 1 1 1 0 0 0 0 0 0 <text:s/>1 1 1 1 1 0 0 0 0 0 <text:s/>1 1 1 1 1 0 0 0 0 0 <text:s/>1 1 1 1 1 0 0 0 0 0 <text:s/>1 1 1 1 0 0 0 0 0 0 <text:s/>1 1 1 0 0 0 0 0 0 0 0 0 0 0 0 0 0 0 0 0 <text:s/>0 0 0 0 0 0 0 0 0 1 <text:s/>0 0 0 0 0 0 0 0 0 1 <text:s/>0 0 0 0 0 0 0 0 0 1 <text:s/>0 0 0 0 0 0 0 1 1 1 <text:s/>0 0 0 0 0 1 1 1 1 1 <text:s/>0 0 0 0 0 1 1 1 1 1 <text:s/>0 0 0 0 0 1 1 1 1 1 <text:s/>0 0 0 0 1 1 1 1 1 1 <text:s/>0 0 0 1 1 1 1 1 1 1</text:p>
          </table:table-cell>
          <table:table-cell office:value-type="string" table:style-name="ce1">
            <text:p>0 0 0 0 0 0 0 0 0 0 0 0 0 0 0 0 0 0 0 0 0 0 0 0 0 0 2 0 0 0 0 0 0 0 0 0 <text:s/>0 0 0 0 0 0 0 0 0 0 0 0 0 0 0 0 0 0 0 0 0 0 0 0 0 0 2 0 0 0 0 0 0 0 0 0 <text:s/>0 0 0 0 0 0 0 0 0 0 0 0 0 0 0 0 0 2 0 0 0 0 0 0 0 0 0 0</text:p>
          </table:table-cell>
          <table:table-cell office:value-type="string" table:style-name="ce1">
            <text:p>0 0 0 0 0 0 0 0 0 0 1 1 0 0 0 0 0 0 0 2 1 1 0 0 0 0 0 0 0 2 1 1 1 0 0 0 <text:s/>0 0 0 2 1 1 1 1 0 0 0 2 2 2 1 1 1 1 1 2 2 2 2 2 1 1 1 1 1 2 2 2 2 2 1 1 <text:s/>1 1 1 2 2 2 2 2 1 1 1 1 2 2 2 2 2 2 1 1 1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3" table:style-name="ce1">
            <text:p>133</text:p>
          </table:table-cell>
          <table:table-cell office:value-type="float" office:value="2406472500" table:style-name="ce1">
            <text:p>24064725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0 0 0 0 0 0 <text:s/>0 0 0 1 1 1 1 1 0 0 <text:s/>0 0 1 1 1 1 1 1 0 0 <text:s/>0 1 1 1 1 1 1 1 0 0 <text:s/>0 1 1 1 1 1 1 0 0 0 <text:s/>0 1 1 1 1 1 1 0 0 0 <text:s/>0 0 1 1 1 0 0 0 0 0 <text:s/>0 0 0 0 0 0 0 0 0 0 <text:s/>0 0 0 0 0 0 0 0 0 0 <text:s/>0 0 0 0 0 0 0 0 0 0 1 1 1 1 1 1 1 0 0 0 <text:s/>1 1 1 0 0 0 0 0 0 0 <text:s/>1 1 0 0 0 0 0 0 0 0 <text:s/>1 0 0 0 0 0 0 0 0 0 <text:s/>1 0 0 0 0 0 0 1 0 0 <text:s/>1 0 0 0 0 0 0 1 0 0 <text:s/>1 1 0 0 0 1 1 1 0 0 <text:s/>1 1 1 1 1 1 1 1 0 0 <text:s/>0 0 0 0 1 1 1 0 0 0 <text:s/>0 0 0 0 0 0 0 0 0 0 0 0 0 0 0 0 0 1 1 1 <text:s/>0 0 0 0 0 0 0 0 1 1 <text:s/>0 0 0 0 0 0 0 0 1 1 <text:s/>0 0 0 0 0 0 0 0 1 1 <text:s/>0 0 0 0 0 0 0 0 1 1 <text:s/>0 0 0 0 0 0 0 0 1 1 <text:s/>0 0 0 0 0 0 0 0 1 1 <text:s/>0 0 0 0 0 0 0 0 1 1 <text:s/>1 1 1 1 0 0 0 1 1 1 <text:s/>1 1 1 1 1 1 1 1 1 1</text:p>
          </table:table-cell>
          <table:table-cell office:value-type="string" table:style-name="ce1">
            <text:p>0 0 0 0 0 0 0 0 0 0 0 0 0 0 0 0 0 0 0 0 0 0 0 0 0 0 0 0 0 0 0 0 0 0 0 0 <text:s/>0 0 0 0 0 0 0 0 0 0 0 0 0 0 0 0 2 0 0 0 0 0 0 0 0 0 0 0 0 0 0 0 0 0 2 0 <text:s/>0 0 0 0 0 0 0 0 2 0 0 0 0 0 0 0 0 0 0 0 0 0 0 0 0 0 0 0</text:p>
          </table:table-cell>
          <table:table-cell office:value-type="string" table:style-name="ce1">
            <text:p>1 1 1 1 1 1 1 2 2 2 1 1 1 0 0 0 0 0 2 2 1 1 0 0 0 0 0 0 2 2 1 0 0 0 0 0 <text:s/>0 0 2 2 1 0 0 0 0 0 0 1 2 2 1 0 0 0 0 0 0 1 2 2 1 1 0 0 0 1 1 1 2 2 1 1 <text:s/>1 1 1 1 1 1 2 2 2 2 2 2 1 1 1 2 2 2 2 2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2527431400" table:style-name="ce1">
            <text:p>25274314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1 1 1 1 1 1 1 <text:s/>0 0 0 0 1 1 1 1 1 1 <text:s/>0 0 0 0 0 1 1 1 1 1 <text:s/>0 0 0 0 0 0 1 1 1 1 <text:s/>0 0 0 0 0 0 0 1 1 1 <text:s/>0 0 0 0 0 0 0 1 1 1 <text:s/>0 0 0 0 0 0 0 0 1 1 <text:s/>0 0 0 0 0 0 0 0 0 1 <text:s/>0 0 0 0 0 0 0 0 0 1 <text:s/>0 0 0 0 0 0 0 0 0 1 1 1 1 0 0 0 0 0 0 0 <text:s/>1 1 1 1 0 0 0 0 0 0 <text:s/>1 1 1 1 1 0 0 0 0 0 <text:s/>1 1 1 1 1 1 0 0 0 0 <text:s/>1 1 1 1 1 1 1 0 0 0 <text:s/>1 1 1 1 0 0 1 0 0 0 <text:s/>1 1 0 0 0 0 0 0 0 0 <text:s/>1 0 0 0 0 0 0 0 0 0 <text:s/>1 0 0 0 0 0 0 0 0 0 <text:s/>0 0 0 0 0 0 0 0 0 0 0 0 0 0 0 0 0 0 0 0 <text:s/>0 0 0 0 0 0 0 0 0 0 <text:s/>0 0 0 0 0 0 0 0 0 0 <text:s/>0 0 0 0 0 0 0 0 0 0 <text:s/>0 0 0 0 0 0 0 0 0 0 <text:s/>0 0 0 0 1 1 0 0 0 0 <text:s/>0 0 1 1 1 1 1 1 0 0 <text:s/>0 1 1 1 1 1 1 1 1 0 <text:s/>0 1 1 1 1 1 1 1 1 0 <text:s/>1 1 1 1 1 1 1 1 1 0</text:p>
          </table:table-cell>
          <table:table-cell office:value-type="string" table:style-name="ce1">
            <text:p>0 0 0 0 2 0 0 0 0 0 0 0 0 2 0 0 0 0 0 0 0 0 0 0 0 0 0 0 0 0 0 0 0 0 0 0 <text:s/>0 0 0 0 0 0 0 0 0 0 0 0 0 0 0 0 0 0 0 0 0 0 0 0 0 0 0 0 0 0 0 0 0 0 0 0 <text:s/>0 0 2 0 0 0 0 0 0 0 0 0 0 0 0 0 0 0 0 0 0 0 0 0 0 0 0 0</text:p>
          </table:table-cell>
          <table:table-cell office:value-type="string" table:style-name="ce1">
            <text:p>1 1 1 0 0 0 0 0 0 0 1 1 1 1 0 0 0 0 0 0 1 1 1 1 1 0 0 0 0 0 1 1 1 1 1 1 <text:s/>0 0 0 0 1 1 1 1 1 1 1 0 0 0 1 1 1 1 2 2 1 0 0 0 1 1 2 2 2 2 2 2 0 0 1 2 <text:s/>2 2 2 2 2 2 2 0 1 2 2 2 2 2 2 2 2 0 2 2 2 2 2 2 2 2 2 0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423313600" table:style-name="ce1">
            <text:p>24233136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1 1 1 1 1 1 <text:s/>0 0 0 0 0 1 1 1 1 1 <text:s/>0 0 0 0 0 1 1 1 1 1 <text:s/>0 0 0 0 0 0 1 1 1 1 <text:s/>0 0 0 0 0 0 0 1 1 1 <text:s/>0 0 0 0 0 0 0 0 1 1 <text:s/>0 0 0 0 0 0 0 0 1 1 <text:s/>0 0 0 0 0 0 0 0 1 1 <text:s/>0 0 0 0 0 0 0 0 1 1 <text:s/>0 0 0 0 0 0 0 0 1 1 1 1 1 1 0 0 0 0 0 0 <text:s/>1 1 1 1 1 0 0 0 0 0 <text:s/>1 1 1 1 1 0 0 0 0 0 <text:s/>1 1 1 1 0 0 0 0 0 0 <text:s/>1 1 1 1 0 0 0 0 0 0 <text:s/>1 1 1 0 0 0 0 0 0 0 <text:s/>1 1 1 0 0 0 0 0 0 0 <text:s/>1 1 0 0 0 0 0 0 0 0 <text:s/>1 1 0 0 0 0 0 0 0 0 <text:s/>1 1 0 0 0 0 0 0 0 0 0 0 0 0 0 0 0 0 0 0 <text:s/>0 0 0 0 0 0 0 0 0 0 <text:s/>0 0 0 0 0 0 0 0 0 0 <text:s/>0 0 0 0 1 1 0 0 0 0 <text:s/>0 0 0 0 1 1 1 0 0 0 <text:s/>0 0 0 1 1 1 1 1 0 0 <text:s/>0 0 0 1 1 1 1 1 0 0 <text:s/>0 0 1 1 1 1 1 1 0 0 <text:s/>0 0 1 1 1 1 1 1 0 0 <text:s/>0 0 1 1 1 1 1 1 0 0</text:p>
          </table:table-cell>
          <table:table-cell office:value-type="string" table:style-name="ce1">
            <text:p>0 0 0 0 0 0 0 0 0 2 0 0 0 0 0 0 0 0 0 0 0 2 0 0 0 0 0 0 0 0 0 0 0 0 0 0 <text:s/>0 0 0 0 0 0 0 0 0 0 0 0 0 0 0 0 0 0 0 2 0 0 0 0 0 0 0 0 0 0 0 0 0 0 0 0 <text:s/>0 0 0 0 0 0 0 0 0 0 0 0 0 0 0 0 0 0 0 0 0 0 0 0 0 0 0 0</text:p>
          </table:table-cell>
          <table:table-cell office:value-type="string" table:style-name="ce1">
            <text:p>1 1 1 1 0 0 0 0 0 0 1 1 1 1 1 0 0 0 0 0 1 1 1 1 1 0 0 0 0 0 1 1 1 1 2 2 <text:s/>0 0 0 0 1 1 1 1 2 2 2 0 0 0 1 1 1 2 2 2 2 2 0 0 1 1 1 2 2 2 2 2 0 0 1 1 <text:s/>2 2 2 2 2 2 0 0 1 1 2 2 2 2 2 2 0 0 1 1 2 2 2 2 2 2 0 0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2554708400" table:style-name="ce1">
            <text:p>25547084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1 1 1 1 1 1 1 <text:s/>0 1 1 1 1 1 1 1 1 1 <text:s/>0 0 0 0 0 0 1 1 1 1 <text:s/>0 0 0 0 0 0 0 0 0 0 <text:s/>0 0 0 0 0 0 0 0 0 0 <text:s/>0 0 0 0 0 0 0 0 0 0 <text:s/>0 0 0 0 0 0 0 0 0 0 <text:s/>0 0 0 0 0 0 0 0 0 0 <text:s/>0 0 0 0 0 0 0 0 0 0 0 0 0 0 0 0 0 0 0 0 <text:s/>0 0 0 0 0 0 0 0 0 0 <text:s/>0 0 0 0 0 0 0 0 0 0 <text:s/>0 0 0 1 1 1 0 0 0 0 <text:s/>0 0 0 1 1 1 1 1 1 1 <text:s/>0 0 0 0 1 1 1 1 1 1 <text:s/>0 0 0 0 0 1 1 1 1 1 <text:s/>0 0 0 0 0 1 1 1 1 1 <text:s/>0 0 0 0 0 0 1 1 1 1 <text:s/>0 0 0 0 0 0 0 1 1 1 0 0 0 0 0 0 0 0 0 0 <text:s/>0 0 0 0 0 0 0 0 0 0 <text:s/>1 0 0 0 0 0 0 0 0 0 <text:s/>1 1 1 0 0 0 0 0 0 0 <text:s/>1 1 1 0 0 0 0 0 0 0 <text:s/>1 1 1 1 0 0 0 0 0 0 <text:s/>1 1 1 1 1 0 0 0 0 0 <text:s/>1 1 1 1 1 0 0 0 0 0 <text:s/>1 1 1 1 1 1 0 0 0 0 <text:s/>1 1 1 1 1 1 1 0 0 0</text:p>
          </table:table-cell>
          <table:table-cell office:value-type="string" table:style-name="ce1">
            <text:p>0 0 0 0 0 0 0 0 2 0 0 0 0 0 0 0 0 0 0 0 0 0 0 0 0 0 0 0 0 0 0 0 0 0 0 0 <text:s/>0 0 0 0 0 0 0 0 0 0 0 0 0 0 0 0 0 0 0 0 0 0 0 0 0 0 0 0 0 0 0 2 0 0 0 0 <text:s/>0 0 0 0 0 0 0 0 0 0 0 0 0 0 0 0 0 0 0 0 0 2 0 0 0 0 0 0</text:p>
          </table:table-cell>
          <table:table-cell office:value-type="string" table:style-name="ce1">
            <text:p>0 0 0 0 0 0 0 0 0 0 0 0 0 0 0 0 0 0 0 0 2 0 0 0 0 0 0 0 0 0 2 2 2 1 1 1 <text:s/>0 0 0 0 2 2 2 1 1 1 1 1 1 1 2 2 2 2 1 1 1 1 1 1 2 2 2 2 2 1 1 1 1 1 2 2 <text:s/>2 2 2 1 1 1 1 1 2 2 2 2 2 2 1 1 1 1 2 2 2 2 2 2 2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2713000100" table:style-name="ce1">
            <text:p>27130001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1 1 1 1 1 1 1 1 1 <text:s/>0 0 1 1 1 1 1 1 1 1 <text:s/>0 0 0 1 1 1 1 1 1 1 <text:s/>0 0 0 0 1 1 1 1 1 1 <text:s/>0 0 0 0 0 0 1 1 1 1 <text:s/>0 0 0 0 0 0 0 0 0 0 <text:s/>0 0 0 0 0 0 0 0 0 0 <text:s/>0 0 0 0 0 0 0 0 0 0 <text:s/>0 0 0 0 0 0 0 0 0 0 <text:s/>0 0 0 0 0 0 0 0 0 0 1 0 0 0 0 0 0 0 0 0 <text:s/>1 1 0 0 0 0 0 0 0 0 <text:s/>1 1 1 0 0 0 0 0 0 0 <text:s/>1 1 1 0 0 0 0 0 0 0 <text:s/>1 1 1 0 0 0 0 0 0 0 <text:s/>1 1 1 1 0 0 0 0 0 0 <text:s/>1 1 1 1 0 0 0 0 0 0 <text:s/>1 1 1 1 1 0 0 0 0 0 <text:s/>1 1 1 1 0 0 0 0 0 0 <text:s/>1 1 1 1 0 0 0 0 0 0 0 0 0 0 0 0 0 0 0 0 <text:s/>0 0 0 0 0 0 0 0 0 0 <text:s/>0 0 0 0 0 0 0 0 0 0 <text:s/>0 0 0 1 0 0 0 0 0 0 <text:s/>0 0 0 1 1 1 0 0 0 0 <text:s/>0 0 0 0 1 1 1 1 1 1 <text:s/>0 0 0 0 1 1 1 1 1 1 <text:s/>0 0 0 0 0 1 1 1 1 1 <text:s/>0 0 0 0 1 1 1 1 1 1 <text:s/>0 0 0 0 1 1 1 1 1 1</text:p>
          </table:table-cell>
          <table:table-cell office:value-type="string" table:style-name="ce1">
            <text:p>0 0 0 0 0 0 0 0 0 0 0 0 0 0 0 0 0 0 0 0 0 0 0 0 0 0 0 2 0 0 0 0 0 0 0 0 <text:s/>0 0 0 0 0 0 0 0 0 0 0 0 0 0 0 0 0 0 0 0 0 0 0 0 0 0 0 0 0 0 0 0 0 0 0 0 <text:s/>0 0 0 0 0 0 0 0 0 0 0 2 0 0 0 0 0 0 0 0 0 0 0 2 0 0 0 0</text:p>
          </table:table-cell>
          <table:table-cell office:value-type="string" table:style-name="ce1">
            <text:p>1 0 0 0 0 0 0 0 0 0 1 1 0 0 0 0 0 0 0 0 1 1 1 0 0 0 0 0 0 0 1 1 1 2 0 0 <text:s/>0 0 0 0 1 1 1 2 2 2 0 0 0 0 1 1 1 1 2 2 2 2 2 2 1 1 1 1 2 2 2 2 2 2 1 1 <text:s/>1 1 1 2 2 2 2 2 1 1 1 1 2 2 2 2 2 2 1 1 1 1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2521335900" table:style-name="ce1">
            <text:p>25213359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1 1 1 1 1 1 1 1 <text:s/>0 0 0 0 1 1 1 1 1 1 <text:s/>0 0 0 0 1 1 1 1 1 1 <text:s/>0 0 0 0 0 1 1 1 1 1 <text:s/>0 0 0 0 0 0 1 1 1 1 <text:s/>0 0 0 0 0 0 0 1 1 1 <text:s/>0 0 0 0 0 0 0 0 0 1 <text:s/>0 0 0 0 0 0 0 0 0 0 <text:s/>0 0 0 0 0 0 0 0 0 0 <text:s/>0 0 0 0 0 0 0 0 0 0 1 1 0 0 0 0 0 0 0 0 <text:s/>1 1 1 1 0 0 0 0 0 0 <text:s/>1 1 1 1 0 0 0 0 0 0 <text:s/>1 1 1 1 1 0 0 0 0 0 <text:s/>1 1 1 1 1 1 0 0 0 0 <text:s/>1 1 1 1 1 1 0 0 0 0 <text:s/>1 1 1 1 0 0 0 0 0 0 <text:s/>1 1 0 0 0 0 0 0 0 0 <text:s/>0 0 0 0 0 0 0 0 0 0 <text:s/>0 0 0 0 0 0 0 0 0 0 0 0 0 0 0 0 0 0 0 0 <text:s/>0 0 0 0 0 0 0 0 0 0 <text:s/>0 0 0 0 0 0 0 0 0 0 <text:s/>0 0 0 0 0 0 0 0 0 0 <text:s/>0 0 0 0 0 0 0 0 0 0 <text:s/>0 0 0 0 0 0 1 0 0 0 <text:s/>0 0 0 0 1 1 1 1 1 0 <text:s/>0 0 1 1 1 1 1 1 1 1 <text:s/>1 1 1 1 1 1 1 1 1 1 <text:s/>1 1 1 1 1 1 1 1 1 1</text:p>
          </table:table-cell>
          <table:table-cell office:value-type="string" table:style-name="ce1">
            <text:p>0 0 0 0 0 0 0 2 0 0 0 0 0 0 0 0 0 0 0 0 0 0 0 0 0 0 0 0 0 0 0 0 0 0 0 0 <text:s/>0 0 0 0 0 0 2 0 0 0 0 0 0 0 0 0 0 0 0 0 0 0 0 0 0 0 0 0 0 0 0 0 0 0 0 0 <text:s/>0 0 0 0 0 0 0 0 0 0 0 0 2 0 0 0 0 0 0 0 0 0 0 0 0 0 0 0</text:p>
          </table:table-cell>
          <table:table-cell office:value-type="string" table:style-name="ce1">
            <text:p>1 1 0 0 0 0 0 0 0 0 1 1 1 1 0 0 0 0 0 0 1 1 1 1 0 0 0 0 0 0 1 1 1 1 1 0 <text:s/>0 0 0 0 1 1 1 1 1 1 0 0 0 0 1 1 1 1 1 1 2 0 0 0 1 1 1 1 2 2 2 2 2 0 1 1 <text:s/>2 2 2 2 2 2 2 2 2 2 2 2 2 2 2 2 2 2 2 2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2431790800" table:style-name="ce1">
            <text:p>24317908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1 1 1 1 1 1 <text:s/>0 0 0 0 1 1 1 1 1 1 <text:s/>0 0 0 0 0 1 1 1 1 1 <text:s/>0 0 0 0 0 1 1 1 1 1 <text:s/>0 0 0 0 0 1 1 1 1 1 <text:s/>0 0 0 0 0 0 1 1 1 1 <text:s/>0 0 0 0 0 0 0 0 1 1 <text:s/>0 0 0 0 0 0 0 0 0 1 <text:s/>0 0 0 0 0 0 0 0 0 0 <text:s/>0 0 0 0 0 0 0 0 0 0 1 1 1 1 0 0 0 0 0 0 <text:s/>1 1 1 1 0 0 0 0 0 0 <text:s/>1 1 1 1 1 0 0 0 0 0 <text:s/>1 1 1 1 1 0 0 0 0 0 <text:s/>1 1 1 1 0 0 0 0 0 0 <text:s/>1 1 1 0 0 0 0 0 0 0 <text:s/>1 1 0 0 0 0 0 0 0 0 <text:s/>1 1 0 0 0 0 0 0 0 0 <text:s/>1 1 0 0 0 0 0 0 0 0 <text:s/>1 1 0 0 0 0 0 0 0 0 0 0 0 0 0 0 0 0 0 0 <text:s/>0 0 0 0 0 0 0 0 0 0 <text:s/>0 0 0 0 0 0 0 0 0 0 <text:s/>0 0 0 0 0 0 0 0 0 0 <text:s/>0 0 0 0 1 0 0 0 0 0 <text:s/>0 0 0 1 1 1 0 0 0 0 <text:s/>0 0 1 1 1 1 1 1 0 0 <text:s/>0 0 1 1 1 1 1 1 1 0 <text:s/>0 0 1 1 1 1 1 1 1 1 <text:s/>0 0 1 1 1 1 1 1 1 1</text:p>
          </table:table-cell>
          <table:table-cell office:value-type="string" table:style-name="ce1">
            <text:p>0 0 0 0 0 0 0 0 0 0 0 0 0 0 0 0 0 0 0 0 0 0 0 0 0 0 0 0 0 0 0 0 0 0 0 0 <text:s/>0 0 2 0 0 0 0 0 0 0 0 0 0 0 0 0 0 0 0 0 0 0 0 0 0 0 0 0 0 0 0 0 0 0 0 0 <text:s/>0 0 0 0 0 0 0 0 2 0 0 2 0 0 0 0 0 0 0 0 0 0 0 0 0 0 0 0</text:p>
          </table:table-cell>
          <table:table-cell office:value-type="string" table:style-name="ce1">
            <text:p>1 1 1 1 0 0 0 0 0 0 1 1 1 1 0 0 0 0 0 0 1 1 1 1 1 0 0 0 0 0 1 1 1 1 1 0 <text:s/>0 0 0 0 1 1 1 1 2 0 0 0 0 0 1 1 1 2 2 2 0 0 0 0 1 1 2 2 2 2 2 2 0 0 1 1 <text:s/>2 2 2 2 2 2 2 0 1 1 2 2 2 2 2 2 2 2 1 1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664390800" table:style-name="ce1">
            <text:p>26643908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0 0 0 0 0 0 <text:s/>0 0 0 0 0 0 0 0 0 0 <text:s/>0 1 1 1 0 0 0 0 0 0 <text:s/>0 1 1 1 1 1 0 0 0 0 <text:s/>0 1 1 1 1 1 0 0 0 0 <text:s/>0 1 1 1 1 1 1 0 0 0 <text:s/>0 0 1 1 1 1 1 0 0 0 <text:s/>0 0 1 1 1 1 1 0 0 0 <text:s/>0 0 0 1 1 1 1 0 0 0 <text:s/>0 0 0 0 0 0 0 0 0 0 1 1 1 1 1 1 1 1 1 1 <text:s/>0 0 1 1 1 1 1 1 1 1 <text:s/>0 0 0 0 1 1 1 1 1 1 <text:s/>0 0 0 0 0 0 1 1 1 1 <text:s/>0 0 0 0 0 0 1 1 1 1 <text:s/>0 0 0 0 0 0 0 1 1 1 <text:s/>0 0 0 0 0 0 0 1 1 1 <text:s/>0 0 0 0 0 0 0 1 1 0 <text:s/>0 0 0 0 0 0 0 0 0 0 <text:s/>0 0 0 0 0 0 0 0 0 0 0 0 0 0 0 0 0 0 0 0 <text:s/>1 1 0 0 0 0 0 0 0 0 <text:s/>1 0 0 0 0 0 0 0 0 0 <text:s/>1 0 0 0 0 0 0 0 0 0 <text:s/>1 0 0 0 0 0 0 0 0 0 <text:s/>1 0 0 0 0 0 0 0 0 0 <text:s/>1 1 0 0 0 0 0 0 0 0 <text:s/>1 1 0 0 0 0 0 0 0 1 <text:s/>1 1 1 0 0 0 0 1 1 1 <text:s/>1 1 1 1 1 1 1 1 1 1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0 <text:s/>0 0 0 0 2 0 2 0 0 0 0 0 0 0 0 0 2 0 0 0 0 0 0 0 0 0 0 0</text:p>
          </table:table-cell>
          <table:table-cell office:value-type="string" table:style-name="ce1">
            <text:p>1 1 1 1 1 1 1 1 1 1 2 2 1 1 1 1 1 1 1 1 2 0 0 0 1 1 1 1 1 1 2 0 0 0 0 0 <text:s/>1 1 1 1 2 0 0 0 0 0 1 1 1 1 2 0 0 0 0 0 0 1 1 1 2 2 0 0 0 0 0 1 1 1 2 2 <text:s/>0 0 0 0 0 1 1 2 2 2 2 0 0 0 0 2 2 2 2 2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2407074600" table:style-name="ce1">
            <text:p>24070746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0 0 0 0 0 0 0 <text:s/>1 1 1 0 0 0 0 0 0 0 <text:s/>1 1 1 1 0 0 0 0 0 0 <text:s/>1 1 1 1 0 0 0 0 0 0 <text:s/>1 1 1 1 0 0 0 0 0 0 <text:s/>1 1 1 0 0 0 0 0 0 0 <text:s/>1 1 1 0 0 0 0 0 0 0 <text:s/>1 1 1 0 0 0 0 0 0 0 <text:s/>1 1 1 0 0 0 0 0 0 0 <text:s/>1 1 1 0 0 0 0 0 0 0 0 0 0 1 1 1 1 1 1 1 <text:s/>0 0 0 1 1 1 1 1 1 1 <text:s/>0 0 0 0 1 1 1 1 1 1 <text:s/>0 0 0 0 1 1 1 1 1 1 <text:s/>0 0 0 0 1 1 1 1 1 1 <text:s/>0 0 0 0 0 0 0 0 1 1 <text:s/>0 0 0 0 0 0 0 0 0 0 <text:s/>0 0 0 0 0 0 0 0 0 0 <text:s/>0 0 0 0 0 0 0 0 0 0 <text:s/>0 0 0 0 0 0 0 0 0 0 0 0 0 0 0 0 0 0 0 0 <text:s/>0 0 0 0 0 0 0 0 0 0 <text:s/>0 0 0 0 0 0 0 0 0 0 <text:s/>0 0 0 0 0 0 0 0 0 0 <text:s/>0 0 0 0 0 0 0 0 0 0 <text:s/>0 0 0 1 1 1 1 1 0 0 <text:s/>0 0 0 1 1 1 1 1 1 1 <text:s/>0 0 0 1 1 1 1 1 1 1 <text:s/>0 0 0 1 1 1 1 1 1 1 <text:s/>0 0 0 1 1 1 1 1 1 1</text:p>
          </table:table-cell>
          <table:table-cell office:value-type="string" table:style-name="ce1">
            <text:p>0 0 0 0 0 0 0 0 0 0 0 0 0 0 0 0 0 0 0 0 0 0 0 0 0 0 0 0 0 0 0 0 0 0 0 0 <text:s/>0 0 0 0 0 2 0 0 0 2 0 0 0 0 0 0 0 0 0 2 0 0 0 0 0 0 0 0 0 0 0 0 0 0 0 0 <text:s/>0 0 0 0 0 0 0 0 0 0 0 0 0 0 0 0 0 0 0 0 0 0 0 0 0 0 0 0</text:p>
          </table:table-cell>
          <table:table-cell office:value-type="string" table:style-name="ce1">
            <text:p>0 0 0 1 1 1 1 1 1 1 0 0 0 1 1 1 1 1 1 1 0 0 0 0 1 1 1 1 1 1 0 0 0 0 1 1 <text:s/>1 1 1 1 0 0 0 0 1 1 1 1 1 1 0 0 0 2 2 2 2 2 1 1 0 0 0 2 2 2 2 2 2 2 0 0 <text:s/>0 2 2 2 2 2 2 2 0 0 0 2 2 2 2 2 2 2 0 0 0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2621825700" table:style-name="ce1">
            <text:p>26218257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0 0 0 1 1 1 <text:s/>0 0 0 0 0 0 0 0 1 1 <text:s/>0 0 0 0 0 0 0 0 0 1 <text:s/>0 0 0 0 0 0 0 0 0 1 <text:s/>0 0 0 0 0 0 0 0 0 1 <text:s/>0 0 0 0 0 0 0 0 0 1 <text:s/>0 0 0 0 0 0 0 0 1 1 <text:s/>0 0 0 0 0 0 0 1 1 1 <text:s/>1 1 1 1 0 1 1 1 1 1 <text:s/>1 1 1 1 1 1 1 1 1 1 0 0 0 1 1 1 1 0 0 0 <text:s/>0 0 0 0 1 1 1 1 0 0 <text:s/>0 0 0 0 0 1 1 1 1 0 <text:s/>0 0 0 0 0 1 1 1 1 0 <text:s/>0 0 0 0 0 1 1 1 1 0 <text:s/>0 0 0 0 0 1 1 1 1 0 <text:s/>0 0 0 0 1 1 1 1 0 0 <text:s/>0 0 0 1 1 1 1 0 0 0 <text:s/>0 0 0 0 1 0 0 0 0 0 <text:s/>0 0 0 0 0 0 0 0 0 0 1 1 1 0 0 0 0 0 0 0 <text:s/>1 1 1 1 0 0 0 0 0 0 <text:s/>1 1 1 1 1 0 0 0 0 0 <text:s/>1 1 1 1 1 0 0 0 0 0 <text:s/>1 1 1 1 1 0 0 0 0 0 <text:s/>1 1 1 1 1 0 0 0 0 0 <text:s/>1 1 1 1 0 0 0 0 0 0 <text:s/>1 1 1 0 0 0 0 0 0 0 <text:s/>0 0 0 0 0 0 0 0 0 0 <text:s/>0 0 0 0 0 0 0 0 0 0</text:p>
          </table:table-cell>
          <table:table-cell office:value-type="string" table:style-name="ce1">
            <text:p>0 0 0 0 0 0 0 0 0 0 0 0 0 0 0 0 0 0 0 2 0 0 0 0 0 0 0 2 0 0 0 0 0 2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2 2 2 1 1 1 1 0 0 0 2 2 2 2 1 1 1 1 0 0 2 2 2 2 2 1 1 1 1 0 2 2 2 2 2 1 <text:s/>1 1 1 0 2 2 2 2 2 1 1 1 1 0 2 2 2 2 2 1 1 1 1 0 2 2 2 2 1 1 1 1 0 0 2 2 <text:s/>2 1 1 1 1 0 0 0 0 0 0 0 1 0 0 0 0 0 0 0 0 0 0 0 0 0 0 0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office:value-type="float" office:value="2365355700" table:style-name="ce1">
            <text:p>23653557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0 0 1 1 0 0 <text:s/>0 0 0 0 1 1 1 1 0 0 <text:s/>0 0 0 1 1 1 1 0 0 0 <text:s/>0 0 1 1 1 1 1 0 0 0 <text:s/>0 0 1 1 1 1 1 0 0 0 <text:s/>0 0 1 1 1 1 1 0 0 0 <text:s/>0 0 1 1 1 1 0 0 0 0 <text:s/>0 0 0 1 1 1 0 0 0 0 <text:s/>0 0 0 0 1 1 0 0 0 0 <text:s/>0 0 0 0 0 0 0 0 0 0 0 0 0 0 0 0 0 0 1 1 <text:s/>0 0 0 0 0 0 0 0 1 1 <text:s/>0 0 0 0 0 0 0 1 1 1 <text:s/>0 0 0 0 0 0 0 1 1 1 <text:s/>0 0 0 0 0 0 0 1 1 1 <text:s/>0 0 0 0 0 0 0 1 1 1 <text:s/>0 0 0 0 0 0 1 1 1 1 <text:s/>0 0 0 0 0 0 1 1 1 1 <text:s/>0 0 0 0 0 0 1 1 1 1 <text:s/>0 0 0 0 0 1 1 1 1 1 1 1 1 1 1 1 0 0 0 0 <text:s/>1 1 1 1 0 0 0 0 0 0 <text:s/>1 1 1 0 0 0 0 0 0 0 <text:s/>1 1 0 0 0 0 0 0 0 0 <text:s/>1 1 0 0 0 0 0 0 0 0 <text:s/>1 1 0 0 0 0 0 0 0 0 <text:s/>1 1 0 0 0 0 0 0 0 0 <text:s/>1 1 1 0 0 0 0 0 0 0 <text:s/>1 1 1 1 0 0 0 0 0 0 <text:s/>1 1 1 1 1 0 0 0 0 0</text:p>
          </table:table-cell>
          <table:table-cell office:value-type="string" table:style-name="ce1">
            <text:p>0 0 0 0 0 0 0 0 0 0 0 0 0 0 0 0 0 0 0 0 0 0 0 0 0 0 0 0 0 0 0 0 0 0 0 0 <text:s/>0 0 0 0 0 0 0 0 0 0 0 0 0 0 0 0 0 0 0 0 0 0 0 0 0 0 0 0 2 0 0 0 0 0 0 0 <text:s/>0 0 0 0 0 2 0 0 0 0 0 0 0 0 0 0 0 0 2 0 0 0 0 0 0 0 0 0</text:p>
          </table:table-cell>
          <table:table-cell office:value-type="string" table:style-name="ce1">
            <text:p>2 2 2 2 2 2 0 0 1 1 2 2 2 2 0 0 0 0 1 1 2 2 2 0 0 0 0 1 1 1 2 2 0 0 0 0 <text:s/>0 1 1 1 2 2 0 0 0 0 0 1 1 1 2 2 0 0 0 0 0 1 1 1 2 2 0 0 0 0 1 1 1 1 2 2 <text:s/>2 0 0 0 1 1 1 1 2 2 2 2 0 0 1 1 1 1 2 2 2 2 2 1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2355143000" table:style-name="ce1">
            <text:p>23551430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0 0 0 1 1 1 <text:s/>0 0 0 0 0 0 0 1 1 1 <text:s/>0 0 0 0 0 0 0 0 1 1 <text:s/>0 0 0 0 0 0 0 0 1 1 <text:s/>0 0 0 0 0 0 0 0 1 1 <text:s/>0 0 0 0 0 0 0 1 1 1 <text:s/>0 0 0 0 0 1 1 1 1 1 <text:s/>0 0 0 0 0 1 1 1 1 1 <text:s/>0 0 0 0 0 0 1 1 1 1 <text:s/>0 0 0 0 0 0 1 1 1 1 1 1 1 1 1 1 1 0 0 0 <text:s/>0 1 1 1 1 1 1 0 0 0 <text:s/>0 0 1 1 1 1 1 1 0 0 <text:s/>0 0 1 1 1 1 1 1 0 0 <text:s/>0 0 0 1 1 1 1 1 0 0 <text:s/>0 0 0 0 1 1 1 0 0 0 <text:s/>0 0 0 0 0 0 0 0 0 0 <text:s/>0 0 0 0 0 0 0 0 0 0 <text:s/>0 0 0 0 0 0 0 0 0 0 <text:s/>0 0 0 0 0 0 0 0 0 0 0 0 0 0 0 0 0 0 0 0 <text:s/>1 0 0 0 0 0 0 0 0 0 <text:s/>1 1 0 0 0 0 0 0 0 0 <text:s/>1 1 0 0 0 0 0 0 0 0 <text:s/>1 1 1 0 0 0 0 0 0 0 <text:s/>1 1 1 1 0 0 0 0 0 0 <text:s/>1 1 1 1 1 0 0 0 0 0 <text:s/>1 1 1 1 1 0 0 0 0 0 <text:s/>1 1 1 1 1 1 0 0 0 0 <text:s/>1 1 1 1 1 1 0 0 0 0</text:p>
          </table:table-cell>
          <table:table-cell office:value-type="string" table:style-name="ce1">
            <text:p>0 0 0 0 0 0 0 0 0 0 0 0 0 0 0 0 0 0 0 2 0 0 0 0 0 0 2 0 0 0 0 0 0 0 0 0 <text:s/>0 0 0 0 0 0 0 0 0 0 0 0 0 0 0 0 0 0 0 0 0 0 0 0 0 0 0 0 0 0 0 0 0 0 2 0 <text:s/>0 0 0 0 0 0 0 0 0 0 0 0 0 0 0 0 0 0 0 0 0 0 0 0 0 0 0 0</text:p>
          </table:table-cell>
          <table:table-cell office:value-type="string" table:style-name="ce1">
            <text:p>1 1 1 1 1 1 1 0 0 0 2 1 1 1 1 1 1 0 0 0 2 2 1 1 1 1 1 1 0 0 2 2 1 1 1 1 <text:s/>1 1 0 0 2 2 2 1 1 1 1 1 0 0 2 2 2 2 1 1 1 0 0 0 2 2 2 2 2 0 0 0 0 0 2 2 <text:s/>2 2 2 0 0 0 0 0 2 2 2 2 2 2 0 0 0 0 2 2 2 2 2 2 0 0 0 0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2612010200" table:style-name="ce1">
            <text:p>26120102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0 0 <text:s/>1 1 1 1 1 1 1 0 0 0 <text:s/>1 1 1 1 1 1 0 0 0 0 <text:s/>1 1 1 1 1 0 0 0 0 0 <text:s/>1 1 1 1 1 0 0 0 0 0 <text:s/>1 0 0 0 1 1 0 0 0 0 <text:s/>0 0 0 0 0 0 0 0 0 0 <text:s/>0 0 0 0 0 0 0 0 0 0 <text:s/>0 0 0 0 0 0 0 0 0 0 <text:s/>0 0 0 0 0 0 0 0 0 0 0 0 0 0 0 0 0 0 1 1 <text:s/>0 0 0 0 0 0 0 1 1 1 <text:s/>0 0 0 0 0 0 1 1 1 1 <text:s/>0 0 0 0 0 1 1 1 1 1 <text:s/>0 0 0 0 0 1 1 1 1 1 <text:s/>0 0 0 0 0 0 1 1 1 1 <text:s/>0 0 0 0 0 0 1 1 1 1 <text:s/>0 0 0 0 0 0 0 1 1 1 <text:s/>0 0 0 0 0 0 0 0 1 1 <text:s/>0 0 0 0 0 0 0 0 0 1 0 0 0 0 0 0 0 0 0 0 <text:s/>0 0 0 0 0 0 0 0 0 0 <text:s/>0 0 0 0 0 0 0 0 0 0 <text:s/>0 0 0 0 0 0 0 0 0 0 <text:s/>0 0 0 0 0 0 0 0 0 0 <text:s/>0 1 1 1 0 0 0 0 0 0 <text:s/>1 1 1 1 1 1 0 0 0 0 <text:s/>1 1 1 1 1 1 1 0 0 0 <text:s/>1 1 1 1 1 1 1 1 0 0 <text:s/>1 1 1 1 1 1 1 1 1 0</text:p>
          </table:table-cell>
          <table:table-cell office:value-type="string" table:style-name="ce1">
            <text:p>0 0 0 0 0 0 0 0 0 0 0 0 2 0 0 0 0 0 0 0 0 0 0 0 0 0 0 0 0 0 0 0 0 0 0 0 <text:s/>0 2 0 0 0 0 0 0 0 0 0 0 0 0 0 0 0 0 0 0 0 0 0 0 0 0 0 0 0 0 0 0 0 0 0 0 <text:s/>2 0 0 0 0 0 0 0 0 0 0 0 0 0 0 0 0 0 0 0 0 0 0 0 0 0 0 0</text:p>
          </table:table-cell>
          <table:table-cell office:value-type="string" table:style-name="ce1">
            <text:p>0 0 0 0 0 0 0 0 1 1 0 0 0 0 0 0 0 1 1 1 0 0 0 0 0 0 1 1 1 1 0 0 0 0 0 1 <text:s/>1 1 1 1 0 0 0 0 0 1 1 1 1 1 0 2 2 2 0 0 1 1 1 1 2 2 2 2 2 2 1 1 1 1 2 2 <text:s/>2 2 2 2 2 1 1 1 2 2 2 2 2 2 2 2 1 1 2 2 2 2 2 2 2 2 2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435520500" table:style-name="ce1">
            <text:p>24355205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0 0 1 1 1 1 <text:s/>0 0 0 0 0 0 1 1 1 1 <text:s/>0 0 0 0 0 0 1 1 1 1 <text:s/>0 0 0 0 0 0 1 1 1 1 <text:s/>0 0 0 0 0 0 1 1 1 1 <text:s/>0 0 0 0 0 0 1 1 1 1 <text:s/>0 0 0 0 0 0 0 1 1 1 <text:s/>0 0 0 0 0 0 0 1 1 1 <text:s/>0 0 0 0 0 0 0 0 1 1 <text:s/>0 0 0 0 0 0 0 0 1 1 1 1 1 1 1 1 0 0 0 0 <text:s/>1 1 1 1 1 1 0 0 0 0 <text:s/>1 1 1 1 1 1 0 0 0 0 <text:s/>1 1 1 1 0 0 0 0 0 0 <text:s/>1 1 0 0 0 0 0 0 0 0 <text:s/>1 1 0 0 0 0 0 0 0 0 <text:s/>1 0 0 0 0 0 0 0 0 0 <text:s/>1 0 0 0 0 0 0 0 0 0 <text:s/>1 1 0 0 0 0 0 0 0 0 <text:s/>1 1 1 0 0 0 0 0 0 0 0 0 0 0 0 0 0 0 0 0 <text:s/>0 0 0 0 0 0 0 0 0 0 <text:s/>0 0 0 0 0 0 0 0 0 0 <text:s/>0 0 0 0 1 1 0 0 0 0 <text:s/>0 0 1 1 1 1 0 0 0 0 <text:s/>0 0 1 1 1 1 0 0 0 0 <text:s/>0 1 1 1 1 1 1 0 0 0 <text:s/>0 1 1 1 1 1 1 0 0 0 <text:s/>0 0 1 1 1 1 1 1 0 0 <text:s/>0 0 0 1 1 1 1 1 0 0</text:p>
          </table:table-cell>
          <table:table-cell office:value-type="string" table:style-name="ce1">
            <text:p>0 0 0 0 0 0 0 0 0 0 0 0 0 0 0 0 0 0 0 0 0 0 0 0 0 0 0 0 0 0 0 0 0 0 0 0 <text:s/>0 0 0 2 2 0 0 0 0 0 0 0 0 0 0 0 2 0 0 0 0 0 0 0 0 0 0 0 0 0 0 0 0 0 0 0 <text:s/>0 0 0 0 0 0 0 0 0 0 0 0 0 0 0 0 0 0 0 0 0 0 0 0 0 0 0 0</text:p>
          </table:table-cell>
          <table:table-cell office:value-type="string" table:style-name="ce1">
            <text:p>1 1 1 1 1 1 0 0 0 0 1 1 1 1 1 1 0 0 0 0 1 1 1 1 1 1 0 0 0 0 1 1 1 1 2 2 <text:s/>0 0 0 0 1 1 2 2 2 2 0 0 0 0 1 1 2 2 2 2 0 0 0 0 1 2 2 2 2 2 2 0 0 0 1 2 <text:s/>2 2 2 2 2 0 0 0 1 1 2 2 2 2 2 2 0 0 1 1 1 2 2 2 2 2 0 0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2571185200" table:style-name="ce1">
            <text:p>25711852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0 0 0 0 0 0 1 1 1 1 <text:s/>0 0 0 0 0 0 0 1 1 1 <text:s/>0 0 0 0 0 0 0 0 1 1 <text:s/>0 0 0 0 0 0 0 0 1 1 <text:s/>0 0 0 0 0 0 0 0 1 1 <text:s/>0 0 0 0 0 0 0 1 1 1 <text:s/>0 0 0 0 0 0 0 1 1 1 <text:s/>0 0 0 0 0 0 0 0 1 1 <text:s/>0 0 0 0 0 0 0 0 1 1 0 0 0 0 0 0 0 0 0 0 <text:s/>1 1 1 1 1 1 0 0 0 0 <text:s/>1 1 1 1 1 1 1 0 0 0 <text:s/>1 1 1 1 1 1 1 1 0 0 <text:s/>0 0 1 1 1 1 1 1 0 0 <text:s/>0 0 0 0 1 1 1 1 0 0 <text:s/>0 0 0 0 0 1 1 0 0 0 <text:s/>0 0 0 0 0 0 0 0 0 0 <text:s/>0 0 0 0 0 0 0 0 0 0 <text:s/>0 0 0 0 0 0 0 0 0 0 0 0 0 0 0 0 0 0 0 0 <text:s/>0 0 0 0 0 0 0 0 0 0 <text:s/>0 0 0 0 0 0 0 0 0 0 <text:s/>0 0 0 0 0 0 0 0 0 0 <text:s/>1 1 0 0 0 0 0 0 0 0 <text:s/>1 1 1 1 0 0 0 0 0 0 <text:s/>1 1 1 1 1 0 0 0 0 0 <text:s/>1 1 1 1 1 1 1 0 0 0 <text:s/>1 1 1 1 1 1 1 1 0 0 <text:s/>1 1 1 1 1 1 1 1 0 0</text:p>
          </table:table-cell>
          <table:table-cell office:value-type="string" table:style-name="ce1">
            <text:p>0 0 0 0 0 0 0 0 0 0 0 0 0 0 0 0 0 0 0 0 0 0 0 0 0 0 0 0 2 0 0 0 0 0 0 0 <text:s/>2 0 0 0 0 0 0 0 0 0 0 0 0 0 0 0 0 0 0 0 0 0 0 0 0 0 0 0 0 0 0 0 0 0 0 0 <text:s/>0 0 0 0 0 0 0 0 0 0 0 2 0 0 0 0 0 0 0 0 0 0 0 0 0 0 0 0</text:p>
          </table:table-cell>
          <table:table-cell office:value-type="string" table:style-name="ce1">
            <text:p>0 0 0 0 0 0 0 0 0 0 1 1 1 1 1 1 0 0 0 0 1 1 1 1 1 1 1 0 0 0 1 1 1 1 1 1 <text:s/>1 1 0 0 2 2 1 1 1 1 1 1 0 0 2 2 2 2 1 1 1 1 0 0 2 2 2 2 2 1 1 0 0 0 2 2 <text:s/>2 2 2 2 2 0 0 0 2 2 2 2 2 2 2 2 0 0 2 2 2 2 2 2 2 2 0 0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2399909600" table:style-name="ce1">
            <text:p>23999096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0 0 <text:s/>1 1 1 1 1 1 1 0 0 0 <text:s/>1 1 1 1 1 1 1 0 0 0 <text:s/>1 1 1 1 1 0 0 0 0 0 <text:s/>1 1 1 1 0 0 0 0 0 0 <text:s/>1 1 1 0 0 0 0 0 0 0 <text:s/>0 0 0 0 0 0 0 0 0 0 <text:s/>0 0 0 0 0 0 0 0 0 0 <text:s/>0 0 0 0 0 0 0 0 0 0 <text:s/>0 0 0 0 0 0 0 0 0 0 0 0 0 0 0 0 0 0 1 1 <text:s/>0 0 0 0 0 0 0 1 1 1 <text:s/>0 0 0 0 0 0 0 1 1 1 <text:s/>0 0 0 0 0 0 1 1 1 1 <text:s/>0 0 0 0 0 0 1 1 1 1 <text:s/>0 0 0 0 0 1 1 1 1 1 <text:s/>0 0 0 0 0 1 1 1 1 1 <text:s/>0 0 0 0 0 1 1 1 1 0 <text:s/>0 0 0 0 0 0 1 1 1 0 <text:s/>0 0 0 0 0 0 0 0 0 0 0 0 0 0 0 0 0 0 0 0 <text:s/>0 0 0 0 0 0 0 0 0 0 <text:s/>0 0 0 0 0 0 0 0 0 0 <text:s/>0 0 0 0 0 1 0 0 0 0 <text:s/>0 0 0 0 1 1 0 0 0 0 <text:s/>0 0 0 1 1 0 0 0 0 0 <text:s/>1 1 1 1 1 0 0 0 0 0 <text:s/>1 1 1 1 1 0 0 0 0 1 <text:s/>1 1 1 1 1 1 0 0 0 1 <text:s/>1 1 1 1 1 1 1 1 1 1</text:p>
          </table:table-cell>
          <table:table-cell office:value-type="string" table:style-name="ce1">
            <text:p>0 0 0 0 0 0 0 0 0 0 0 2 0 0 0 0 0 0 0 0 0 0 0 0 0 0 0 0 0 0 0 0 0 0 0 0 <text:s/>0 0 0 0 0 0 0 0 0 0 0 0 0 0 0 0 0 0 0 0 0 0 0 0 0 0 0 0 0 0 0 0 0 0 0 0 <text:s/>0 0 0 0 0 0 0 0 0 0 0 0 0 0 0 2 0 0 0 0 0 0 0 0 0 2 0 0</text:p>
          </table:table-cell>
          <table:table-cell office:value-type="string" table:style-name="ce1">
            <text:p>0 0 0 0 0 0 0 0 1 1 0 0 0 0 0 0 0 1 1 1 0 0 0 0 0 0 0 1 1 1 0 0 0 0 0 2 <text:s/>1 1 1 1 0 0 0 0 2 2 1 1 1 1 0 0 0 2 2 1 1 1 1 1 2 2 2 2 2 1 1 1 1 1 2 2 <text:s/>2 2 2 1 1 1 1 2 2 2 2 2 2 2 1 1 1 2 2 2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525312400" table:style-name="ce1">
            <text:p>25253124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1 1 1 1 1 1 1 1 <text:s/>0 0 1 1 1 1 1 1 1 1 <text:s/>0 0 0 1 1 1 1 1 1 1 <text:s/>0 0 0 1 1 1 1 1 1 1 <text:s/>0 0 0 0 1 1 1 0 0 0 <text:s/>0 0 0 0 0 0 0 0 0 0 <text:s/>0 0 0 0 0 0 0 0 0 0 <text:s/>0 0 0 0 0 0 0 0 0 0 <text:s/>0 0 0 0 0 0 0 0 0 0 <text:s/>0 0 0 0 0 0 0 0 0 0 1 1 0 0 0 0 0 0 0 0 <text:s/>1 1 0 0 0 0 0 0 0 0 <text:s/>1 1 1 0 0 0 0 0 0 0 <text:s/>1 1 1 0 0 0 0 0 0 0 <text:s/>1 1 1 1 0 0 0 0 0 0 <text:s/>1 1 1 1 0 0 0 0 0 0 <text:s/>1 1 1 1 0 0 0 0 0 0 <text:s/>1 1 1 1 0 0 0 0 0 0 <text:s/>1 1 1 0 0 0 0 0 0 0 <text:s/>1 1 1 1 0 0 0 0 0 0 0 0 0 0 0 0 0 0 0 0 <text:s/>0 0 0 0 0 0 0 0 0 0 <text:s/>0 0 0 0 0 0 0 0 0 0 <text:s/>0 0 0 0 0 0 0 0 0 0 <text:s/>0 0 0 0 0 0 0 1 1 1 <text:s/>0 0 0 0 1 1 1 1 1 1 <text:s/>0 0 0 0 1 1 1 1 1 1 <text:s/>0 0 0 0 1 1 1 1 1 1 <text:s/>0 0 0 1 1 1 1 1 1 1 <text:s/>0 0 0 0 1 1 1 1 1 1</text:p>
          </table:table-cell>
          <table:table-cell office:value-type="string" table:style-name="ce1">
            <text:p>0 0 0 0 0 0 0 0 0 0 0 0 0 0 0 0 0 0 0 0 0 0 0 0 0 2 0 0 0 0 0 0 0 0 0 0 <text:s/>0 0 0 0 2 0 0 0 0 0 0 0 0 0 0 0 0 0 0 0 0 0 0 0 0 0 0 0 0 0 2 0 0 0 0 0 <text:s/>0 0 0 0 0 0 0 0 0 0 0 0 0 0 0 0 0 0 0 0 0 0 0 0 0 0 0 0</text:p>
          </table:table-cell>
          <table:table-cell office:value-type="string" table:style-name="ce1">
            <text:p>1 1 0 0 0 0 0 0 0 0 1 1 0 0 0 0 0 0 0 0 1 1 1 0 0 0 0 0 0 0 1 1 1 0 0 0 <text:s/>0 0 0 0 1 1 1 1 0 0 0 2 2 2 1 1 1 1 2 2 2 2 2 2 1 1 1 1 2 2 2 2 2 2 1 1 <text:s/>1 1 2 2 2 2 2 2 1 1 1 2 2 2 2 2 2 2 1 1 1 1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2428749000" table:style-name="ce1">
            <text:p>24287490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0 1 1 1 1 1 <text:s/>0 0 0 0 1 1 1 1 1 1 <text:s/>0 0 0 1 1 1 1 1 1 1 <text:s/>0 0 0 1 1 1 1 1 1 0 <text:s/>0 0 0 1 1 1 1 1 1 0 <text:s/>0 0 0 0 1 1 1 1 0 0 <text:s/>0 0 0 0 0 0 0 0 0 0 <text:s/>0 0 0 0 0 0 0 0 0 0 <text:s/>0 0 0 0 0 0 0 0 0 0 <text:s/>0 0 0 0 0 0 0 0 0 0 1 1 1 1 1 0 0 0 0 0 <text:s/>1 1 1 1 0 0 0 0 0 0 <text:s/>1 1 1 0 0 0 0 0 0 0 <text:s/>1 1 1 0 0 0 0 0 0 0 <text:s/>1 1 1 0 0 0 0 0 0 0 <text:s/>1 1 1 1 0 0 0 0 0 0 <text:s/>1 1 1 1 1 1 0 0 0 0 <text:s/>1 1 1 1 0 0 0 0 0 0 <text:s/>1 0 0 0 0 0 0 0 0 0 <text:s/>0 0 0 0 0 0 0 0 0 0 0 0 0 0 0 0 0 0 0 0 <text:s/>0 0 0 0 0 0 0 0 0 0 <text:s/>0 0 0 0 0 0 0 0 0 0 <text:s/>0 0 0 0 0 0 0 0 0 1 <text:s/>0 0 0 0 0 0 0 0 0 1 <text:s/>0 0 0 0 0 0 0 0 1 1 <text:s/>0 0 0 0 0 0 1 1 1 1 <text:s/>0 0 0 0 1 1 1 1 1 1 <text:s/>0 1 1 1 1 1 1 1 1 1 <text:s/>1 1 1 1 1 1 1 1 1 1</text:p>
          </table:table-cell>
          <table:table-cell office:value-type="string" table:style-name="ce1">
            <text:p>0 0 0 0 0 0 0 0 0 0 0 0 0 0 0 0 0 0 0 0 0 0 0 0 0 0 0 0 0 0 0 0 0 0 0 0 <text:s/>0 0 0 0 0 0 0 0 2 0 0 0 0 0 0 0 0 0 0 0 0 0 0 0 0 0 2 0 0 0 0 0 0 0 0 0 <text:s/>0 0 0 0 0 0 0 0 0 0 0 0 0 0 0 0 0 0 0 0 0 2 0 0 0 0 0 0</text:p>
          </table:table-cell>
          <table:table-cell office:value-type="string" table:style-name="ce1">
            <text:p>1 1 1 1 1 0 0 0 0 0 1 1 1 1 0 0 0 0 0 0 1 1 1 0 0 0 0 0 0 0 1 1 1 0 0 0 <text:s/>0 0 0 2 1 1 1 0 0 0 0 0 0 2 1 1 1 1 0 0 0 0 2 2 1 1 1 1 1 1 2 2 2 2 1 1 <text:s/>1 1 2 2 2 2 2 2 1 2 2 2 2 2 2 2 2 2 2 2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2589776600" table:style-name="ce1">
            <text:p>25897766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1 <text:s/>1 1 1 1 1 1 1 1 1 1 <text:s/>1 1 1 1 1 0 0 0 1 1 <text:s/>1 0 1 1 1 0 0 0 0 1 <text:s/>0 0 0 0 0 0 0 0 0 1 <text:s/>0 0 0 0 0 0 0 0 0 0 <text:s/>0 0 0 0 0 0 0 0 0 0 <text:s/>0 0 0 0 0 0 0 0 0 0 <text:s/>0 0 0 0 0 0 0 0 0 0 <text:s/>0 0 0 0 0 0 0 0 0 0 0 0 0 0 0 0 0 0 0 0 <text:s/>0 0 0 0 0 0 0 0 0 0 <text:s/>0 0 0 0 0 1 1 1 0 0 <text:s/>0 0 0 0 0 1 1 1 1 0 <text:s/>0 0 0 0 1 1 1 1 1 0 <text:s/>0 0 0 0 0 1 1 1 1 1 <text:s/>0 0 0 0 0 1 1 1 1 1 <text:s/>0 0 0 0 0 0 1 1 1 1 <text:s/>0 0 0 0 0 0 1 1 1 1 <text:s/>0 0 0 0 0 0 0 1 1 1 0 0 0 0 0 0 0 0 0 0 <text:s/>0 0 0 0 0 0 0 0 0 0 <text:s/>0 0 0 0 0 0 0 0 0 0 <text:s/>0 1 0 0 0 0 0 0 0 0 <text:s/>1 1 1 1 0 0 0 0 0 0 <text:s/>1 1 1 1 1 0 0 0 0 0 <text:s/>1 1 1 1 1 0 0 0 0 0 <text:s/>1 1 1 1 1 1 0 0 0 0 <text:s/>1 1 1 1 1 1 0 0 0 0 <text:s/>1 1 1 1 1 1 1 0 0 0</text:p>
          </table:table-cell>
          <table:table-cell office:value-type="string" table:style-name="ce1">
            <text:p>0 0 0 0 0 0 0 0 0 0 0 0 0 0 0 0 0 0 0 0 0 0 0 2 0 0 0 0 0 0 0 0 0 0 0 2 <text:s/>0 0 0 0 0 0 2 0 0 0 0 0 0 0 0 0 0 0 0 0 0 0 0 0 0 0 0 0 0 0 0 0 0 0 0 0 <text:s/>0 0 0 0 0 0 0 0 0 0 0 0 0 0 0 0 0 0 0 0 0 0 0 0 0 0 0 0</text:p>
          </table:table-cell>
          <table:table-cell office:value-type="string" table:style-name="ce1">
            <text:p>0 0 0 0 0 0 0 0 0 0 0 0 0 0 0 0 0 0 0 0 0 0 0 0 0 1 1 1 0 0 0 2 0 0 0 1 <text:s/>1 1 1 0 2 2 2 2 1 1 1 1 1 0 2 2 2 2 2 1 1 1 1 1 2 2 2 2 2 1 1 1 1 1 2 2 <text:s/>2 2 2 2 1 1 1 1 2 2 2 2 2 2 1 1 1 1 2 2 2 2 2 2 2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2402774900" table:style-name="ce1">
            <text:p>24027749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1 1 1 1 1 1 0 0 <text:s/>0 0 1 1 1 1 1 1 1 0 <text:s/>0 0 1 1 1 1 1 1 1 0 <text:s/>0 0 1 1 1 1 1 1 1 0 <text:s/>0 0 0 1 1 1 1 1 0 0 <text:s/>0 0 0 0 0 1 0 0 0 0 <text:s/>0 0 0 0 0 0 0 0 0 0 <text:s/>0 0 0 0 0 0 0 0 0 0 <text:s/>0 0 0 0 0 0 0 0 0 0 <text:s/>0 0 0 0 0 0 0 0 0 0 1 1 0 0 0 0 0 0 0 0 <text:s/>1 1 0 0 0 0 0 0 0 0 <text:s/>1 1 0 0 0 0 0 0 0 0 <text:s/>1 1 0 0 0 0 0 0 0 0 <text:s/>1 1 1 0 0 0 0 0 0 0 <text:s/>1 1 1 1 1 0 1 0 0 0 <text:s/>1 1 1 1 1 1 1 0 0 0 <text:s/>1 1 1 1 1 1 0 0 0 0 <text:s/>0 1 1 1 1 0 0 0 0 0 <text:s/>0 0 0 0 0 0 0 0 0 0 0 0 0 0 0 0 0 0 1 1 <text:s/>0 0 0 0 0 0 0 0 0 1 <text:s/>0 0 0 0 0 0 0 0 0 1 <text:s/>0 0 0 0 0 0 0 0 0 1 <text:s/>0 0 0 0 0 0 0 0 1 1 <text:s/>0 0 0 0 0 0 0 1 1 1 <text:s/>0 0 0 0 0 0 0 1 1 1 <text:s/>0 0 0 0 0 0 1 1 1 1 <text:s/>1 0 0 0 0 1 1 1 1 1 <text:s/>1 1 1 1 1 1 1 1 1 1</text:p>
          </table:table-cell>
          <table:table-cell office:value-type="string" table:style-name="ce1">
            <text:p>0 0 0 0 0 0 0 0 0 0 0 0 0 0 0 0 0 0 0 0 0 0 0 0 0 0 0 0 0 0 0 0 0 0 2 0 <text:s/>0 0 0 0 0 0 0 0 0 0 0 0 0 0 0 0 0 0 0 0 0 0 0 0 0 0 0 0 0 0 0 0 0 0 0 2 <text:s/>0 0 0 0 0 0 0 0 0 0 0 0 0 0 0 0 0 0 2 0 0 0 0 0 0 0 0 0</text:p>
          </table:table-cell>
          <table:table-cell office:value-type="string" table:style-name="ce1">
            <text:p>1 1 0 0 0 0 0 0 2 2 1 1 0 0 0 0 0 0 0 2 1 1 0 0 0 0 0 0 0 2 1 1 0 0 0 0 <text:s/>0 0 0 2 1 1 1 0 0 0 0 0 2 2 1 1 1 1 1 0 1 2 2 2 1 1 1 1 1 1 1 2 2 2 1 1 <text:s/>1 1 1 1 2 2 2 2 2 1 1 1 1 2 2 2 2 2 2 2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2631405400" table:style-name="ce1">
            <text:p>26314054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0 0 0 <text:s/>1 1 1 1 1 1 1 0 0 0 <text:s/>1 1 1 1 1 1 0 0 0 0 <text:s/>1 1 1 1 1 1 0 0 0 0 <text:s/>1 1 1 1 1 1 0 0 0 0 <text:s/>1 1 1 1 1 0 0 0 0 0 <text:s/>1 1 1 1 0 0 0 0 0 0 <text:s/>1 1 1 1 0 0 0 0 0 0 <text:s/>1 1 1 0 0 0 0 0 0 0 <text:s/>1 1 0 0 0 0 0 0 0 0 0 0 0 0 0 0 0 1 1 1 <text:s/>0 0 0 0 0 0 0 0 0 1 <text:s/>0 0 0 0 0 0 0 0 0 1 <text:s/>0 0 0 0 0 0 0 0 0 1 <text:s/>0 0 0 0 0 0 0 0 0 1 <text:s/>0 0 0 0 0 0 0 0 0 1 <text:s/>0 0 0 0 0 0 0 0 0 1 <text:s/>0 0 0 0 0 0 0 0 0 1 <text:s/>0 0 0 0 0 0 0 0 0 1 <text:s/>0 0 0 0 0 0 0 0 0 1 0 0 0 0 0 0 0 0 0 0 <text:s/>0 0 0 0 0 0 0 1 1 0 <text:s/>0 0 0 0 0 0 1 1 1 0 <text:s/>0 0 0 0 0 0 1 1 1 0 <text:s/>0 0 0 0 0 0 1 1 1 0 <text:s/>0 0 0 0 0 1 1 1 1 0 <text:s/>0 0 0 0 1 1 1 1 1 0 <text:s/>0 0 0 0 1 1 1 1 1 0 <text:s/>0 0 0 1 1 1 1 1 1 0 <text:s/>0 0 1 1 1 1 1 1 1 0</text:p>
          </table:table-cell>
          <table:table-cell office:value-type="string" table:style-name="ce1">
            <text:p>0 0 0 0 0 2 0 0 0 2 0 0 0 0 0 0 0 0 2 0 0 0 0 0 0 0 0 0 0 0 0 0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0 0 0 0 0 1 1 1 0 0 0 0 0 0 0 2 2 1 0 0 0 0 0 0 2 2 2 1 0 0 0 0 0 0 <text:s/>2 2 2 1 0 0 0 0 0 0 2 2 2 1 0 0 0 0 0 2 2 2 2 1 0 0 0 0 2 2 2 2 2 1 0 0 <text:s/>0 0 2 2 2 2 2 1 0 0 0 2 2 2 2 2 2 1 0 0 2 2 2 2 2 2 2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2493585800" table:style-name="ce1">
            <text:p>24935858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1 1 0 <text:s/>1 1 1 1 1 0 0 0 0 0 <text:s/>1 1 1 1 0 0 0 0 0 0 <text:s/>1 1 1 0 0 0 0 0 0 0 <text:s/>1 1 0 0 0 0 0 0 0 0 <text:s/>1 1 0 0 0 0 0 0 0 0 <text:s/>1 1 0 0 0 0 0 0 0 0 <text:s/>1 1 0 0 0 0 0 0 0 0 <text:s/>1 1 0 0 0 0 0 0 0 0 <text:s/>1 1 0 0 0 0 0 0 0 0 0 0 0 0 0 0 0 0 0 1 <text:s/>0 0 0 0 0 1 1 1 1 1 <text:s/>0 0 0 0 1 1 1 1 1 1 <text:s/>0 0 0 1 1 1 1 1 0 0 <text:s/>0 0 1 1 1 1 0 0 0 0 <text:s/>0 0 1 1 1 1 0 0 0 0 <text:s/>0 0 1 1 1 0 0 0 0 0 <text:s/>0 0 1 1 0 0 0 0 0 0 <text:s/>0 0 1 1 0 0 0 0 0 0 <text:s/>0 0 1 1 0 0 0 0 0 0 0 0 0 0 0 0 0 0 0 0 <text:s/>0 0 0 0 0 0 0 0 0 0 <text:s/>0 0 0 0 0 0 0 0 0 0 <text:s/>0 0 0 0 0 0 0 0 1 1 <text:s/>0 0 0 0 0 0 1 1 1 1 <text:s/>0 0 0 0 0 0 1 1 1 1 <text:s/>0 0 0 0 0 1 1 1 1 1 <text:s/>0 0 0 0 1 1 1 1 1 1 <text:s/>0 0 0 0 1 1 1 1 1 1 <text:s/>0 0 0 0 1 1 1 1 1 1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2 0 <text:s/>2 0 0 0 0 0 0 0 0 0 0 0 0 2 0 0 0 0 0 0 0 0 0 0 0 0 0 0</text:p>
          </table:table-cell>
          <table:table-cell office:value-type="string" table:style-name="ce1">
            <text:p>0 0 0 0 0 0 0 0 0 1 0 0 0 0 0 1 1 1 1 1 0 0 0 0 1 1 1 1 1 1 0 0 0 1 1 1 <text:s/>1 1 2 2 0 0 1 1 1 1 2 2 2 2 0 0 1 1 1 1 2 2 2 2 0 0 1 1 1 2 2 2 2 2 0 0 <text:s/>1 1 2 2 2 2 2 2 0 0 1 1 2 2 2 2 2 2 0 0 1 1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2426633700" table:style-name="ce1">
            <text:p>24266337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1 1 0 0 0 <text:s/>1 1 1 1 1 1 1 0 0 0 <text:s/>1 1 1 1 1 1 1 0 0 0 <text:s/>0 1 1 1 1 1 1 0 0 0 <text:s/>0 1 1 1 1 1 0 0 0 0 <text:s/>0 0 0 1 1 0 0 0 0 0 <text:s/>0 0 0 0 0 0 0 0 0 0 <text:s/>0 0 0 0 0 0 0 0 0 0 <text:s/>0 0 0 0 0 0 0 0 0 0 <text:s/>0 0 0 0 0 0 0 0 0 0 0 0 0 0 0 0 0 1 1 1 <text:s/>0 0 0 0 0 0 0 1 1 1 <text:s/>0 0 0 0 0 0 0 1 1 1 <text:s/>0 0 0 0 0 0 0 1 1 1 <text:s/>0 0 0 0 0 0 1 1 1 1 <text:s/>0 0 0 0 0 1 1 1 1 1 <text:s/>0 0 0 0 0 0 1 1 1 1 <text:s/>0 0 0 0 0 0 1 1 1 1 <text:s/>0 0 0 0 0 0 0 1 1 1 <text:s/>0 0 0 0 0 0 0 0 0 1 0 0 0 0 0 0 0 0 0 0 <text:s/>0 0 0 0 0 0 0 0 0 0 <text:s/>0 0 0 0 0 0 0 0 0 0 <text:s/>1 0 0 0 0 0 0 0 0 0 <text:s/>1 0 0 0 0 0 0 0 0 0 <text:s/>1 1 1 0 0 0 0 0 0 0 <text:s/>1 1 1 1 1 1 0 0 0 0 <text:s/>1 1 1 1 1 1 0 0 0 0 <text:s/>1 1 1 1 1 1 1 0 0 0 <text:s/>1 1 1 1 1 1 1 1 1 0</text:p>
          </table:table-cell>
          <table:table-cell office:value-type="string" table:style-name="ce1">
            <text:p>0 0 0 0 0 0 0 0 0 0 0 0 0 0 0 0 0 0 0 0 0 0 0 0 0 0 0 0 0 0 0 0 0 0 2 0 <text:s/>0 0 0 0 0 0 0 0 0 0 0 0 0 0 0 0 0 0 0 0 0 0 2 0 0 0 0 0 0 0 0 0 0 0 0 0 <text:s/>0 0 0 0 0 0 0 0 0 0 0 0 0 0 0 0 0 0 0 0 0 2 0 0 0 0 0 0</text:p>
          </table:table-cell>
          <table:table-cell office:value-type="string" table:style-name="ce1">
            <text:p>0 0 0 0 0 0 0 1 1 1 0 0 0 0 0 0 0 1 1 1 0 0 0 0 0 0 0 1 1 1 2 0 0 0 0 0 <text:s/>0 1 1 1 2 0 0 0 0 0 1 1 1 1 2 2 2 0 0 1 1 1 1 1 2 2 2 2 2 2 1 1 1 1 2 2 <text:s/>2 2 2 2 1 1 1 1 2 2 2 2 2 2 2 1 1 1 2 2 2 2 2 2 2 2 2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39929300" table:style-name="ce1">
            <text:p>25399293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1 1 1 1 1 1 1 1 1 <text:s/>0 1 1 1 1 1 1 1 1 1 <text:s/>0 0 1 1 1 1 1 1 1 1 <text:s/>0 0 0 0 0 0 1 1 1 1 <text:s/>0 0 0 0 0 0 0 0 1 1 <text:s/>0 0 0 0 0 0 0 0 0 1 <text:s/>0 0 0 0 0 0 0 0 0 0 <text:s/>0 0 0 0 0 0 0 0 0 0 <text:s/>0 0 0 0 0 0 0 0 0 0 <text:s/>0 0 0 0 0 0 0 0 0 0 0 0 0 0 0 0 0 0 0 0 <text:s/>0 0 0 0 0 0 0 0 0 0 <text:s/>0 0 0 0 0 0 0 0 0 0 <text:s/>0 0 0 1 1 1 0 0 0 0 <text:s/>0 0 0 1 1 1 1 1 0 0 <text:s/>0 0 0 1 1 1 1 1 1 0 <text:s/>0 0 0 0 1 1 1 1 1 1 <text:s/>0 0 0 0 0 1 1 1 1 1 <text:s/>0 0 0 0 0 1 1 1 1 1 <text:s/>0 0 0 0 0 0 1 1 1 1 1 0 0 0 0 0 0 0 0 0 <text:s/>1 0 0 0 0 0 0 0 0 0 <text:s/>1 1 0 0 0 0 0 0 0 0 <text:s/>1 1 1 0 0 0 0 0 0 0 <text:s/>1 1 1 0 0 0 0 0 0 0 <text:s/>1 1 1 0 0 0 0 0 0 0 <text:s/>1 1 1 1 0 0 0 0 0 0 <text:s/>1 1 1 1 1 0 0 0 0 0 <text:s/>1 1 1 1 1 0 0 0 0 0 <text:s/>1 1 1 1 1 1 0 0 0 0</text:p>
          </table:table-cell>
          <table:table-cell office:value-type="string" table:style-name="ce1">
            <text:p>0 0 0 0 0 0 0 0 0 0 0 0 0 0 0 0 0 0 0 0 0 0 0 0 0 0 0 0 2 0 0 0 0 0 0 0 <text:s/>0 0 0 0 0 0 0 0 0 0 0 0 0 0 0 0 0 0 0 0 2 0 0 0 0 0 0 0 0 0 0 0 0 0 0 0 <text:s/>0 0 0 0 0 0 0 0 0 2 0 0 0 0 0 0 0 0 0 0 0 0 0 0 0 0 0 0</text:p>
          </table:table-cell>
          <table:table-cell office:value-type="string" table:style-name="ce1">
            <text:p>2 0 0 0 0 0 0 0 0 0 2 0 0 0 0 0 0 0 0 0 2 2 0 0 0 0 0 0 0 0 2 2 2 1 1 1 <text:s/>0 0 0 0 2 2 2 1 1 1 1 1 0 0 2 2 2 1 1 1 1 1 1 0 2 2 2 2 1 1 1 1 1 1 2 2 <text:s/>2 2 2 1 1 1 1 1 2 2 2 2 2 1 1 1 1 1 2 2 2 2 2 2 1 1 1 1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2493728600" table:style-name="ce1">
            <text:p>24937286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1 1 1 1 1 1 <text:s/>0 0 0 0 1 1 1 1 1 1 <text:s/>0 0 0 0 1 1 1 1 1 1 <text:s/>0 0 0 0 1 1 1 1 1 1 <text:s/>0 0 0 0 0 1 1 1 1 1 <text:s/>0 0 0 0 0 0 1 1 1 1 <text:s/>0 0 0 0 0 0 0 0 0 0 <text:s/>0 0 0 0 0 0 0 0 0 0 <text:s/>0 0 0 0 0 0 0 0 0 0 <text:s/>0 0 0 0 0 0 0 0 0 0 1 1 1 1 0 0 0 0 0 0 <text:s/>1 1 1 1 0 0 0 0 0 0 <text:s/>1 1 1 1 0 0 0 0 0 0 <text:s/>1 1 1 1 0 0 0 0 0 0 <text:s/>1 1 1 1 0 0 0 0 0 0 <text:s/>1 1 1 1 0 0 0 0 0 0 <text:s/>1 1 1 0 0 0 0 0 0 0 <text:s/>1 1 1 0 0 0 0 0 0 0 <text:s/>1 1 0 0 0 0 0 0 0 0 <text:s/>1 1 0 0 0 0 0 0 0 0 0 0 0 0 0 0 0 0 0 0 <text:s/>0 0 0 0 0 0 0 0 0 0 <text:s/>0 0 0 0 0 0 0 0 0 0 <text:s/>0 0 0 0 0 0 0 0 0 0 <text:s/>0 0 0 0 1 0 0 0 0 0 <text:s/>0 0 0 0 1 1 0 0 0 0 <text:s/>0 0 0 1 1 1 1 1 1 1 <text:s/>0 0 0 1 1 1 1 1 1 1 <text:s/>0 0 1 1 1 1 1 1 1 1 <text:s/>0 0 1 1 1 1 1 1 1 1</text:p>
          </table:table-cell>
          <table:table-cell office:value-type="string" table:style-name="ce1">
            <text:p>0 0 0 0 0 0 0 0 0 0 0 0 0 0 0 0 0 0 0 0 0 0 0 0 0 0 0 0 0 0 0 0 0 0 0 0 <text:s/>2 0 0 0 0 0 0 0 0 0 0 0 0 0 0 0 0 0 0 0 0 0 0 0 0 0 0 0 0 0 0 0 0 0 0 2 <text:s/>0 0 0 0 0 0 0 0 0 0 0 2 0 0 0 0 0 0 0 0 0 0 0 0 0 0 0 0</text:p>
          </table:table-cell>
          <table:table-cell office:value-type="string" table:style-name="ce1">
            <text:p>1 1 1 1 0 0 0 0 0 0 1 1 1 1 0 0 0 0 0 0 1 1 1 1 0 0 0 0 0 0 1 1 1 1 0 0 <text:s/>0 0 0 0 1 1 1 1 2 0 0 0 0 0 1 1 1 1 2 2 0 0 0 0 1 1 1 2 2 2 2 2 2 2 1 1 <text:s/>1 2 2 2 2 2 2 2 1 1 2 2 2 2 2 2 2 2 1 1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19" table:style-name="ce1">
            <text:p>319</text:p>
          </table:table-cell>
          <table:table-cell office:value-type="float" office:value="2572394000" table:style-name="ce1">
            <text:p>25723940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0 0 0 0 0 0 0 0 0 0 <text:s/>0 0 0 0 0 0 0 0 0 0 <text:s/>0 0 0 0 0 0 1 1 1 0 <text:s/>0 0 0 0 1 1 1 1 1 1 <text:s/>0 0 0 0 1 1 1 1 1 1 <text:s/>0 0 0 0 1 1 1 1 1 1 <text:s/>0 0 0 0 1 1 1 1 1 1 <text:s/>0 0 0 0 1 1 1 1 1 0 <text:s/>0 0 0 0 0 0 1 0 0 0 <text:s/>0 0 0 0 0 0 0 0 0 0 1 1 1 1 1 1 1 1 1 1 <text:s/>1 1 1 1 1 1 1 1 1 1 <text:s/>1 1 1 0 0 0 0 0 0 1 <text:s/>1 1 0 0 0 0 0 0 0 0 <text:s/>1 1 0 0 0 0 0 0 0 0 <text:s/>1 0 0 0 0 0 0 0 0 0 <text:s/>1 0 0 0 0 0 0 0 0 0 <text:s/>1 0 0 0 0 0 0 0 0 0 <text:s/>1 0 0 0 0 0 0 0 0 0 <text:s/>1 0 0 0 0 0 0 0 0 0 0 0 0 0 0 0 0 0 0 0 <text:s/>0 0 0 0 0 0 0 0 0 0 <text:s/>0 0 0 1 1 1 0 0 0 0 <text:s/>0 0 1 1 0 0 0 0 0 0 <text:s/>0 0 1 1 0 0 0 0 0 0 <text:s/>0 1 1 1 0 0 0 0 0 0 <text:s/>0 1 1 1 0 0 0 0 0 0 <text:s/>0 1 1 1 0 0 0 0 0 1 <text:s/>0 1 1 1 1 1 0 1 1 1 <text:s/>0 1 1 1 1 1 1 1 1 1</text:p>
          </table:table-cell>
          <table:table-cell office:value-type="string" table:style-name="ce1">
            <text:p>0 0 0 0 0 0 0 0 0 0 0 0 0 0 0 0 0 0 0 0 0 0 0 0 0 0 0 0 0 0 0 0 0 0 0 0 <text:s/>0 0 0 0 0 0 0 0 0 0 0 0 0 0 0 0 0 0 0 0 0 0 0 0 0 0 0 0 0 2 0 0 0 0 0 0 <text:s/>0 0 0 0 0 0 0 0 0 0 0 0 0 0 0 0 0 0 2 2 0 0 0 0 0 0 0 0</text:p>
          </table:table-cell>
          <table:table-cell office:value-type="string" table:style-name="ce1">
            <text:p>1 1 1 1 1 1 1 1 1 1 1 1 1 1 1 1 1 1 1 1 1 1 1 2 2 2 0 0 0 1 1 1 2 2 0 0 <text:s/>0 0 0 0 1 1 2 2 0 0 0 0 0 0 1 2 2 2 0 0 0 0 0 0 1 2 2 2 0 0 0 0 0 0 1 2 <text:s/>2 2 0 0 0 0 0 2 1 2 2 2 2 2 0 2 2 2 1 2 2 2 2 2 2 2 2 2</text:p>
          </table:table-cell>
          <table:table-cell table:number-columns-repeated="16366"/>
        </table:table-row>
        <table:table-row table:style-name="ro2">
          <table:table-cell office:value-type="boolean" office:boolean-value="false" table:style-name="ce1">
            <text:p>FALSE</text:p>
          </table:table-cell>
          <table:table-cell office:value-type="float" office:value="30" table:style-name="ce1">
            <text:p>30</text:p>
          </table:table-cell>
          <table:table-cell office:value-type="boolean" office:boolean-value="false" table:style-name="ce1">
            <text:p>FALSE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001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3" table:style-name="ce1">
            <text:p>103</text:p>
          </table:table-cell>
          <table:table-cell office:value-type="float" office:value="2436042800" table:style-name="ce1">
            <text:p>2436042800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1 1 1 1 1 0 0 0 0 0 <text:s/>1 1 1 1 1 0 0 0 0 0 <text:s/>1 1 1 1 0 0 0 0 0 0 <text:s/>1 1 1 1 0 0 0 0 0 0 <text:s/>1 1 1 0 0 0 0 0 0 0 <text:s/>1 1 1 0 0 0 0 0 0 0 <text:s/>1 1 1 0 0 0 0 0 0 0 <text:s/>1 1 0 0 0 0 0 0 0 0 <text:s/>1 1 0 0 0 0 0 0 0 0 <text:s/>1 1 0 0 0 0 0 0 0 0 0 0 0 0 0 0 0 0 0 0 <text:s/>0 0 0 0 0 1 0 0 0 0 <text:s/>0 0 0 0 1 1 1 0 0 0 <text:s/>0 0 0 0 1 1 1 0 0 0 <text:s/>0 0 0 1 1 1 1 0 0 0 <text:s/>0 0 0 1 1 1 1 0 0 0 <text:s/>0 0 0 1 1 1 1 0 0 0 <text:s/>0 0 1 1 1 1 1 0 0 0 <text:s/>0 0 1 1 1 1 1 0 0 0 <text:s/>0 0 1 1 1 1 0 0 0 0 0 0 0 0 0 1 1 1 1 1 <text:s/>0 0 0 0 0 0 1 1 1 1 <text:s/>0 0 0 0 0 0 0 1 1 1 <text:s/>0 0 0 0 0 0 0 1 1 1 <text:s/>0 0 0 0 0 0 0 1 1 1 <text:s/>0 0 0 0 0 0 0 1 1 1 <text:s/>0 0 0 0 0 0 0 1 1 1 <text:s/>0 0 0 0 0 0 0 1 1 1 <text:s/>0 0 0 0 0 0 0 1 1 1 <text:s/>0 0 0 0 0 0 1 1 1 1</text:p>
          </table:table-cell>
          <table:table-cell office:value-type="string" table:style-name="ce1">
            <text:p>0 0 0 0 0 0 0 0 0 0 0 0 0 0 0 0 0 0 0 0 0 0 0 0 0 0 0 0 0 0 2 0 0 0 0 0 <text:s/>0 0 0 0 0 0 0 0 0 0 0 0 0 0 0 0 0 0 0 0 2 0 2 0 0 0 0 0 0 0 0 0 0 0 0 0 <text:s/>0 0 0 0 0 0 0 0 0 0 0 0 0 0 0 0 0 0 0 0 0 0 0 0 0 0 0 0</text:p>
          </table:table-cell>
          <table:table-cell office:value-type="string" table:style-name="ce1">
            <text:p>0 0 0 0 0 2 2 2 2 2 0 0 0 0 0 1 2 2 2 2 0 0 0 0 1 1 1 2 2 2 0 0 0 0 1 1 <text:s/>1 2 2 2 0 0 0 1 1 1 1 2 2 2 0 0 0 1 1 1 1 2 2 2 0 0 0 1 1 1 1 2 2 2 0 0 <text:s/>1 1 1 1 1 2 2 2 0 0 1 1 1 1 1 2 2 2 0 0 1 1 1 1 2 2 2 2</text:p>
          </table:table-cell>
          <table:table-cell table:number-columns-repeated="16366"/>
        </table:table-row>
        <table:table-row table:number-rows-repeated="1048374" table:style-name="ro2">
          <table:table-cell table:number-columns-repeated="16384"/>
        </table:table-row>
      </table:table>
      <table:table table:name="Sheet2" table:style-name="ta2"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7" table:number-columns-repeated="9" table:default-cell-style-name="ce1"/>
        <table:table-column table:style-name="co4" table:number-columns-repeated="16371" table:default-cell-style-name="ce1"/>
        <table:table-row table:style-name="ro1">
          <table:table-cell office:value-type="string" table:style-name="ce1">
            <text:p>Aborted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cells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mp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ws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ls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bot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nclosed</text:p>
            <text:p>Space</text:p>
            <text:p>Removal</text:p>
            <text:p>Flag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nnectivity</text:p>
            <text:p>Constant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0.0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ndom</text:p>
            <text:p>Level</text:p>
          </table:table-cell>
          <table:table-cell office:value-type="string" table:style-name="ce1">
            <text:p>0.0001</text:p>
          </table:table-cell>
          <table:table-cell office:value-type="string" table:style-name="ce1">
            <text:p>0.0001</text:p>
          </table:table-cell>
          <table:table-cell office:value-type="string" table:style-name="ce1">
            <text:p>0.0001</text:p>
          </table:table-cell>
          <table:table-cell office:value-type="string" table:style-name="ce1">
            <text:p>0.0001</text:p>
          </table:table-cell>
          <table:table-cell office:value-type="string" table:style-name="ce1">
            <text:p>0.0001</text:p>
          </table:table-cell>
          <table:table-cell office:value-type="string" table:style-name="ce1">
            <text:p>0.0001</text:p>
          </table:table-cell>
          <table:table-cell office:value-type="string" table:style-name="ce1">
            <text:p>0.0001</text:p>
          </table:table-cell>
          <table:table-cell office:value-type="string" table:style-name="ce1">
            <text:p>0.0001</text:p>
          </table:table-cell>
          <table:table-cell office:value-type="string" table:style-name="ce1">
            <text:p>0.0001</text:p>
          </table:table-cell>
          <table:table-cell office:value-type="string" table:style-name="ce1">
            <text:p>0.0001</text:p>
          </table:table-cell>
          <table:table-cell office:value-type="string" table:style-name="ce1">
            <text:p>0.0001</text:p>
          </table:table-cell>
          <table:table-cell office:value-type="string" table:style-name="ce1">
            <text:p>0.000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x</text:p>
            <text:p>Iterations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umber</text:p>
            <text:p>of</text:p>
            <text:p>Obstacle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screpancy</text:p>
            <text:p>Achieved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terations</text:p>
            <text:p>Achieved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ime</text:p>
            <text:p>Elapsed</text:p>
          </table:table-cell>
          <table:table-cell office:value-type="float" office:value="1274244993" table:style-name="ce1">
            <text:p>1274244993</text:p>
          </table:table-cell>
          <table:table-cell office:value-type="float" office:value="1256154265" table:style-name="ce15">
            <text:p>1256154265</text:p>
          </table:table-cell>
          <table:table-cell office:value-type="float" office:value="2631405400" table:style-name="ce15">
            <text:p>2631405400</text:p>
          </table:table-cell>
          <table:table-cell office:value-type="float" office:value="2664390800" table:style-name="ce15">
            <text:p>2664390800</text:p>
          </table:table-cell>
          <table:table-cell office:value-type="float" office:value="2894483200" table:style-name="ce15">
            <text:p>2894483200</text:p>
          </table:table-cell>
          <table:table-cell office:value-type="float" office:value="1381137775" table:style-name="ce15">
            <text:p>1381137775</text:p>
          </table:table-cell>
          <table:table-cell office:value-type="float" office:value="1279262902" table:style-name="ce15">
            <text:p>1279262902</text:p>
          </table:table-cell>
          <table:table-cell office:value-type="float" office:value="1411940729" table:style-name="ce15">
            <text:p>1411940729</text:p>
          </table:table-cell>
          <table:table-cell office:value-type="float" office:value="1353219163" table:style-name="ce15">
            <text:p>1353219163</text:p>
          </table:table-cell>
          <table:table-cell office:value-type="float" office:value="1396188933" table:style-name="ce15">
            <text:p>1396188933</text:p>
          </table:table-cell>
          <table:table-cell office:value-type="float" office:value="1398813051" table:style-name="ce15">
            <text:p>1398813051</text:p>
          </table:table-cell>
          <table:table-cell office:value-type="float" office:value="1359374797" table:style-name="ce15">
            <text:p>13593747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nnected Bool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<text:s/>True <text:s/>True <text:s/>True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<text:s/>True <text:s/>True</text:p>
          </table:table-cell>
          <table:table-cell office:value-type="string" table:style-name="ce1">
            <text:p><text:s/>True <text:s/>Tru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label</text:p>
          </table:table-cell>
          <table:table-cell office:value-type="string" table:style-name="ce1">
            <text:p>1 1 1 1 1 1 1 1 1 1 <text:s/>1 1 1 1 1 1 1 1 1 1 <text:s/>1 1 1 1 1 1 1 1 1 1 <text:s/>1 1 1 1 1 1 1 1 1 1 <text:s/>1 1 1 1 1 1 1 1 1 1 <text:s/>0 0 0 0 0 0 0 0 0 0 <text:s/>0 0 0 0 0 0 0 0 0 0 <text:s/>0 0 0 0 0 0 0 0 0 0 <text:s/>0 0 0 0 0 0 0 0 0 0 <text:s/>0 0 0 0 0 0 0 0 0 0 0 0 0 0 0 0 0 0 0 0 <text:s/>0 0 0 0 0 0 0 0 0 0 <text:s/>0 0 0 0 0 0 0 0 0 0 <text:s/>0 0 0 0 0 0 0 0 0 0 <text:s/>0 0 0 0 0 0 0 0 0 0 <text:s/>1 1 1 1 1 1 1 1 1 1 <text:s/>1 1 1 1 1 1 1 1 1 1 <text:s/>1 1 1 1 1 1 1 1 1 1 <text:s/>1 1 1 1 1 1 1 1 1 1 <text:s/>1 1 1 1 1 1 1 1 1 1</text:p>
          </table:table-cell>
          <table:table-cell office:value-type="string" table:style-name="ce1">
            <text:p>1 1 1 1 1 1 1 0 0 0 <text:s/>1 1 1 1 1 1 1 0 0 0 <text:s/>1 1 1 1 1 1 1 1 0 0 <text:s/>1 1 1 1 1 1 1 1 0 0 <text:s/>1 1 1 1 1 1 1 1 1 0 <text:s/>1 1 1 1 1 1 1 1 1 0 <text:s/>1 1 1 1 1 1 1 1 1 0 <text:s/>1 1 1 1 1 1 1 1 1 0 <text:s/>1 1 1 1 1 1 1 1 0 0 <text:s/>1 1 1 1 1 1 1 0 0 0 0 0 0 0 0 0 0 1 1 1 <text:s/>0 0 0 0 0 0 0 1 1 1 <text:s/>0 0 0 0 0 0 0 0 1 1 <text:s/>0 0 0 0 0 0 0 0 1 1 <text:s/>0 0 0 0 0 0 0 0 0 1 <text:s/>0 0 0 0 0 0 0 0 0 1 <text:s/>0 0 0 0 0 0 0 0 0 1 <text:s/>0 0 0 0 0 0 0 0 0 1 <text:s/>0 0 0 0 0 0 0 0 1 1 <text:s/>0 0 0 0 0 0 0 1 1 1</text:p>
          </table:table-cell>
          <table:table-cell office:value-type="string" table:style-name="ce1">
            <text:p>1 1 1 1 1 1 1 0 0 0 <text:s/>1 1 1 1 1 1 1 0 0 0 <text:s/>1 1 1 1 1 1 0 0 0 0 <text:s/>1 1 1 1 1 1 0 0 0 0 <text:s/>1 1 1 1 1 1 0 0 0 0 <text:s/>1 1 1 1 1 0 0 0 0 0 <text:s/>1 1 1 1 0 0 0 0 0 0 <text:s/>1 1 1 1 0 0 0 0 0 0 <text:s/>1 1 1 0 0 0 0 0 0 0 <text:s/>1 1 0 0 0 0 0 0 0 0 0 0 0 0 0 0 0 1 1 1 <text:s/>0 0 0 0 0 0 0 0 0 1 <text:s/>0 0 0 0 0 0 0 0 0 1 <text:s/>0 0 0 0 0 0 0 0 0 1 <text:s/>0 0 0 0 0 0 0 0 0 1 <text:s/>0 0 0 0 0 0 0 0 0 1 <text:s/>0 0 0 0 0 0 0 0 0 1 <text:s/>0 0 0 0 0 0 0 0 0 1 <text:s/>0 0 0 0 0 0 0 0 0 1 <text:s/>0 0 0 0 0 0 0 0 0 1 0 0 0 0 0 0 0 0 0 0 <text:s/>0 0 0 0 0 0 0 1 1 0 <text:s/>0 0 0 0 0 0 1 1 1 0 <text:s/>0 0 0 0 0 0 1 1 1 0 <text:s/>0 0 0 0 0 0 1 1 1 0 <text:s/>0 0 0 0 0 1 1 1 1 0 <text:s/>0 0 0 0 1 1 1 1 1 0 <text:s/>0 0 0 0 1 1 1 1 1 0 <text:s/>0 0 0 1 1 1 1 1 1 0 <text:s/>0 0 1 1 1 1 1 1 1 0</text:p>
          </table:table-cell>
          <table:table-cell office:value-type="string" table:style-name="ce1">
            <text:p>0 0 0 0 0 0 0 0 0 0 <text:s/>0 0 0 0 0 0 0 0 0 0 <text:s/>0 1 1 1 0 0 0 0 0 0 <text:s/>0 1 1 1 1 1 0 0 0 0 <text:s/>0 1 1 1 1 1 0 0 0 0 <text:s/>0 1 1 1 1 1 1 0 0 0 <text:s/>0 0 1 1 1 1 1 0 0 0 <text:s/>0 0 1 1 1 1 1 0 0 0 <text:s/>0 0 0 1 1 1 1 0 0 0 <text:s/>0 0 0 0 0 0 0 0 0 0 1 1 1 1 1 1 1 1 1 1 <text:s/>0 0 1 1 1 1 1 1 1 1 <text:s/>0 0 0 0 1 1 1 1 1 1 <text:s/>0 0 0 0 0 0 1 1 1 1 <text:s/>0 0 0 0 0 0 1 1 1 1 <text:s/>0 0 0 0 0 0 0 1 1 1 <text:s/>0 0 0 0 0 0 0 1 1 1 <text:s/>0 0 0 0 0 0 0 1 1 0 <text:s/>0 0 0 0 0 0 0 0 0 0 <text:s/>0 0 0 0 0 0 0 0 0 0 0 0 0 0 0 0 0 0 0 0 <text:s/>1 1 0 0 0 0 0 0 0 0 <text:s/>1 0 0 0 0 0 0 0 0 0 <text:s/>1 0 0 0 0 0 0 0 0 0 <text:s/>1 0 0 0 0 0 0 0 0 0 <text:s/>1 0 0 0 0 0 0 0 0 0 <text:s/>1 1 0 0 0 0 0 0 0 0 <text:s/>1 1 0 0 0 0 0 0 0 1 <text:s/>1 1 1 0 0 0 0 1 1 1 <text:s/>1 1 1 1 1 1 1 1 1 1</text:p>
          </table:table-cell>
          <table:table-cell office:value-type="string" table:style-name="ce1">
            <text:p>0 1 1 1 1 1 1 1 1 1 <text:s/>0 0 1 1 1 1 1 1 1 1 <text:s/>0 0 0 0 0 1 1 1 1 1 <text:s/>0 0 0 0 0 0 0 1 1 1 <text:s/>0 0 0 0 0 0 0 1 1 1 <text:s/>0 0 0 0 0 0 0 0 1 1 <text:s/>0 0 0 0 0 0 0 0 1 1 <text:s/>0 0 0 0 0 0 0 0 1 1 <text:s/>0 0 0 0 0 0 0 0 1 1 <text:s/>0 0 0 0 0 0 0 1 1 1 1 0 0 0 0 0 0 0 0 0 <text:s/>1 1 0 0 0 0 0 0 0 0 <text:s/>1 1 1 1 1 0 0 0 0 0 <text:s/>0 0 0 0 1 1 1 0 0 0 <text:s/>0 0 0 0 0 1 1 0 0 0 <text:s/>0 0 0 0 0 1 1 1 0 0 <text:s/>1 0 0 0 0 1 1 1 0 0 <text:s/>1 0 0 0 1 1 1 1 0 0 <text:s/>1 1 1 1 1 1 1 1 0 0 <text:s/>1 1 1 1 1 1 1 0 0 0 0 0 0 0 0 0 0 0 0 0 <text:s/>0 0 0 0 0 0 0 0 0 0 <text:s/>0 0 0 0 0 0 0 0 0 0 <text:s/>1 1 1 1 0 0 0 0 0 0 <text:s/>1 1 1 1 1 0 0 0 0 0 <text:s/>1 1 1 1 1 0 0 0 0 0 <text:s/>0 1 1 1 1 0 0 0 0 0 <text:s/>0 1 1 1 0 0 0 0 0 0 <text:s/>0 0 0 0 0 0 0 0 0 0 <text:s/>0 0 0 0 0 0 0 0 0 0</text:p>
          </table:table-cell>
          <table:table-cell office:value-type="string" table:style-name="ce1">
            <text:p>1 1 1 1 1 1 1 1 1 0 <text:s/>1 1 1 1 1 1 1 1 0 0 <text:s/>1 1 1 1 1 1 1 1 0 0 <text:s/>1 1 1 1 1 1 0 0 0 0 <text:s/>1 1 1 1 1 0 0 0 0 0 <text:s/>1 1 1 1 1 0 0 0 0 0 <text:s/>1 1 1 1 0 0 0 0 0 0 <text:s/>1 1 0 0 0 0 0 0 0 0 <text:s/>1 0 0 0 0 0 0 0 0 0 <text:s/>0 0 0 0 0 0 0 0 0 0 0 0 0 0 0 0 0 0 0 1 <text:s/>0 0 0 0 0 0 0 0 1 1 <text:s/>0 0 0 0 0 0 0 0 1 1 <text:s/>0 0 0 0 0 0 1 1 1 1 <text:s/>0 0 0 0 0 1 1 1 1 1 <text:s/>0 0 0 0 0 1 1 1 1 1 <text:s/>0 0 0 0 1 1 1 1 1 1 <text:s/>0 0 1 1 1 1 1 1 1 1 <text:s/>0 1 1 1 1 1 1 1 1 1 <text:s/>1 1 1 1 1 1 1 1 1 1</text:p>
          </table:table-cell>
          <table:table-cell office:value-type="string" table:style-name="ce1">
            <text:p>1 1 1 1 1 1 1 1 1 1 <text:s/>1 1 1 1 1 1 1 1 1 0 <text:s/>1 1 1 1 1 1 1 1 0 0 <text:s/>1 1 1 1 1 1 1 0 0 0 <text:s/>1 1 1 1 1 1 0 0 0 0 <text:s/>1 1 1 1 1 0 0 0 0 0 <text:s/>1 1 1 1 0 0 0 0 0 0 <text:s/>1 1 1 0 0 0 0 0 0 0 <text:s/>1 1 0 0 0 0 0 0 0 0 <text:s/>1 0 0 0 0 0 0 0 0 0 0 0 0 0 0 0 0 0 0 0 <text:s/>0 0 0 0 0 0 0 0 0 1 <text:s/>0 0 0 0 0 0 0 0 1 1 <text:s/>0 0 0 0 0 0 0 1 1 1 <text:s/>0 0 0 0 0 0 1 1 1 1 <text:s/>0 0 0 0 0 1 1 1 1 1 <text:s/>0 0 0 0 1 1 1 1 1 1 <text:s/>0 0 0 1 1 1 1 1 1 1 <text:s/>0 0 1 1 1 1 1 1 1 1 <text:s/>0 1 1 1 1 1 1 1 1 1</text:p>
          </table:table-cell>
          <table:table-cell office:value-type="string" table:style-name="ce1">
            <text:p>1 1 1 1 1 1 1 1 1 1 <text:s/>1 1 1 1 1 1 1 1 1 1 <text:s/>1 1 1 0 0 0 1 1 1 1 <text:s/>1 1 0 0 0 0 0 1 1 1 <text:s/>1 0 0 0 0 0 0 0 1 1 <text:s/>1 0 0 0 0 0 0 0 1 1 <text:s/>0 0 0 0 0 0 0 0 1 1 <text:s/>0 0 0 0 0 0 0 0 1 1 <text:s/>0 0 0 0 0 0 0 1 1 1 <text:s/>0 0 0 0 0 0 1 1 1 1 0 0 0 0 0 0 0 0 0 0 <text:s/>0 0 0 0 0 0 0 0 0 0 <text:s/>0 0 0 1 1 1 0 0 0 0 <text:s/>0 0 1 1 1 1 1 0 0 0 <text:s/>0 1 1 1 1 1 1 1 0 0 <text:s/>0 1 1 1 1 1 1 1 0 0 <text:s/>1 1 1 1 1 1 1 1 0 0 <text:s/>1 1 1 1 1 1 1 1 0 0 <text:s/>1 1 1 1 1 1 1 0 0 0 <text:s/>1 1 1 1 1 1 0 0 0 0</text:p>
          </table:table-cell>
          <table:table-cell office:value-type="string" table:style-name="ce1">
            <text:p>1 1 1 1 1 1 1 1 1 1 <text:s/>1 1 1 1 1 1 1 1 1 1 <text:s/>1 1 1 1 0 0 0 0 1 1 <text:s/>1 1 1 0 0 0 0 0 1 1 <text:s/>1 1 0 0 0 0 0 0 0 1 <text:s/>1 1 0 0 0 0 0 0 0 1 <text:s/>1 1 0 0 0 0 0 0 0 1 <text:s/>1 1 1 0 0 0 0 0 0 1 <text:s/>1 1 1 1 0 0 0 1 1 1 <text:s/>1 1 1 1 1 1 1 1 1 1 0 0 0 0 0 0 0 0 0 0 <text:s/>0 0 0 0 0 0 0 0 0 0 <text:s/>0 0 0 0 1 1 1 1 0 0 <text:s/>0 0 0 1 1 1 1 1 0 0 <text:s/>0 0 1 1 1 1 1 1 1 0 <text:s/>0 0 1 1 1 1 1 1 1 0 <text:s/>0 0 1 1 1 1 1 1 1 0 <text:s/>0 0 0 1 1 1 1 1 1 0 <text:s/>0 0 0 0 1 1 1 0 0 0 <text:s/>0 0 0 0 0 0 0 0 0 0</text:p>
          </table:table-cell>
          <table:table-cell office:value-type="string" table:style-name="ce1">
            <text:p>1 1 1 1 1 0 0 0 0 0 <text:s/>1 1 1 1 1 1 0 0 0 0 <text:s/>1 1 1 1 1 1 1 0 0 0 <text:s/>1 1 1 1 1 1 1 1 0 0 <text:s/>1 1 1 1 1 1 1 1 0 0 <text:s/>1 1 1 1 1 1 1 1 0 0 <text:s/>0 1 1 1 1 1 1 0 0 0 <text:s/>0 0 1 1 1 1 0 0 0 0 <text:s/>0 0 0 0 0 0 0 0 0 0 <text:s/>0 0 0 0 0 0 0 0 0 0 0 0 0 0 0 1 1 1 1 1 <text:s/>0 0 0 0 0 0 1 1 1 1 <text:s/>0 0 0 0 0 0 0 1 1 1 <text:s/>0 0 0 0 0 0 0 0 1 1 <text:s/>0 0 0 0 0 0 0 0 1 1 <text:s/>0 0 0 0 0 0 0 0 1 1 <text:s/>1 0 0 0 0 0 0 1 1 1 <text:s/>1 1 0 0 0 0 1 1 1 1 <text:s/>1 1 1 1 1 1 1 1 1 1 <text:s/>1 1 1 1 1 1 1 1 1 1</text:p>
          </table:table-cell>
          <table:table-cell office:value-type="string" table:style-name="ce1">
            <text:p>1 1 1 1 1 1 1 1 0 0 <text:s/>1 1 1 1 1 1 1 1 0 0 <text:s/>1 1 1 1 1 1 1 0 0 0 <text:s/>1 1 1 1 1 1 1 0 0 0 <text:s/>1 1 1 1 1 1 0 0 0 0 <text:s/>1 1 1 1 1 0 0 0 0 0 <text:s/>1 1 1 1 0 0 0 0 0 0 <text:s/>1 1 1 0 0 0 0 0 0 0 <text:s/>1 1 0 0 0 0 0 0 0 0 <text:s/>1 0 0 0 0 0 0 0 0 0 0 0 0 0 0 0 0 0 1 1 <text:s/>0 0 0 0 0 0 0 0 1 1 <text:s/>0 0 0 0 0 0 0 1 1 1 <text:s/>0 0 0 0 0 0 0 1 1 1 <text:s/>0 0 0 0 0 0 1 1 1 1 <text:s/>0 0 0 0 0 1 1 1 1 1 <text:s/>0 0 0 0 1 1 1 1 1 1 <text:s/>0 0 0 1 1 1 1 1 1 1 <text:s/>0 0 1 1 1 1 1 1 1 1 <text:s/>0 1 1 1 1 1 1 1 1 1</text:p>
          </table:table-cell>
          <table:table-cell office:value-type="string" table:style-name="ce1">
            <text:p>1 1 1 1 1 1 1 1 1 1 <text:s/>1 1 1 1 1 1 1 1 1 0 <text:s/>1 1 1 1 1 1 1 1 1 0 <text:s/>1 1 1 1 1 1 1 1 0 0 <text:s/>1 1 1 1 1 1 1 0 0 0 <text:s/>1 1 1 1 1 1 0 0 0 0 <text:s/>0 0 0 0 0 0 0 0 0 0 <text:s/>0 0 0 0 0 0 0 0 0 0 <text:s/>0 0 0 0 0 0 0 0 0 0 <text:s/>0 0 0 0 0 0 0 0 0 0 0 0 0 0 0 0 0 0 0 0 <text:s/>0 0 0 0 0 0 0 0 0 1 <text:s/>0 0 0 0 0 0 0 0 0 1 <text:s/>0 0 0 0 0 0 0 0 1 1 <text:s/>0 0 0 0 0 0 0 1 1 1 <text:s/>0 0 0 0 0 0 1 1 1 1 <text:s/>1 1 1 1 1 1 1 1 1 1 <text:s/>1 1 1 1 1 1 1 1 1 1 <text:s/>1 1 1 1 1 1 1 1 1 1 <text:s/>1 1 1 1 1 1 1 1 1 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nvironment Grid</text:p>
          </table:table-cell>
          <table:table-cell office:value-type="string" table:style-name="ce1">
            <text:p>0 0 0 0 0 0 0 0 0 2 0 0 0 0 0 0 0 0 0 0 0 0 0 0 0 0 0 0 0 0 0 0 0 0 0 0 <text:s/>0 0 0 0 0 0 0 0 0 0 0 0 0 0 0 0 0 0 0 0 0 0 0 0 0 0 0 0 0 0 0 0 0 0 0 0 <text:s/>0 0 0 0 0 0 0 0 0 0 0 0 0 0 0 0 0 0 0 0 0 0 0 0 0 0 2 0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0 <text:s/>0 0 0 0 0 0 0 0 0 0 0 0 0 0 0 2 0 0 0 0 0 0 0 0 0 0 2 0</text:p>
          </table:table-cell>
          <table:table-cell office:value-type="string" table:style-name="ce1">
            <text:p>0 0 0 0 0 2 0 0 0 2 0 0 0 0 0 0 0 0 2 0 0 0 0 0 0 0 0 0 0 0 0 0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0 <text:s/>0 0 0 0 2 0 2 0 0 0 0 0 0 0 0 0 2 0 0 0 0 0 0 0 0 0 0 0</text:p>
          </table:table-cell>
          <table:table-cell office:value-type="string" table:style-name="ce1">
            <text:p>0 2 0 0 0 0 0 0 0 0 2 0 0 0 0 0 0 0 0 0 0 0 0 0 0 0 0 0 0 0 0 2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0 0 0 0 0 0 0 0 0 0 0 0 0 0 0 2 0 0 0 0 0 0 0 0 0 0 2 0 0 0 0 0 0 0 <text:s/>0 0 0 0 0 0 0 0 0 0 0 0 0 0 0 0 0 0 0 0 0 0 0 0 0 0 0 0 0 0 0 0 0 0 0 0 <text:s/>0 0 0 0 0 0 0 0 0 0 0 0 0 0 0 0 0 0 0 0 0 0 0 0 0 0 0 0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0 <text:s/>0 0 0 0 0 0 0 0 2 0 0 0 0 0 0 0 0 0 0 2 0 0 0 0 0 0 0 0</text:p>
          </table:table-cell>
          <table:table-cell office:value-type="string" table:style-name="ce1">
            <text:p>0 0 0 0 0 0 0 0 0 0 0 0 0 0 0 0 0 0 0 0 0 0 0 0 0 0 0 0 0 2 0 0 0 0 0 0 <text:s/>0 0 0 0 0 0 0 0 0 0 2 0 0 0 0 0 0 0 0 0 0 0 0 0 0 0 0 0 0 0 0 0 0 0 0 0 <text:s/>0 0 0 0 0 0 0 0 0 0 0 0 0 0 0 0 0 0 0 0 0 0 0 0 0 0 0 0</text:p>
          </table:table-cell>
          <table:table-cell office:value-type="string" table:style-name="ce1">
            <text:p>0 0 0 0 0 0 0 0 0 0 0 0 0 0 0 0 0 0 0 0 0 0 0 0 0 0 0 0 0 0 0 0 0 0 0 0 <text:s/>0 0 0 0 0 0 0 0 0 0 0 0 0 0 0 2 2 0 0 0 0 0 0 0 0 0 0 0 0 0 0 0 0 0 0 0 <text:s/>0 0 0 0 0 0 0 0 0 0 0 0 0 0 0 0 0 0 0 0 0 0 0 0 0 0 0 0</text:p>
          </table:table-cell>
          <table:table-cell office:value-type="string" table:style-name="ce1">
            <text:p>0 0 0 0 0 0 0 0 0 0 0 0 0 0 0 0 0 0 0 0 0 0 0 0 0 0 0 0 0 0 0 0 0 0 0 0 <text:s/>0 0 0 0 0 0 0 0 0 0 0 2 2 0 0 0 0 0 0 0 0 0 0 0 0 0 0 0 0 0 0 0 0 0 0 0 <text:s/>0 0 0 0 0 0 0 0 0 0 0 0 0 0 0 0 0 0 0 0 0 0 0 0 0 0 0 0</text:p>
          </table:table-cell>
          <table:table-cell office:value-type="string" table:style-name="ce1">
            <text:p>0 0 0 0 0 0 0 0 0 0 0 0 0 0 0 0 0 0 0 0 0 0 0 0 0 0 0 0 0 0 0 0 0 0 0 0 <text:s/>0 0 0 0 0 0 0 0 0 0 0 0 0 0 0 0 0 0 0 0 0 0 0 0 0 0 0 0 0 0 0 0 0 0 0 0 <text:s/>0 0 0 0 0 0 0 0 0 2 0 0 0 0 0 0 0 0 0 0 2 0 0 0 0 0 0 0</text:p>
          </table:table-cell>
          <table:table-cell office:value-type="string" table:style-name="ce1">
            <text:p>0 0 0 0 0 0 0 0 0 0 0 0 0 0 0 0 0 0 0 0 0 0 0 0 0 0 0 0 0 0 0 0 0 0 0 0 <text:s/>0 0 0 0 0 2 0 0 0 0 0 0 0 0 0 0 0 0 0 0 0 0 0 0 0 0 0 0 0 0 0 0 0 0 0 0 <text:s/>0 0 0 0 0 0 0 0 2 0 0 0 0 0 0 0 0 0 0 0 0 0 0 0 0 0 0 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ssignment Grid</text:p>
          </table:table-cell>
          <table:table-cell office:value-type="string" table:style-name="ce1">
            <text:p>0 0 0 0 0 0 0 0 0 0 0 0 0 0 0 0 0 0 0 0 0 0 0 0 0 0 0 0 0 0 0 0 0 0 0 0 <text:s/>0 0 0 0 0 0 0 0 0 0 0 0 0 0 1 1 1 1 1 1 1 1 1 1 1 1 1 1 1 1 1 1 1 1 1 1 <text:s/>1 1 1 1 1 1 1 1 1 1 1 1 1 1 1 1 1 1 1 1 1 1 1 1 1 1 1 1</text:p>
          </table:table-cell>
          <table:table-cell office:value-type="string" table:style-name="ce1">
            <text:p>0 0 0 0 0 0 0 1 1 1 0 0 0 0 0 0 0 1 1 1 0 0 0 0 0 0 0 0 1 1 0 0 0 0 0 0 <text:s/>0 0 1 1 0 0 0 0 0 0 0 0 0 1 0 0 0 0 0 0 0 0 0 1 0 0 0 0 0 0 0 0 0 1 0 0 <text:s/>0 0 0 0 0 0 0 1 0 0 0 0 0 0 0 0 1 1 0 0 0 0 0 0 0 1 1 1</text:p>
          </table:table-cell>
          <table:table-cell office:value-type="string" table:style-name="ce1">
            <text:p>0 0 0 0 0 0 0 1 1 1 0 0 0 0 0 0 0 2 2 1 0 0 0 0 0 0 2 2 2 1 0 0 0 0 0 0 <text:s/>2 2 2 1 0 0 0 0 0 0 2 2 2 1 0 0 0 0 0 2 2 2 2 1 0 0 0 0 2 2 2 2 2 1 0 0 <text:s/>0 0 2 2 2 2 2 1 0 0 0 2 2 2 2 2 2 1 0 0 2 2 2 2 2 2 2 1</text:p>
          </table:table-cell>
          <table:table-cell office:value-type="string" table:style-name="ce1">
            <text:p>1 1 1 1 1 1 1 1 1 1 2 2 1 1 1 1 1 1 1 1 2 0 0 0 1 1 1 1 1 1 2 0 0 0 0 0 <text:s/>1 1 1 1 2 0 0 0 0 0 1 1 1 1 2 0 0 0 0 0 0 1 1 1 2 2 0 0 0 0 0 1 1 1 2 2 <text:s/>0 0 0 0 0 1 1 2 2 2 2 0 0 0 0 2 2 2 2 2 2 2 2 2 2 2 2 2</text:p>
          </table:table-cell>
          <table:table-cell office:value-type="string" table:style-name="ce1">
            <text:p>1 0 0 0 0 0 0 0 0 0 1 1 0 0 0 0 0 0 0 0 1 1 1 1 1 0 0 0 0 0 2 2 2 2 1 1 <text:s/>1 0 0 0 2 2 2 2 2 1 1 0 0 0 2 2 2 2 2 1 1 1 0 0 1 2 2 2 2 1 1 1 0 0 1 2 <text:s/>2 2 1 1 1 1 0 0 1 1 1 1 1 1 1 1 0 0 1 1 1 1 1 1 1 0 0 0</text:p>
          </table:table-cell>
          <table:table-cell office:value-type="string" table:style-name="ce1">
            <text:p>0 0 0 0 0 0 0 0 0 1 0 0 0 0 0 0 0 0 1 1 0 0 0 0 0 0 0 0 1 1 0 0 0 0 0 0 <text:s/>1 1 1 1 0 0 0 0 0 1 1 1 1 1 0 0 0 0 0 1 1 1 1 1 0 0 0 0 1 1 1 1 1 1 0 0 <text:s/>1 1 1 1 1 1 1 1 0 1 1 1 1 1 1 1 1 1 1 1 1 1 1 1 1 1 1 1</text:p>
          </table:table-cell>
          <table:table-cell office:value-type="string" table:style-name="ce1">
            <text:p>0 0 0 0 0 0 0 0 0 0 0 0 0 0 0 0 0 0 0 1 0 0 0 0 0 0 0 0 1 1 0 0 0 0 0 0 <text:s/>0 1 1 1 0 0 0 0 0 0 1 1 1 1 0 0 0 0 0 1 1 1 1 1 0 0 0 0 1 1 1 1 1 1 0 0 <text:s/>0 1 1 1 1 1 1 1 0 0 1 1 1 1 1 1 1 1 0 1 1 1 1 1 1 1 1 1</text:p>
          </table:table-cell>
          <table:table-cell office:value-type="string" table:style-name="ce1">
            <text:p>0 0 0 0 0 0 0 0 0 0 0 0 0 0 0 0 0 0 0 0 0 0 0 1 1 1 0 0 0 0 0 0 1 1 1 1 <text:s/>1 0 0 0 0 1 1 1 1 1 1 1 0 0 0 1 1 1 1 1 1 1 0 0 1 1 1 1 1 1 1 1 0 0 1 1 <text:s/>1 1 1 1 1 1 0 0 1 1 1 1 1 1 1 0 0 0 1 1 1 1 1 1 0 0 0 0</text:p>
          </table:table-cell>
          <table:table-cell office:value-type="string" table:style-name="ce1">
            <text:p>0 0 0 0 0 0 0 0 0 0 0 0 0 0 0 0 0 0 0 0 0 0 0 0 1 1 1 1 0 0 0 0 0 1 1 1 <text:s/>1 1 0 0 0 0 1 1 1 1 1 1 1 0 0 0 1 1 1 1 1 1 1 0 0 0 1 1 1 1 1 1 1 0 0 0 <text:s/>0 1 1 1 1 1 1 0 0 0 0 0 1 1 1 0 0 0 0 0 0 0 0 0 0 0 0 0</text:p>
          </table:table-cell>
          <table:table-cell office:value-type="string" table:style-name="ce1">
            <text:p>0 0 0 0 0 1 1 1 1 1 0 0 0 0 0 0 1 1 1 1 0 0 0 0 0 0 0 1 1 1 0 0 0 0 0 0 <text:s/>0 0 1 1 0 0 0 0 0 0 0 0 1 1 0 0 0 0 0 0 0 0 1 1 1 0 0 0 0 0 0 1 1 1 1 1 <text:s/>0 0 0 0 1 1 1 1 1 1 1 1 1 1 1 1 1 1 1 1 1 1 1 1 1 1 1 1</text:p>
          </table:table-cell>
          <table:table-cell office:value-type="string" table:style-name="ce1">
            <text:p>0 0 0 0 0 0 0 0 1 1 0 0 0 0 0 0 0 0 1 1 0 0 0 0 0 0 0 1 1 1 0 0 0 0 0 0 <text:s/>0 1 1 1 0 0 0 0 0 0 1 1 1 1 0 0 0 0 0 1 1 1 1 1 0 0 0 0 1 1 1 1 1 1 0 0 <text:s/>0 1 1 1 1 1 1 1 0 0 1 1 1 1 1 1 1 1 0 1 1 1 1 1 1 1 1 1</text:p>
          </table:table-cell>
          <table:table-cell office:value-type="string" table:style-name="ce1">
            <text:p>0 0 0 0 0 0 0 0 0 0 0 0 0 0 0 0 0 0 0 1 0 0 0 0 0 0 0 0 0 1 0 0 0 0 0 0 <text:s/>0 0 1 1 0 0 0 0 0 0 0 1 1 1 0 0 0 0 0 0 1 1 1 1 1 1 1 1 1 1 1 1 1 1 1 1 <text:s/>1 1 1 1 1 1 1 1 1 1 1 1 1 1 1 1 1 1 1 1 1 1 1 1 1 1 1 1</text:p>
          </table:table-cell>
          <table:table-cell table:number-columns-repeated="16371"/>
        </table:table-row>
        <table:table-row table:style-name="ro2">
          <table:table-cell table:number-columns-repeated="2" table:style-name="ce1"/>
          <table:table-cell office:value-type="string" table:style-name="ce1">
            <text:p>Case02.txt</text:p>
          </table:table-cell>
          <table:table-cell office:value-type="string" table:style-name="ce1">
            <text:p>Case03.txt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71"/>
        </table:table-row>
        <table:table-row table:style-name="ro2">
          <table:table-cell table:number-columns-repeated="2" table:style-name="ce1"/>
          <table:table-cell office:value-type="string" table:style-name="ce1">
            <text:p>Robots adjacent</text:p>
          </table:table-cell>
          <table:table-cell office:value-type="string" table:style-name="ce1">
            <text:p>Robots adjacent</text:p>
          </table:table-cell>
          <table:table-cell office:value-type="string" table:style-name="ce1">
            <text:p>Robots adjacent</text:p>
          </table:table-cell>
          <table:table-cell office:value-type="string" table:style-name="ce1">
            <text:p>Robots adjacent</text:p>
          </table:table-cell>
          <table:table-cell office:value-type="string" table:style-name="ce1">
            <text:p>Robots adjacent</text:p>
          </table:table-cell>
          <table:table-cell office:value-type="string" table:style-name="ce1">
            <text:p>Robots adjacent</text:p>
          </table:table-cell>
          <table:table-cell office:value-type="string" table:style-name="ce1">
            <text:p>Sharing Issue</text:p>
          </table:table-cell>
          <table:table-cell office:value-type="string" table:style-name="ce1">
            <text:p>Robots Adjacent</text:p>
          </table:table-cell>
          <table:table-cell office:value-type="string" table:style-name="ce1">
            <text:p>Robots Adjacent</text:p>
          </table:table-cell>
          <table:table-cell office:value-type="string" table:style-name="ce1">
            <text:p>Robots Adjacent</text:p>
          </table:table-cell>
          <table:table-cell office:value-type="string" table:style-name="ce1">
            <text:p>Sharing Issu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Robots on Borde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Adjacencie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number-rows-repeated="1048554" table:style-name="ro2">
          <table:table-cell table:number-columns-repeated="16384"/>
        </table:table-row>
      </table:table>
      <table:data-pilot-tables>
        <table:data-pilot-table table:name="PivotTable1" table:target-range-address="Sheet1.A1:Sheet1.B12" table:show-filter-button="false" table:buttons="Sheet1.A1 Sheet1.A3">
          <table:source-cell-range table:cell-range-address="Logging.A1:Logging.R202"/>
          <table:data-pilot-field table:source-field-name="Robots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2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iscrepancy&#10;Achieved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nnected Bool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borted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cell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mp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ow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l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nclosed&#10;Space&#10;Removal&#10;Fla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nnectivity&#10;Constan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andom&#10;Leve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ax&#10;Iteration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umber&#10;of&#10;Obstacle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terations&#10;Achiev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me&#10;Elaps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labe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nvironment Gri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ssignment Gri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dc:creator>Welri Botes</dc:creator>
    <dc:date>2021-04-13T07:54:21Z</dc:date>
    <meta:editing-cycles>9</meta:editing-cycles>
    <meta:editing-duration>PT2107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5" chart:class="chart:bar" chart:attached-axis="primary-y" chart:style-name="G0S0">
            <chart:data-label chart:style-name="DL00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1  True  True  True</text:p>
            </table:table-cell>
            <table:table-cell office:value-type="float" office:value="98"/>
          </table:table-row>
          <table:table-row>
            <table:table-cell office:value-type="string">
              <text:p>13  True  True  True</text:p>
            </table:table-cell>
            <table:table-cell office:value-type="float" office:value="1"/>
          </table:table-row>
          <table:table-row>
            <table:table-cell office:value-type="string">
              <text:p>19  True  True  True</text:p>
            </table:table-cell>
            <table:table-cell office:value-type="float" office:value="1"/>
          </table:table-row>
          <table:table-row>
            <table:table-cell office:value-type="string">
              <text:p>38  True  True  True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